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ce1"/>
        <table:table-row table:style-name="ro1">
          <table:table-cell office:value-type="string">
            <text:p><text:s text:c="2"/>Quacking</text:p>
          </table:table-cell>
          <table:table-cell office:value-type="float" office:value="0.2601281504">
            <text:p>0,26013</text:p>
          </table:table-cell>
          <table:table-cell office:value-type="float" office:value="0.0000282935">
            <text:p>0,00003</text:p>
          </table:table-cell>
          <table:table-cell office:value-type="float" office:value="0.2095447716">
            <text:p>0,20954</text:p>
          </table:table-cell>
          <table:table-cell office:value-type="float" office:value="0.0002927187">
            <text:p>0,00029</text:p>
          </table:table-cell>
          <table:table-cell office:value-type="float" office:value="0.000005436">
            <text:p>0,00001</text:p>
          </table:table-cell>
          <table:table-cell office:value-type="float" office:value="0.0004828941">
            <text:p>0,00048</text:p>
          </table:table-cell>
          <table:table-cell office:value-type="float" office:value="0.2873499375">
            <text:p>0,28735</text:p>
          </table:table-cell>
          <table:table-cell office:value-type="float" office:value="0">
            <text:p>0,00000</text:p>
          </table:table-cell>
          <table:table-cell office:value-type="float" office:value="0.2421677983">
            <text:p>0,24217</text:p>
          </table:table-cell>
          <table:table-cell/>
          <table:table-cell table:formula="of:=[.B1]+[.E1]+[.H1]" office:value-type="float" office:value="0.5477708066">
            <text:p>0,54777</text:p>
          </table:table-cell>
          <table:table-cell table:formula="of:=[.C1]+[.F1]+[.I1]" office:value-type="float" office:value="0.0000337295">
            <text:p>0,00003</text:p>
          </table:table-cell>
          <table:table-cell table:formula="of:=[.D1]+[.G1]+[.J1]" office:value-type="float" office:value="0.452195464">
            <text:p>0,45220</text:p>
          </table:table-cell>
          <table:table-cell/>
          <table:table-cell table:formula="of:=SUM([.B1:.D1])" office:value-type="float" office:value="0.4697012155">
            <text:p>0,46970</text:p>
          </table:table-cell>
          <table:table-cell table:formula="of:=SUM([.E1:.G1])" office:value-type="float" office:value="0.0007810488">
            <text:p>0,00078</text:p>
          </table:table-cell>
          <table:table-cell table:formula="of:=SUM([.H1:.J1])" office:value-type="float" office:value="0.5295177358">
            <text:p>0,529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19862001">
            <text:p>0,22199</text:p>
          </table:table-cell>
          <table:table-cell office:value-type="float" office:value="0.0006732137">
            <text:p>0,00067</text:p>
          </table:table-cell>
          <table:table-cell office:value-type="float" office:value="0.3093629243">
            <text:p>0,30936</text:p>
          </table:table-cell>
          <table:table-cell office:value-type="float" office:value="0.0001470239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10204624">
            <text:p>0,00102</text:p>
          </table:table-cell>
          <table:table-cell office:value-type="float" office:value="0.2196466568">
            <text:p>0,21965</text:p>
          </table:table-cell>
          <table:table-cell office:value-type="float" office:value="0.0006614298">
            <text:p>0,00066</text:p>
          </table:table-cell>
          <table:table-cell office:value-type="float" office:value="0.246502089">
            <text:p>0,24650</text:p>
          </table:table-cell>
          <table:table-cell/>
          <table:table-cell table:formula="of:=[.B2]+[.E2]+[.H2]" office:value-type="float" office:value="0.4417798808">
            <text:p>0,44178</text:p>
          </table:table-cell>
          <table:table-cell table:formula="of:=[.C2]+[.F2]+[.I2]" office:value-type="float" office:value="0.0013346435">
            <text:p>0,00133</text:p>
          </table:table-cell>
          <table:table-cell table:formula="of:=[.D2]+[.G2]+[.J2]" office:value-type="float" office:value="0.5568854757">
            <text:p>0,55689</text:p>
          </table:table-cell>
          <table:table-cell/>
          <table:table-cell table:formula="of:=SUM([.B2:.D2])" office:value-type="float" office:value="0.5320223381">
            <text:p>0,53202</text:p>
          </table:table-cell>
          <table:table-cell table:formula="of:=SUM([.E2:.G2])" office:value-type="float" office:value="0.0011674863">
            <text:p>0,00117</text:p>
          </table:table-cell>
          <table:table-cell table:formula="of:=SUM([.H2:.J2])" office:value-type="float" office:value="0.4668101756">
            <text:p>0,4668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231432">
            <text:p>0,25323</text:p>
          </table:table-cell>
          <table:table-cell office:value-type="float" office:value="0.000005052">
            <text:p>0,00001</text:p>
          </table:table-cell>
          <table:table-cell office:value-type="float" office:value="0.208441778">
            <text:p>0,20844</text:p>
          </table:table-cell>
          <table:table-cell office:value-type="float" office:value="0.0000200734">
            <text:p>0,00002</text:p>
          </table:table-cell>
          <table:table-cell office:value-type="float" office:value="0.000008625">
            <text:p>0,00001</text:p>
          </table:table-cell>
          <table:table-cell office:value-type="float" office:value="0.0000559833">
            <text:p>0,00006</text:p>
          </table:table-cell>
          <table:table-cell office:value-type="float" office:value="0.2959573517">
            <text:p>0,29596</text:p>
          </table:table-cell>
          <table:table-cell office:value-type="float" office:value="0">
            <text:p>0,00000</text:p>
          </table:table-cell>
          <table:table-cell office:value-type="float" office:value="0.2422797047">
            <text:p>0,24228</text:p>
          </table:table-cell>
          <table:table-cell/>
          <table:table-cell table:formula="of:=[.B3]+[.E3]+[.H3]" office:value-type="float" office:value="0.5492088571">
            <text:p>0,54921</text:p>
          </table:table-cell>
          <table:table-cell table:formula="of:=[.C3]+[.F3]+[.I3]" office:value-type="float" office:value="0.000013677">
            <text:p>0,00001</text:p>
          </table:table-cell>
          <table:table-cell table:formula="of:=[.D3]+[.G3]+[.J3]" office:value-type="float" office:value="0.450777466">
            <text:p>0,45078</text:p>
          </table:table-cell>
          <table:table-cell/>
          <table:table-cell table:formula="of:=SUM([.B3:.D3])" office:value-type="float" office:value="0.461678262">
            <text:p>0,46168</text:p>
          </table:table-cell>
          <table:table-cell table:formula="of:=SUM([.E3:.G3])" office:value-type="float" office:value="0.0000846817">
            <text:p>0,00008</text:p>
          </table:table-cell>
          <table:table-cell table:formula="of:=SUM([.H3:.J3])" office:value-type="float" office:value="0.5382370564">
            <text:p>0,5382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6295841">
            <text:p>0,26363</text:p>
          </table:table-cell>
          <table:table-cell office:value-type="float" office:value="0.0002733827">
            <text:p>0,00027</text:p>
          </table:table-cell>
          <table:table-cell office:value-type="float" office:value="0.2355431469">
            <text:p>0,23554</text:p>
          </table:table-cell>
          <table:table-cell office:value-type="float" office:value="0.0000003341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590854">
            <text:p>0,00006</text:p>
          </table:table-cell>
          <table:table-cell office:value-type="float" office:value="0.277676862">
            <text:p>0,27768</text:p>
          </table:table-cell>
          <table:table-cell office:value-type="float" office:value="0.0015761608">
            <text:p>0,00158</text:p>
          </table:table-cell>
          <table:table-cell office:value-type="float" office:value="0.221241444">
            <text:p>0,22124</text:p>
          </table:table-cell>
          <table:table-cell/>
          <table:table-cell table:formula="of:=[.B4]+[.E4]+[.H4]" office:value-type="float" office:value="0.5413067802">
            <text:p>0,54131</text:p>
          </table:table-cell>
          <table:table-cell table:formula="of:=[.C4]+[.F4]+[.I4]" office:value-type="float" office:value="0.0018495435">
            <text:p>0,00185</text:p>
          </table:table-cell>
          <table:table-cell table:formula="of:=[.D4]+[.G4]+[.J4]" office:value-type="float" office:value="0.4568436763">
            <text:p>0,45684</text:p>
          </table:table-cell>
          <table:table-cell/>
          <table:table-cell table:formula="of:=SUM([.B4:.D4])" office:value-type="float" office:value="0.4994461137">
            <text:p>0,49945</text:p>
          </table:table-cell>
          <table:table-cell table:formula="of:=SUM([.E4:.G4])" office:value-type="float" office:value="0.0000594195">
            <text:p>0,00006</text:p>
          </table:table-cell>
          <table:table-cell table:formula="of:=SUM([.H4:.J4])" office:value-type="float" office:value="0.5004944668">
            <text:p>0,5004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28015528">
            <text:p>0,26280</text:p>
          </table:table-cell>
          <table:table-cell office:value-type="float" office:value="0.0003885184">
            <text:p>0,00039</text:p>
          </table:table-cell>
          <table:table-cell office:value-type="float" office:value="0.1982325862">
            <text:p>0,19823</text:p>
          </table:table-cell>
          <table:table-cell office:value-type="float" office:value="0.0002881503">
            <text:p>0,00029</text:p>
          </table:table-cell>
          <table:table-cell office:value-type="float" office:value="0.0000177104">
            <text:p>0,00002</text:p>
          </table:table-cell>
          <table:table-cell office:value-type="float" office:value="0.0000026024">
            <text:p>0,00000</text:p>
          </table:table-cell>
          <table:table-cell office:value-type="float" office:value="0.2918454382">
            <text:p>0,29185</text:p>
          </table:table-cell>
          <table:table-cell office:value-type="float" office:value="0">
            <text:p>0,00000</text:p>
          </table:table-cell>
          <table:table-cell office:value-type="float" office:value="0.2464234413">
            <text:p>0,24642</text:p>
          </table:table-cell>
          <table:table-cell/>
          <table:table-cell table:formula="of:=[.B5]+[.E5]+[.H5]" office:value-type="float" office:value="0.5549351413">
            <text:p>0,55494</text:p>
          </table:table-cell>
          <table:table-cell table:formula="of:=[.C5]+[.F5]+[.I5]" office:value-type="float" office:value="0.0004062288">
            <text:p>0,00041</text:p>
          </table:table-cell>
          <table:table-cell table:formula="of:=[.D5]+[.G5]+[.J5]" office:value-type="float" office:value="0.4446586299">
            <text:p>0,44466</text:p>
          </table:table-cell>
          <table:table-cell/>
          <table:table-cell table:formula="of:=SUM([.B5:.D5])" office:value-type="float" office:value="0.4614226574">
            <text:p>0,46142</text:p>
          </table:table-cell>
          <table:table-cell table:formula="of:=SUM([.E5:.G5])" office:value-type="float" office:value="0.0003084631">
            <text:p>0,00031</text:p>
          </table:table-cell>
          <table:table-cell table:formula="of:=SUM([.H5:.J5])" office:value-type="float" office:value="0.5382688795">
            <text:p>0,538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54004744">
            <text:p>0,23540</text:p>
          </table:table-cell>
          <table:table-cell office:value-type="float" office:value="0.0000085745">
            <text:p>0,00001</text:p>
          </table:table-cell>
          <table:table-cell office:value-type="float" office:value="0.3095922696">
            <text:p>0,30959</text:p>
          </table:table-cell>
          <table:table-cell office:value-type="float" office:value="0.0008176985">
            <text:p>0,00082</text:p>
          </table:table-cell>
          <table:table-cell office:value-type="float" office:value="0">
            <text:p>0,00000</text:p>
          </table:table-cell>
          <table:table-cell office:value-type="float" office:value="0.0001768068">
            <text:p>0,00018</text:p>
          </table:table-cell>
          <table:table-cell office:value-type="float" office:value="0.1923735677">
            <text:p>0,19237</text:p>
          </table:table-cell>
          <table:table-cell office:value-type="float" office:value="0.0002753209">
            <text:p>0,00028</text:p>
          </table:table-cell>
          <table:table-cell office:value-type="float" office:value="0.2613552877">
            <text:p>0,26136</text:p>
          </table:table-cell>
          <table:table-cell/>
          <table:table-cell table:formula="of:=[.B6]+[.E6]+[.H6]" office:value-type="float" office:value="0.4285917406">
            <text:p>0,42859</text:p>
          </table:table-cell>
          <table:table-cell table:formula="of:=[.C6]+[.F6]+[.I6]" office:value-type="float" office:value="0.0002838954">
            <text:p>0,00028</text:p>
          </table:table-cell>
          <table:table-cell table:formula="of:=[.D6]+[.G6]+[.J6]" office:value-type="float" office:value="0.5711243641">
            <text:p>0,57112</text:p>
          </table:table-cell>
          <table:table-cell/>
          <table:table-cell table:formula="of:=SUM([.B6:.D6])" office:value-type="float" office:value="0.5450013185">
            <text:p>0,54500</text:p>
          </table:table-cell>
          <table:table-cell table:formula="of:=SUM([.E6:.G6])" office:value-type="float" office:value="0.0009945053">
            <text:p>0,00099</text:p>
          </table:table-cell>
          <table:table-cell table:formula="of:=SUM([.H6:.J6])" office:value-type="float" office:value="0.4540041763">
            <text:p>0,4540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79642265">
            <text:p>0,24796</text:p>
          </table:table-cell>
          <table:table-cell office:value-type="float" office:value="0.0015722861">
            <text:p>0,00157</text:p>
          </table:table-cell>
          <table:table-cell office:value-type="float" office:value="0.3137333655">
            <text:p>0,31373</text:p>
          </table:table-cell>
          <table:table-cell office:value-type="float" office:value="0.0009286146">
            <text:p>0,00093</text:p>
          </table:table-cell>
          <table:table-cell office:value-type="float" office:value="0.0000934258">
            <text:p>0,00009</text:p>
          </table:table-cell>
          <table:table-cell office:value-type="float" office:value="0">
            <text:p>0,00000</text:p>
          </table:table-cell>
          <table:table-cell office:value-type="float" office:value="0.1961109441">
            <text:p>0,19611</text:p>
          </table:table-cell>
          <table:table-cell office:value-type="float" office:value="0.0004632233">
            <text:p>0,00046</text:p>
          </table:table-cell>
          <table:table-cell office:value-type="float" office:value="0.2391339142">
            <text:p>0,23913</text:p>
          </table:table-cell>
          <table:table-cell/>
          <table:table-cell table:formula="of:=[.B7]+[.E7]+[.H7]" office:value-type="float" office:value="0.4450037852">
            <text:p>0,44500</text:p>
          </table:table-cell>
          <table:table-cell table:formula="of:=[.C7]+[.F7]+[.I7]" office:value-type="float" office:value="0.0021289352">
            <text:p>0,00213</text:p>
          </table:table-cell>
          <table:table-cell table:formula="of:=[.D7]+[.G7]+[.J7]" office:value-type="float" office:value="0.5528672797">
            <text:p>0,55287</text:p>
          </table:table-cell>
          <table:table-cell/>
          <table:table-cell table:formula="of:=SUM([.B7:.D7])" office:value-type="float" office:value="0.5632698781">
            <text:p>0,56327</text:p>
          </table:table-cell>
          <table:table-cell table:formula="of:=SUM([.E7:.G7])" office:value-type="float" office:value="0.0010220404">
            <text:p>0,00102</text:p>
          </table:table-cell>
          <table:table-cell table:formula="of:=SUM([.H7:.J7])" office:value-type="float" office:value="0.4357080816">
            <text:p>0,4357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22618211">
            <text:p>0,25226</text:p>
          </table:table-cell>
          <table:table-cell office:value-type="float" office:value="0.0000010558">
            <text:p>0,00000</text:p>
          </table:table-cell>
          <table:table-cell office:value-type="float" office:value="0.1980099731">
            <text:p>0,19801</text:p>
          </table:table-cell>
          <table:table-cell office:value-type="float" office:value="0.000133327">
            <text:p>0,00013</text:p>
          </table:table-cell>
          <table:table-cell office:value-type="float" office:value="0.0000005191">
            <text:p>0,00000</text:p>
          </table:table-cell>
          <table:table-cell office:value-type="float" office:value="0.0000488906">
            <text:p>0,00005</text:p>
          </table:table-cell>
          <table:table-cell office:value-type="float" office:value="0.3082989402">
            <text:p>0,30830</text:p>
          </table:table-cell>
          <table:table-cell office:value-type="float" office:value="0.0000016965">
            <text:p>0,00000</text:p>
          </table:table-cell>
          <table:table-cell office:value-type="float" office:value="0.2412437765">
            <text:p>0,24124</text:p>
          </table:table-cell>
          <table:table-cell/>
          <table:table-cell table:formula="of:=[.B8]+[.E8]+[.H8]" office:value-type="float" office:value="0.5606940883">
            <text:p>0,56069</text:p>
          </table:table-cell>
          <table:table-cell table:formula="of:=[.C8]+[.F8]+[.I8]" office:value-type="float" office:value="0.0000032714">
            <text:p>0,00000</text:p>
          </table:table-cell>
          <table:table-cell table:formula="of:=[.D8]+[.G8]+[.J8]" office:value-type="float" office:value="0.4393026402">
            <text:p>0,43930</text:p>
          </table:table-cell>
          <table:table-cell/>
          <table:table-cell table:formula="of:=SUM([.B8:.D8])" office:value-type="float" office:value="0.45027285">
            <text:p>0,45027</text:p>
          </table:table-cell>
          <table:table-cell table:formula="of:=SUM([.E8:.G8])" office:value-type="float" office:value="0.0001827367">
            <text:p>0,00018</text:p>
          </table:table-cell>
          <table:table-cell table:formula="of:=SUM([.H8:.J8])" office:value-type="float" office:value="0.5495444132">
            <text:p>0,5495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6919677">
            <text:p>0,27692</text:p>
          </table:table-cell>
          <table:table-cell office:value-type="float" office:value="0.0007522024">
            <text:p>0,00075</text:p>
          </table:table-cell>
          <table:table-cell office:value-type="float" office:value="0.2390236181">
            <text:p>0,23902</text:p>
          </table:table-cell>
          <table:table-cell office:value-type="float" office:value="0.0000021275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1667858">
            <text:p>0,00017</text:p>
          </table:table-cell>
          <table:table-cell office:value-type="float" office:value="0.2497345998">
            <text:p>0,24973</text:p>
          </table:table-cell>
          <table:table-cell office:value-type="float" office:value="0.0013315924">
            <text:p>0,00133</text:p>
          </table:table-cell>
          <table:table-cell office:value-type="float" office:value="0.232069397">
            <text:p>0,23207</text:p>
          </table:table-cell>
          <table:table-cell/>
          <table:table-cell table:formula="of:=[.B9]+[.E9]+[.H9]" office:value-type="float" office:value="0.5266564043">
            <text:p>0,52666</text:p>
          </table:table-cell>
          <table:table-cell table:formula="of:=[.C9]+[.F9]+[.I9]" office:value-type="float" office:value="0.0020837948">
            <text:p>0,00208</text:p>
          </table:table-cell>
          <table:table-cell table:formula="of:=[.D9]+[.G9]+[.J9]" office:value-type="float" office:value="0.4712598009">
            <text:p>0,47126</text:p>
          </table:table-cell>
          <table:table-cell/>
          <table:table-cell table:formula="of:=SUM([.B9:.D9])" office:value-type="float" office:value="0.5166954975">
            <text:p>0,51670</text:p>
          </table:table-cell>
          <table:table-cell table:formula="of:=SUM([.E9:.G9])" office:value-type="float" office:value="0.0001689133">
            <text:p>0,00017</text:p>
          </table:table-cell>
          <table:table-cell table:formula="of:=SUM([.H9:.J9])" office:value-type="float" office:value="0.4831355892">
            <text:p>0,4831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97245188">
            <text:p>0,20972</text:p>
          </table:table-cell>
          <table:table-cell office:value-type="float" office:value="0.0003716857">
            <text:p>0,00037</text:p>
          </table:table-cell>
          <table:table-cell office:value-type="float" office:value="0.2802118792">
            <text:p>0,28021</text:p>
          </table:table-cell>
          <table:table-cell office:value-type="float" office:value="0.0000384185">
            <text:p>0,00004</text:p>
          </table:table-cell>
          <table:table-cell office:value-type="float" office:value="0.0000152324">
            <text:p>0,00002</text:p>
          </table:table-cell>
          <table:table-cell office:value-type="float" office:value="0">
            <text:p>0,00000</text:p>
          </table:table-cell>
          <table:table-cell office:value-type="float" office:value="0.2293030447">
            <text:p>0,22930</text:p>
          </table:table-cell>
          <table:table-cell office:value-type="float" office:value="0.0031874551">
            <text:p>0,00319</text:p>
          </table:table-cell>
          <table:table-cell office:value-type="float" office:value="0.2771477656">
            <text:p>0,27715</text:p>
          </table:table-cell>
          <table:table-cell/>
          <table:table-cell table:formula="of:=[.B10]+[.E10]+[.H10]" office:value-type="float" office:value="0.439065982">
            <text:p>0,43907</text:p>
          </table:table-cell>
          <table:table-cell table:formula="of:=[.C10]+[.F10]+[.I10]" office:value-type="float" office:value="0.0035743732">
            <text:p>0,00357</text:p>
          </table:table-cell>
          <table:table-cell table:formula="of:=[.D10]+[.G10]+[.J10]" office:value-type="float" office:value="0.5573596448">
            <text:p>0,55736</text:p>
          </table:table-cell>
          <table:table-cell/>
          <table:table-cell table:formula="of:=SUM([.B10:.D10])" office:value-type="float" office:value="0.4903080837">
            <text:p>0,49031</text:p>
          </table:table-cell>
          <table:table-cell table:formula="of:=SUM([.E10:.G10])" office:value-type="float" office:value="0.0000536509">
            <text:p>0,00005</text:p>
          </table:table-cell>
          <table:table-cell table:formula="of:=SUM([.H10:.J10])" office:value-type="float" office:value="0.5096382654">
            <text:p>0,5096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808876328">
            <text:p>0,28089</text:p>
          </table:table-cell>
          <table:table-cell office:value-type="float" office:value="0.0004179556">
            <text:p>0,00042</text:p>
          </table:table-cell>
          <table:table-cell office:value-type="float" office:value="0.210262004">
            <text:p>0,21026</text:p>
          </table:table-cell>
          <table:table-cell office:value-type="float" office:value="0.0001417986">
            <text:p>0,00014</text:p>
          </table:table-cell>
          <table:table-cell office:value-type="float" office:value="0">
            <text:p>0,00000</text:p>
          </table:table-cell>
          <table:table-cell office:value-type="float" office:value="0.0000824355">
            <text:p>0,00008</text:p>
          </table:table-cell>
          <table:table-cell office:value-type="float" office:value="0.2782220805">
            <text:p>0,27822</text:p>
          </table:table-cell>
          <table:table-cell office:value-type="float" office:value="0.0026084091">
            <text:p>0,00261</text:p>
          </table:table-cell>
          <table:table-cell office:value-type="float" office:value="0.227377684">
            <text:p>0,22738</text:p>
          </table:table-cell>
          <table:table-cell/>
          <table:table-cell table:formula="of:=[.B11]+[.E11]+[.H11]" office:value-type="float" office:value="0.5592515119">
            <text:p>0,55925</text:p>
          </table:table-cell>
          <table:table-cell table:formula="of:=[.C11]+[.F11]+[.I11]" office:value-type="float" office:value="0.0030263647">
            <text:p>0,00303</text:p>
          </table:table-cell>
          <table:table-cell table:formula="of:=[.D11]+[.G11]+[.J11]" office:value-type="float" office:value="0.4377221235">
            <text:p>0,43772</text:p>
          </table:table-cell>
          <table:table-cell/>
          <table:table-cell table:formula="of:=SUM([.B11:.D11])" office:value-type="float" office:value="0.4915675924">
            <text:p>0,49157</text:p>
          </table:table-cell>
          <table:table-cell table:formula="of:=SUM([.E11:.G11])" office:value-type="float" office:value="0.0002242341">
            <text:p>0,00022</text:p>
          </table:table-cell>
          <table:table-cell table:formula="of:=SUM([.H11:.J11])" office:value-type="float" office:value="0.5082081736">
            <text:p>0,5082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7457247">
            <text:p>0,23875</text:p>
          </table:table-cell>
          <table:table-cell office:value-type="float" office:value="0.0003201206">
            <text:p>0,00032</text:p>
          </table:table-cell>
          <table:table-cell office:value-type="float" office:value="0.2971775802">
            <text:p>0,29718</text:p>
          </table:table-cell>
          <table:table-cell office:value-type="float" office:value="0.0001005081">
            <text:p>0,00010</text:p>
          </table:table-cell>
          <table:table-cell office:value-type="float" office:value="0.0000298682">
            <text:p>0,00003</text:p>
          </table:table-cell>
          <table:table-cell office:value-type="float" office:value="0.0002246206">
            <text:p>0,00022</text:p>
          </table:table-cell>
          <table:table-cell office:value-type="float" office:value="0.2044682745">
            <text:p>0,20447</text:p>
          </table:table-cell>
          <table:table-cell office:value-type="float" office:value="0.0008158563">
            <text:p>0,00082</text:p>
          </table:table-cell>
          <table:table-cell office:value-type="float" office:value="0.2581174467">
            <text:p>0,25812</text:p>
          </table:table-cell>
          <table:table-cell/>
          <table:table-cell table:formula="of:=[.B12]+[.E12]+[.H12]" office:value-type="float" office:value="0.4433145073">
            <text:p>0,44331</text:p>
          </table:table-cell>
          <table:table-cell table:formula="of:=[.C12]+[.F12]+[.I12]" office:value-type="float" office:value="0.0011658451">
            <text:p>0,00117</text:p>
          </table:table-cell>
          <table:table-cell table:formula="of:=[.D12]+[.G12]+[.J12]" office:value-type="float" office:value="0.5555196475">
            <text:p>0,55552</text:p>
          </table:table-cell>
          <table:table-cell/>
          <table:table-cell table:formula="of:=SUM([.B12:.D12])" office:value-type="float" office:value="0.5362434255">
            <text:p>0,53624</text:p>
          </table:table-cell>
          <table:table-cell table:formula="of:=SUM([.E12:.G12])" office:value-type="float" office:value="0.0003549969">
            <text:p>0,00035</text:p>
          </table:table-cell>
          <table:table-cell table:formula="of:=SUM([.H12:.J12])" office:value-type="float" office:value="0.4634015775">
            <text:p>0,4634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0237252">
            <text:p>0,24102</text:p>
          </table:table-cell>
          <table:table-cell office:value-type="float" office:value="0.0000073651">
            <text:p>0,00001</text:p>
          </table:table-cell>
          <table:table-cell office:value-type="float" office:value="0.2074105728">
            <text:p>0,20741</text:p>
          </table:table-cell>
          <table:table-cell office:value-type="float" office:value="0.0000024369">
            <text:p>0,00000</text:p>
          </table:table-cell>
          <table:table-cell office:value-type="float" office:value="0.0000035058">
            <text:p>0,00000</text:p>
          </table:table-cell>
          <table:table-cell office:value-type="float" office:value="0.0004865366">
            <text:p>0,00049</text:p>
          </table:table-cell>
          <table:table-cell office:value-type="float" office:value="0.2968198334">
            <text:p>0,29682</text:p>
          </table:table-cell>
          <table:table-cell office:value-type="float" office:value="0">
            <text:p>0,00000</text:p>
          </table:table-cell>
          <table:table-cell office:value-type="float" office:value="0.2542460242">
            <text:p>0,25425</text:p>
          </table:table-cell>
          <table:table-cell/>
          <table:table-cell table:formula="of:=[.B13]+[.E13]+[.H13]" office:value-type="float" office:value="0.5378459955">
            <text:p>0,53785</text:p>
          </table:table-cell>
          <table:table-cell table:formula="of:=[.C13]+[.F13]+[.I13]" office:value-type="float" office:value="0.0000108709">
            <text:p>0,00001</text:p>
          </table:table-cell>
          <table:table-cell table:formula="of:=[.D13]+[.G13]+[.J13]" office:value-type="float" office:value="0.4621431336">
            <text:p>0,46214</text:p>
          </table:table-cell>
          <table:table-cell/>
          <table:table-cell table:formula="of:=SUM([.B13:.D13])" office:value-type="float" office:value="0.4484416631">
            <text:p>0,44844</text:p>
          </table:table-cell>
          <table:table-cell table:formula="of:=SUM([.E13:.G13])" office:value-type="float" office:value="0.0004924793">
            <text:p>0,00049</text:p>
          </table:table-cell>
          <table:table-cell table:formula="of:=SUM([.H13:.J13])" office:value-type="float" office:value="0.5510658576">
            <text:p>0,5510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83566644">
            <text:p>0,20836</text:p>
          </table:table-cell>
          <table:table-cell office:value-type="float" office:value="0.0006573033">
            <text:p>0,00066</text:p>
          </table:table-cell>
          <table:table-cell office:value-type="float" office:value="0.2643125599">
            <text:p>0,26431</text:p>
          </table:table-cell>
          <table:table-cell office:value-type="float" office:value="0.0006908589">
            <text:p>0,00069</text:p>
          </table:table-cell>
          <table:table-cell office:value-type="float" office:value="0.000030965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2468511631">
            <text:p>0,24685</text:p>
          </table:table-cell>
          <table:table-cell office:value-type="float" office:value="0.0005371781">
            <text:p>0,00054</text:p>
          </table:table-cell>
          <table:table-cell office:value-type="float" office:value="0.2785633066">
            <text:p>0,27856</text:p>
          </table:table-cell>
          <table:table-cell/>
          <table:table-cell table:formula="of:=[.B14]+[.E14]+[.H14]" office:value-type="float" office:value="0.4558986864">
            <text:p>0,45590</text:p>
          </table:table-cell>
          <table:table-cell table:formula="of:=[.C14]+[.F14]+[.I14]" office:value-type="float" office:value="0.0012254472">
            <text:p>0,00123</text:p>
          </table:table-cell>
          <table:table-cell table:formula="of:=[.D14]+[.G14]+[.J14]" office:value-type="float" office:value="0.5428758665">
            <text:p>0,54288</text:p>
          </table:table-cell>
          <table:table-cell/>
          <table:table-cell table:formula="of:=SUM([.B14:.D14])" office:value-type="float" office:value="0.4733265276">
            <text:p>0,47333</text:p>
          </table:table-cell>
          <table:table-cell table:formula="of:=SUM([.E14:.G14])" office:value-type="float" office:value="0.0007218247">
            <text:p>0,00072</text:p>
          </table:table-cell>
          <table:table-cell table:formula="of:=SUM([.H14:.J14])" office:value-type="float" office:value="0.5259516478">
            <text:p>0,5259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19396726">
            <text:p>0,25194</text:p>
          </table:table-cell>
          <table:table-cell office:value-type="float" office:value="0.0000003052">
            <text:p>0,00000</text:p>
          </table:table-cell>
          <table:table-cell office:value-type="float" office:value="0.2157124265">
            <text:p>0,21571</text:p>
          </table:table-cell>
          <table:table-cell office:value-type="float" office:value="0.0000068921">
            <text:p>0,00001</text:p>
          </table:table-cell>
          <table:table-cell office:value-type="float" office:value="0.0000066853">
            <text:p>0,00001</text:p>
          </table:table-cell>
          <table:table-cell office:value-type="float" office:value="0.0001249759">
            <text:p>0,00012</text:p>
          </table:table-cell>
          <table:table-cell office:value-type="float" office:value="0.2958962758">
            <text:p>0,29590</text:p>
          </table:table-cell>
          <table:table-cell office:value-type="float" office:value="0">
            <text:p>0,00000</text:p>
          </table:table-cell>
          <table:table-cell office:value-type="float" office:value="0.2363127665">
            <text:p>0,23631</text:p>
          </table:table-cell>
          <table:table-cell/>
          <table:table-cell table:formula="of:=[.B15]+[.E15]+[.H15]" office:value-type="float" office:value="0.5478428405">
            <text:p>0,54784</text:p>
          </table:table-cell>
          <table:table-cell table:formula="of:=[.C15]+[.F15]+[.I15]" office:value-type="float" office:value="0.0000069905">
            <text:p>0,00001</text:p>
          </table:table-cell>
          <table:table-cell table:formula="of:=[.D15]+[.G15]+[.J15]" office:value-type="float" office:value="0.4521501689">
            <text:p>0,45215</text:p>
          </table:table-cell>
          <table:table-cell/>
          <table:table-cell table:formula="of:=SUM([.B15:.D15])" office:value-type="float" office:value="0.4676524043">
            <text:p>0,46765</text:p>
          </table:table-cell>
          <table:table-cell table:formula="of:=SUM([.E15:.G15])" office:value-type="float" office:value="0.0001385533">
            <text:p>0,00014</text:p>
          </table:table-cell>
          <table:table-cell table:formula="of:=SUM([.H15:.J15])" office:value-type="float" office:value="0.5322090423">
            <text:p>0,5322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63434166">
            <text:p>0,25634</text:p>
          </table:table-cell>
          <table:table-cell office:value-type="float" office:value="0.0006440059">
            <text:p>0,00064</text:p>
          </table:table-cell>
          <table:table-cell office:value-type="float" office:value="0.2873118745">
            <text:p>0,28731</text:p>
          </table:table-cell>
          <table:table-cell office:value-type="float" office:value="0.0004250976">
            <text:p>0,00043</text:p>
          </table:table-cell>
          <table:table-cell office:value-type="float" office:value="0.000007852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1929964273">
            <text:p>0,19300</text:p>
          </table:table-cell>
          <table:table-cell office:value-type="float" office:value="0.0001547488">
            <text:p>0,00015</text:p>
          </table:table-cell>
          <table:table-cell office:value-type="float" office:value="0.2621165763">
            <text:p>0,26212</text:p>
          </table:table-cell>
          <table:table-cell/>
          <table:table-cell table:formula="of:=[.B16]+[.E16]+[.H16]" office:value-type="float" office:value="0.4497649415">
            <text:p>0,44976</text:p>
          </table:table-cell>
          <table:table-cell table:formula="of:=[.C16]+[.F16]+[.I16]" office:value-type="float" office:value="0.0008066076">
            <text:p>0,00081</text:p>
          </table:table-cell>
          <table:table-cell table:formula="of:=[.D16]+[.G16]+[.J16]" office:value-type="float" office:value="0.5494284508">
            <text:p>0,54943</text:p>
          </table:table-cell>
          <table:table-cell/>
          <table:table-cell table:formula="of:=SUM([.B16:.D16])" office:value-type="float" office:value="0.544299297">
            <text:p>0,54430</text:p>
          </table:table-cell>
          <table:table-cell table:formula="of:=SUM([.E16:.G16])" office:value-type="float" office:value="0.0004329505">
            <text:p>0,00043</text:p>
          </table:table-cell>
          <table:table-cell table:formula="of:=SUM([.H16:.J16])" office:value-type="float" office:value="0.4552677524">
            <text:p>0,455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79080486">
            <text:p>0,24791</text:p>
          </table:table-cell>
          <table:table-cell office:value-type="float" office:value="0.0001422937">
            <text:p>0,00014</text:p>
          </table:table-cell>
          <table:table-cell office:value-type="float" office:value="0.2171264922">
            <text:p>0,21713</text:p>
          </table:table-cell>
          <table:table-cell office:value-type="float" office:value="0.0000043907">
            <text:p>0,00000</text:p>
          </table:table-cell>
          <table:table-cell office:value-type="float" office:value="0.000004321">
            <text:p>0,00000</text:p>
          </table:table-cell>
          <table:table-cell office:value-type="float" office:value="0.0001241318">
            <text:p>0,00012</text:p>
          </table:table-cell>
          <table:table-cell office:value-type="float" office:value="0.2927147">
            <text:p>0,29271</text:p>
          </table:table-cell>
          <table:table-cell office:value-type="float" office:value="0">
            <text:p>0,00000</text:p>
          </table:table-cell>
          <table:table-cell office:value-type="float" office:value="0.2419756219">
            <text:p>0,24198</text:p>
          </table:table-cell>
          <table:table-cell/>
          <table:table-cell table:formula="of:=[.B17]+[.E17]+[.H17]" office:value-type="float" office:value="0.5406271393">
            <text:p>0,54063</text:p>
          </table:table-cell>
          <table:table-cell table:formula="of:=[.C17]+[.F17]+[.I17]" office:value-type="float" office:value="0.0001466147">
            <text:p>0,00015</text:p>
          </table:table-cell>
          <table:table-cell table:formula="of:=[.D17]+[.G17]+[.J17]" office:value-type="float" office:value="0.4592262459">
            <text:p>0,45923</text:p>
          </table:table-cell>
          <table:table-cell/>
          <table:table-cell table:formula="of:=SUM([.B17:.D17])" office:value-type="float" office:value="0.4651768345">
            <text:p>0,46518</text:p>
          </table:table-cell>
          <table:table-cell table:formula="of:=SUM([.E17:.G17])" office:value-type="float" office:value="0.0001328435">
            <text:p>0,00013</text:p>
          </table:table-cell>
          <table:table-cell table:formula="of:=SUM([.H17:.J17])" office:value-type="float" office:value="0.5346903219">
            <text:p>0,5346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3366447">
            <text:p>0,24034</text:p>
          </table:table-cell>
          <table:table-cell office:value-type="float" office:value="0.0000101658">
            <text:p>0,00001</text:p>
          </table:table-cell>
          <table:table-cell office:value-type="float" office:value="0.3042152483">
            <text:p>0,30422</text:p>
          </table:table-cell>
          <table:table-cell office:value-type="float" office:value="0.0000208215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838946">
            <text:p>0,00084</text:p>
          </table:table-cell>
          <table:table-cell office:value-type="float" office:value="0.2065778557">
            <text:p>0,20658</text:p>
          </table:table-cell>
          <table:table-cell office:value-type="float" office:value="0.0007569772">
            <text:p>0,00076</text:p>
          </table:table-cell>
          <table:table-cell office:value-type="float" office:value="0.2472433407">
            <text:p>0,24724</text:p>
          </table:table-cell>
          <table:table-cell/>
          <table:table-cell table:formula="of:=[.B18]+[.E18]+[.H18]" office:value-type="float" office:value="0.4469353219">
            <text:p>0,44694</text:p>
          </table:table-cell>
          <table:table-cell table:formula="of:=[.C18]+[.F18]+[.I18]" office:value-type="float" office:value="0.000767143">
            <text:p>0,00077</text:p>
          </table:table-cell>
          <table:table-cell table:formula="of:=[.D18]+[.G18]+[.J18]" office:value-type="float" office:value="0.552297535">
            <text:p>0,55230</text:p>
          </table:table-cell>
          <table:table-cell/>
          <table:table-cell table:formula="of:=SUM([.B18:.D18])" office:value-type="float" office:value="0.5445620588">
            <text:p>0,54456</text:p>
          </table:table-cell>
          <table:table-cell table:formula="of:=SUM([.E18:.G18])" office:value-type="float" office:value="0.0008597675">
            <text:p>0,00086</text:p>
          </table:table-cell>
          <table:table-cell table:formula="of:=SUM([.H18:.J18])" office:value-type="float" office:value="0.4545781736">
            <text:p>0,4545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94455562">
            <text:p>0,23945</text:p>
          </table:table-cell>
          <table:table-cell office:value-type="float" office:value="0.0004288443">
            <text:p>0,00043</text:p>
          </table:table-cell>
          <table:table-cell office:value-type="float" office:value="0.3204964613">
            <text:p>0,32050</text:p>
          </table:table-cell>
          <table:table-cell office:value-type="float" office:value="0.000012383">
            <text:p>0,00001</text:p>
          </table:table-cell>
          <table:table-cell office:value-type="float" office:value="0.000095101">
            <text:p>0,00010</text:p>
          </table:table-cell>
          <table:table-cell office:value-type="float" office:value="0.0003711197">
            <text:p>0,00037</text:p>
          </table:table-cell>
          <table:table-cell office:value-type="float" office:value="0.1892974782">
            <text:p>0,18930</text:p>
          </table:table-cell>
          <table:table-cell office:value-type="float" office:value="0.0002794091">
            <text:p>0,00028</text:p>
          </table:table-cell>
          <table:table-cell office:value-type="float" office:value="0.249573647">
            <text:p>0,24957</text:p>
          </table:table-cell>
          <table:table-cell/>
          <table:table-cell table:formula="of:=[.B19]+[.E19]+[.H19]" office:value-type="float" office:value="0.4287554174">
            <text:p>0,42876</text:p>
          </table:table-cell>
          <table:table-cell table:formula="of:=[.C19]+[.F19]+[.I19]" office:value-type="float" office:value="0.0008033544">
            <text:p>0,00080</text:p>
          </table:table-cell>
          <table:table-cell table:formula="of:=[.D19]+[.G19]+[.J19]" office:value-type="float" office:value="0.570441228">
            <text:p>0,57044</text:p>
          </table:table-cell>
          <table:table-cell/>
          <table:table-cell table:formula="of:=SUM([.B19:.D19])" office:value-type="float" office:value="0.5603708618">
            <text:p>0,56037</text:p>
          </table:table-cell>
          <table:table-cell table:formula="of:=SUM([.E19:.G19])" office:value-type="float" office:value="0.0004786037">
            <text:p>0,00048</text:p>
          </table:table-cell>
          <table:table-cell table:formula="of:=SUM([.H19:.J19])" office:value-type="float" office:value="0.4391505343">
            <text:p>0,4391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55221434">
            <text:p>0,27552</text:p>
          </table:table-cell>
          <table:table-cell office:value-type="float" office:value="0.0009656199">
            <text:p>0,00097</text:p>
          </table:table-cell>
          <table:table-cell office:value-type="float" office:value="0.204716973">
            <text:p>0,20472</text:p>
          </table:table-cell>
          <table:table-cell office:value-type="float" office:value="0.0000031869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145558">
            <text:p>0,00001</text:p>
          </table:table-cell>
          <table:table-cell office:value-type="float" office:value="0.2814182227">
            <text:p>0,28142</text:p>
          </table:table-cell>
          <table:table-cell office:value-type="float" office:value="0.0029632806">
            <text:p>0,00296</text:p>
          </table:table-cell>
          <table:table-cell office:value-type="float" office:value="0.2343960176">
            <text:p>0,23440</text:p>
          </table:table-cell>
          <table:table-cell/>
          <table:table-cell table:formula="of:=[.B20]+[.E20]+[.H20]" office:value-type="float" office:value="0.556943553">
            <text:p>0,55694</text:p>
          </table:table-cell>
          <table:table-cell table:formula="of:=[.C20]+[.F20]+[.I20]" office:value-type="float" office:value="0.0039289005">
            <text:p>0,00393</text:p>
          </table:table-cell>
          <table:table-cell table:formula="of:=[.D20]+[.G20]+[.J20]" office:value-type="float" office:value="0.4391275464">
            <text:p>0,43913</text:p>
          </table:table-cell>
          <table:table-cell/>
          <table:table-cell table:formula="of:=SUM([.B20:.D20])" office:value-type="float" office:value="0.4812047363">
            <text:p>0,48120</text:p>
          </table:table-cell>
          <table:table-cell table:formula="of:=SUM([.E20:.G20])" office:value-type="float" office:value="0.0000177427">
            <text:p>0,00002</text:p>
          </table:table-cell>
          <table:table-cell table:formula="of:=SUM([.H20:.J20])" office:value-type="float" office:value="0.5187775209">
            <text:p>0,5187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6186642">
            <text:p>0,26062</text:p>
          </table:table-cell>
          <table:table-cell office:value-type="float" office:value="0.0000028417">
            <text:p>0,00000</text:p>
          </table:table-cell>
          <table:table-cell office:value-type="float" office:value="0.208258303">
            <text:p>0,20826</text:p>
          </table:table-cell>
          <table:table-cell office:value-type="float" office:value="0.0001735123">
            <text:p>0,00017</text:p>
          </table:table-cell>
          <table:table-cell office:value-type="float" office:value="0.0000017196">
            <text:p>0,00000</text:p>
          </table:table-cell>
          <table:table-cell office:value-type="float" office:value="0.0000009155">
            <text:p>0,00000</text:p>
          </table:table-cell>
          <table:table-cell office:value-type="float" office:value="0.2898663406">
            <text:p>0,28987</text:p>
          </table:table-cell>
          <table:table-cell office:value-type="float" office:value="0">
            <text:p>0,00000</text:p>
          </table:table-cell>
          <table:table-cell office:value-type="float" office:value="0.2410777032">
            <text:p>0,24108</text:p>
          </table:table-cell>
          <table:table-cell/>
          <table:table-cell table:formula="of:=[.B21]+[.E21]+[.H21]" office:value-type="float" office:value="0.5506585171">
            <text:p>0,55066</text:p>
          </table:table-cell>
          <table:table-cell table:formula="of:=[.C21]+[.F21]+[.I21]" office:value-type="float" office:value="0.0000045613">
            <text:p>0,00000</text:p>
          </table:table-cell>
          <table:table-cell table:formula="of:=[.D21]+[.G21]+[.J21]" office:value-type="float" office:value="0.4493369217">
            <text:p>0,44934</text:p>
          </table:table-cell>
          <table:table-cell/>
          <table:table-cell table:formula="of:=SUM([.B21:.D21])" office:value-type="float" office:value="0.4688798089">
            <text:p>0,46888</text:p>
          </table:table-cell>
          <table:table-cell table:formula="of:=SUM([.E21:.G21])" office:value-type="float" office:value="0.0001761474">
            <text:p>0,00018</text:p>
          </table:table-cell>
          <table:table-cell table:formula="of:=SUM([.H21:.J21])" office:value-type="float" office:value="0.5309440438">
            <text:p>0,5309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4849858">
            <text:p>0,27148</text:p>
          </table:table-cell>
          <table:table-cell office:value-type="float" office:value="0.0000388133">
            <text:p>0,00004</text:p>
          </table:table-cell>
          <table:table-cell office:value-type="float" office:value="0.2016816155">
            <text:p>0,20168</text:p>
          </table:table-cell>
          <table:table-cell office:value-type="float" office:value="0.0000048961">
            <text:p>0,00000</text:p>
          </table:table-cell>
          <table:table-cell office:value-type="float" office:value="0.0000001312">
            <text:p>0,00000</text:p>
          </table:table-cell>
          <table:table-cell office:value-type="float" office:value="0.0001940684">
            <text:p>0,00019</text:p>
          </table:table-cell>
          <table:table-cell office:value-type="float" office:value="0.2905160787">
            <text:p>0,29052</text:p>
          </table:table-cell>
          <table:table-cell office:value-type="float" office:value="0">
            <text:p>0,00000</text:p>
          </table:table-cell>
          <table:table-cell office:value-type="float" office:value="0.236079411">
            <text:p>0,23608</text:p>
          </table:table-cell>
          <table:table-cell/>
          <table:table-cell table:formula="of:=[.B22]+[.E22]+[.H22]" office:value-type="float" office:value="0.5620059606">
            <text:p>0,56201</text:p>
          </table:table-cell>
          <table:table-cell table:formula="of:=[.C22]+[.F22]+[.I22]" office:value-type="float" office:value="0.0000389445">
            <text:p>0,00004</text:p>
          </table:table-cell>
          <table:table-cell table:formula="of:=[.D22]+[.G22]+[.J22]" office:value-type="float" office:value="0.4379550949">
            <text:p>0,43796</text:p>
          </table:table-cell>
          <table:table-cell/>
          <table:table-cell table:formula="of:=SUM([.B22:.D22])" office:value-type="float" office:value="0.4732054146">
            <text:p>0,47321</text:p>
          </table:table-cell>
          <table:table-cell table:formula="of:=SUM([.E22:.G22])" office:value-type="float" office:value="0.0001990957">
            <text:p>0,00020</text:p>
          </table:table-cell>
          <table:table-cell table:formula="of:=SUM([.H22:.J22])" office:value-type="float" office:value="0.5265954897">
            <text:p>0,5266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2930079">
            <text:p>0,26029</text:p>
          </table:table-cell>
          <table:table-cell office:value-type="float" office:value="0.0000187677">
            <text:p>0,00002</text:p>
          </table:table-cell>
          <table:table-cell office:value-type="float" office:value="0.211248718">
            <text:p>0,21125</text:p>
          </table:table-cell>
          <table:table-cell office:value-type="float" office:value="0.0000083348">
            <text:p>0,00001</text:p>
          </table:table-cell>
          <table:table-cell office:value-type="float" office:value="0.0002385454">
            <text:p>0,00024</text:p>
          </table:table-cell>
          <table:table-cell office:value-type="float" office:value="0.0003265005">
            <text:p>0,00033</text:p>
          </table:table-cell>
          <table:table-cell office:value-type="float" office:value="0.3017913349">
            <text:p>0,30179</text:p>
          </table:table-cell>
          <table:table-cell office:value-type="float" office:value="0">
            <text:p>0,00000</text:p>
          </table:table-cell>
          <table:table-cell office:value-type="float" office:value="0.2260747908">
            <text:p>0,22607</text:p>
          </table:table-cell>
          <table:table-cell/>
          <table:table-cell table:formula="of:=[.B23]+[.E23]+[.H23]" office:value-type="float" office:value="0.5620926776">
            <text:p>0,56209</text:p>
          </table:table-cell>
          <table:table-cell table:formula="of:=[.C23]+[.F23]+[.I23]" office:value-type="float" office:value="0.0002573131">
            <text:p>0,00026</text:p>
          </table:table-cell>
          <table:table-cell table:formula="of:=[.D23]+[.G23]+[.J23]" office:value-type="float" office:value="0.4376500093">
            <text:p>0,43765</text:p>
          </table:table-cell>
          <table:table-cell/>
          <table:table-cell table:formula="of:=SUM([.B23:.D23])" office:value-type="float" office:value="0.4715604936">
            <text:p>0,47156</text:p>
          </table:table-cell>
          <table:table-cell table:formula="of:=SUM([.E23:.G23])" office:value-type="float" office:value="0.0005733807">
            <text:p>0,00057</text:p>
          </table:table-cell>
          <table:table-cell table:formula="of:=SUM([.H23:.J23])" office:value-type="float" office:value="0.5278661257">
            <text:p>0,5278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7873487">
            <text:p>0,25379</text:p>
          </table:table-cell>
          <table:table-cell office:value-type="float" office:value="0.0000039722">
            <text:p>0,00000</text:p>
          </table:table-cell>
          <table:table-cell office:value-type="float" office:value="0.2044228611">
            <text:p>0,20442</text:p>
          </table:table-cell>
          <table:table-cell office:value-type="float" office:value="0.0000002289">
            <text:p>0,00000</text:p>
          </table:table-cell>
          <table:table-cell office:value-type="float" office:value="0.0000290884">
            <text:p>0,00003</text:p>
          </table:table-cell>
          <table:table-cell office:value-type="float" office:value="0.0000073508">
            <text:p>0,00001</text:p>
          </table:table-cell>
          <table:table-cell office:value-type="float" office:value="0.3127009629">
            <text:p>0,31270</text:p>
          </table:table-cell>
          <table:table-cell office:value-type="float" office:value="0">
            <text:p>0,00000</text:p>
          </table:table-cell>
          <table:table-cell office:value-type="float" office:value="0.2290481869">
            <text:p>0,22905</text:p>
          </table:table-cell>
          <table:table-cell/>
          <table:table-cell table:formula="of:=[.B24]+[.E24]+[.H24]" office:value-type="float" office:value="0.5664885405">
            <text:p>0,56649</text:p>
          </table:table-cell>
          <table:table-cell table:formula="of:=[.C24]+[.F24]+[.I24]" office:value-type="float" office:value="0.0000330606">
            <text:p>0,00003</text:p>
          </table:table-cell>
          <table:table-cell table:formula="of:=[.D24]+[.G24]+[.J24]" office:value-type="float" office:value="0.4334783988">
            <text:p>0,43348</text:p>
          </table:table-cell>
          <table:table-cell/>
          <table:table-cell table:formula="of:=SUM([.B24:.D24])" office:value-type="float" office:value="0.458214182">
            <text:p>0,45821</text:p>
          </table:table-cell>
          <table:table-cell table:formula="of:=SUM([.E24:.G24])" office:value-type="float" office:value="0.0000366681">
            <text:p>0,00004</text:p>
          </table:table-cell>
          <table:table-cell table:formula="of:=SUM([.H24:.J24])" office:value-type="float" office:value="0.5417491498">
            <text:p>0,5417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1188552">
            <text:p>0,22812</text:p>
          </table:table-cell>
          <table:table-cell office:value-type="float" office:value="0.0000876566">
            <text:p>0,00009</text:p>
          </table:table-cell>
          <table:table-cell office:value-type="float" office:value="0.3003891094">
            <text:p>0,30039</text:p>
          </table:table-cell>
          <table:table-cell office:value-type="float" office:value="0.0005512512">
            <text:p>0,00055</text:p>
          </table:table-cell>
          <table:table-cell office:value-type="float" office:value="0">
            <text:p>0,00000</text:p>
          </table:table-cell>
          <table:table-cell office:value-type="float" office:value="0.0001354299">
            <text:p>0,00014</text:p>
          </table:table-cell>
          <table:table-cell office:value-type="float" office:value="0.2140926824">
            <text:p>0,21409</text:p>
          </table:table-cell>
          <table:table-cell office:value-type="float" office:value="0.0027851992">
            <text:p>0,00279</text:p>
          </table:table-cell>
          <table:table-cell office:value-type="float" office:value="0.253839816">
            <text:p>0,25384</text:p>
          </table:table-cell>
          <table:table-cell/>
          <table:table-cell table:formula="of:=[.B25]+[.E25]+[.H25]" office:value-type="float" office:value="0.4427627888">
            <text:p>0,44276</text:p>
          </table:table-cell>
          <table:table-cell table:formula="of:=[.C25]+[.F25]+[.I25]" office:value-type="float" office:value="0.0028728558">
            <text:p>0,00287</text:p>
          </table:table-cell>
          <table:table-cell table:formula="of:=[.D25]+[.G25]+[.J25]" office:value-type="float" office:value="0.5543643553">
            <text:p>0,55436</text:p>
          </table:table-cell>
          <table:table-cell/>
          <table:table-cell table:formula="of:=SUM([.B25:.D25])" office:value-type="float" office:value="0.5285956212">
            <text:p>0,52860</text:p>
          </table:table-cell>
          <table:table-cell table:formula="of:=SUM([.E25:.G25])" office:value-type="float" office:value="0.0006866811">
            <text:p>0,00069</text:p>
          </table:table-cell>
          <table:table-cell table:formula="of:=SUM([.H25:.J25])" office:value-type="float" office:value="0.4707176976">
            <text:p>0,4707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55334499">
            <text:p>0,26553</text:p>
          </table:table-cell>
          <table:table-cell office:value-type="float" office:value="0.0000009825">
            <text:p>0,00000</text:p>
          </table:table-cell>
          <table:table-cell office:value-type="float" office:value="0.2149607224">
            <text:p>0,21496</text:p>
          </table:table-cell>
          <table:table-cell office:value-type="float" office:value="0.0000040579">
            <text:p>0,00000</text:p>
          </table:table-cell>
          <table:table-cell office:value-type="float" office:value="0.0000840774">
            <text:p>0,00008</text:p>
          </table:table-cell>
          <table:table-cell office:value-type="float" office:value="0.0000595831">
            <text:p>0,00006</text:p>
          </table:table-cell>
          <table:table-cell office:value-type="float" office:value="0.2919636952">
            <text:p>0,29196</text:p>
          </table:table-cell>
          <table:table-cell office:value-type="float" office:value="0">
            <text:p>0,00000</text:p>
          </table:table-cell>
          <table:table-cell office:value-type="float" office:value="0.2273934316">
            <text:p>0,22739</text:p>
          </table:table-cell>
          <table:table-cell/>
          <table:table-cell table:formula="of:=[.B26]+[.E26]+[.H26]" office:value-type="float" office:value="0.557501203">
            <text:p>0,55750</text:p>
          </table:table-cell>
          <table:table-cell table:formula="of:=[.C26]+[.F26]+[.I26]" office:value-type="float" office:value="0.0000850599">
            <text:p>0,00009</text:p>
          </table:table-cell>
          <table:table-cell table:formula="of:=[.D26]+[.G26]+[.J26]" office:value-type="float" office:value="0.4424137371">
            <text:p>0,44241</text:p>
          </table:table-cell>
          <table:table-cell/>
          <table:table-cell table:formula="of:=SUM([.B26:.D26])" office:value-type="float" office:value="0.4804951548">
            <text:p>0,48050</text:p>
          </table:table-cell>
          <table:table-cell table:formula="of:=SUM([.E26:.G26])" office:value-type="float" office:value="0.0001477184">
            <text:p>0,00015</text:p>
          </table:table-cell>
          <table:table-cell table:formula="of:=SUM([.H26:.J26])" office:value-type="float" office:value="0.5193571268">
            <text:p>0,519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84325422">
            <text:p>0,18433</text:p>
          </table:table-cell>
          <table:table-cell office:value-type="float" office:value="0.0000331242">
            <text:p>0,00003</text:p>
          </table:table-cell>
          <table:table-cell office:value-type="float" office:value="0.2769959202">
            <text:p>0,27700</text:p>
          </table:table-cell>
          <table:table-cell office:value-type="float" office:value="0.0011766709">
            <text:p>0,00118</text:p>
          </table:table-cell>
          <table:table-cell office:value-type="float" office:value="0.0000180985">
            <text:p>0,00002</text:p>
          </table:table-cell>
          <table:table-cell office:value-type="float" office:value="0.0013864043">
            <text:p>0,00139</text:p>
          </table:table-cell>
          <table:table-cell office:value-type="float" office:value="0.2390171873">
            <text:p>0,23902</text:p>
          </table:table-cell>
          <table:table-cell office:value-type="float" office:value="0.0003346652">
            <text:p>0,00033</text:p>
          </table:table-cell>
          <table:table-cell office:value-type="float" office:value="0.2967125075">
            <text:p>0,29671</text:p>
          </table:table-cell>
          <table:table-cell/>
          <table:table-cell table:formula="of:=[.B27]+[.E27]+[.H27]" office:value-type="float" office:value="0.4245192802">
            <text:p>0,42452</text:p>
          </table:table-cell>
          <table:table-cell table:formula="of:=[.C27]+[.F27]+[.I27]" office:value-type="float" office:value="0.0003858879">
            <text:p>0,00039</text:p>
          </table:table-cell>
          <table:table-cell table:formula="of:=[.D27]+[.G27]+[.J27]" office:value-type="float" office:value="0.575094832">
            <text:p>0,57509</text:p>
          </table:table-cell>
          <table:table-cell/>
          <table:table-cell table:formula="of:=SUM([.B27:.D27])" office:value-type="float" office:value="0.4613544664">
            <text:p>0,46135</text:p>
          </table:table-cell>
          <table:table-cell table:formula="of:=SUM([.E27:.G27])" office:value-type="float" office:value="0.0025811737">
            <text:p>0,00258</text:p>
          </table:table-cell>
          <table:table-cell table:formula="of:=SUM([.H27:.J27])" office:value-type="float" office:value="0.53606436">
            <text:p>0,5360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3703393">
            <text:p>0,26037</text:p>
          </table:table-cell>
          <table:table-cell office:value-type="float" office:value="0.0002143875">
            <text:p>0,00021</text:p>
          </table:table-cell>
          <table:table-cell office:value-type="float" office:value="0.3011748093">
            <text:p>0,30117</text:p>
          </table:table-cell>
          <table:table-cell office:value-type="float" office:value="0.000613788">
            <text:p>0,00061</text:p>
          </table:table-cell>
          <table:table-cell office:value-type="float" office:value="0.0000295862">
            <text:p>0,00003</text:p>
          </table:table-cell>
          <table:table-cell office:value-type="float" office:value="0">
            <text:p>0,00000</text:p>
          </table:table-cell>
          <table:table-cell office:value-type="float" office:value="0.1911653058">
            <text:p>0,19117</text:p>
          </table:table-cell>
          <table:table-cell office:value-type="float" office:value="0.000014191">
            <text:p>0,00001</text:p>
          </table:table-cell>
          <table:table-cell office:value-type="float" office:value="0.2464175929">
            <text:p>0,24642</text:p>
          </table:table-cell>
          <table:table-cell/>
          <table:table-cell table:formula="of:=[.B28]+[.E28]+[.H28]" office:value-type="float" office:value="0.4521494331">
            <text:p>0,45215</text:p>
          </table:table-cell>
          <table:table-cell table:formula="of:=[.C28]+[.F28]+[.I28]" office:value-type="float" office:value="0.0002581647">
            <text:p>0,00026</text:p>
          </table:table-cell>
          <table:table-cell table:formula="of:=[.D28]+[.G28]+[.J28]" office:value-type="float" office:value="0.5475924022">
            <text:p>0,54759</text:p>
          </table:table-cell>
          <table:table-cell/>
          <table:table-cell table:formula="of:=SUM([.B28:.D28])" office:value-type="float" office:value="0.5617595361">
            <text:p>0,56176</text:p>
          </table:table-cell>
          <table:table-cell table:formula="of:=SUM([.E28:.G28])" office:value-type="float" office:value="0.0006433742">
            <text:p>0,00064</text:p>
          </table:table-cell>
          <table:table-cell table:formula="of:=SUM([.H28:.J28])" office:value-type="float" office:value="0.4375970897">
            <text:p>0,4376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68780144">
            <text:p>0,22688</text:p>
          </table:table-cell>
          <table:table-cell office:value-type="float" office:value="0.0000040862">
            <text:p>0,00000</text:p>
          </table:table-cell>
          <table:table-cell office:value-type="float" office:value="0.2786293604">
            <text:p>0,27863</text:p>
          </table:table-cell>
          <table:table-cell office:value-type="float" office:value="0.0003378961">
            <text:p>0,00034</text:p>
          </table:table-cell>
          <table:table-cell office:value-type="float" office:value="0">
            <text:p>0,00000</text:p>
          </table:table-cell>
          <table:table-cell office:value-type="float" office:value="0.000224308">
            <text:p>0,00022</text:p>
          </table:table-cell>
          <table:table-cell office:value-type="float" office:value="0.2088641703">
            <text:p>0,20886</text:p>
          </table:table-cell>
          <table:table-cell office:value-type="float" office:value="0.0012409089">
            <text:p>0,00124</text:p>
          </table:table-cell>
          <table:table-cell office:value-type="float" office:value="0.2838212556">
            <text:p>0,28382</text:p>
          </table:table-cell>
          <table:table-cell/>
          <table:table-cell table:formula="of:=[.B29]+[.E29]+[.H29]" office:value-type="float" office:value="0.4360800808">
            <text:p>0,43608</text:p>
          </table:table-cell>
          <table:table-cell table:formula="of:=[.C29]+[.F29]+[.I29]" office:value-type="float" office:value="0.0012449951">
            <text:p>0,00124</text:p>
          </table:table-cell>
          <table:table-cell table:formula="of:=[.D29]+[.G29]+[.J29]" office:value-type="float" office:value="0.562674924">
            <text:p>0,56267</text:p>
          </table:table-cell>
          <table:table-cell/>
          <table:table-cell table:formula="of:=SUM([.B29:.D29])" office:value-type="float" office:value="0.505511461">
            <text:p>0,50551</text:p>
          </table:table-cell>
          <table:table-cell table:formula="of:=SUM([.E29:.G29])" office:value-type="float" office:value="0.0005622041">
            <text:p>0,00056</text:p>
          </table:table-cell>
          <table:table-cell table:formula="of:=SUM([.H29:.J29])" office:value-type="float" office:value="0.4939263348">
            <text:p>0,4939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78508227">
            <text:p>0,22785</text:p>
          </table:table-cell>
          <table:table-cell office:value-type="float" office:value="0.0000724046">
            <text:p>0,00007</text:p>
          </table:table-cell>
          <table:table-cell office:value-type="float" office:value="0.2870077224">
            <text:p>0,28701</text:p>
          </table:table-cell>
          <table:table-cell office:value-type="float" office:value="0.000403014">
            <text:p>0,00040</text:p>
          </table:table-cell>
          <table:table-cell office:value-type="float" office:value="0">
            <text:p>0,00000</text:p>
          </table:table-cell>
          <table:table-cell office:value-type="float" office:value="0.0002362875">
            <text:p>0,00024</text:p>
          </table:table-cell>
          <table:table-cell office:value-type="float" office:value="0.2280566384">
            <text:p>0,22806</text:p>
          </table:table-cell>
          <table:table-cell office:value-type="float" office:value="0.0003437853">
            <text:p>0,00034</text:p>
          </table:table-cell>
          <table:table-cell office:value-type="float" office:value="0.2560293252">
            <text:p>0,25603</text:p>
          </table:table-cell>
          <table:table-cell/>
          <table:table-cell table:formula="of:=[.B30]+[.E30]+[.H30]" office:value-type="float" office:value="0.4563104751">
            <text:p>0,45631</text:p>
          </table:table-cell>
          <table:table-cell table:formula="of:=[.C30]+[.F30]+[.I30]" office:value-type="float" office:value="0.0004161899">
            <text:p>0,00042</text:p>
          </table:table-cell>
          <table:table-cell table:formula="of:=[.D30]+[.G30]+[.J30]" office:value-type="float" office:value="0.5432733351">
            <text:p>0,54327</text:p>
          </table:table-cell>
          <table:table-cell/>
          <table:table-cell table:formula="of:=SUM([.B30:.D30])" office:value-type="float" office:value="0.5149309497">
            <text:p>0,51493</text:p>
          </table:table-cell>
          <table:table-cell table:formula="of:=SUM([.E30:.G30])" office:value-type="float" office:value="0.0006393015">
            <text:p>0,00064</text:p>
          </table:table-cell>
          <table:table-cell table:formula="of:=SUM([.H30:.J30])" office:value-type="float" office:value="0.4844297489">
            <text:p>0,4844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4118471">
            <text:p>0,25941</text:p>
          </table:table-cell>
          <table:table-cell office:value-type="float" office:value="0.0000165811">
            <text:p>0,00002</text:p>
          </table:table-cell>
          <table:table-cell office:value-type="float" office:value="0.2301223961">
            <text:p>0,23012</text:p>
          </table:table-cell>
          <table:table-cell office:value-type="float" office:value="0.0000080401">
            <text:p>0,00001</text:p>
          </table:table-cell>
          <table:table-cell office:value-type="float" office:value="0.0000005023">
            <text:p>0,00000</text:p>
          </table:table-cell>
          <table:table-cell office:value-type="float" office:value="0.0002221472">
            <text:p>0,00022</text:p>
          </table:table-cell>
          <table:table-cell office:value-type="float" office:value="0.280542401">
            <text:p>0,28054</text:p>
          </table:table-cell>
          <table:table-cell office:value-type="float" office:value="0">
            <text:p>0,00000</text:p>
          </table:table-cell>
          <table:table-cell office:value-type="float" office:value="0.2296760852">
            <text:p>0,22968</text:p>
          </table:table-cell>
          <table:table-cell/>
          <table:table-cell table:formula="of:=[.B31]+[.E31]+[.H31]" office:value-type="float" office:value="0.5399622882">
            <text:p>0,53996</text:p>
          </table:table-cell>
          <table:table-cell table:formula="of:=[.C31]+[.F31]+[.I31]" office:value-type="float" office:value="0.0000170834">
            <text:p>0,00002</text:p>
          </table:table-cell>
          <table:table-cell table:formula="of:=[.D31]+[.G31]+[.J31]" office:value-type="float" office:value="0.4600206285">
            <text:p>0,46002</text:p>
          </table:table-cell>
          <table:table-cell/>
          <table:table-cell table:formula="of:=SUM([.B31:.D31])" office:value-type="float" office:value="0.4895508243">
            <text:p>0,48955</text:p>
          </table:table-cell>
          <table:table-cell table:formula="of:=SUM([.E31:.G31])" office:value-type="float" office:value="0.0002306896">
            <text:p>0,00023</text:p>
          </table:table-cell>
          <table:table-cell table:formula="of:=SUM([.H31:.J31])" office:value-type="float" office:value="0.5102184862">
            <text:p>0,5102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98604261">
            <text:p>0,20986</text:p>
          </table:table-cell>
          <table:table-cell office:value-type="float" office:value="0.0005236694">
            <text:p>0,00052</text:p>
          </table:table-cell>
          <table:table-cell office:value-type="float" office:value="0.2701325592">
            <text:p>0,27013</text:p>
          </table:table-cell>
          <table:table-cell office:value-type="float" office:value="0.0001303278">
            <text:p>0,00013</text:p>
          </table:table-cell>
          <table:table-cell office:value-type="float" office:value="0.0000063337">
            <text:p>0,00001</text:p>
          </table:table-cell>
          <table:table-cell office:value-type="float" office:value="0">
            <text:p>0,00000</text:p>
          </table:table-cell>
          <table:table-cell office:value-type="float" office:value="0.2254136488">
            <text:p>0,22541</text:p>
          </table:table-cell>
          <table:table-cell office:value-type="float" office:value="0.0002485044">
            <text:p>0,00025</text:p>
          </table:table-cell>
          <table:table-cell office:value-type="float" office:value="0.2936845306">
            <text:p>0,29368</text:p>
          </table:table-cell>
          <table:table-cell/>
          <table:table-cell table:formula="of:=[.B32]+[.E32]+[.H32]" office:value-type="float" office:value="0.4354044027">
            <text:p>0,43540</text:p>
          </table:table-cell>
          <table:table-cell table:formula="of:=[.C32]+[.F32]+[.I32]" office:value-type="float" office:value="0.0007785075">
            <text:p>0,00078</text:p>
          </table:table-cell>
          <table:table-cell table:formula="of:=[.D32]+[.G32]+[.J32]" office:value-type="float" office:value="0.5638170898">
            <text:p>0,56382</text:p>
          </table:table-cell>
          <table:table-cell/>
          <table:table-cell table:formula="of:=SUM([.B32:.D32])" office:value-type="float" office:value="0.4805166547">
            <text:p>0,48052</text:p>
          </table:table-cell>
          <table:table-cell table:formula="of:=SUM([.E32:.G32])" office:value-type="float" office:value="0.0001366615">
            <text:p>0,00014</text:p>
          </table:table-cell>
          <table:table-cell table:formula="of:=SUM([.H32:.J32])" office:value-type="float" office:value="0.5193466838">
            <text:p>0,519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8393988">
            <text:p>0,24084</text:p>
          </table:table-cell>
          <table:table-cell office:value-type="float" office:value="0.0004358042">
            <text:p>0,00044</text:p>
          </table:table-cell>
          <table:table-cell office:value-type="float" office:value="0.3215916088">
            <text:p>0,32159</text:p>
          </table:table-cell>
          <table:table-cell office:value-type="float" office:value="0.000091936">
            <text:p>0,00009</text:p>
          </table:table-cell>
          <table:table-cell office:value-type="float" office:value="0.0000020227">
            <text:p>0,00000</text:p>
          </table:table-cell>
          <table:table-cell office:value-type="float" office:value="0.0012677071">
            <text:p>0,00127</text:p>
          </table:table-cell>
          <table:table-cell office:value-type="float" office:value="0.1997713279">
            <text:p>0,19977</text:p>
          </table:table-cell>
          <table:table-cell office:value-type="float" office:value="0.0007795693">
            <text:p>0,00078</text:p>
          </table:table-cell>
          <table:table-cell office:value-type="float" office:value="0.2352206251">
            <text:p>0,23522</text:p>
          </table:table-cell>
          <table:table-cell/>
          <table:table-cell table:formula="of:=[.B33]+[.E33]+[.H33]" office:value-type="float" office:value="0.4407026627">
            <text:p>0,44070</text:p>
          </table:table-cell>
          <table:table-cell table:formula="of:=[.C33]+[.F33]+[.I33]" office:value-type="float" office:value="0.0012173962">
            <text:p>0,00122</text:p>
          </table:table-cell>
          <table:table-cell table:formula="of:=[.D33]+[.G33]+[.J33]" office:value-type="float" office:value="0.558079941">
            <text:p>0,55808</text:p>
          </table:table-cell>
          <table:table-cell/>
          <table:table-cell table:formula="of:=SUM([.B33:.D33])" office:value-type="float" office:value="0.5628668118">
            <text:p>0,56287</text:p>
          </table:table-cell>
          <table:table-cell table:formula="of:=SUM([.E33:.G33])" office:value-type="float" office:value="0.0013616658">
            <text:p>0,00136</text:p>
          </table:table-cell>
          <table:table-cell table:formula="of:=SUM([.H33:.J33])" office:value-type="float" office:value="0.4357715223">
            <text:p>0,4357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5466809">
            <text:p>0,24155</text:p>
          </table:table-cell>
          <table:table-cell office:value-type="float" office:value="0.0000024681">
            <text:p>0,00000</text:p>
          </table:table-cell>
          <table:table-cell office:value-type="float" office:value="0.2051485008">
            <text:p>0,20515</text:p>
          </table:table-cell>
          <table:table-cell office:value-type="float" office:value="0.000297856">
            <text:p>0,00030</text:p>
          </table:table-cell>
          <table:table-cell office:value-type="float" office:value="0.000001542">
            <text:p>0,00000</text:p>
          </table:table-cell>
          <table:table-cell office:value-type="float" office:value="0.0001370915">
            <text:p>0,00014</text:p>
          </table:table-cell>
          <table:table-cell office:value-type="float" office:value="0.3055785813">
            <text:p>0,30558</text:p>
          </table:table-cell>
          <table:table-cell office:value-type="float" office:value="0">
            <text:p>0,00000</text:p>
          </table:table-cell>
          <table:table-cell office:value-type="float" office:value="0.2472872794">
            <text:p>0,24729</text:p>
          </table:table-cell>
          <table:table-cell/>
          <table:table-cell table:formula="of:=[.B34]+[.E34]+[.H34]" office:value-type="float" office:value="0.5474231182">
            <text:p>0,54742</text:p>
          </table:table-cell>
          <table:table-cell table:formula="of:=[.C34]+[.F34]+[.I34]" office:value-type="float" office:value="0.0000040101">
            <text:p>0,00000</text:p>
          </table:table-cell>
          <table:table-cell table:formula="of:=[.D34]+[.G34]+[.J34]" office:value-type="float" office:value="0.4525728717">
            <text:p>0,45257</text:p>
          </table:table-cell>
          <table:table-cell/>
          <table:table-cell table:formula="of:=SUM([.B34:.D34])" office:value-type="float" office:value="0.4466976498">
            <text:p>0,44670</text:p>
          </table:table-cell>
          <table:table-cell table:formula="of:=SUM([.E34:.G34])" office:value-type="float" office:value="0.0004364895">
            <text:p>0,00044</text:p>
          </table:table-cell>
          <table:table-cell table:formula="of:=SUM([.H34:.J34])" office:value-type="float" office:value="0.5528658607">
            <text:p>0,5528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4975129">
            <text:p>0,25950</text:p>
          </table:table-cell>
          <table:table-cell office:value-type="float" office:value="0.0008275563">
            <text:p>0,00083</text:p>
          </table:table-cell>
          <table:table-cell office:value-type="float" office:value="0.2284696657">
            <text:p>0,22847</text:p>
          </table:table-cell>
          <table:table-cell office:value-type="float" office:value="0.0000011513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821962">
            <text:p>0,00008</text:p>
          </table:table-cell>
          <table:table-cell office:value-type="float" office:value="0.2814411196">
            <text:p>0,28144</text:p>
          </table:table-cell>
          <table:table-cell office:value-type="float" office:value="0.0003874121">
            <text:p>0,00039</text:p>
          </table:table-cell>
          <table:table-cell office:value-type="float" office:value="0.229293386">
            <text:p>0,22929</text:p>
          </table:table-cell>
          <table:table-cell/>
          <table:table-cell table:formula="of:=[.B35]+[.E35]+[.H35]" office:value-type="float" office:value="0.5409397838">
            <text:p>0,54094</text:p>
          </table:table-cell>
          <table:table-cell table:formula="of:=[.C35]+[.F35]+[.I35]" office:value-type="float" office:value="0.0012149684">
            <text:p>0,00121</text:p>
          </table:table-cell>
          <table:table-cell table:formula="of:=[.D35]+[.G35]+[.J35]" office:value-type="float" office:value="0.4578452479">
            <text:p>0,45785</text:p>
          </table:table-cell>
          <table:table-cell/>
          <table:table-cell table:formula="of:=SUM([.B35:.D35])" office:value-type="float" office:value="0.4887947349">
            <text:p>0,48879</text:p>
          </table:table-cell>
          <table:table-cell table:formula="of:=SUM([.E35:.G35])" office:value-type="float" office:value="0.0000833475">
            <text:p>0,00008</text:p>
          </table:table-cell>
          <table:table-cell table:formula="of:=SUM([.H35:.J35])" office:value-type="float" office:value="0.5111219177">
            <text:p>0,5111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1600624">
            <text:p>0,24160</text:p>
          </table:table-cell>
          <table:table-cell office:value-type="float" office:value="0.0000586038">
            <text:p>0,00006</text:p>
          </table:table-cell>
          <table:table-cell office:value-type="float" office:value="0.2829521972">
            <text:p>0,28295</text:p>
          </table:table-cell>
          <table:table-cell office:value-type="float" office:value="0.0012836016">
            <text:p>0,00128</text:p>
          </table:table-cell>
          <table:table-cell office:value-type="float" office:value="0">
            <text:p>0,00000</text:p>
          </table:table-cell>
          <table:table-cell office:value-type="float" office:value="0.0002349823">
            <text:p>0,00023</text:p>
          </table:table-cell>
          <table:table-cell office:value-type="float" office:value="0.2178596999">
            <text:p>0,21786</text:p>
          </table:table-cell>
          <table:table-cell office:value-type="float" office:value="0.0023508968">
            <text:p>0,00235</text:p>
          </table:table-cell>
          <table:table-cell office:value-type="float" office:value="0.2536593943">
            <text:p>0,25366</text:p>
          </table:table-cell>
          <table:table-cell/>
          <table:table-cell table:formula="of:=[.B36]+[.E36]+[.H36]" office:value-type="float" office:value="0.4607439255">
            <text:p>0,46074</text:p>
          </table:table-cell>
          <table:table-cell table:formula="of:=[.C36]+[.F36]+[.I36]" office:value-type="float" office:value="0.0024095006">
            <text:p>0,00241</text:p>
          </table:table-cell>
          <table:table-cell table:formula="of:=[.D36]+[.G36]+[.J36]" office:value-type="float" office:value="0.5368465738">
            <text:p>0,53685</text:p>
          </table:table-cell>
          <table:table-cell/>
          <table:table-cell table:formula="of:=SUM([.B36:.D36])" office:value-type="float" office:value="0.524611425">
            <text:p>0,52461</text:p>
          </table:table-cell>
          <table:table-cell table:formula="of:=SUM([.E36:.G36])" office:value-type="float" office:value="0.0015185839">
            <text:p>0,00152</text:p>
          </table:table-cell>
          <table:table-cell table:formula="of:=SUM([.H36:.J36])" office:value-type="float" office:value="0.473869991">
            <text:p>0,4738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64884495">
            <text:p>0,27649</text:p>
          </table:table-cell>
          <table:table-cell office:value-type="float" office:value="0.0012147414">
            <text:p>0,00121</text:p>
          </table:table-cell>
          <table:table-cell office:value-type="float" office:value="0.2278581919">
            <text:p>0,22786</text:p>
          </table:table-cell>
          <table:table-cell office:value-type="float" office:value="0.000000703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894329">
            <text:p>0,00009</text:p>
          </table:table-cell>
          <table:table-cell office:value-type="float" office:value="0.2720409687">
            <text:p>0,27204</text:p>
          </table:table-cell>
          <table:table-cell office:value-type="float" office:value="0.0015865243">
            <text:p>0,00159</text:p>
          </table:table-cell>
          <table:table-cell office:value-type="float" office:value="0.2207209877">
            <text:p>0,22072</text:p>
          </table:table-cell>
          <table:table-cell/>
          <table:table-cell table:formula="of:=[.B37]+[.E37]+[.H37]" office:value-type="float" office:value="0.5485301219">
            <text:p>0,54853</text:p>
          </table:table-cell>
          <table:table-cell table:formula="of:=[.C37]+[.F37]+[.I37]" office:value-type="float" office:value="0.0028012657">
            <text:p>0,00280</text:p>
          </table:table-cell>
          <table:table-cell table:formula="of:=[.D37]+[.G37]+[.J37]" office:value-type="float" office:value="0.4486686125">
            <text:p>0,44867</text:p>
          </table:table-cell>
          <table:table-cell/>
          <table:table-cell table:formula="of:=SUM([.B37:.D37])" office:value-type="float" office:value="0.5055613828">
            <text:p>0,50556</text:p>
          </table:table-cell>
          <table:table-cell table:formula="of:=SUM([.E37:.G37])" office:value-type="float" office:value="0.0000901366">
            <text:p>0,00009</text:p>
          </table:table-cell>
          <table:table-cell table:formula="of:=SUM([.H37:.J37])" office:value-type="float" office:value="0.4943484807">
            <text:p>0,494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75772431">
            <text:p>0,25758</text:p>
          </table:table-cell>
          <table:table-cell office:value-type="float" office:value="0.000000665">
            <text:p>0,00000</text:p>
          </table:table-cell>
          <table:table-cell office:value-type="float" office:value="0.2060173621">
            <text:p>0,20602</text:p>
          </table:table-cell>
          <table:table-cell office:value-type="float" office:value="0.0000181861">
            <text:p>0,00002</text:p>
          </table:table-cell>
          <table:table-cell office:value-type="float" office:value="0.0000080209">
            <text:p>0,00001</text:p>
          </table:table-cell>
          <table:table-cell office:value-type="float" office:value="0.0001449538">
            <text:p>0,00014</text:p>
          </table:table-cell>
          <table:table-cell office:value-type="float" office:value="0.2946471693">
            <text:p>0,29465</text:p>
          </table:table-cell>
          <table:table-cell office:value-type="float" office:value="0.0005603775">
            <text:p>0,00056</text:p>
          </table:table-cell>
          <table:table-cell office:value-type="float" office:value="0.2410260222">
            <text:p>0,24103</text:p>
          </table:table-cell>
          <table:table-cell/>
          <table:table-cell table:formula="of:=[.B38]+[.E38]+[.H38]" office:value-type="float" office:value="0.5522425985">
            <text:p>0,55224</text:p>
          </table:table-cell>
          <table:table-cell table:formula="of:=[.C38]+[.F38]+[.I38]" office:value-type="float" office:value="0.0005690634">
            <text:p>0,00057</text:p>
          </table:table-cell>
          <table:table-cell table:formula="of:=[.D38]+[.G38]+[.J38]" office:value-type="float" office:value="0.4471883381">
            <text:p>0,44719</text:p>
          </table:table-cell>
          <table:table-cell/>
          <table:table-cell table:formula="of:=SUM([.B38:.D38])" office:value-type="float" office:value="0.4635952702">
            <text:p>0,46360</text:p>
          </table:table-cell>
          <table:table-cell table:formula="of:=SUM([.E38:.G38])" office:value-type="float" office:value="0.0001711608">
            <text:p>0,00017</text:p>
          </table:table-cell>
          <table:table-cell table:formula="of:=SUM([.H38:.J38])" office:value-type="float" office:value="0.536233569">
            <text:p>0,5362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62418912">
            <text:p>0,24624</text:p>
          </table:table-cell>
          <table:table-cell office:value-type="float" office:value="0.0000011409">
            <text:p>0,00000</text:p>
          </table:table-cell>
          <table:table-cell office:value-type="float" office:value="0.2224597798">
            <text:p>0,22246</text:p>
          </table:table-cell>
          <table:table-cell office:value-type="float" office:value="0.0003846183">
            <text:p>0,00038</text:p>
          </table:table-cell>
          <table:table-cell office:value-type="float" office:value="0.000002083">
            <text:p>0,00000</text:p>
          </table:table-cell>
          <table:table-cell office:value-type="float" office:value="0.0000172877">
            <text:p>0,00002</text:p>
          </table:table-cell>
          <table:table-cell office:value-type="float" office:value="0.2914797956">
            <text:p>0,29148</text:p>
          </table:table-cell>
          <table:table-cell office:value-type="float" office:value="0">
            <text:p>0,00000</text:p>
          </table:table-cell>
          <table:table-cell office:value-type="float" office:value="0.2394134034">
            <text:p>0,23941</text:p>
          </table:table-cell>
          <table:table-cell/>
          <table:table-cell table:formula="of:=[.B39]+[.E39]+[.H39]" office:value-type="float" office:value="0.5381063051">
            <text:p>0,53811</text:p>
          </table:table-cell>
          <table:table-cell table:formula="of:=[.C39]+[.F39]+[.I39]" office:value-type="float" office:value="0.0000032239">
            <text:p>0,00000</text:p>
          </table:table-cell>
          <table:table-cell table:formula="of:=[.D39]+[.G39]+[.J39]" office:value-type="float" office:value="0.4618904709">
            <text:p>0,46189</text:p>
          </table:table-cell>
          <table:table-cell/>
          <table:table-cell table:formula="of:=SUM([.B39:.D39])" office:value-type="float" office:value="0.4687028119">
            <text:p>0,46870</text:p>
          </table:table-cell>
          <table:table-cell table:formula="of:=SUM([.E39:.G39])" office:value-type="float" office:value="0.000403989">
            <text:p>0,00040</text:p>
          </table:table-cell>
          <table:table-cell table:formula="of:=SUM([.H39:.J39])" office:value-type="float" office:value="0.530893199">
            <text:p>0,5308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002747613">
            <text:p>0,20027</text:p>
          </table:table-cell>
          <table:table-cell office:value-type="float" office:value="0.0005061589">
            <text:p>0,00051</text:p>
          </table:table-cell>
          <table:table-cell office:value-type="float" office:value="0.26055985">
            <text:p>0,26056</text:p>
          </table:table-cell>
          <table:table-cell office:value-type="float" office:value="0.0000845196">
            <text:p>0,00008</text:p>
          </table:table-cell>
          <table:table-cell office:value-type="float" office:value="0.0000589536">
            <text:p>0,00006</text:p>
          </table:table-cell>
          <table:table-cell office:value-type="float" office:value="0">
            <text:p>0,00000</text:p>
          </table:table-cell>
          <table:table-cell office:value-type="float" office:value="0.2391534715">
            <text:p>0,23915</text:p>
          </table:table-cell>
          <table:table-cell office:value-type="float" office:value="0.0013156069">
            <text:p>0,00132</text:p>
          </table:table-cell>
          <table:table-cell office:value-type="float" office:value="0.2980466781">
            <text:p>0,29805</text:p>
          </table:table-cell>
          <table:table-cell/>
          <table:table-cell table:formula="of:=[.B40]+[.E40]+[.H40]" office:value-type="float" office:value="0.4395127524">
            <text:p>0,43951</text:p>
          </table:table-cell>
          <table:table-cell table:formula="of:=[.C40]+[.F40]+[.I40]" office:value-type="float" office:value="0.0018807194">
            <text:p>0,00188</text:p>
          </table:table-cell>
          <table:table-cell table:formula="of:=[.D40]+[.G40]+[.J40]" office:value-type="float" office:value="0.5586065281">
            <text:p>0,55861</text:p>
          </table:table-cell>
          <table:table-cell/>
          <table:table-cell table:formula="of:=SUM([.B40:.D40])" office:value-type="float" office:value="0.4613407702">
            <text:p>0,46134</text:p>
          </table:table-cell>
          <table:table-cell table:formula="of:=SUM([.E40:.G40])" office:value-type="float" office:value="0.0001434732">
            <text:p>0,00014</text:p>
          </table:table-cell>
          <table:table-cell table:formula="of:=SUM([.H40:.J40])" office:value-type="float" office:value="0.5385157565">
            <text:p>0,538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5210616">
            <text:p>0,22852</text:p>
          </table:table-cell>
          <table:table-cell office:value-type="float" office:value="0.0000102958">
            <text:p>0,00001</text:p>
          </table:table-cell>
          <table:table-cell office:value-type="float" office:value="0.3153486742">
            <text:p>0,31535</text:p>
          </table:table-cell>
          <table:table-cell office:value-type="float" office:value="0.0006931407">
            <text:p>0,00069</text:p>
          </table:table-cell>
          <table:table-cell office:value-type="float" office:value="0.0004912664">
            <text:p>0,00049</text:p>
          </table:table-cell>
          <table:table-cell office:value-type="float" office:value="0.0004138201">
            <text:p>0,00041</text:p>
          </table:table-cell>
          <table:table-cell office:value-type="float" office:value="0.2206706192">
            <text:p>0,22067</text:p>
          </table:table-cell>
          <table:table-cell office:value-type="float" office:value="0.0003731985">
            <text:p>0,00037</text:p>
          </table:table-cell>
          <table:table-cell office:value-type="float" office:value="0.2334779236">
            <text:p>0,23348</text:p>
          </table:table-cell>
          <table:table-cell/>
          <table:table-cell table:formula="of:=[.B41]+[.E41]+[.H41]" office:value-type="float" office:value="0.4498848215">
            <text:p>0,44988</text:p>
          </table:table-cell>
          <table:table-cell table:formula="of:=[.C41]+[.F41]+[.I41]" office:value-type="float" office:value="0.0008747607">
            <text:p>0,00087</text:p>
          </table:table-cell>
          <table:table-cell table:formula="of:=[.D41]+[.G41]+[.J41]" office:value-type="float" office:value="0.5492404179">
            <text:p>0,54924</text:p>
          </table:table-cell>
          <table:table-cell/>
          <table:table-cell table:formula="of:=SUM([.B41:.D41])" office:value-type="float" office:value="0.5438800316">
            <text:p>0,54388</text:p>
          </table:table-cell>
          <table:table-cell table:formula="of:=SUM([.E41:.G41])" office:value-type="float" office:value="0.0015982272">
            <text:p>0,00160</text:p>
          </table:table-cell>
          <table:table-cell table:formula="of:=SUM([.H41:.J41])" office:value-type="float" office:value="0.4545217413">
            <text:p>0,454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4486433">
            <text:p>0,26345</text:p>
          </table:table-cell>
          <table:table-cell office:value-type="float" office:value="0.0012940719">
            <text:p>0,00129</text:p>
          </table:table-cell>
          <table:table-cell office:value-type="float" office:value="0.2279285893">
            <text:p>0,22793</text:p>
          </table:table-cell>
          <table:table-cell office:value-type="float" office:value="0.0000324734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7145315">
            <text:p>0,00071</text:p>
          </table:table-cell>
          <table:table-cell office:value-type="float" office:value="0.273365808">
            <text:p>0,27337</text:p>
          </table:table-cell>
          <table:table-cell office:value-type="float" office:value="0.0022556499">
            <text:p>0,00226</text:p>
          </table:table-cell>
          <table:table-cell office:value-type="float" office:value="0.2309602328">
            <text:p>0,23096</text:p>
          </table:table-cell>
          <table:table-cell/>
          <table:table-cell table:formula="of:=[.B42]+[.E42]+[.H42]" office:value-type="float" office:value="0.5368469247">
            <text:p>0,53685</text:p>
          </table:table-cell>
          <table:table-cell table:formula="of:=[.C42]+[.F42]+[.I42]" office:value-type="float" office:value="0.0035497218">
            <text:p>0,00355</text:p>
          </table:table-cell>
          <table:table-cell table:formula="of:=[.D42]+[.G42]+[.J42]" office:value-type="float" office:value="0.4596033536">
            <text:p>0,45960</text:p>
          </table:table-cell>
          <table:table-cell/>
          <table:table-cell table:formula="of:=SUM([.B42:.D42])" office:value-type="float" office:value="0.4926713045">
            <text:p>0,49267</text:p>
          </table:table-cell>
          <table:table-cell table:formula="of:=SUM([.E42:.G42])" office:value-type="float" office:value="0.0007470049">
            <text:p>0,00075</text:p>
          </table:table-cell>
          <table:table-cell table:formula="of:=SUM([.H42:.J42])" office:value-type="float" office:value="0.5065816907">
            <text:p>0,5065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73065453">
            <text:p>0,17307</text:p>
          </table:table-cell>
          <table:table-cell office:value-type="float" office:value="0.0020210531">
            <text:p>0,00202</text:p>
          </table:table-cell>
          <table:table-cell office:value-type="float" office:value="0.2859263107">
            <text:p>0,28593</text:p>
          </table:table-cell>
          <table:table-cell office:value-type="float" office:value="0.0000903161">
            <text:p>0,00009</text:p>
          </table:table-cell>
          <table:table-cell office:value-type="float" office:value="0.0000574947">
            <text:p>0,00006</text:p>
          </table:table-cell>
          <table:table-cell office:value-type="float" office:value="0.0014807141">
            <text:p>0,00148</text:p>
          </table:table-cell>
          <table:table-cell office:value-type="float" office:value="0.2492236772">
            <text:p>0,24922</text:p>
          </table:table-cell>
          <table:table-cell office:value-type="float" office:value="0.0001461866">
            <text:p>0,00015</text:p>
          </table:table-cell>
          <table:table-cell office:value-type="float" office:value="0.2879887944">
            <text:p>0,28799</text:p>
          </table:table-cell>
          <table:table-cell/>
          <table:table-cell table:formula="of:=[.B43]+[.E43]+[.H43]" office:value-type="float" office:value="0.4223794463">
            <text:p>0,42238</text:p>
          </table:table-cell>
          <table:table-cell table:formula="of:=[.C43]+[.F43]+[.I43]" office:value-type="float" office:value="0.0022247344">
            <text:p>0,00222</text:p>
          </table:table-cell>
          <table:table-cell table:formula="of:=[.D43]+[.G43]+[.J43]" office:value-type="float" office:value="0.5753958192">
            <text:p>0,57540</text:p>
          </table:table-cell>
          <table:table-cell/>
          <table:table-cell table:formula="of:=SUM([.B43:.D43])" office:value-type="float" office:value="0.4610128168">
            <text:p>0,46101</text:p>
          </table:table-cell>
          <table:table-cell table:formula="of:=SUM([.E43:.G43])" office:value-type="float" office:value="0.0016285249">
            <text:p>0,00163</text:p>
          </table:table-cell>
          <table:table-cell table:formula="of:=SUM([.H43:.J43])" office:value-type="float" office:value="0.5373586582">
            <text:p>0,5373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9993841">
            <text:p>0,27200</text:p>
          </table:table-cell>
          <table:table-cell office:value-type="float" office:value="0.0011353844">
            <text:p>0,00114</text:p>
          </table:table-cell>
          <table:table-cell office:value-type="float" office:value="0.2128121905">
            <text:p>0,21281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6479101">
            <text:p>0,00065</text:p>
          </table:table-cell>
          <table:table-cell office:value-type="float" office:value="0.2897907402">
            <text:p>0,28979</text:p>
          </table:table-cell>
          <table:table-cell office:value-type="float" office:value="0.0013139087">
            <text:p>0,00131</text:p>
          </table:table-cell>
          <table:table-cell office:value-type="float" office:value="0.222300482">
            <text:p>0,22230</text:p>
          </table:table-cell>
          <table:table-cell/>
          <table:table-cell table:formula="of:=[.B44]+[.E44]+[.H44]" office:value-type="float" office:value="0.5617901243">
            <text:p>0,56179</text:p>
          </table:table-cell>
          <table:table-cell table:formula="of:=[.C44]+[.F44]+[.I44]" office:value-type="float" office:value="0.0024492931">
            <text:p>0,00245</text:p>
          </table:table-cell>
          <table:table-cell table:formula="of:=[.D44]+[.G44]+[.J44]" office:value-type="float" office:value="0.4357605826">
            <text:p>0,43576</text:p>
          </table:table-cell>
          <table:table-cell/>
          <table:table-cell table:formula="of:=SUM([.B44:.D44])" office:value-type="float" office:value="0.485946959">
            <text:p>0,48595</text:p>
          </table:table-cell>
          <table:table-cell table:formula="of:=SUM([.E44:.G44])" office:value-type="float" office:value="0.0006479101">
            <text:p>0,00065</text:p>
          </table:table-cell>
          <table:table-cell table:formula="of:=SUM([.H44:.J44])" office:value-type="float" office:value="0.5134051309">
            <text:p>0,5134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6683184">
            <text:p>0,26668</text:p>
          </table:table-cell>
          <table:table-cell office:value-type="float" office:value="0.0011190827">
            <text:p>0,00112</text:p>
          </table:table-cell>
          <table:table-cell office:value-type="float" office:value="0.2931776449">
            <text:p>0,29318</text:p>
          </table:table-cell>
          <table:table-cell office:value-type="float" office:value="0.0003524347">
            <text:p>0,00035</text:p>
          </table:table-cell>
          <table:table-cell office:value-type="float" office:value="0.0000044342">
            <text:p>0,00000</text:p>
          </table:table-cell>
          <table:table-cell office:value-type="float" office:value="0">
            <text:p>0,00000</text:p>
          </table:table-cell>
          <table:table-cell office:value-type="float" office:value="0.2133085044">
            <text:p>0,21331</text:p>
          </table:table-cell>
          <table:table-cell office:value-type="float" office:value="0.0002473103">
            <text:p>0,00025</text:p>
          </table:table-cell>
          <table:table-cell office:value-type="float" office:value="0.2251074048">
            <text:p>0,22511</text:p>
          </table:table-cell>
          <table:table-cell/>
          <table:table-cell table:formula="of:=[.B45]+[.E45]+[.H45]" office:value-type="float" office:value="0.4803441231">
            <text:p>0,48034</text:p>
          </table:table-cell>
          <table:table-cell table:formula="of:=[.C45]+[.F45]+[.I45]" office:value-type="float" office:value="0.0013708272">
            <text:p>0,00137</text:p>
          </table:table-cell>
          <table:table-cell table:formula="of:=[.D45]+[.G45]+[.J45]" office:value-type="float" office:value="0.5182850497">
            <text:p>0,51829</text:p>
          </table:table-cell>
          <table:table-cell/>
          <table:table-cell table:formula="of:=SUM([.B45:.D45])" office:value-type="float" office:value="0.5609799116">
            <text:p>0,56098</text:p>
          </table:table-cell>
          <table:table-cell table:formula="of:=SUM([.E45:.G45])" office:value-type="float" office:value="0.0003568689">
            <text:p>0,00036</text:p>
          </table:table-cell>
          <table:table-cell table:formula="of:=SUM([.H45:.J45])" office:value-type="float" office:value="0.4386632195">
            <text:p>0,4386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687101372">
            <text:p>0,16871</text:p>
          </table:table-cell>
          <table:table-cell office:value-type="float" office:value="0.0009290997">
            <text:p>0,00093</text:p>
          </table:table-cell>
          <table:table-cell office:value-type="float" office:value="0.2666030356">
            <text:p>0,26660</text:p>
          </table:table-cell>
          <table:table-cell office:value-type="float" office:value="0.0002308813">
            <text:p>0,00023</text:p>
          </table:table-cell>
          <table:table-cell office:value-type="float" office:value="0.0000817569">
            <text:p>0,00008</text:p>
          </table:table-cell>
          <table:table-cell office:value-type="float" office:value="0.0015099811">
            <text:p>0,00151</text:p>
          </table:table-cell>
          <table:table-cell office:value-type="float" office:value="0.2561981062">
            <text:p>0,25620</text:p>
          </table:table-cell>
          <table:table-cell office:value-type="float" office:value="0.0008715198">
            <text:p>0,00087</text:p>
          </table:table-cell>
          <table:table-cell office:value-type="float" office:value="0.3048654822">
            <text:p>0,30487</text:p>
          </table:table-cell>
          <table:table-cell/>
          <table:table-cell table:formula="of:=[.B46]+[.E46]+[.H46]" office:value-type="float" office:value="0.4251391247">
            <text:p>0,42514</text:p>
          </table:table-cell>
          <table:table-cell table:formula="of:=[.C46]+[.F46]+[.I46]" office:value-type="float" office:value="0.0018823764">
            <text:p>0,00188</text:p>
          </table:table-cell>
          <table:table-cell table:formula="of:=[.D46]+[.G46]+[.J46]" office:value-type="float" office:value="0.5729784989">
            <text:p>0,57298</text:p>
          </table:table-cell>
          <table:table-cell/>
          <table:table-cell table:formula="of:=SUM([.B46:.D46])" office:value-type="float" office:value="0.4362422725">
            <text:p>0,43624</text:p>
          </table:table-cell>
          <table:table-cell table:formula="of:=SUM([.E46:.G46])" office:value-type="float" office:value="0.0018226193">
            <text:p>0,00182</text:p>
          </table:table-cell>
          <table:table-cell table:formula="of:=SUM([.H46:.J46])" office:value-type="float" office:value="0.5619351082">
            <text:p>0,5619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78211511">
            <text:p>0,26782</text:p>
          </table:table-cell>
          <table:table-cell office:value-type="float" office:value="0.0000080621">
            <text:p>0,00001</text:p>
          </table:table-cell>
          <table:table-cell office:value-type="float" office:value="0.2148590108">
            <text:p>0,21486</text:p>
          </table:table-cell>
          <table:table-cell office:value-type="float" office:value="0.000146475">
            <text:p>0,00015</text:p>
          </table:table-cell>
          <table:table-cell office:value-type="float" office:value="0.0000029456">
            <text:p>0,00000</text:p>
          </table:table-cell>
          <table:table-cell office:value-type="float" office:value="0.0002042068">
            <text:p>0,00020</text:p>
          </table:table-cell>
          <table:table-cell office:value-type="float" office:value="0.2968283676">
            <text:p>0,29683</text:p>
          </table:table-cell>
          <table:table-cell office:value-type="float" office:value="0">
            <text:p>0,00000</text:p>
          </table:table-cell>
          <table:table-cell office:value-type="float" office:value="0.220129781">
            <text:p>0,22013</text:p>
          </table:table-cell>
          <table:table-cell/>
          <table:table-cell table:formula="of:=[.B47]+[.E47]+[.H47]" office:value-type="float" office:value="0.5647959937">
            <text:p>0,56480</text:p>
          </table:table-cell>
          <table:table-cell table:formula="of:=[.C47]+[.F47]+[.I47]" office:value-type="float" office:value="0.0000110077">
            <text:p>0,00001</text:p>
          </table:table-cell>
          <table:table-cell table:formula="of:=[.D47]+[.G47]+[.J47]" office:value-type="float" office:value="0.4351929986">
            <text:p>0,43519</text:p>
          </table:table-cell>
          <table:table-cell/>
          <table:table-cell table:formula="of:=SUM([.B47:.D47])" office:value-type="float" office:value="0.482688224">
            <text:p>0,48269</text:p>
          </table:table-cell>
          <table:table-cell table:formula="of:=SUM([.E47:.G47])" office:value-type="float" office:value="0.0003536274">
            <text:p>0,00035</text:p>
          </table:table-cell>
          <table:table-cell table:formula="of:=SUM([.H47:.J47])" office:value-type="float" office:value="0.5169581486">
            <text:p>0,5169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83395545">
            <text:p>0,26834</text:p>
          </table:table-cell>
          <table:table-cell office:value-type="float" office:value="0.0016848824">
            <text:p>0,00168</text:p>
          </table:table-cell>
          <table:table-cell office:value-type="float" office:value="0.2479346579">
            <text:p>0,24793</text:p>
          </table:table-cell>
          <table:table-cell office:value-type="float" office:value="0.0000004429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3866815">
            <text:p>0,00039</text:p>
          </table:table-cell>
          <table:table-cell office:value-type="float" office:value="0.2681074432">
            <text:p>0,26811</text:p>
          </table:table-cell>
          <table:table-cell office:value-type="float" office:value="0.0009923057">
            <text:p>0,00099</text:p>
          </table:table-cell>
          <table:table-cell office:value-type="float" office:value="0.2125540319">
            <text:p>0,21255</text:p>
          </table:table-cell>
          <table:table-cell/>
          <table:table-cell table:formula="of:=[.B48]+[.E48]+[.H48]" office:value-type="float" office:value="0.5364474406">
            <text:p>0,53645</text:p>
          </table:table-cell>
          <table:table-cell table:formula="of:=[.C48]+[.F48]+[.I48]" office:value-type="float" office:value="0.0026771881">
            <text:p>0,00268</text:p>
          </table:table-cell>
          <table:table-cell table:formula="of:=[.D48]+[.G48]+[.J48]" office:value-type="float" office:value="0.4608753713">
            <text:p>0,46088</text:p>
          </table:table-cell>
          <table:table-cell/>
          <table:table-cell table:formula="of:=SUM([.B48:.D48])" office:value-type="float" office:value="0.5179590948">
            <text:p>0,51796</text:p>
          </table:table-cell>
          <table:table-cell table:formula="of:=SUM([.E48:.G48])" office:value-type="float" office:value="0.0003871244">
            <text:p>0,00039</text:p>
          </table:table-cell>
          <table:table-cell table:formula="of:=SUM([.H48:.J48])" office:value-type="float" office:value="0.4816537808">
            <text:p>0,4816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85079129">
            <text:p>0,22851</text:p>
          </table:table-cell>
          <table:table-cell office:value-type="float" office:value="0.0025544676">
            <text:p>0,00255</text:p>
          </table:table-cell>
          <table:table-cell office:value-type="float" office:value="0.2638929419">
            <text:p>0,26389</text:p>
          </table:table-cell>
          <table:table-cell office:value-type="float" office:value="0.0006287687">
            <text:p>0,00063</text:p>
          </table:table-cell>
          <table:table-cell office:value-type="float" office:value="0.0000195943">
            <text:p>0,00002</text:p>
          </table:table-cell>
          <table:table-cell office:value-type="float" office:value="0">
            <text:p>0,00000</text:p>
          </table:table-cell>
          <table:table-cell office:value-type="float" office:value="0.2211761197">
            <text:p>0,22118</text:p>
          </table:table-cell>
          <table:table-cell office:value-type="float" office:value="0.0030645478">
            <text:p>0,00306</text:p>
          </table:table-cell>
          <table:table-cell office:value-type="float" office:value="0.2801556471">
            <text:p>0,28016</text:p>
          </table:table-cell>
          <table:table-cell/>
          <table:table-cell table:formula="of:=[.B49]+[.E49]+[.H49]" office:value-type="float" office:value="0.4503128013">
            <text:p>0,45031</text:p>
          </table:table-cell>
          <table:table-cell table:formula="of:=[.C49]+[.F49]+[.I49]" office:value-type="float" office:value="0.0056386097">
            <text:p>0,00564</text:p>
          </table:table-cell>
          <table:table-cell table:formula="of:=[.D49]+[.G49]+[.J49]" office:value-type="float" office:value="0.544048589">
            <text:p>0,54405</text:p>
          </table:table-cell>
          <table:table-cell/>
          <table:table-cell table:formula="of:=SUM([.B49:.D49])" office:value-type="float" office:value="0.4949553224">
            <text:p>0,49496</text:p>
          </table:table-cell>
          <table:table-cell table:formula="of:=SUM([.E49:.G49])" office:value-type="float" office:value="0.000648363">
            <text:p>0,00065</text:p>
          </table:table-cell>
          <table:table-cell table:formula="of:=SUM([.H49:.J49])" office:value-type="float" office:value="0.5043963146">
            <text:p>0,5044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5213596">
            <text:p>0,26521</text:p>
          </table:table-cell>
          <table:table-cell office:value-type="float" office:value="0.000000607">
            <text:p>0,00000</text:p>
          </table:table-cell>
          <table:table-cell office:value-type="float" office:value="0.1939336369">
            <text:p>0,19393</text:p>
          </table:table-cell>
          <table:table-cell office:value-type="float" office:value="0.0000086501">
            <text:p>0,00001</text:p>
          </table:table-cell>
          <table:table-cell office:value-type="float" office:value="0.000000302">
            <text:p>0,00000</text:p>
          </table:table-cell>
          <table:table-cell office:value-type="float" office:value="0.0002062901">
            <text:p>0,00021</text:p>
          </table:table-cell>
          <table:table-cell office:value-type="float" office:value="0.2997501183">
            <text:p>0,29975</text:p>
          </table:table-cell>
          <table:table-cell office:value-type="float" office:value="0">
            <text:p>0,00000</text:p>
          </table:table-cell>
          <table:table-cell office:value-type="float" office:value="0.2408867996">
            <text:p>0,24089</text:p>
          </table:table-cell>
          <table:table-cell/>
          <table:table-cell table:formula="of:=[.B50]+[.E50]+[.H50]" office:value-type="float" office:value="0.5649723644">
            <text:p>0,56497</text:p>
          </table:table-cell>
          <table:table-cell table:formula="of:=[.C50]+[.F50]+[.I50]" office:value-type="float" office:value="0.000000909">
            <text:p>0,00000</text:p>
          </table:table-cell>
          <table:table-cell table:formula="of:=[.D50]+[.G50]+[.J50]" office:value-type="float" office:value="0.4350267266">
            <text:p>0,43503</text:p>
          </table:table-cell>
          <table:table-cell/>
          <table:table-cell table:formula="of:=SUM([.B50:.D50])" office:value-type="float" office:value="0.4591478399">
            <text:p>0,45915</text:p>
          </table:table-cell>
          <table:table-cell table:formula="of:=SUM([.E50:.G50])" office:value-type="float" office:value="0.0002152422">
            <text:p>0,00022</text:p>
          </table:table-cell>
          <table:table-cell table:formula="of:=SUM([.H50:.J50])" office:value-type="float" office:value="0.5406369179">
            <text:p>0,5406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840810896">
            <text:p>0,18408</text:p>
          </table:table-cell>
          <table:table-cell office:value-type="float" office:value="0.0005443009">
            <text:p>0,00054</text:p>
          </table:table-cell>
          <table:table-cell office:value-type="float" office:value="0.2652240682">
            <text:p>0,26522</text:p>
          </table:table-cell>
          <table:table-cell office:value-type="float" office:value="0.000735565">
            <text:p>0,00074</text:p>
          </table:table-cell>
          <table:table-cell office:value-type="float" office:value="0.0000245174">
            <text:p>0,00002</text:p>
          </table:table-cell>
          <table:table-cell office:value-type="float" office:value="0.0004998019">
            <text:p>0,00050</text:p>
          </table:table-cell>
          <table:table-cell office:value-type="float" office:value="0.2375032993">
            <text:p>0,23750</text:p>
          </table:table-cell>
          <table:table-cell office:value-type="float" office:value="0.001513806">
            <text:p>0,00151</text:p>
          </table:table-cell>
          <table:table-cell office:value-type="float" office:value="0.3098735518">
            <text:p>0,30987</text:p>
          </table:table-cell>
          <table:table-cell/>
          <table:table-cell table:formula="of:=[.B51]+[.E51]+[.H51]" office:value-type="float" office:value="0.4223199539">
            <text:p>0,42232</text:p>
          </table:table-cell>
          <table:table-cell table:formula="of:=[.C51]+[.F51]+[.I51]" office:value-type="float" office:value="0.0020826243">
            <text:p>0,00208</text:p>
          </table:table-cell>
          <table:table-cell table:formula="of:=[.D51]+[.G51]+[.J51]" office:value-type="float" office:value="0.5755974219">
            <text:p>0,57560</text:p>
          </table:table-cell>
          <table:table-cell/>
          <table:table-cell table:formula="of:=SUM([.B51:.D51])" office:value-type="float" office:value="0.4498494587">
            <text:p>0,44985</text:p>
          </table:table-cell>
          <table:table-cell table:formula="of:=SUM([.E51:.G51])" office:value-type="float" office:value="0.0012598843">
            <text:p>0,00126</text:p>
          </table:table-cell>
          <table:table-cell table:formula="of:=SUM([.H51:.J51])" office:value-type="float" office:value="0.5488906571">
            <text:p>0,5488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76789078">
            <text:p>0,23768</text:p>
          </table:table-cell>
          <table:table-cell office:value-type="float" office:value="0.000252637">
            <text:p>0,00025</text:p>
          </table:table-cell>
          <table:table-cell office:value-type="float" office:value="0.2881698169">
            <text:p>0,28817</text:p>
          </table:table-cell>
          <table:table-cell office:value-type="float" office:value="0.0001239286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2612163">
            <text:p>0,00026</text:p>
          </table:table-cell>
          <table:table-cell office:value-type="float" office:value="0.206154996">
            <text:p>0,20615</text:p>
          </table:table-cell>
          <table:table-cell office:value-type="float" office:value="0.0004529849">
            <text:p>0,00045</text:p>
          </table:table-cell>
          <table:table-cell office:value-type="float" office:value="0.2669055125">
            <text:p>0,26691</text:p>
          </table:table-cell>
          <table:table-cell/>
          <table:table-cell table:formula="of:=[.B52]+[.E52]+[.H52]" office:value-type="float" office:value="0.4439578324">
            <text:p>0,44396</text:p>
          </table:table-cell>
          <table:table-cell table:formula="of:=[.C52]+[.F52]+[.I52]" office:value-type="float" office:value="0.0007056219">
            <text:p>0,00071</text:p>
          </table:table-cell>
          <table:table-cell table:formula="of:=[.D52]+[.G52]+[.J52]" office:value-type="float" office:value="0.5553365457">
            <text:p>0,55534</text:p>
          </table:table-cell>
          <table:table-cell/>
          <table:table-cell table:formula="of:=SUM([.B52:.D52])" office:value-type="float" office:value="0.5261013617">
            <text:p>0,52610</text:p>
          </table:table-cell>
          <table:table-cell table:formula="of:=SUM([.E52:.G52])" office:value-type="float" office:value="0.0003851449">
            <text:p>0,00039</text:p>
          </table:table-cell>
          <table:table-cell table:formula="of:=SUM([.H52:.J52])" office:value-type="float" office:value="0.4735134934">
            <text:p>0,4735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57465336">
            <text:p>0,25575</text:p>
          </table:table-cell>
          <table:table-cell office:value-type="float" office:value="0.0000068446">
            <text:p>0,00001</text:p>
          </table:table-cell>
          <table:table-cell office:value-type="float" office:value="0.2175459272">
            <text:p>0,21755</text:p>
          </table:table-cell>
          <table:table-cell office:value-type="float" office:value="0.000077575">
            <text:p>0,00008</text:p>
          </table:table-cell>
          <table:table-cell office:value-type="float" office:value="0.0000010244">
            <text:p>0,00000</text:p>
          </table:table-cell>
          <table:table-cell office:value-type="float" office:value="0.0000660606">
            <text:p>0,00007</text:p>
          </table:table-cell>
          <table:table-cell office:value-type="float" office:value="0.2954868937">
            <text:p>0,29549</text:p>
          </table:table-cell>
          <table:table-cell office:value-type="float" office:value="0">
            <text:p>0,00000</text:p>
          </table:table-cell>
          <table:table-cell office:value-type="float" office:value="0.2310691409">
            <text:p>0,23107</text:p>
          </table:table-cell>
          <table:table-cell/>
          <table:table-cell table:formula="of:=[.B53]+[.E53]+[.H53]" office:value-type="float" office:value="0.5513110023">
            <text:p>0,55131</text:p>
          </table:table-cell>
          <table:table-cell table:formula="of:=[.C53]+[.F53]+[.I53]" office:value-type="float" office:value="0.000007869">
            <text:p>0,00001</text:p>
          </table:table-cell>
          <table:table-cell table:formula="of:=[.D53]+[.G53]+[.J53]" office:value-type="float" office:value="0.4486811287">
            <text:p>0,44868</text:p>
          </table:table-cell>
          <table:table-cell/>
          <table:table-cell table:formula="of:=SUM([.B53:.D53])" office:value-type="float" office:value="0.4732993054">
            <text:p>0,47330</text:p>
          </table:table-cell>
          <table:table-cell table:formula="of:=SUM([.E53:.G53])" office:value-type="float" office:value="0.00014466">
            <text:p>0,00014</text:p>
          </table:table-cell>
          <table:table-cell table:formula="of:=SUM([.H53:.J53])" office:value-type="float" office:value="0.5265560346">
            <text:p>0,5265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2302171">
            <text:p>0,26230</text:p>
          </table:table-cell>
          <table:table-cell office:value-type="float" office:value="0.0000062798">
            <text:p>0,00001</text:p>
          </table:table-cell>
          <table:table-cell office:value-type="float" office:value="0.2021800833">
            <text:p>0,20218</text:p>
          </table:table-cell>
          <table:table-cell office:value-type="float" office:value="0.000000877">
            <text:p>0,00000</text:p>
          </table:table-cell>
          <table:table-cell office:value-type="float" office:value="0.0000025242">
            <text:p>0,00000</text:p>
          </table:table-cell>
          <table:table-cell office:value-type="float" office:value="0.0001582744">
            <text:p>0,00016</text:p>
          </table:table-cell>
          <table:table-cell office:value-type="float" office:value="0.3015699549">
            <text:p>0,30157</text:p>
          </table:table-cell>
          <table:table-cell office:value-type="float" office:value="0.0003758626">
            <text:p>0,00038</text:p>
          </table:table-cell>
          <table:table-cell office:value-type="float" office:value="0.2334039727">
            <text:p>0,23340</text:p>
          </table:table-cell>
          <table:table-cell/>
          <table:table-cell table:formula="of:=[.B54]+[.E54]+[.H54]" office:value-type="float" office:value="0.5638730029">
            <text:p>0,56387</text:p>
          </table:table-cell>
          <table:table-cell table:formula="of:=[.C54]+[.F54]+[.I54]" office:value-type="float" office:value="0.0003846666">
            <text:p>0,00038</text:p>
          </table:table-cell>
          <table:table-cell table:formula="of:=[.D54]+[.G54]+[.J54]" office:value-type="float" office:value="0.4357423304">
            <text:p>0,43574</text:p>
          </table:table-cell>
          <table:table-cell/>
          <table:table-cell table:formula="of:=SUM([.B54:.D54])" office:value-type="float" office:value="0.4644885341">
            <text:p>0,46449</text:p>
          </table:table-cell>
          <table:table-cell table:formula="of:=SUM([.E54:.G54])" office:value-type="float" office:value="0.0001616756">
            <text:p>0,00016</text:p>
          </table:table-cell>
          <table:table-cell table:formula="of:=SUM([.H54:.J54])" office:value-type="float" office:value="0.5353497902">
            <text:p>0,5353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24420201">
            <text:p>0,25244</text:p>
          </table:table-cell>
          <table:table-cell office:value-type="float" office:value="0.0003897367">
            <text:p>0,00039</text:p>
          </table:table-cell>
          <table:table-cell office:value-type="float" office:value="0.316648837">
            <text:p>0,31665</text:p>
          </table:table-cell>
          <table:table-cell office:value-type="float" office:value="0.0008546429">
            <text:p>0,00085</text:p>
          </table:table-cell>
          <table:table-cell office:value-type="float" office:value="0.0000448789">
            <text:p>0,00004</text:p>
          </table:table-cell>
          <table:table-cell office:value-type="float" office:value="0">
            <text:p>0,00000</text:p>
          </table:table-cell>
          <table:table-cell office:value-type="float" office:value="0.2015342149">
            <text:p>0,20153</text:p>
          </table:table-cell>
          <table:table-cell office:value-type="float" office:value="0.0000238537">
            <text:p>0,00002</text:p>
          </table:table-cell>
          <table:table-cell office:value-type="float" office:value="0.2280618158">
            <text:p>0,22806</text:p>
          </table:table-cell>
          <table:table-cell/>
          <table:table-cell table:formula="of:=[.B55]+[.E55]+[.H55]" office:value-type="float" office:value="0.4548308779">
            <text:p>0,45483</text:p>
          </table:table-cell>
          <table:table-cell table:formula="of:=[.C55]+[.F55]+[.I55]" office:value-type="float" office:value="0.0004584693">
            <text:p>0,00046</text:p>
          </table:table-cell>
          <table:table-cell table:formula="of:=[.D55]+[.G55]+[.J55]" office:value-type="float" office:value="0.5447106528">
            <text:p>0,54471</text:p>
          </table:table-cell>
          <table:table-cell/>
          <table:table-cell table:formula="of:=SUM([.B55:.D55])" office:value-type="float" office:value="0.5694805938">
            <text:p>0,56948</text:p>
          </table:table-cell>
          <table:table-cell table:formula="of:=SUM([.E55:.G55])" office:value-type="float" office:value="0.0008995218">
            <text:p>0,00090</text:p>
          </table:table-cell>
          <table:table-cell table:formula="of:=SUM([.H55:.J55])" office:value-type="float" office:value="0.4296198844">
            <text:p>0,4296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30778395">
            <text:p>0,25308</text:p>
          </table:table-cell>
          <table:table-cell office:value-type="float" office:value="0.0000001968">
            <text:p>0,00000</text:p>
          </table:table-cell>
          <table:table-cell office:value-type="float" office:value="0.1956229855">
            <text:p>0,19562</text:p>
          </table:table-cell>
          <table:table-cell office:value-type="float" office:value="0.0006085001">
            <text:p>0,00061</text:p>
          </table:table-cell>
          <table:table-cell office:value-type="float" office:value="0.0000002084">
            <text:p>0,00000</text:p>
          </table:table-cell>
          <table:table-cell office:value-type="float" office:value="0.0003731744">
            <text:p>0,00037</text:p>
          </table:table-cell>
          <table:table-cell office:value-type="float" office:value="0.3033566213">
            <text:p>0,30336</text:p>
          </table:table-cell>
          <table:table-cell office:value-type="float" office:value="0">
            <text:p>0,00000</text:p>
          </table:table-cell>
          <table:table-cell office:value-type="float" office:value="0.2469604742">
            <text:p>0,24696</text:p>
          </table:table-cell>
          <table:table-cell/>
          <table:table-cell table:formula="of:=[.B56]+[.E56]+[.H56]" office:value-type="float" office:value="0.5570429609">
            <text:p>0,55704</text:p>
          </table:table-cell>
          <table:table-cell table:formula="of:=[.C56]+[.F56]+[.I56]" office:value-type="float" office:value="0.0000004052">
            <text:p>0,00000</text:p>
          </table:table-cell>
          <table:table-cell table:formula="of:=[.D56]+[.G56]+[.J56]" office:value-type="float" office:value="0.4429566341">
            <text:p>0,44296</text:p>
          </table:table-cell>
          <table:table-cell/>
          <table:table-cell table:formula="of:=SUM([.B56:.D56])" office:value-type="float" office:value="0.4487010218">
            <text:p>0,44870</text:p>
          </table:table-cell>
          <table:table-cell table:formula="of:=SUM([.E56:.G56])" office:value-type="float" office:value="0.0009818829">
            <text:p>0,00098</text:p>
          </table:table-cell>
          <table:table-cell table:formula="of:=SUM([.H56:.J56])" office:value-type="float" office:value="0.5503170955">
            <text:p>0,550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89551708">
            <text:p>0,24896</text:p>
          </table:table-cell>
          <table:table-cell office:value-type="float" office:value="0.000001926">
            <text:p>0,00000</text:p>
          </table:table-cell>
          <table:table-cell office:value-type="float" office:value="0.2126295998">
            <text:p>0,21263</text:p>
          </table:table-cell>
          <table:table-cell office:value-type="float" office:value="0.0000840368">
            <text:p>0,00008</text:p>
          </table:table-cell>
          <table:table-cell office:value-type="float" office:value="0.0000011234">
            <text:p>0,00000</text:p>
          </table:table-cell>
          <table:table-cell office:value-type="float" office:value="0.0006489789">
            <text:p>0,00065</text:p>
          </table:table-cell>
          <table:table-cell office:value-type="float" office:value="0.2928799031">
            <text:p>0,29288</text:p>
          </table:table-cell>
          <table:table-cell office:value-type="float" office:value="0">
            <text:p>0,00000</text:p>
          </table:table-cell>
          <table:table-cell office:value-type="float" office:value="0.2447992611">
            <text:p>0,24480</text:p>
          </table:table-cell>
          <table:table-cell/>
          <table:table-cell table:formula="of:=[.B57]+[.E57]+[.H57]" office:value-type="float" office:value="0.5419191107">
            <text:p>0,54192</text:p>
          </table:table-cell>
          <table:table-cell table:formula="of:=[.C57]+[.F57]+[.I57]" office:value-type="float" office:value="0.0000030494">
            <text:p>0,00000</text:p>
          </table:table-cell>
          <table:table-cell table:formula="of:=[.D57]+[.G57]+[.J57]" office:value-type="float" office:value="0.4580778398">
            <text:p>0,45808</text:p>
          </table:table-cell>
          <table:table-cell/>
          <table:table-cell table:formula="of:=SUM([.B57:.D57])" office:value-type="float" office:value="0.4615866966">
            <text:p>0,46159</text:p>
          </table:table-cell>
          <table:table-cell table:formula="of:=SUM([.E57:.G57])" office:value-type="float" office:value="0.0007341391">
            <text:p>0,00073</text:p>
          </table:table-cell>
          <table:table-cell table:formula="of:=SUM([.H57:.J57])" office:value-type="float" office:value="0.5376791642">
            <text:p>0,5376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55767002">
            <text:p>0,27558</text:p>
          </table:table-cell>
          <table:table-cell office:value-type="float" office:value="0.0000039108">
            <text:p>0,00000</text:p>
          </table:table-cell>
          <table:table-cell office:value-type="float" office:value="0.208759312">
            <text:p>0,20876</text:p>
          </table:table-cell>
          <table:table-cell office:value-type="float" office:value="0.0000239421">
            <text:p>0,00002</text:p>
          </table:table-cell>
          <table:table-cell office:value-type="float" office:value="0.000001553">
            <text:p>0,00000</text:p>
          </table:table-cell>
          <table:table-cell office:value-type="float" office:value="0.0001844283">
            <text:p>0,00018</text:p>
          </table:table-cell>
          <table:table-cell office:value-type="float" office:value="0.2799555972">
            <text:p>0,27996</text:p>
          </table:table-cell>
          <table:table-cell office:value-type="float" office:value="0">
            <text:p>0,00000</text:p>
          </table:table-cell>
          <table:table-cell office:value-type="float" office:value="0.2354945563">
            <text:p>0,23549</text:p>
          </table:table-cell>
          <table:table-cell/>
          <table:table-cell table:formula="of:=[.B58]+[.E58]+[.H58]" office:value-type="float" office:value="0.5555562395">
            <text:p>0,55556</text:p>
          </table:table-cell>
          <table:table-cell table:formula="of:=[.C58]+[.F58]+[.I58]" office:value-type="float" office:value="0.0000054638">
            <text:p>0,00001</text:p>
          </table:table-cell>
          <table:table-cell table:formula="of:=[.D58]+[.G58]+[.J58]" office:value-type="float" office:value="0.4444382966">
            <text:p>0,44444</text:p>
          </table:table-cell>
          <table:table-cell/>
          <table:table-cell table:formula="of:=SUM([.B58:.D58])" office:value-type="float" office:value="0.484339923">
            <text:p>0,48434</text:p>
          </table:table-cell>
          <table:table-cell table:formula="of:=SUM([.E58:.G58])" office:value-type="float" office:value="0.0002099234">
            <text:p>0,00021</text:p>
          </table:table-cell>
          <table:table-cell table:formula="of:=SUM([.H58:.J58])" office:value-type="float" office:value="0.5154501535">
            <text:p>0,5154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805391933">
            <text:p>0,28054</text:p>
          </table:table-cell>
          <table:table-cell office:value-type="float" office:value="0.000003601">
            <text:p>0,00000</text:p>
          </table:table-cell>
          <table:table-cell office:value-type="float" office:value="0.1930901023">
            <text:p>0,19309</text:p>
          </table:table-cell>
          <table:table-cell office:value-type="float" office:value="0.0000265305">
            <text:p>0,00003</text:p>
          </table:table-cell>
          <table:table-cell office:value-type="float" office:value="0.0000004045">
            <text:p>0,00000</text:p>
          </table:table-cell>
          <table:table-cell office:value-type="float" office:value="0.0003066336">
            <text:p>0,00031</text:p>
          </table:table-cell>
          <table:table-cell office:value-type="float" office:value="0.290086214">
            <text:p>0,29009</text:p>
          </table:table-cell>
          <table:table-cell office:value-type="float" office:value="0">
            <text:p>0,00000</text:p>
          </table:table-cell>
          <table:table-cell office:value-type="float" office:value="0.2359473207">
            <text:p>0,23595</text:p>
          </table:table-cell>
          <table:table-cell/>
          <table:table-cell table:formula="of:=[.B59]+[.E59]+[.H59]" office:value-type="float" office:value="0.5706519378">
            <text:p>0,57065</text:p>
          </table:table-cell>
          <table:table-cell table:formula="of:=[.C59]+[.F59]+[.I59]" office:value-type="float" office:value="0.0000040055">
            <text:p>0,00000</text:p>
          </table:table-cell>
          <table:table-cell table:formula="of:=[.D59]+[.G59]+[.J59]" office:value-type="float" office:value="0.4293440566">
            <text:p>0,42934</text:p>
          </table:table-cell>
          <table:table-cell/>
          <table:table-cell table:formula="of:=SUM([.B59:.D59])" office:value-type="float" office:value="0.4736328966">
            <text:p>0,47363</text:p>
          </table:table-cell>
          <table:table-cell table:formula="of:=SUM([.E59:.G59])" office:value-type="float" office:value="0.0003335686">
            <text:p>0,00033</text:p>
          </table:table-cell>
          <table:table-cell table:formula="of:=SUM([.H59:.J59])" office:value-type="float" office:value="0.5260335347">
            <text:p>0,5260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39457069">
            <text:p>0,26395</text:p>
          </table:table-cell>
          <table:table-cell office:value-type="float" office:value="0.0000437094">
            <text:p>0,00004</text:p>
          </table:table-cell>
          <table:table-cell office:value-type="float" office:value="0.2076799882">
            <text:p>0,20768</text:p>
          </table:table-cell>
          <table:table-cell office:value-type="float" office:value="0.0000024553">
            <text:p>0,00000</text:p>
          </table:table-cell>
          <table:table-cell office:value-type="float" office:value="0.0000002059">
            <text:p>0,00000</text:p>
          </table:table-cell>
          <table:table-cell office:value-type="float" office:value="0.0001674835">
            <text:p>0,00017</text:p>
          </table:table-cell>
          <table:table-cell office:value-type="float" office:value="0.2882195088">
            <text:p>0,28822</text:p>
          </table:table-cell>
          <table:table-cell office:value-type="float" office:value="0">
            <text:p>0,00000</text:p>
          </table:table-cell>
          <table:table-cell office:value-type="float" office:value="0.239940942">
            <text:p>0,23994</text:p>
          </table:table-cell>
          <table:table-cell/>
          <table:table-cell table:formula="of:=[.B60]+[.E60]+[.H60]" office:value-type="float" office:value="0.552167671">
            <text:p>0,55217</text:p>
          </table:table-cell>
          <table:table-cell table:formula="of:=[.C60]+[.F60]+[.I60]" office:value-type="float" office:value="0.0000439153">
            <text:p>0,00004</text:p>
          </table:table-cell>
          <table:table-cell table:formula="of:=[.D60]+[.G60]+[.J60]" office:value-type="float" office:value="0.4477884137">
            <text:p>0,44779</text:p>
          </table:table-cell>
          <table:table-cell/>
          <table:table-cell table:formula="of:=SUM([.B60:.D60])" office:value-type="float" office:value="0.4716694045">
            <text:p>0,47167</text:p>
          </table:table-cell>
          <table:table-cell table:formula="of:=SUM([.E60:.G60])" office:value-type="float" office:value="0.0001701447">
            <text:p>0,00017</text:p>
          </table:table-cell>
          <table:table-cell table:formula="of:=SUM([.H60:.J60])" office:value-type="float" office:value="0.5281604508">
            <text:p>0,5281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11937578">
            <text:p>0,26119</text:p>
          </table:table-cell>
          <table:table-cell office:value-type="float" office:value="0.0000039159">
            <text:p>0,00000</text:p>
          </table:table-cell>
          <table:table-cell office:value-type="float" office:value="0.1912722233">
            <text:p>0,19127</text:p>
          </table:table-cell>
          <table:table-cell office:value-type="float" office:value="0.0000101743">
            <text:p>0,00001</text:p>
          </table:table-cell>
          <table:table-cell office:value-type="float" office:value="0.0000211127">
            <text:p>0,00002</text:p>
          </table:table-cell>
          <table:table-cell office:value-type="float" office:value="0.000008318">
            <text:p>0,00001</text:p>
          </table:table-cell>
          <table:table-cell office:value-type="float" office:value="0.3105107879">
            <text:p>0,31051</text:p>
          </table:table-cell>
          <table:table-cell office:value-type="float" office:value="0">
            <text:p>0,00000</text:p>
          </table:table-cell>
          <table:table-cell office:value-type="float" office:value="0.2369797102">
            <text:p>0,23698</text:p>
          </table:table-cell>
          <table:table-cell/>
          <table:table-cell table:formula="of:=[.B61]+[.E61]+[.H61]" office:value-type="float" office:value="0.57171472">
            <text:p>0,57171</text:p>
          </table:table-cell>
          <table:table-cell table:formula="of:=[.C61]+[.F61]+[.I61]" office:value-type="float" office:value="0.0000250286">
            <text:p>0,00003</text:p>
          </table:table-cell>
          <table:table-cell table:formula="of:=[.D61]+[.G61]+[.J61]" office:value-type="float" office:value="0.4282602515">
            <text:p>0,42826</text:p>
          </table:table-cell>
          <table:table-cell/>
          <table:table-cell table:formula="of:=SUM([.B61:.D61])" office:value-type="float" office:value="0.452469897">
            <text:p>0,45247</text:p>
          </table:table-cell>
          <table:table-cell table:formula="of:=SUM([.E61:.G61])" office:value-type="float" office:value="0.000039605">
            <text:p>0,00004</text:p>
          </table:table-cell>
          <table:table-cell table:formula="of:=SUM([.H61:.J61])" office:value-type="float" office:value="0.5474904981">
            <text:p>0,5474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11849677">
            <text:p>0,23118</text:p>
          </table:table-cell>
          <table:table-cell office:value-type="float" office:value="0.0004638465">
            <text:p>0,00046</text:p>
          </table:table-cell>
          <table:table-cell office:value-type="float" office:value="0.2970067764">
            <text:p>0,29701</text:p>
          </table:table-cell>
          <table:table-cell office:value-type="float" office:value="0.0000835267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5952858">
            <text:p>0,00060</text:p>
          </table:table-cell>
          <table:table-cell office:value-type="float" office:value="0.2122607612">
            <text:p>0,21226</text:p>
          </table:table-cell>
          <table:table-cell office:value-type="float" office:value="0.0009664599">
            <text:p>0,00097</text:p>
          </table:table-cell>
          <table:table-cell office:value-type="float" office:value="0.2574383758">
            <text:p>0,25744</text:p>
          </table:table-cell>
          <table:table-cell/>
          <table:table-cell table:formula="of:=[.B62]+[.E62]+[.H62]" office:value-type="float" office:value="0.4435292556">
            <text:p>0,44353</text:p>
          </table:table-cell>
          <table:table-cell table:formula="of:=[.C62]+[.F62]+[.I62]" office:value-type="float" office:value="0.0014303064">
            <text:p>0,00143</text:p>
          </table:table-cell>
          <table:table-cell table:formula="of:=[.D62]+[.G62]+[.J62]" office:value-type="float" office:value="0.555040438">
            <text:p>0,55504</text:p>
          </table:table-cell>
          <table:table-cell/>
          <table:table-cell table:formula="of:=SUM([.B62:.D62])" office:value-type="float" office:value="0.5286555906">
            <text:p>0,52866</text:p>
          </table:table-cell>
          <table:table-cell table:formula="of:=SUM([.E62:.G62])" office:value-type="float" office:value="0.0006788125">
            <text:p>0,00068</text:p>
          </table:table-cell>
          <table:table-cell table:formula="of:=SUM([.H62:.J62])" office:value-type="float" office:value="0.4706655969">
            <text:p>0,4706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9144198">
            <text:p>0,26914</text:p>
          </table:table-cell>
          <table:table-cell office:value-type="float" office:value="0.0012016149">
            <text:p>0,00120</text:p>
          </table:table-cell>
          <table:table-cell office:value-type="float" office:value="0.238424055">
            <text:p>0,23842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0184862">
            <text:p>0,00002</text:p>
          </table:table-cell>
          <table:table-cell office:value-type="float" office:value="0.2850706379">
            <text:p>0,28507</text:p>
          </table:table-cell>
          <table:table-cell office:value-type="float" office:value="0.0031657121">
            <text:p>0,00317</text:p>
          </table:table-cell>
          <table:table-cell office:value-type="float" office:value="0.2029752959">
            <text:p>0,20298</text:p>
          </table:table-cell>
          <table:table-cell/>
          <table:table-cell table:formula="of:=[.B63]+[.E63]+[.H63]" office:value-type="float" office:value="0.5542148359">
            <text:p>0,55421</text:p>
          </table:table-cell>
          <table:table-cell table:formula="of:=[.C63]+[.F63]+[.I63]" office:value-type="float" office:value="0.004367327">
            <text:p>0,00437</text:p>
          </table:table-cell>
          <table:table-cell table:formula="of:=[.D63]+[.G63]+[.J63]" office:value-type="float" office:value="0.4414178371">
            <text:p>0,44142</text:p>
          </table:table-cell>
          <table:table-cell/>
          <table:table-cell table:formula="of:=SUM([.B63:.D63])" office:value-type="float" office:value="0.5087698679">
            <text:p>0,50877</text:p>
          </table:table-cell>
          <table:table-cell table:formula="of:=SUM([.E63:.G63])" office:value-type="float" office:value="0.0000184862">
            <text:p>0,00002</text:p>
          </table:table-cell>
          <table:table-cell table:formula="of:=SUM([.H63:.J63])" office:value-type="float" office:value="0.4912116459">
            <text:p>0,49121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08894836">
            <text:p>0,24089</text:p>
          </table:table-cell>
          <table:table-cell office:value-type="float" office:value="0.0000012624">
            <text:p>0,00000</text:p>
          </table:table-cell>
          <table:table-cell office:value-type="float" office:value="0.2052371513">
            <text:p>0,20524</text:p>
          </table:table-cell>
          <table:table-cell office:value-type="float" office:value="0.0000151381">
            <text:p>0,00002</text:p>
          </table:table-cell>
          <table:table-cell office:value-type="float" office:value="0.0000006755">
            <text:p>0,00000</text:p>
          </table:table-cell>
          <table:table-cell office:value-type="float" office:value="0.0001323051">
            <text:p>0,00013</text:p>
          </table:table-cell>
          <table:table-cell office:value-type="float" office:value="0.3077758539">
            <text:p>0,30778</text:p>
          </table:table-cell>
          <table:table-cell office:value-type="float" office:value="0.0004037386">
            <text:p>0,00040</text:p>
          </table:table-cell>
          <table:table-cell office:value-type="float" office:value="0.2455443916">
            <text:p>0,24554</text:p>
          </table:table-cell>
          <table:table-cell/>
          <table:table-cell table:formula="of:=[.B64]+[.E64]+[.H64]" office:value-type="float" office:value="0.5486804756">
            <text:p>0,54868</text:p>
          </table:table-cell>
          <table:table-cell table:formula="of:=[.C64]+[.F64]+[.I64]" office:value-type="float" office:value="0.0004056765">
            <text:p>0,00041</text:p>
          </table:table-cell>
          <table:table-cell table:formula="of:=[.D64]+[.G64]+[.J64]" office:value-type="float" office:value="0.450913848">
            <text:p>0,45091</text:p>
          </table:table-cell>
          <table:table-cell/>
          <table:table-cell table:formula="of:=SUM([.B64:.D64])" office:value-type="float" office:value="0.4461278973">
            <text:p>0,44613</text:p>
          </table:table-cell>
          <table:table-cell table:formula="of:=SUM([.E64:.G64])" office:value-type="float" office:value="0.0001481187">
            <text:p>0,00015</text:p>
          </table:table-cell>
          <table:table-cell table:formula="of:=SUM([.H64:.J64])" office:value-type="float" office:value="0.5537239841">
            <text:p>0,5537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3696156">
            <text:p>0,27370</text:p>
          </table:table-cell>
          <table:table-cell office:value-type="float" office:value="0.0000183709">
            <text:p>0,00002</text:p>
          </table:table-cell>
          <table:table-cell office:value-type="float" office:value="0.2169512235">
            <text:p>0,21695</text:p>
          </table:table-cell>
          <table:table-cell office:value-type="float" office:value="0.0000371117">
            <text:p>0,00004</text:p>
          </table:table-cell>
          <table:table-cell office:value-type="float" office:value="0.0000001665">
            <text:p>0,00000</text:p>
          </table:table-cell>
          <table:table-cell office:value-type="float" office:value="0.0003448786">
            <text:p>0,00034</text:p>
          </table:table-cell>
          <table:table-cell office:value-type="float" office:value="0.2795148342">
            <text:p>0,27951</text:p>
          </table:table-cell>
          <table:table-cell office:value-type="float" office:value="0">
            <text:p>0,00000</text:p>
          </table:table-cell>
          <table:table-cell office:value-type="float" office:value="0.2294372586">
            <text:p>0,22944</text:p>
          </table:table-cell>
          <table:table-cell/>
          <table:table-cell table:formula="of:=[.B65]+[.E65]+[.H65]" office:value-type="float" office:value="0.5532481019">
            <text:p>0,55325</text:p>
          </table:table-cell>
          <table:table-cell table:formula="of:=[.C65]+[.F65]+[.I65]" office:value-type="float" office:value="0.0000185374">
            <text:p>0,00002</text:p>
          </table:table-cell>
          <table:table-cell table:formula="of:=[.D65]+[.G65]+[.J65]" office:value-type="float" office:value="0.4467333607">
            <text:p>0,44673</text:p>
          </table:table-cell>
          <table:table-cell/>
          <table:table-cell table:formula="of:=SUM([.B65:.D65])" office:value-type="float" office:value="0.4906657504">
            <text:p>0,49067</text:p>
          </table:table-cell>
          <table:table-cell table:formula="of:=SUM([.E65:.G65])" office:value-type="float" office:value="0.0003821568">
            <text:p>0,00038</text:p>
          </table:table-cell>
          <table:table-cell table:formula="of:=SUM([.H65:.J65])" office:value-type="float" office:value="0.5089520928">
            <text:p>0,5089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11565028">
            <text:p>0,26116</text:p>
          </table:table-cell>
          <table:table-cell office:value-type="float" office:value="0.0000003154">
            <text:p>0,00000</text:p>
          </table:table-cell>
          <table:table-cell office:value-type="float" office:value="0.2213349061">
            <text:p>0,22133</text:p>
          </table:table-cell>
          <table:table-cell office:value-type="float" office:value="0.0000349376">
            <text:p>0,00003</text:p>
          </table:table-cell>
          <table:table-cell office:value-type="float" office:value="0.0000007559">
            <text:p>0,00000</text:p>
          </table:table-cell>
          <table:table-cell office:value-type="float" office:value="0.0000168351">
            <text:p>0,00002</text:p>
          </table:table-cell>
          <table:table-cell office:value-type="float" office:value="0.2761253928">
            <text:p>0,27613</text:p>
          </table:table-cell>
          <table:table-cell office:value-type="float" office:value="0">
            <text:p>0,00000</text:p>
          </table:table-cell>
          <table:table-cell office:value-type="float" office:value="0.2413303542">
            <text:p>0,24133</text:p>
          </table:table-cell>
          <table:table-cell/>
          <table:table-cell table:formula="of:=[.B66]+[.E66]+[.H66]" office:value-type="float" office:value="0.5373168332">
            <text:p>0,53732</text:p>
          </table:table-cell>
          <table:table-cell table:formula="of:=[.C66]+[.F66]+[.I66]" office:value-type="float" office:value="0.0000010713">
            <text:p>0,00000</text:p>
          </table:table-cell>
          <table:table-cell table:formula="of:=[.D66]+[.G66]+[.J66]" office:value-type="float" office:value="0.4626820954">
            <text:p>0,46268</text:p>
          </table:table-cell>
          <table:table-cell/>
          <table:table-cell table:formula="of:=SUM([.B66:.D66])" office:value-type="float" office:value="0.4824917243">
            <text:p>0,48249</text:p>
          </table:table-cell>
          <table:table-cell table:formula="of:=SUM([.E66:.G66])" office:value-type="float" office:value="0.0000525286">
            <text:p>0,00005</text:p>
          </table:table-cell>
          <table:table-cell table:formula="of:=SUM([.H66:.J66])" office:value-type="float" office:value="0.517455747">
            <text:p>0,51746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600098978">
            <text:p>0,26001</text:p>
          </table:table-cell>
          <table:table-cell office:value-type="float" office:value="0.0001855701">
            <text:p>0,00019</text:p>
          </table:table-cell>
          <table:table-cell office:value-type="float" office:value="0.2056798927">
            <text:p>0,20568</text:p>
          </table:table-cell>
          <table:table-cell office:value-type="float" office:value="0.0000088842">
            <text:p>0,00001</text:p>
          </table:table-cell>
          <table:table-cell office:value-type="float" office:value="0.0000000909">
            <text:p>0,00000</text:p>
          </table:table-cell>
          <table:table-cell office:value-type="float" office:value="0.000040691">
            <text:p>0,00004</text:p>
          </table:table-cell>
          <table:table-cell office:value-type="float" office:value="0.2943596031">
            <text:p>0,29436</text:p>
          </table:table-cell>
          <table:table-cell office:value-type="float" office:value="0">
            <text:p>0,00000</text:p>
          </table:table-cell>
          <table:table-cell office:value-type="float" office:value="0.2397153703">
            <text:p>0,23972</text:p>
          </table:table-cell>
          <table:table-cell/>
          <table:table-cell table:formula="of:=[.B67]+[.E67]+[.H67]" office:value-type="float" office:value="0.5543783851">
            <text:p>0,55438</text:p>
          </table:table-cell>
          <table:table-cell table:formula="of:=[.C67]+[.F67]+[.I67]" office:value-type="float" office:value="0.000185661">
            <text:p>0,00019</text:p>
          </table:table-cell>
          <table:table-cell table:formula="of:=[.D67]+[.G67]+[.J67]" office:value-type="float" office:value="0.445435954">
            <text:p>0,44544</text:p>
          </table:table-cell>
          <table:table-cell/>
          <table:table-cell table:formula="of:=SUM([.B67:.D67])" office:value-type="float" office:value="0.4658753606">
            <text:p>0,46588</text:p>
          </table:table-cell>
          <table:table-cell table:formula="of:=SUM([.E67:.G67])" office:value-type="float" office:value="0.0000496661">
            <text:p>0,00005</text:p>
          </table:table-cell>
          <table:table-cell table:formula="of:=SUM([.H67:.J67])" office:value-type="float" office:value="0.5340749734">
            <text:p>0,5340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01722314">
            <text:p>0,27017</text:p>
          </table:table-cell>
          <table:table-cell office:value-type="float" office:value="0.0000012396">
            <text:p>0,00000</text:p>
          </table:table-cell>
          <table:table-cell office:value-type="float" office:value="0.209434359">
            <text:p>0,20943</text:p>
          </table:table-cell>
          <table:table-cell office:value-type="float" office:value="0.0000147201">
            <text:p>0,00001</text:p>
          </table:table-cell>
          <table:table-cell office:value-type="float" office:value="0.0000016679">
            <text:p>0,00000</text:p>
          </table:table-cell>
          <table:table-cell office:value-type="float" office:value="0.0001022074">
            <text:p>0,00010</text:p>
          </table:table-cell>
          <table:table-cell office:value-type="float" office:value="0.280595769">
            <text:p>0,28060</text:p>
          </table:table-cell>
          <table:table-cell office:value-type="float" office:value="0.0002934386">
            <text:p>0,00029</text:p>
          </table:table-cell>
          <table:table-cell office:value-type="float" office:value="0.239384367">
            <text:p>0,23938</text:p>
          </table:table-cell>
          <table:table-cell/>
          <table:table-cell table:formula="of:=[.B68]+[.E68]+[.H68]" office:value-type="float" office:value="0.5507827205">
            <text:p>0,55078</text:p>
          </table:table-cell>
          <table:table-cell table:formula="of:=[.C68]+[.F68]+[.I68]" office:value-type="float" office:value="0.0002963461">
            <text:p>0,00030</text:p>
          </table:table-cell>
          <table:table-cell table:formula="of:=[.D68]+[.G68]+[.J68]" office:value-type="float" office:value="0.4489209334">
            <text:p>0,44892</text:p>
          </table:table-cell>
          <table:table-cell/>
          <table:table-cell table:formula="of:=SUM([.B68:.D68])" office:value-type="float" office:value="0.47960783">
            <text:p>0,47961</text:p>
          </table:table-cell>
          <table:table-cell table:formula="of:=SUM([.E68:.G68])" office:value-type="float" office:value="0.0001185954">
            <text:p>0,00012</text:p>
          </table:table-cell>
          <table:table-cell table:formula="of:=SUM([.H68:.J68])" office:value-type="float" office:value="0.5202735746">
            <text:p>0,5202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5432603">
            <text:p>0,25954</text:p>
          </table:table-cell>
          <table:table-cell office:value-type="float" office:value="0.0000112734">
            <text:p>0,00001</text:p>
          </table:table-cell>
          <table:table-cell office:value-type="float" office:value="0.2095868459">
            <text:p>0,20959</text:p>
          </table:table-cell>
          <table:table-cell office:value-type="float" office:value="0.0001214801">
            <text:p>0,00012</text:p>
          </table:table-cell>
          <table:table-cell office:value-type="float" office:value="0.0000029095">
            <text:p>0,00000</text:p>
          </table:table-cell>
          <table:table-cell office:value-type="float" office:value="0.0005951612">
            <text:p>0,00060</text:p>
          </table:table-cell>
          <table:table-cell office:value-type="float" office:value="0.2962308047">
            <text:p>0,29623</text:p>
          </table:table-cell>
          <table:table-cell office:value-type="float" office:value="0">
            <text:p>0,00000</text:p>
          </table:table-cell>
          <table:table-cell office:value-type="float" office:value="0.2339082649">
            <text:p>0,23391</text:p>
          </table:table-cell>
          <table:table-cell/>
          <table:table-cell table:formula="of:=[.B69]+[.E69]+[.H69]" office:value-type="float" office:value="0.5558955451">
            <text:p>0,55590</text:p>
          </table:table-cell>
          <table:table-cell table:formula="of:=[.C69]+[.F69]+[.I69]" office:value-type="float" office:value="0.0000141829">
            <text:p>0,00001</text:p>
          </table:table-cell>
          <table:table-cell table:formula="of:=[.D69]+[.G69]+[.J69]" office:value-type="float" office:value="0.444090272">
            <text:p>0,44409</text:p>
          </table:table-cell>
          <table:table-cell/>
          <table:table-cell table:formula="of:=SUM([.B69:.D69])" office:value-type="float" office:value="0.4691413796">
            <text:p>0,46914</text:p>
          </table:table-cell>
          <table:table-cell table:formula="of:=SUM([.E69:.G69])" office:value-type="float" office:value="0.0007195508">
            <text:p>0,00072</text:p>
          </table:table-cell>
          <table:table-cell table:formula="of:=SUM([.H69:.J69])" office:value-type="float" office:value="0.5301390696">
            <text:p>0,5301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92294698">
            <text:p>0,19229</text:p>
          </table:table-cell>
          <table:table-cell office:value-type="float" office:value="0.000105123">
            <text:p>0,00011</text:p>
          </table:table-cell>
          <table:table-cell office:value-type="float" office:value="0.2542944294">
            <text:p>0,25429</text:p>
          </table:table-cell>
          <table:table-cell office:value-type="float" office:value="0.0007975134">
            <text:p>0,00080</text:p>
          </table:table-cell>
          <table:table-cell office:value-type="float" office:value="0.0000114095">
            <text:p>0,00001</text:p>
          </table:table-cell>
          <table:table-cell office:value-type="float" office:value="0.0020719592">
            <text:p>0,00207</text:p>
          </table:table-cell>
          <table:table-cell office:value-type="float" office:value="0.2566129175">
            <text:p>0,25661</text:p>
          </table:table-cell>
          <table:table-cell office:value-type="float" office:value="0.0003704463">
            <text:p>0,00037</text:p>
          </table:table-cell>
          <table:table-cell office:value-type="float" office:value="0.2934415038">
            <text:p>0,29344</text:p>
          </table:table-cell>
          <table:table-cell/>
          <table:table-cell table:formula="of:=[.B70]+[.E70]+[.H70]" office:value-type="float" office:value="0.4497051289">
            <text:p>0,44971</text:p>
          </table:table-cell>
          <table:table-cell table:formula="of:=[.C70]+[.F70]+[.I70]" office:value-type="float" office:value="0.0004869788">
            <text:p>0,00049</text:p>
          </table:table-cell>
          <table:table-cell table:formula="of:=[.D70]+[.G70]+[.J70]" office:value-type="float" office:value="0.5498078924">
            <text:p>0,54981</text:p>
          </table:table-cell>
          <table:table-cell/>
          <table:table-cell table:formula="of:=SUM([.B70:.D70])" office:value-type="float" office:value="0.4466942504">
            <text:p>0,44669</text:p>
          </table:table-cell>
          <table:table-cell table:formula="of:=SUM([.E70:.G70])" office:value-type="float" office:value="0.0028808821">
            <text:p>0,00288</text:p>
          </table:table-cell>
          <table:table-cell table:formula="of:=SUM([.H70:.J70])" office:value-type="float" office:value="0.5504248676">
            <text:p>0,5504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192773037">
            <text:p>0,19277</text:p>
          </table:table-cell>
          <table:table-cell office:value-type="float" office:value="0.0004894024">
            <text:p>0,00049</text:p>
          </table:table-cell>
          <table:table-cell office:value-type="float" office:value="0.2928335242">
            <text:p>0,29283</text:p>
          </table:table-cell>
          <table:table-cell office:value-type="float" office:value="0.0019778741">
            <text:p>0,00198</text:p>
          </table:table-cell>
          <table:table-cell office:value-type="float" office:value="0.0000910298">
            <text:p>0,00009</text:p>
          </table:table-cell>
          <table:table-cell office:value-type="float" office:value="0">
            <text:p>0,00000</text:p>
          </table:table-cell>
          <table:table-cell office:value-type="float" office:value="0.2173854991">
            <text:p>0,21739</text:p>
          </table:table-cell>
          <table:table-cell office:value-type="float" office:value="0.0003630816">
            <text:p>0,00036</text:p>
          </table:table-cell>
          <table:table-cell office:value-type="float" office:value="0.2940865518">
            <text:p>0,29409</text:p>
          </table:table-cell>
          <table:table-cell/>
          <table:table-cell table:formula="of:=[.B71]+[.E71]+[.H71]" office:value-type="float" office:value="0.4121364102">
            <text:p>0,41214</text:p>
          </table:table-cell>
          <table:table-cell table:formula="of:=[.C71]+[.F71]+[.I71]" office:value-type="float" office:value="0.0009435138">
            <text:p>0,00094</text:p>
          </table:table-cell>
          <table:table-cell table:formula="of:=[.D71]+[.G71]+[.J71]" office:value-type="float" office:value="0.586920076">
            <text:p>0,58692</text:p>
          </table:table-cell>
          <table:table-cell/>
          <table:table-cell table:formula="of:=SUM([.B71:.D71])" office:value-type="float" office:value="0.4860959636">
            <text:p>0,48610</text:p>
          </table:table-cell>
          <table:table-cell table:formula="of:=SUM([.E71:.G71])" office:value-type="float" office:value="0.0020689039">
            <text:p>0,00207</text:p>
          </table:table-cell>
          <table:table-cell table:formula="of:=SUM([.H71:.J71])" office:value-type="float" office:value="0.5118351325">
            <text:p>0,5118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98192877">
            <text:p>0,27982</text:p>
          </table:table-cell>
          <table:table-cell office:value-type="float" office:value="0.0002529203">
            <text:p>0,00025</text:p>
          </table:table-cell>
          <table:table-cell office:value-type="float" office:value="0.3013203229">
            <text:p>0,30132</text:p>
          </table:table-cell>
          <table:table-cell office:value-type="float" office:value="0.0012089259">
            <text:p>0,00121</text:p>
          </table:table-cell>
          <table:table-cell office:value-type="float" office:value="0.0009313545">
            <text:p>0,00093</text:p>
          </table:table-cell>
          <table:table-cell office:value-type="float" office:value="0.0012751863">
            <text:p>0,00128</text:p>
          </table:table-cell>
          <table:table-cell office:value-type="float" office:value="0.2052316173">
            <text:p>0,20523</text:p>
          </table:table-cell>
          <table:table-cell office:value-type="float" office:value="0.0014866878">
            <text:p>0,00149</text:p>
          </table:table-cell>
          <table:table-cell office:value-type="float" office:value="0.2084736973">
            <text:p>0,20847</text:p>
          </table:table-cell>
          <table:table-cell/>
          <table:table-cell table:formula="of:=[.B72]+[.E72]+[.H72]" office:value-type="float" office:value="0.4862598309">
            <text:p>0,48626</text:p>
          </table:table-cell>
          <table:table-cell table:formula="of:=[.C72]+[.F72]+[.I72]" office:value-type="float" office:value="0.0026709626">
            <text:p>0,00267</text:p>
          </table:table-cell>
          <table:table-cell table:formula="of:=[.D72]+[.G72]+[.J72]" office:value-type="float" office:value="0.5110692065">
            <text:p>0,51107</text:p>
          </table:table-cell>
          <table:table-cell/>
          <table:table-cell table:formula="of:=SUM([.B72:.D72])" office:value-type="float" office:value="0.5813925309">
            <text:p>0,58139</text:p>
          </table:table-cell>
          <table:table-cell table:formula="of:=SUM([.E72:.G72])" office:value-type="float" office:value="0.0034154667">
            <text:p>0,00342</text:p>
          </table:table-cell>
          <table:table-cell table:formula="of:=SUM([.H72:.J72])" office:value-type="float" office:value="0.4151920024">
            <text:p>0,415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92931726">
            <text:p>0,24929</text:p>
          </table:table-cell>
          <table:table-cell office:value-type="float" office:value="0.000000485">
            <text:p>0,00000</text:p>
          </table:table-cell>
          <table:table-cell office:value-type="float" office:value="0.2095577734">
            <text:p>0,20956</text:p>
          </table:table-cell>
          <table:table-cell office:value-type="float" office:value="0.0000072676">
            <text:p>0,00001</text:p>
          </table:table-cell>
          <table:table-cell office:value-type="float" office:value="0.0000003981">
            <text:p>0,00000</text:p>
          </table:table-cell>
          <table:table-cell office:value-type="float" office:value="0.0002912021">
            <text:p>0,00029</text:p>
          </table:table-cell>
          <table:table-cell office:value-type="float" office:value="0.300934115">
            <text:p>0,30093</text:p>
          </table:table-cell>
          <table:table-cell office:value-type="float" office:value="0">
            <text:p>0,00000</text:p>
          </table:table-cell>
          <table:table-cell office:value-type="float" office:value="0.2399155862">
            <text:p>0,23992</text:p>
          </table:table-cell>
          <table:table-cell/>
          <table:table-cell table:formula="of:=[.B73]+[.E73]+[.H73]" office:value-type="float" office:value="0.5502345552">
            <text:p>0,55023</text:p>
          </table:table-cell>
          <table:table-cell table:formula="of:=[.C73]+[.F73]+[.I73]" office:value-type="float" office:value="0.0000008831">
            <text:p>0,00000</text:p>
          </table:table-cell>
          <table:table-cell table:formula="of:=[.D73]+[.G73]+[.J73]" office:value-type="float" office:value="0.4497645617">
            <text:p>0,44976</text:p>
          </table:table-cell>
          <table:table-cell/>
          <table:table-cell table:formula="of:=SUM([.B73:.D73])" office:value-type="float" office:value="0.458851431">
            <text:p>0,45885</text:p>
          </table:table-cell>
          <table:table-cell table:formula="of:=SUM([.E73:.G73])" office:value-type="float" office:value="0.0002988678">
            <text:p>0,00030</text:p>
          </table:table-cell>
          <table:table-cell table:formula="of:=SUM([.H73:.J73])" office:value-type="float" office:value="0.5408497012">
            <text:p>0,5408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0842225">
            <text:p>0,23808</text:p>
          </table:table-cell>
          <table:table-cell office:value-type="float" office:value="0.0003657696">
            <text:p>0,00037</text:p>
          </table:table-cell>
          <table:table-cell office:value-type="float" office:value="0.3074820798">
            <text:p>0,30748</text:p>
          </table:table-cell>
          <table:table-cell office:value-type="float" office:value="0.0008434235">
            <text:p>0,00084</text:p>
          </table:table-cell>
          <table:table-cell office:value-type="float" office:value="0.0000074694">
            <text:p>0,00001</text:p>
          </table:table-cell>
          <table:table-cell office:value-type="float" office:value="0">
            <text:p>0,00000</text:p>
          </table:table-cell>
          <table:table-cell office:value-type="float" office:value="0.2228810898">
            <text:p>0,22288</text:p>
          </table:table-cell>
          <table:table-cell office:value-type="float" office:value="0.0000324537">
            <text:p>0,00003</text:p>
          </table:table-cell>
          <table:table-cell office:value-type="float" office:value="0.2303034917">
            <text:p>0,23030</text:p>
          </table:table-cell>
          <table:table-cell/>
          <table:table-cell table:formula="of:=[.B74]+[.E74]+[.H74]" office:value-type="float" office:value="0.4618087358">
            <text:p>0,46181</text:p>
          </table:table-cell>
          <table:table-cell table:formula="of:=[.C74]+[.F74]+[.I74]" office:value-type="float" office:value="0.0004056927">
            <text:p>0,00041</text:p>
          </table:table-cell>
          <table:table-cell table:formula="of:=[.D74]+[.G74]+[.J74]" office:value-type="float" office:value="0.5377855715">
            <text:p>0,53779</text:p>
          </table:table-cell>
          <table:table-cell/>
          <table:table-cell table:formula="of:=SUM([.B74:.D74])" office:value-type="float" office:value="0.5459320719">
            <text:p>0,54593</text:p>
          </table:table-cell>
          <table:table-cell table:formula="of:=SUM([.E74:.G74])" office:value-type="float" office:value="0.0008508929">
            <text:p>0,00085</text:p>
          </table:table-cell>
          <table:table-cell table:formula="of:=SUM([.H74:.J74])" office:value-type="float" office:value="0.4532170352">
            <text:p>0,4532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2081336">
            <text:p>0,23208</text:p>
          </table:table-cell>
          <table:table-cell office:value-type="float" office:value="0.000005706">
            <text:p>0,00001</text:p>
          </table:table-cell>
          <table:table-cell office:value-type="float" office:value="0.3067858509">
            <text:p>0,30679</text:p>
          </table:table-cell>
          <table:table-cell office:value-type="float" office:value="0.0007872288">
            <text:p>0,00079</text:p>
          </table:table-cell>
          <table:table-cell office:value-type="float" office:value="0">
            <text:p>0,00000</text:p>
          </table:table-cell>
          <table:table-cell office:value-type="float" office:value="0.0006172587">
            <text:p>0,00062</text:p>
          </table:table-cell>
          <table:table-cell office:value-type="float" office:value="0.2052612926">
            <text:p>0,20526</text:p>
          </table:table-cell>
          <table:table-cell office:value-type="float" office:value="0.000996005">
            <text:p>0,00100</text:p>
          </table:table-cell>
          <table:table-cell office:value-type="float" office:value="0.2534653219">
            <text:p>0,25347</text:p>
          </table:table-cell>
          <table:table-cell/>
          <table:table-cell table:formula="of:=[.B75]+[.E75]+[.H75]" office:value-type="float" office:value="0.4381298574">
            <text:p>0,43813</text:p>
          </table:table-cell>
          <table:table-cell table:formula="of:=[.C75]+[.F75]+[.I75]" office:value-type="float" office:value="0.001001711">
            <text:p>0,00100</text:p>
          </table:table-cell>
          <table:table-cell table:formula="of:=[.D75]+[.G75]+[.J75]" office:value-type="float" office:value="0.5608684315">
            <text:p>0,56087</text:p>
          </table:table-cell>
          <table:table-cell/>
          <table:table-cell table:formula="of:=SUM([.B75:.D75])" office:value-type="float" office:value="0.5388728929">
            <text:p>0,53887</text:p>
          </table:table-cell>
          <table:table-cell table:formula="of:=SUM([.E75:.G75])" office:value-type="float" office:value="0.0014044875">
            <text:p>0,00140</text:p>
          </table:table-cell>
          <table:table-cell table:formula="of:=SUM([.H75:.J75])" office:value-type="float" office:value="0.4597226195">
            <text:p>0,4597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92342995">
            <text:p>0,25923</text:p>
          </table:table-cell>
          <table:table-cell office:value-type="float" office:value="0.0000010886">
            <text:p>0,00000</text:p>
          </table:table-cell>
          <table:table-cell office:value-type="float" office:value="0.1933353361">
            <text:p>0,19334</text:p>
          </table:table-cell>
          <table:table-cell office:value-type="float" office:value="0.0002052495">
            <text:p>0,00021</text:p>
          </table:table-cell>
          <table:table-cell office:value-type="float" office:value="0.0000033393">
            <text:p>0,00000</text:p>
          </table:table-cell>
          <table:table-cell office:value-type="float" office:value="0.0000962321">
            <text:p>0,00010</text:p>
          </table:table-cell>
          <table:table-cell office:value-type="float" office:value="0.3025826417">
            <text:p>0,30258</text:p>
          </table:table-cell>
          <table:table-cell office:value-type="float" office:value="0">
            <text:p>0,00000</text:p>
          </table:table-cell>
          <table:table-cell office:value-type="float" office:value="0.2445418132">
            <text:p>0,24454</text:p>
          </table:table-cell>
          <table:table-cell/>
          <table:table-cell table:formula="of:=[.B76]+[.E76]+[.H76]" office:value-type="float" office:value="0.5620221907">
            <text:p>0,56202</text:p>
          </table:table-cell>
          <table:table-cell table:formula="of:=[.C76]+[.F76]+[.I76]" office:value-type="float" office:value="0.0000044279">
            <text:p>0,00000</text:p>
          </table:table-cell>
          <table:table-cell table:formula="of:=[.D76]+[.G76]+[.J76]" office:value-type="float" office:value="0.4379733814">
            <text:p>0,43797</text:p>
          </table:table-cell>
          <table:table-cell/>
          <table:table-cell table:formula="of:=SUM([.B76:.D76])" office:value-type="float" office:value="0.4525707242">
            <text:p>0,45257</text:p>
          </table:table-cell>
          <table:table-cell table:formula="of:=SUM([.E76:.G76])" office:value-type="float" office:value="0.0003048209">
            <text:p>0,00030</text:p>
          </table:table-cell>
          <table:table-cell table:formula="of:=SUM([.H76:.J76])" office:value-type="float" office:value="0.5471244549">
            <text:p>0,5471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220556964">
            <text:p>0,22206</text:p>
          </table:table-cell>
          <table:table-cell office:value-type="float" office:value="0.0010197969">
            <text:p>0,00102</text:p>
          </table:table-cell>
          <table:table-cell office:value-type="float" office:value="0.2758246173">
            <text:p>0,27582</text:p>
          </table:table-cell>
          <table:table-cell office:value-type="float" office:value="0.0000864845">
            <text:p>0,00009</text:p>
          </table:table-cell>
          <table:table-cell office:value-type="float" office:value="0.000980255">
            <text:p>0,00098</text:p>
          </table:table-cell>
          <table:table-cell office:value-type="float" office:value="0.0007119377">
            <text:p>0,00071</text:p>
          </table:table-cell>
          <table:table-cell office:value-type="float" office:value="0.232317875">
            <text:p>0,23232</text:p>
          </table:table-cell>
          <table:table-cell office:value-type="float" office:value="0.0007072652">
            <text:p>0,00071</text:p>
          </table:table-cell>
          <table:table-cell office:value-type="float" office:value="0.266296072">
            <text:p>0,26630</text:p>
          </table:table-cell>
          <table:table-cell/>
          <table:table-cell table:formula="of:=[.B77]+[.E77]+[.H77]" office:value-type="float" office:value="0.4544600559">
            <text:p>0,45446</text:p>
          </table:table-cell>
          <table:table-cell table:formula="of:=[.C77]+[.F77]+[.I77]" office:value-type="float" office:value="0.0027073171">
            <text:p>0,00271</text:p>
          </table:table-cell>
          <table:table-cell table:formula="of:=[.D77]+[.G77]+[.J77]" office:value-type="float" office:value="0.542832627">
            <text:p>0,54283</text:p>
          </table:table-cell>
          <table:table-cell/>
          <table:table-cell table:formula="of:=SUM([.B77:.D77])" office:value-type="float" office:value="0.4989001106">
            <text:p>0,49890</text:p>
          </table:table-cell>
          <table:table-cell table:formula="of:=SUM([.E77:.G77])" office:value-type="float" office:value="0.0017786772">
            <text:p>0,00178</text:p>
          </table:table-cell>
          <table:table-cell table:formula="of:=SUM([.H77:.J77])" office:value-type="float" office:value="0.4993212122">
            <text:p>0,499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555285244">
            <text:p>0,25553</text:p>
          </table:table-cell>
          <table:table-cell office:value-type="float" office:value="0.0000028751">
            <text:p>0,00000</text:p>
          </table:table-cell>
          <table:table-cell office:value-type="float" office:value="0.209262326">
            <text:p>0,20926</text:p>
          </table:table-cell>
          <table:table-cell office:value-type="float" office:value="0.0000148103">
            <text:p>0,00001</text:p>
          </table:table-cell>
          <table:table-cell office:value-type="float" office:value="0.0000062084">
            <text:p>0,00001</text:p>
          </table:table-cell>
          <table:table-cell office:value-type="float" office:value="0.0002065839">
            <text:p>0,00021</text:p>
          </table:table-cell>
          <table:table-cell office:value-type="float" office:value="0.2949914002">
            <text:p>0,29499</text:p>
          </table:table-cell>
          <table:table-cell office:value-type="float" office:value="0">
            <text:p>0,00000</text:p>
          </table:table-cell>
          <table:table-cell office:value-type="float" office:value="0.2399872716">
            <text:p>0,23999</text:p>
          </table:table-cell>
          <table:table-cell/>
          <table:table-cell table:formula="of:=[.B78]+[.E78]+[.H78]" office:value-type="float" office:value="0.5505347349">
            <text:p>0,55053</text:p>
          </table:table-cell>
          <table:table-cell table:formula="of:=[.C78]+[.F78]+[.I78]" office:value-type="float" office:value="0.0000090835">
            <text:p>0,00001</text:p>
          </table:table-cell>
          <table:table-cell table:formula="of:=[.D78]+[.G78]+[.J78]" office:value-type="float" office:value="0.4494561815">
            <text:p>0,44946</text:p>
          </table:table-cell>
          <table:table-cell/>
          <table:table-cell table:formula="of:=SUM([.B78:.D78])" office:value-type="float" office:value="0.4647937255">
            <text:p>0,46479</text:p>
          </table:table-cell>
          <table:table-cell table:formula="of:=SUM([.E78:.G78])" office:value-type="float" office:value="0.0002276026">
            <text:p>0,00023</text:p>
          </table:table-cell>
          <table:table-cell table:formula="of:=SUM([.H78:.J78])" office:value-type="float" office:value="0.5349786718">
            <text:p>0,5349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0865944">
            <text:p>0,23087</text:p>
          </table:table-cell>
          <table:table-cell office:value-type="float" office:value="0.0000155397">
            <text:p>0,00002</text:p>
          </table:table-cell>
          <table:table-cell office:value-type="float" office:value="0.303788917">
            <text:p>0,30379</text:p>
          </table:table-cell>
          <table:table-cell office:value-type="float" office:value="0.0019766611">
            <text:p>0,00198</text:p>
          </table:table-cell>
          <table:table-cell office:value-type="float" office:value="0">
            <text:p>0,00000</text:p>
          </table:table-cell>
          <table:table-cell office:value-type="float" office:value="0.001048632">
            <text:p>0,00105</text:p>
          </table:table-cell>
          <table:table-cell office:value-type="float" office:value="0.1961535103">
            <text:p>0,19615</text:p>
          </table:table-cell>
          <table:table-cell office:value-type="float" office:value="0.0006705607">
            <text:p>0,00067</text:p>
          </table:table-cell>
          <table:table-cell office:value-type="float" office:value="0.2654802352">
            <text:p>0,26548</text:p>
          </table:table-cell>
          <table:table-cell/>
          <table:table-cell table:formula="of:=[.B79]+[.E79]+[.H79]" office:value-type="float" office:value="0.4289961154">
            <text:p>0,42900</text:p>
          </table:table-cell>
          <table:table-cell table:formula="of:=[.C79]+[.F79]+[.I79]" office:value-type="float" office:value="0.0006861004">
            <text:p>0,00069</text:p>
          </table:table-cell>
          <table:table-cell table:formula="of:=[.D79]+[.G79]+[.J79]" office:value-type="float" office:value="0.5703177842">
            <text:p>0,57032</text:p>
          </table:table-cell>
          <table:table-cell/>
          <table:table-cell table:formula="of:=SUM([.B79:.D79])" office:value-type="float" office:value="0.5346704007">
            <text:p>0,53467</text:p>
          </table:table-cell>
          <table:table-cell table:formula="of:=SUM([.E79:.G79])" office:value-type="float" office:value="0.0030252931">
            <text:p>0,00303</text:p>
          </table:table-cell>
          <table:table-cell table:formula="of:=SUM([.H79:.J79])" office:value-type="float" office:value="0.4623043062">
            <text:p>0,46230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459464588">
            <text:p>0,24595</text:p>
          </table:table-cell>
          <table:table-cell office:value-type="float" office:value="0.0011750568">
            <text:p>0,00118</text:p>
          </table:table-cell>
          <table:table-cell office:value-type="float" office:value="0.300890751">
            <text:p>0,30089</text:p>
          </table:table-cell>
          <table:table-cell office:value-type="float" office:value="0.0000143997">
            <text:p>0,00001</text:p>
          </table:table-cell>
          <table:table-cell office:value-type="float" office:value="0.0000136521">
            <text:p>0,00001</text:p>
          </table:table-cell>
          <table:table-cell office:value-type="float" office:value="0.001644377">
            <text:p>0,00164</text:p>
          </table:table-cell>
          <table:table-cell office:value-type="float" office:value="0.2032608936">
            <text:p>0,20326</text:p>
          </table:table-cell>
          <table:table-cell office:value-type="float" office:value="0.0000167691">
            <text:p>0,00002</text:p>
          </table:table-cell>
          <table:table-cell office:value-type="float" office:value="0.247037642">
            <text:p>0,24704</text:p>
          </table:table-cell>
          <table:table-cell/>
          <table:table-cell table:formula="of:=[.B80]+[.E80]+[.H80]" office:value-type="float" office:value="0.4492217521">
            <text:p>0,44922</text:p>
          </table:table-cell>
          <table:table-cell table:formula="of:=[.C80]+[.F80]+[.I80]" office:value-type="float" office:value="0.001205478">
            <text:p>0,00121</text:p>
          </table:table-cell>
          <table:table-cell table:formula="of:=[.D80]+[.G80]+[.J80]" office:value-type="float" office:value="0.54957277">
            <text:p>0,54957</text:p>
          </table:table-cell>
          <table:table-cell/>
          <table:table-cell table:formula="of:=SUM([.B80:.D80])" office:value-type="float" office:value="0.5480122666">
            <text:p>0,54801</text:p>
          </table:table-cell>
          <table:table-cell table:formula="of:=SUM([.E80:.G80])" office:value-type="float" office:value="0.0016724288">
            <text:p>0,00167</text:p>
          </table:table-cell>
          <table:table-cell table:formula="of:=SUM([.H80:.J80])" office:value-type="float" office:value="0.4503153047">
            <text:p>0,4503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07944896">
            <text:p>0,27079</text:p>
          </table:table-cell>
          <table:table-cell office:value-type="float" office:value="0.0004984061">
            <text:p>0,00050</text:p>
          </table:table-cell>
          <table:table-cell office:value-type="float" office:value="0.2155903719">
            <text:p>0,21559</text:p>
          </table:table-cell>
          <table:table-cell office:value-type="float" office:value="0.000001822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672736">
            <text:p>0,00007</text:p>
          </table:table-cell>
          <table:table-cell office:value-type="float" office:value="0.2844044668">
            <text:p>0,28440</text:p>
          </table:table-cell>
          <table:table-cell office:value-type="float" office:value="0.0035280107">
            <text:p>0,00353</text:p>
          </table:table-cell>
          <table:table-cell office:value-type="float" office:value="0.2251151592">
            <text:p>0,22512</text:p>
          </table:table-cell>
          <table:table-cell/>
          <table:table-cell table:formula="of:=[.B81]+[.E81]+[.H81]" office:value-type="float" office:value="0.5552007784">
            <text:p>0,55520</text:p>
          </table:table-cell>
          <table:table-cell table:formula="of:=[.C81]+[.F81]+[.I81]" office:value-type="float" office:value="0.0040264168">
            <text:p>0,00403</text:p>
          </table:table-cell>
          <table:table-cell table:formula="of:=[.D81]+[.G81]+[.J81]" office:value-type="float" office:value="0.4407728047">
            <text:p>0,44077</text:p>
          </table:table-cell>
          <table:table-cell/>
          <table:table-cell table:formula="of:=SUM([.B81:.D81])" office:value-type="float" office:value="0.4868832676">
            <text:p>0,48688</text:p>
          </table:table-cell>
          <table:table-cell table:formula="of:=SUM([.E81:.G81])" office:value-type="float" office:value="0.0000690956">
            <text:p>0,00007</text:p>
          </table:table-cell>
          <table:table-cell table:formula="of:=SUM([.H81:.J81])" office:value-type="float" office:value="0.5130476367">
            <text:p>0,5130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4525675">
            <text:p>0,27145</text:p>
          </table:table-cell>
          <table:table-cell office:value-type="float" office:value="0.0000143778">
            <text:p>0,00001</text:p>
          </table:table-cell>
          <table:table-cell office:value-type="float" office:value="0.2002581209">
            <text:p>0,20026</text:p>
          </table:table-cell>
          <table:table-cell office:value-type="float" office:value="0.0000048017">
            <text:p>0,00000</text:p>
          </table:table-cell>
          <table:table-cell office:value-type="float" office:value="0.0000000102">
            <text:p>0,00000</text:p>
          </table:table-cell>
          <table:table-cell office:value-type="float" office:value="0.0000840843">
            <text:p>0,00008</text:p>
          </table:table-cell>
          <table:table-cell office:value-type="float" office:value="0.2936681038">
            <text:p>0,29367</text:p>
          </table:table-cell>
          <table:table-cell office:value-type="float" office:value="0">
            <text:p>0,00000</text:p>
          </table:table-cell>
          <table:table-cell office:value-type="float" office:value="0.2345179337">
            <text:p>0,23452</text:p>
          </table:table-cell>
          <table:table-cell/>
          <table:table-cell table:formula="of:=[.B82]+[.E82]+[.H82]" office:value-type="float" office:value="0.565125473">
            <text:p>0,56513</text:p>
          </table:table-cell>
          <table:table-cell table:formula="of:=[.C82]+[.F82]+[.I82]" office:value-type="float" office:value="0.000014388">
            <text:p>0,00001</text:p>
          </table:table-cell>
          <table:table-cell table:formula="of:=[.D82]+[.G82]+[.J82]" office:value-type="float" office:value="0.4348601389">
            <text:p>0,43486</text:p>
          </table:table-cell>
          <table:table-cell/>
          <table:table-cell table:formula="of:=SUM([.B82:.D82])" office:value-type="float" office:value="0.4717250662">
            <text:p>0,47173</text:p>
          </table:table-cell>
          <table:table-cell table:formula="of:=SUM([.E82:.G82])" office:value-type="float" office:value="0.0000888962">
            <text:p>0,00009</text:p>
          </table:table-cell>
          <table:table-cell table:formula="of:=SUM([.H82:.J82])" office:value-type="float" office:value="0.5281860375">
            <text:p>0,5281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383509473">
            <text:p>0,23835</text:p>
          </table:table-cell>
          <table:table-cell office:value-type="float" office:value="0.000230344">
            <text:p>0,00023</text:p>
          </table:table-cell>
          <table:table-cell office:value-type="float" office:value="0.3034419757">
            <text:p>0,30344</text:p>
          </table:table-cell>
          <table:table-cell office:value-type="float" office:value="0.0001070408">
            <text:p>0,00011</text:p>
          </table:table-cell>
          <table:table-cell office:value-type="float" office:value="0">
            <text:p>0,00000</text:p>
          </table:table-cell>
          <table:table-cell office:value-type="float" office:value="0.0002380502">
            <text:p>0,00024</text:p>
          </table:table-cell>
          <table:table-cell office:value-type="float" office:value="0.2002136354">
            <text:p>0,20021</text:p>
          </table:table-cell>
          <table:table-cell office:value-type="float" office:value="0.0001766399">
            <text:p>0,00018</text:p>
          </table:table-cell>
          <table:table-cell office:value-type="float" office:value="0.2572413667">
            <text:p>0,25724</text:p>
          </table:table-cell>
          <table:table-cell/>
          <table:table-cell table:formula="of:=[.B83]+[.E83]+[.H83]" office:value-type="float" office:value="0.4386716235">
            <text:p>0,43867</text:p>
          </table:table-cell>
          <table:table-cell table:formula="of:=[.C83]+[.F83]+[.I83]" office:value-type="float" office:value="0.0004069839">
            <text:p>0,00041</text:p>
          </table:table-cell>
          <table:table-cell table:formula="of:=[.D83]+[.G83]+[.J83]" office:value-type="float" office:value="0.5609213926">
            <text:p>0,56092</text:p>
          </table:table-cell>
          <table:table-cell/>
          <table:table-cell table:formula="of:=SUM([.B83:.D83])" office:value-type="float" office:value="0.542023267">
            <text:p>0,54202</text:p>
          </table:table-cell>
          <table:table-cell table:formula="of:=SUM([.E83:.G83])" office:value-type="float" office:value="0.000345091">
            <text:p>0,00035</text:p>
          </table:table-cell>
          <table:table-cell table:formula="of:=SUM([.H83:.J83])" office:value-type="float" office:value="0.457631642">
            <text:p>0,4576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2716935918">
            <text:p>0,27169</text:p>
          </table:table-cell>
          <table:table-cell office:value-type="float" office:value="0.0024249386">
            <text:p>0,00242</text:p>
          </table:table-cell>
          <table:table-cell office:value-type="float" office:value="0.2122395685">
            <text:p>0,21224</text:p>
          </table:table-cell>
          <table:table-cell office:value-type="float" office:value="0.0000079096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770975">
            <text:p>0,00008</text:p>
          </table:table-cell>
          <table:table-cell office:value-type="float" office:value="0.2879960092">
            <text:p>0,28800</text:p>
          </table:table-cell>
          <table:table-cell office:value-type="float" office:value="0.0012931142">
            <text:p>0,00129</text:p>
          </table:table-cell>
          <table:table-cell office:value-type="float" office:value="0.2242677706">
            <text:p>0,22427</text:p>
          </table:table-cell>
          <table:table-cell/>
          <table:table-cell table:formula="of:=[.B84]+[.E84]+[.H84]" office:value-type="float" office:value="0.5596975106">
            <text:p>0,55970</text:p>
          </table:table-cell>
          <table:table-cell table:formula="of:=[.C84]+[.F84]+[.I84]" office:value-type="float" office:value="0.0037180528">
            <text:p>0,00372</text:p>
          </table:table-cell>
          <table:table-cell table:formula="of:=[.D84]+[.G84]+[.J84]" office:value-type="float" office:value="0.4365844366">
            <text:p>0,43658</text:p>
          </table:table-cell>
          <table:table-cell/>
          <table:table-cell table:formula="of:=SUM([.B84:.D84])" office:value-type="float" office:value="0.4863580989">
            <text:p>0,48636</text:p>
          </table:table-cell>
          <table:table-cell table:formula="of:=SUM([.E84:.G84])" office:value-type="float" office:value="0.0000850071">
            <text:p>0,00009</text:p>
          </table:table-cell>
          <table:table-cell table:formula="of:=SUM([.H84:.J84])" office:value-type="float" office:value="0.513556894">
            <text:p>0,5135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AVG</text:p>
          </table:table-cell>
          <table:table-cell table:formula="of:=AVERAGE([.B1:.B84])" office:value-type="float" office:value="0.246798461314286">
            <text:p>0,24680</text:p>
          </table:table-cell>
          <table:table-cell table:formula="of:=AVERAGE([.C1:.C84])" office:value-type="float" office:value="0.000383714982142857">
            <text:p>0,00038</text:p>
          </table:table-cell>
          <table:table-cell table:formula="of:=AVERAGE([.D1:.D84])" office:value-type="float" office:value="0.246218102021429">
            <text:p>0,24622</text:p>
          </table:table-cell>
          <table:table-cell table:formula="of:=AVERAGE([.E1:.E84])" office:value-type="float" office:value="0.000270719916666667">
            <text:p>0,00027</text:p>
          </table:table-cell>
          <table:table-cell table:formula="of:=AVERAGE([.F1:.F84])" office:value-type="float" office:value="0.0000429368214285714">
            <text:p>0,00004</text:p>
          </table:table-cell>
          <table:table-cell table:formula="of:=AVERAGE([.G1:.G84])" office:value-type="float" office:value="0.000328115590476191">
            <text:p>0,00033</text:p>
          </table:table-cell>
          <table:table-cell table:formula="of:=AVERAGE([.H1:.H84])" office:value-type="float" office:value="0.2588217673">
            <text:p>0,25882</text:p>
          </table:table-cell>
          <table:table-cell table:formula="of:=AVERAGE([.I1:.I84])" office:value-type="float" office:value="0.000638832104761905">
            <text:p>0,00064</text:p>
          </table:table-cell>
          <table:table-cell table:formula="of:=AVERAGE([.J1:.J84])" office:value-type="float" office:value="0.246497349944048">
            <text:p>0,24650</text:p>
          </table:table-cell>
          <table:table-cell/>
          <table:table-cell table:formula="of:=[.B86]+[.E86]+[.H86]" office:value-type="float" office:value="0.505890948530953">
            <text:p>0,50589</text:p>
          </table:table-cell>
          <table:table-cell table:formula="of:=[.C86]+[.F86]+[.I86]" office:value-type="float" office:value="0.00106548390833333">
            <text:p>0,00107</text:p>
          </table:table-cell>
          <table:table-cell table:formula="of:=[.D86]+[.G86]+[.J86]" office:value-type="float" office:value="0.493043567555952">
            <text:p>0,49304</text:p>
          </table:table-cell>
          <table:table-cell/>
          <table:table-cell table:formula="of:=SUM([.B86:.D86])" office:value-type="float" office:value="0.493400278317857">
            <text:p>0,49340</text:p>
          </table:table-cell>
          <table:table-cell table:formula="of:=SUM([.E86:.G86])" office:value-type="float" office:value="0.000641772328571429">
            <text:p>0,00064</text:p>
          </table:table-cell>
          <table:table-cell table:formula="of:=SUM([.H86:.J86])" office:value-type="float" office:value="0.50595794934881">
            <text:p>0,50596</text:p>
          </table:table-cell>
        </table:table-row>
        <table:table-row table:style-name="ro1">
          <table:table-cell/>
          <table:table-cell table:formula="of:=[.L86]*[.P86]" office:value-type="float" office:value="0.249606734803657">
            <text:p>0,24961</text:p>
          </table:table-cell>
          <table:table-cell table:formula="of:=[.M86]*[.P86]" office:value-type="float" office:value="0.000525710056914865">
            <text:p>0,00053</text:p>
          </table:table-cell>
          <table:table-cell table:formula="of:=[.N86]*[.P86]" office:value-type="float" office:value="0.243267833454936">
            <text:p>0,24327</text:p>
          </table:table-cell>
          <table:table-cell table:formula="of:=[.L86]*[.Q86]" office:value-type="float" office:value="0.000324666812041918">
            <text:p>0,00032</text:p>
          </table:table-cell>
          <table:table-cell table:formula="of:=[.M86]*[.Q86]" office:value-type="float" office:value="0.00000068379808890647">
            <text:p>0,00000</text:p>
          </table:table-cell>
          <table:table-cell table:formula="of:=[.N86]*[.Q86]" office:value-type="float" office:value="0.000316421718437548">
            <text:p>0,00032</text:p>
          </table:table-cell>
          <table:table-cell table:formula="of:=[.L86]*[.R86]" office:value-type="float" office:value="0.255959546912845">
            <text:p>0,25596</text:p>
          </table:table-cell>
          <table:table-cell table:formula="of:=[.M86]*[.R86]" office:value-type="float" office:value="0.000539090053324489">
            <text:p>0,00054</text:p>
          </table:table-cell>
          <table:table-cell table:formula="of:=[.N86]*[.R86]" office:value-type="float" office:value="0.249459312380231">
            <text:p>0,2494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5">
            <text:p>0,50000</text:p>
          </table:table-cell>
          <table:table-cell office:value-type="float" office:value="0">
            <text:p>0,00000</text:p>
          </table:table-cell>
          <table:table-cell office:value-type="float" office:value="0.5">
            <text:p>0,50000</text:p>
          </table:table-cell>
          <table:table-cell/>
          <table:table-cell office:value-type="float" office:value="0.5">
            <text:p>0,50000</text:p>
          </table:table-cell>
          <table:table-cell office:value-type="float" office:value="0">
            <text:p>0,00000</text:p>
          </table:table-cell>
          <table:table-cell office:value-type="float" office:value="0.5">
            <text:p>0,50000</text:p>
          </table:table-cell>
        </table:table-row>
        <table:table-row table:style-name="ro1">
          <table:table-cell/>
          <table:table-cell table:formula="of:=[.L88]*[.P88]" office:value-type="float" office:value="0.25">
            <text:p>0,25000</text:p>
          </table:table-cell>
          <table:table-cell table:formula="of:=[.M88]*[.P88]" office:value-type="float" office:value="0">
            <text:p>0,00000</text:p>
          </table:table-cell>
          <table:table-cell table:formula="of:=[.N88]*[.P88]" office:value-type="float" office:value="0.25">
            <text:p>0,25000</text:p>
          </table:table-cell>
          <table:table-cell table:formula="of:=[.L88]*[.Q88]" office:value-type="float" office:value="0">
            <text:p>0,00000</text:p>
          </table:table-cell>
          <table:table-cell table:formula="of:=[.M88]*[.Q88]" office:value-type="float" office:value="0">
            <text:p>0,00000</text:p>
          </table:table-cell>
          <table:table-cell table:formula="of:=[.N88]*[.Q88]" office:value-type="float" office:value="0">
            <text:p>0,00000</text:p>
          </table:table-cell>
          <table:table-cell table:formula="of:=[.L88]*[.R88]" office:value-type="float" office:value="0.25">
            <text:p>0,25000</text:p>
          </table:table-cell>
          <table:table-cell table:formula="of:=[.M88]*[.R88]" office:value-type="float" office:value="0">
            <text:p>0,00000</text:p>
          </table:table-cell>
          <table:table-cell table:formula="of:=[.N88]*[.R88]" office:value-type="float" office:value="0.25">
            <text:p>0,25000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09208278">
            <text:p>0,00921</text:p>
          </table:table-cell>
          <table:table-cell office:value-type="float" office:value="0.0345460963">
            <text:p>0,03455</text:p>
          </table:table-cell>
          <table:table-cell office:value-type="float" office:value="0.0039988916">
            <text:p>0,00400</text:p>
          </table:table-cell>
          <table:table-cell office:value-type="float" office:value="0.0000735382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0570796">
            <text:p>0,00006</text:p>
          </table:table-cell>
          <table:table-cell office:value-type="float" office:value="0.2667040277">
            <text:p>0,26670</text:p>
          </table:table-cell>
          <table:table-cell office:value-type="float" office:value="0.6791850782">
            <text:p>0,67919</text:p>
          </table:table-cell>
          <table:table-cell office:value-type="float" office:value="0.0062270104">
            <text:p>0,00623</text:p>
          </table:table-cell>
          <table:table-cell/>
          <table:table-cell table:formula="of:=[.B93]+[.E93]+[.H93]" office:value-type="float" office:value="0.2759858439">
            <text:p>0,27599</text:p>
          </table:table-cell>
          <table:table-cell table:formula="of:=[.C93]+[.F93]+[.I93]" office:value-type="float" office:value="0.7137311745">
            <text:p>0,71373</text:p>
          </table:table-cell>
          <table:table-cell table:formula="of:=[.D93]+[.G93]+[.J93]" office:value-type="float" office:value="0.0102829816">
            <text:p>0,01028</text:p>
          </table:table-cell>
          <table:table-cell/>
          <table:table-cell table:formula="of:=SUM([.B93:.D93])" office:value-type="float" office:value="0.0477532659">
            <text:p>0,04775</text:p>
          </table:table-cell>
          <table:table-cell table:formula="of:=SUM([.E93:.G93])" office:value-type="float" office:value="0.0001306178">
            <text:p>0,00013</text:p>
          </table:table-cell>
          <table:table-cell table:formula="of:=SUM([.H93:.J93])" office:value-type="float" office:value="0.9521161163">
            <text:p>0,9521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415467163">
            <text:p>0,04155</text:p>
          </table:table-cell>
          <table:table-cell office:value-type="float" office:value="0.1375838391">
            <text:p>0,13758</text:p>
          </table:table-cell>
          <table:table-cell office:value-type="float" office:value="0.0002893035">
            <text:p>0,00029</text:p>
          </table:table-cell>
          <table:table-cell office:value-type="float" office:value="0.0001253162">
            <text:p>0,00013</text:p>
          </table:table-cell>
          <table:table-cell office:value-type="float" office:value="0.0000305702">
            <text:p>0,00003</text:p>
          </table:table-cell>
          <table:table-cell office:value-type="float" office:value="0.0000316878">
            <text:p>0,00003</text:p>
          </table:table-cell>
          <table:table-cell office:value-type="float" office:value="0.1775926007">
            <text:p>0,17759</text:p>
          </table:table-cell>
          <table:table-cell office:value-type="float" office:value="0.6263385097">
            <text:p>0,62634</text:p>
          </table:table-cell>
          <table:table-cell office:value-type="float" office:value="0.0164614565">
            <text:p>0,01646</text:p>
          </table:table-cell>
          <table:table-cell/>
          <table:table-cell table:formula="of:=[.B94]+[.E94]+[.H94]" office:value-type="float" office:value="0.2192646332">
            <text:p>0,21926</text:p>
          </table:table-cell>
          <table:table-cell table:formula="of:=[.C94]+[.F94]+[.I94]" office:value-type="float" office:value="0.763952919">
            <text:p>0,76395</text:p>
          </table:table-cell>
          <table:table-cell table:formula="of:=[.D94]+[.G94]+[.J94]" office:value-type="float" office:value="0.0167824478">
            <text:p>0,01678</text:p>
          </table:table-cell>
          <table:table-cell/>
          <table:table-cell table:formula="of:=SUM([.B94:.D94])" office:value-type="float" office:value="0.1794198589">
            <text:p>0,17942</text:p>
          </table:table-cell>
          <table:table-cell table:formula="of:=SUM([.E94:.G94])" office:value-type="float" office:value="0.0001875742">
            <text:p>0,00019</text:p>
          </table:table-cell>
          <table:table-cell table:formula="of:=SUM([.H94:.J94])" office:value-type="float" office:value="0.8203925669">
            <text:p>0,8203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94938379">
            <text:p>0,05949</text:p>
          </table:table-cell>
          <table:table-cell office:value-type="float" office:value="0.0938439912">
            <text:p>0,09384</text:p>
          </table:table-cell>
          <table:table-cell office:value-type="float" office:value="0.0004424608">
            <text:p>0,00044</text:p>
          </table:table-cell>
          <table:table-cell office:value-type="float" office:value="0.0000001294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35841">
            <text:p>0,00004</text:p>
          </table:table-cell>
          <table:table-cell office:value-type="float" office:value="0.3089654011">
            <text:p>0,30897</text:p>
          </table:table-cell>
          <table:table-cell office:value-type="float" office:value="0.5367529615">
            <text:p>0,53675</text:p>
          </table:table-cell>
          <table:table-cell office:value-type="float" office:value="0.0004653771">
            <text:p>0,00047</text:p>
          </table:table-cell>
          <table:table-cell/>
          <table:table-cell table:formula="of:=[.B95]+[.E95]+[.H95]" office:value-type="float" office:value="0.3684593684">
            <text:p>0,36846</text:p>
          </table:table-cell>
          <table:table-cell table:formula="of:=[.C95]+[.F95]+[.I95]" office:value-type="float" office:value="0.6305969527">
            <text:p>0,63060</text:p>
          </table:table-cell>
          <table:table-cell table:formula="of:=[.D95]+[.G95]+[.J95]" office:value-type="float" office:value="0.0009436789">
            <text:p>0,00094</text:p>
          </table:table-cell>
          <table:table-cell/>
          <table:table-cell table:formula="of:=SUM([.B95:.D95])" office:value-type="float" office:value="0.1537802899">
            <text:p>0,15378</text:p>
          </table:table-cell>
          <table:table-cell table:formula="of:=SUM([.E95:.G95])" office:value-type="float" office:value="0.0000359704">
            <text:p>0,00004</text:p>
          </table:table-cell>
          <table:table-cell table:formula="of:=SUM([.H95:.J95])" office:value-type="float" office:value="0.8461837397">
            <text:p>0,8461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6764885">
            <text:p>0,01268</text:p>
          </table:table-cell>
          <table:table-cell office:value-type="float" office:value="0.0336858901">
            <text:p>0,03369</text:p>
          </table:table-cell>
          <table:table-cell office:value-type="float" office:value="0.0011558954">
            <text:p>0,00116</text:p>
          </table:table-cell>
          <table:table-cell office:value-type="float" office:value="0.0000233678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138778">
            <text:p>0,00014</text:p>
          </table:table-cell>
          <table:table-cell office:value-type="float" office:value="0.268060244">
            <text:p>0,26806</text:p>
          </table:table-cell>
          <table:table-cell office:value-type="float" office:value="0.6720424081">
            <text:p>0,67204</text:p>
          </table:table-cell>
          <table:table-cell office:value-type="float" office:value="0.0122169281">
            <text:p>0,01222</text:p>
          </table:table-cell>
          <table:table-cell/>
          <table:table-cell table:formula="of:=[.B96]+[.E96]+[.H96]" office:value-type="float" office:value="0.2807601003">
            <text:p>0,28076</text:p>
          </table:table-cell>
          <table:table-cell table:formula="of:=[.C96]+[.F96]+[.I96]" office:value-type="float" office:value="0.7057282982">
            <text:p>0,70573</text:p>
          </table:table-cell>
          <table:table-cell table:formula="of:=[.D96]+[.G96]+[.J96]" office:value-type="float" office:value="0.0135116015">
            <text:p>0,01351</text:p>
          </table:table-cell>
          <table:table-cell/>
          <table:table-cell table:formula="of:=SUM([.B96:.D96])" office:value-type="float" office:value="0.047518274">
            <text:p>0,04752</text:p>
          </table:table-cell>
          <table:table-cell table:formula="of:=SUM([.E96:.G96])" office:value-type="float" office:value="0.0001621458">
            <text:p>0,00016</text:p>
          </table:table-cell>
          <table:table-cell table:formula="of:=SUM([.H96:.J96])" office:value-type="float" office:value="0.9523195802">
            <text:p>0,9523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2757683">
            <text:p>0,01728</text:p>
          </table:table-cell>
          <table:table-cell office:value-type="float" office:value="0.1484847012">
            <text:p>0,14848</text:p>
          </table:table-cell>
          <table:table-cell office:value-type="float" office:value="0.000272756">
            <text:p>0,00027</text:p>
          </table:table-cell>
          <table:table-cell office:value-type="float" office:value="0.000301735">
            <text:p>0,00030</text:p>
          </table:table-cell>
          <table:table-cell office:value-type="float" office:value="0.0001438888">
            <text:p>0,00014</text:p>
          </table:table-cell>
          <table:table-cell office:value-type="float" office:value="0">
            <text:p>0,00000</text:p>
          </table:table-cell>
          <table:table-cell office:value-type="float" office:value="0.1205749891">
            <text:p>0,12057</text:p>
          </table:table-cell>
          <table:table-cell office:value-type="float" office:value="0.7129308824">
            <text:p>0,71293</text:p>
          </table:table-cell>
          <table:table-cell office:value-type="float" office:value="0.0000152792">
            <text:p>0,00002</text:p>
          </table:table-cell>
          <table:table-cell/>
          <table:table-cell table:formula="of:=[.B97]+[.E97]+[.H97]" office:value-type="float" office:value="0.1381524924">
            <text:p>0,13815</text:p>
          </table:table-cell>
          <table:table-cell table:formula="of:=[.C97]+[.F97]+[.I97]" office:value-type="float" office:value="0.8615594724">
            <text:p>0,86156</text:p>
          </table:table-cell>
          <table:table-cell table:formula="of:=[.D97]+[.G97]+[.J97]" office:value-type="float" office:value="0.0002880352">
            <text:p>0,00029</text:p>
          </table:table-cell>
          <table:table-cell/>
          <table:table-cell table:formula="of:=SUM([.B97:.D97])" office:value-type="float" office:value="0.1660332255">
            <text:p>0,16603</text:p>
          </table:table-cell>
          <table:table-cell table:formula="of:=SUM([.E97:.G97])" office:value-type="float" office:value="0.0004456238">
            <text:p>0,00045</text:p>
          </table:table-cell>
          <table:table-cell table:formula="of:=SUM([.H97:.J97])" office:value-type="float" office:value="0.8335211507">
            <text:p>0,8335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0772673">
            <text:p>0,05708</text:p>
          </table:table-cell>
          <table:table-cell office:value-type="float" office:value="0.1046317765">
            <text:p>0,10463</text:p>
          </table:table-cell>
          <table:table-cell office:value-type="float" office:value="0.0004623335">
            <text:p>0,00046</text:p>
          </table:table-cell>
          <table:table-cell office:value-type="float" office:value="0.0000003958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112198">
            <text:p>0,00001</text:p>
          </table:table-cell>
          <table:table-cell office:value-type="float" office:value="0.3003375913">
            <text:p>0,30034</text:p>
          </table:table-cell>
          <table:table-cell office:value-type="float" office:value="0.5372335413">
            <text:p>0,53723</text:p>
          </table:table-cell>
          <table:table-cell office:value-type="float" office:value="0.0002458745">
            <text:p>0,00025</text:p>
          </table:table-cell>
          <table:table-cell/>
          <table:table-cell table:formula="of:=[.B98]+[.E98]+[.H98]" office:value-type="float" office:value="0.3574152544">
            <text:p>0,35742</text:p>
          </table:table-cell>
          <table:table-cell table:formula="of:=[.C98]+[.F98]+[.I98]" office:value-type="float" office:value="0.6418653178">
            <text:p>0,64187</text:p>
          </table:table-cell>
          <table:table-cell table:formula="of:=[.D98]+[.G98]+[.J98]" office:value-type="float" office:value="0.0007194278">
            <text:p>0,00072</text:p>
          </table:table-cell>
          <table:table-cell/>
          <table:table-cell table:formula="of:=SUM([.B98:.D98])" office:value-type="float" office:value="0.1621713773">
            <text:p>0,16217</text:p>
          </table:table-cell>
          <table:table-cell table:formula="of:=SUM([.E98:.G98])" office:value-type="float" office:value="0.0000116156">
            <text:p>0,00001</text:p>
          </table:table-cell>
          <table:table-cell table:formula="of:=SUM([.H98:.J98])" office:value-type="float" office:value="0.8378170071">
            <text:p>0,8378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7953281">
            <text:p>0,01480</text:p>
          </table:table-cell>
          <table:table-cell office:value-type="float" office:value="0.1321682621">
            <text:p>0,13217</text:p>
          </table:table-cell>
          <table:table-cell office:value-type="float" office:value="0.0000848268">
            <text:p>0,00008</text:p>
          </table:table-cell>
          <table:table-cell office:value-type="float" office:value="0.0002380812">
            <text:p>0,00024</text:p>
          </table:table-cell>
          <table:table-cell office:value-type="float" office:value="0.0000024278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999587912">
            <text:p>0,09996</text:p>
          </table:table-cell>
          <table:table-cell office:value-type="float" office:value="0.7526571197">
            <text:p>0,75266</text:p>
          </table:table-cell>
          <table:table-cell office:value-type="float" office:value="0.000095163">
            <text:p>0,00010</text:p>
          </table:table-cell>
          <table:table-cell/>
          <table:table-cell table:formula="of:=[.B99]+[.E99]+[.H99]" office:value-type="float" office:value="0.1149922005">
            <text:p>0,11499</text:p>
          </table:table-cell>
          <table:table-cell table:formula="of:=[.C99]+[.F99]+[.I99]" office:value-type="float" office:value="0.8848278096">
            <text:p>0,88483</text:p>
          </table:table-cell>
          <table:table-cell table:formula="of:=[.D99]+[.G99]+[.J99]" office:value-type="float" office:value="0.0001799898">
            <text:p>0,00018</text:p>
          </table:table-cell>
          <table:table-cell/>
          <table:table-cell table:formula="of:=SUM([.B99:.D99])" office:value-type="float" office:value="0.147048417">
            <text:p>0,14705</text:p>
          </table:table-cell>
          <table:table-cell table:formula="of:=SUM([.E99:.G99])" office:value-type="float" office:value="0.000240509">
            <text:p>0,00024</text:p>
          </table:table-cell>
          <table:table-cell table:formula="of:=SUM([.H99:.J99])" office:value-type="float" office:value="0.8527110739">
            <text:p>0,8527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01155313">
            <text:p>0,05012</text:p>
          </table:table-cell>
          <table:table-cell office:value-type="float" office:value="0.1058555295">
            <text:p>0,10586</text:p>
          </table:table-cell>
          <table:table-cell office:value-type="float" office:value="0.0005087907">
            <text:p>0,00051</text:p>
          </table:table-cell>
          <table:table-cell office:value-type="float" office:value="0.0000029139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9745">
            <text:p>0,00001</text:p>
          </table:table-cell>
          <table:table-cell office:value-type="float" office:value="0.3030275688">
            <text:p>0,30303</text:p>
          </table:table-cell>
          <table:table-cell office:value-type="float" office:value="0.5396987343">
            <text:p>0,53970</text:p>
          </table:table-cell>
          <table:table-cell office:value-type="float" office:value="0.0007811865">
            <text:p>0,00078</text:p>
          </table:table-cell>
          <table:table-cell/>
          <table:table-cell table:formula="of:=[.B100]+[.E100]+[.H100]" office:value-type="float" office:value="0.353146014">
            <text:p>0,35315</text:p>
          </table:table-cell>
          <table:table-cell table:formula="of:=[.C100]+[.F100]+[.I100]" office:value-type="float" office:value="0.6455542638">
            <text:p>0,64555</text:p>
          </table:table-cell>
          <table:table-cell table:formula="of:=[.D100]+[.G100]+[.J100]" office:value-type="float" office:value="0.0012997222">
            <text:p>0,00130</text:p>
          </table:table-cell>
          <table:table-cell/>
          <table:table-cell table:formula="of:=SUM([.B100:.D100])" office:value-type="float" office:value="0.1564798515">
            <text:p>0,15648</text:p>
          </table:table-cell>
          <table:table-cell table:formula="of:=SUM([.E100:.G100])" office:value-type="float" office:value="0.0000126589">
            <text:p>0,00001</text:p>
          </table:table-cell>
          <table:table-cell table:formula="of:=SUM([.H100:.J100])" office:value-type="float" office:value="0.8435074896">
            <text:p>0,8435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58337378">
            <text:p>0,02583</text:p>
          </table:table-cell>
          <table:table-cell office:value-type="float" office:value="0.1332811793">
            <text:p>0,13328</text:p>
          </table:table-cell>
          <table:table-cell office:value-type="float" office:value="0.0006993114">
            <text:p>0,00070</text:p>
          </table:table-cell>
          <table:table-cell office:value-type="float" office:value="0.0002534275">
            <text:p>0,00025</text:p>
          </table:table-cell>
          <table:table-cell office:value-type="float" office:value="0.000044037">
            <text:p>0,00004</text:p>
          </table:table-cell>
          <table:table-cell office:value-type="float" office:value="0.0000393266">
            <text:p>0,00004</text:p>
          </table:table-cell>
          <table:table-cell office:value-type="float" office:value="0.1252670601">
            <text:p>0,12527</text:p>
          </table:table-cell>
          <table:table-cell office:value-type="float" office:value="0.714561219">
            <text:p>0,71456</text:p>
          </table:table-cell>
          <table:table-cell office:value-type="float" office:value="0.0000207014">
            <text:p>0,00002</text:p>
          </table:table-cell>
          <table:table-cell/>
          <table:table-cell table:formula="of:=[.B101]+[.E101]+[.H101]" office:value-type="float" office:value="0.1513542254">
            <text:p>0,15135</text:p>
          </table:table-cell>
          <table:table-cell table:formula="of:=[.C101]+[.F101]+[.I101]" office:value-type="float" office:value="0.8478864353">
            <text:p>0,84789</text:p>
          </table:table-cell>
          <table:table-cell table:formula="of:=[.D101]+[.G101]+[.J101]" office:value-type="float" office:value="0.0007593394">
            <text:p>0,00076</text:p>
          </table:table-cell>
          <table:table-cell/>
          <table:table-cell table:formula="of:=SUM([.B101:.D101])" office:value-type="float" office:value="0.1598142285">
            <text:p>0,15981</text:p>
          </table:table-cell>
          <table:table-cell table:formula="of:=SUM([.E101:.G101])" office:value-type="float" office:value="0.0003367911">
            <text:p>0,00034</text:p>
          </table:table-cell>
          <table:table-cell table:formula="of:=SUM([.H101:.J101])" office:value-type="float" office:value="0.8398489805">
            <text:p>0,8398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7335108">
            <text:p>0,01273</text:p>
          </table:table-cell>
          <table:table-cell office:value-type="float" office:value="0.1265465938">
            <text:p>0,12655</text:p>
          </table:table-cell>
          <table:table-cell office:value-type="float" office:value="0.0000056988">
            <text:p>0,00001</text:p>
          </table:table-cell>
          <table:table-cell office:value-type="float" office:value="0.0000607529">
            <text:p>0,00006</text:p>
          </table:table-cell>
          <table:table-cell office:value-type="float" office:value="0.0000439006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917434854">
            <text:p>0,09174</text:p>
          </table:table-cell>
          <table:table-cell office:value-type="float" office:value="0.768827687">
            <text:p>0,76883</text:p>
          </table:table-cell>
          <table:table-cell office:value-type="float" office:value="0.0000383707">
            <text:p>0,00004</text:p>
          </table:table-cell>
          <table:table-cell/>
          <table:table-cell table:formula="of:=[.B102]+[.E102]+[.H102]" office:value-type="float" office:value="0.1045377491">
            <text:p>0,10454</text:p>
          </table:table-cell>
          <table:table-cell table:formula="of:=[.C102]+[.F102]+[.I102]" office:value-type="float" office:value="0.8954181814">
            <text:p>0,89542</text:p>
          </table:table-cell>
          <table:table-cell table:formula="of:=[.D102]+[.G102]+[.J102]" office:value-type="float" office:value="0.0000440695">
            <text:p>0,00004</text:p>
          </table:table-cell>
          <table:table-cell/>
          <table:table-cell table:formula="of:=SUM([.B102:.D102])" office:value-type="float" office:value="0.1392858034">
            <text:p>0,13929</text:p>
          </table:table-cell>
          <table:table-cell table:formula="of:=SUM([.E102:.G102])" office:value-type="float" office:value="0.0001046535">
            <text:p>0,00010</text:p>
          </table:table-cell>
          <table:table-cell table:formula="of:=SUM([.H102:.J102])" office:value-type="float" office:value="0.8606095431">
            <text:p>0,8606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3646097">
            <text:p>0,02036</text:p>
          </table:table-cell>
          <table:table-cell office:value-type="float" office:value="0.1460802324">
            <text:p>0,14608</text:p>
          </table:table-cell>
          <table:table-cell office:value-type="float" office:value="0.0008389421">
            <text:p>0,00084</text:p>
          </table:table-cell>
          <table:table-cell office:value-type="float" office:value="0.000217922">
            <text:p>0,00022</text:p>
          </table:table-cell>
          <table:table-cell office:value-type="float" office:value="0.0001961976">
            <text:p>0,00020</text:p>
          </table:table-cell>
          <table:table-cell office:value-type="float" office:value="0">
            <text:p>0,00000</text:p>
          </table:table-cell>
          <table:table-cell office:value-type="float" office:value="0.1128529731">
            <text:p>0,11285</text:p>
          </table:table-cell>
          <table:table-cell office:value-type="float" office:value="0.7192755347">
            <text:p>0,71928</text:p>
          </table:table-cell>
          <table:table-cell office:value-type="float" office:value="0.0001735883">
            <text:p>0,00017</text:p>
          </table:table-cell>
          <table:table-cell/>
          <table:table-cell table:formula="of:=[.B103]+[.E103]+[.H103]" office:value-type="float" office:value="0.1334355048">
            <text:p>0,13344</text:p>
          </table:table-cell>
          <table:table-cell table:formula="of:=[.C103]+[.F103]+[.I103]" office:value-type="float" office:value="0.8655519647">
            <text:p>0,86555</text:p>
          </table:table-cell>
          <table:table-cell table:formula="of:=[.D103]+[.G103]+[.J103]" office:value-type="float" office:value="0.0010125304">
            <text:p>0,00101</text:p>
          </table:table-cell>
          <table:table-cell/>
          <table:table-cell table:formula="of:=SUM([.B103:.D103])" office:value-type="float" office:value="0.1672837842">
            <text:p>0,16728</text:p>
          </table:table-cell>
          <table:table-cell table:formula="of:=SUM([.E103:.G103])" office:value-type="float" office:value="0.0004141196">
            <text:p>0,00041</text:p>
          </table:table-cell>
          <table:table-cell table:formula="of:=SUM([.H103:.J103])" office:value-type="float" office:value="0.8323020961">
            <text:p>0,8323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7801331">
            <text:p>0,02078</text:p>
          </table:table-cell>
          <table:table-cell office:value-type="float" office:value="0.0372867898">
            <text:p>0,03729</text:p>
          </table:table-cell>
          <table:table-cell office:value-type="float" office:value="0.0005539728">
            <text:p>0,00055</text:p>
          </table:table-cell>
          <table:table-cell office:value-type="float" office:value="0.0000888481">
            <text:p>0,00009</text:p>
          </table:table-cell>
          <table:table-cell office:value-type="float" office:value="0">
            <text:p>0,00000</text:p>
          </table:table-cell>
          <table:table-cell office:value-type="float" office:value="0.0000244513">
            <text:p>0,00002</text:p>
          </table:table-cell>
          <table:table-cell office:value-type="float" office:value="0.2640691021">
            <text:p>0,26407</text:p>
          </table:table-cell>
          <table:table-cell office:value-type="float" office:value="0.6766871923">
            <text:p>0,67669</text:p>
          </table:table-cell>
          <table:table-cell office:value-type="float" office:value="0.0005095106">
            <text:p>0,00051</text:p>
          </table:table-cell>
          <table:table-cell/>
          <table:table-cell table:formula="of:=[.B104]+[.E104]+[.H104]" office:value-type="float" office:value="0.2849380833">
            <text:p>0,28494</text:p>
          </table:table-cell>
          <table:table-cell table:formula="of:=[.C104]+[.F104]+[.I104]" office:value-type="float" office:value="0.7139739821">
            <text:p>0,71397</text:p>
          </table:table-cell>
          <table:table-cell table:formula="of:=[.D104]+[.G104]+[.J104]" office:value-type="float" office:value="0.0010879347">
            <text:p>0,00109</text:p>
          </table:table-cell>
          <table:table-cell/>
          <table:table-cell table:formula="of:=SUM([.B104:.D104])" office:value-type="float" office:value="0.0586208957">
            <text:p>0,05862</text:p>
          </table:table-cell>
          <table:table-cell table:formula="of:=SUM([.E104:.G104])" office:value-type="float" office:value="0.0001132994">
            <text:p>0,00011</text:p>
          </table:table-cell>
          <table:table-cell table:formula="of:=SUM([.H104:.J104])" office:value-type="float" office:value="0.941265805">
            <text:p>0,9412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71447297">
            <text:p>0,02714</text:p>
          </table:table-cell>
          <table:table-cell office:value-type="float" office:value="0.1207269784">
            <text:p>0,12073</text:p>
          </table:table-cell>
          <table:table-cell office:value-type="float" office:value="0.000291461">
            <text:p>0,00029</text:p>
          </table:table-cell>
          <table:table-cell office:value-type="float" office:value="0.0000655976">
            <text:p>0,00007</text:p>
          </table:table-cell>
          <table:table-cell office:value-type="float" office:value="0.0000356499">
            <text:p>0,00004</text:p>
          </table:table-cell>
          <table:table-cell office:value-type="float" office:value="0.0000098645">
            <text:p>0,00001</text:p>
          </table:table-cell>
          <table:table-cell office:value-type="float" office:value="0.1267439021">
            <text:p>0,12674</text:p>
          </table:table-cell>
          <table:table-cell office:value-type="float" office:value="0.7249509513">
            <text:p>0,72495</text:p>
          </table:table-cell>
          <table:table-cell office:value-type="float" office:value="0.0000308656">
            <text:p>0,00003</text:p>
          </table:table-cell>
          <table:table-cell/>
          <table:table-cell table:formula="of:=[.B105]+[.E105]+[.H105]" office:value-type="float" office:value="0.1539542294">
            <text:p>0,15395</text:p>
          </table:table-cell>
          <table:table-cell table:formula="of:=[.C105]+[.F105]+[.I105]" office:value-type="float" office:value="0.8457135796">
            <text:p>0,84571</text:p>
          </table:table-cell>
          <table:table-cell table:formula="of:=[.D105]+[.G105]+[.J105]" office:value-type="float" office:value="0.0003321911">
            <text:p>0,00033</text:p>
          </table:table-cell>
          <table:table-cell/>
          <table:table-cell table:formula="of:=SUM([.B105:.D105])" office:value-type="float" office:value="0.1481631691">
            <text:p>0,14816</text:p>
          </table:table-cell>
          <table:table-cell table:formula="of:=SUM([.E105:.G105])" office:value-type="float" office:value="0.000111112">
            <text:p>0,00011</text:p>
          </table:table-cell>
          <table:table-cell table:formula="of:=SUM([.H105:.J105])" office:value-type="float" office:value="0.851725719">
            <text:p>0,851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8791523">
            <text:p>0,05879</text:p>
          </table:table-cell>
          <table:table-cell office:value-type="float" office:value="0.1184221828">
            <text:p>0,11842</text:p>
          </table:table-cell>
          <table:table-cell office:value-type="float" office:value="0.0002183129">
            <text:p>0,00022</text:p>
          </table:table-cell>
          <table:table-cell office:value-type="float" office:value="0.000001183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231904">
            <text:p>0,00002</text:p>
          </table:table-cell>
          <table:table-cell office:value-type="float" office:value="0.2877625249">
            <text:p>0,28776</text:p>
          </table:table-cell>
          <table:table-cell office:value-type="float" office:value="0.5336479496">
            <text:p>0,53365</text:p>
          </table:table-cell>
          <table:table-cell office:value-type="float" office:value="0.0011331335">
            <text:p>0,00113</text:p>
          </table:table-cell>
          <table:table-cell/>
          <table:table-cell table:formula="of:=[.B106]+[.E106]+[.H106]" office:value-type="float" office:value="0.3465552309">
            <text:p>0,34656</text:p>
          </table:table-cell>
          <table:table-cell table:formula="of:=[.C106]+[.F106]+[.I106]" office:value-type="float" office:value="0.6520701324">
            <text:p>0,65207</text:p>
          </table:table-cell>
          <table:table-cell table:formula="of:=[.D106]+[.G106]+[.J106]" office:value-type="float" office:value="0.0013746368">
            <text:p>0,00137</text:p>
          </table:table-cell>
          <table:table-cell/>
          <table:table-cell table:formula="of:=SUM([.B106:.D106])" office:value-type="float" office:value="0.1774320187">
            <text:p>0,17743</text:p>
          </table:table-cell>
          <table:table-cell table:formula="of:=SUM([.E106:.G106])" office:value-type="float" office:value="0.0000243734">
            <text:p>0,00002</text:p>
          </table:table-cell>
          <table:table-cell table:formula="of:=SUM([.H106:.J106])" office:value-type="float" office:value="0.822543608">
            <text:p>0,8225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4985261">
            <text:p>0,01450</text:p>
          </table:table-cell>
          <table:table-cell office:value-type="float" office:value="0.042863518">
            <text:p>0,04286</text:p>
          </table:table-cell>
          <table:table-cell office:value-type="float" office:value="0.0001746366">
            <text:p>0,00017</text:p>
          </table:table-cell>
          <table:table-cell office:value-type="float" office:value="0.0000067365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485889">
            <text:p>0,00005</text:p>
          </table:table-cell>
          <table:table-cell office:value-type="float" office:value="0.2828798154">
            <text:p>0,28288</text:p>
          </table:table-cell>
          <table:table-cell office:value-type="float" office:value="0.6591904561">
            <text:p>0,65919</text:p>
          </table:table-cell>
          <table:table-cell office:value-type="float" office:value="0.0003377224">
            <text:p>0,00034</text:p>
          </table:table-cell>
          <table:table-cell/>
          <table:table-cell table:formula="of:=[.B107]+[.E107]+[.H107]" office:value-type="float" office:value="0.297385078">
            <text:p>0,29739</text:p>
          </table:table-cell>
          <table:table-cell table:formula="of:=[.C107]+[.F107]+[.I107]" office:value-type="float" office:value="0.7020539741">
            <text:p>0,70205</text:p>
          </table:table-cell>
          <table:table-cell table:formula="of:=[.D107]+[.G107]+[.J107]" office:value-type="float" office:value="0.0005609479">
            <text:p>0,00056</text:p>
          </table:table-cell>
          <table:table-cell/>
          <table:table-cell table:formula="of:=SUM([.B107:.D107])" office:value-type="float" office:value="0.0575366807">
            <text:p>0,05754</text:p>
          </table:table-cell>
          <table:table-cell table:formula="of:=SUM([.E107:.G107])" office:value-type="float" office:value="0.0000553254">
            <text:p>0,00006</text:p>
          </table:table-cell>
          <table:table-cell table:formula="of:=SUM([.H107:.J107])" office:value-type="float" office:value="0.9424079939">
            <text:p>0,9424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1735501">
            <text:p>0,01617</text:p>
          </table:table-cell>
          <table:table-cell office:value-type="float" office:value="0.1169704262">
            <text:p>0,11697</text:p>
          </table:table-cell>
          <table:table-cell office:value-type="float" office:value="0.0000371594">
            <text:p>0,00004</text:p>
          </table:table-cell>
          <table:table-cell office:value-type="float" office:value="0.0000121799">
            <text:p>0,00001</text:p>
          </table:table-cell>
          <table:table-cell office:value-type="float" office:value="0.0000157598">
            <text:p>0,00002</text:p>
          </table:table-cell>
          <table:table-cell office:value-type="float" office:value="0.0000031676">
            <text:p>0,00000</text:p>
          </table:table-cell>
          <table:table-cell office:value-type="float" office:value="0.0979398436">
            <text:p>0,09794</text:p>
          </table:table-cell>
          <table:table-cell office:value-type="float" office:value="0.7687000942">
            <text:p>0,76870</text:p>
          </table:table-cell>
          <table:table-cell office:value-type="float" office:value="0.0001478192">
            <text:p>0,00015</text:p>
          </table:table-cell>
          <table:table-cell/>
          <table:table-cell table:formula="of:=[.B108]+[.E108]+[.H108]" office:value-type="float" office:value="0.1141255736">
            <text:p>0,11413</text:p>
          </table:table-cell>
          <table:table-cell table:formula="of:=[.C108]+[.F108]+[.I108]" office:value-type="float" office:value="0.8856862802">
            <text:p>0,88569</text:p>
          </table:table-cell>
          <table:table-cell table:formula="of:=[.D108]+[.G108]+[.J108]" office:value-type="float" office:value="0.0001881462">
            <text:p>0,00019</text:p>
          </table:table-cell>
          <table:table-cell/>
          <table:table-cell table:formula="of:=SUM([.B108:.D108])" office:value-type="float" office:value="0.1331811357">
            <text:p>0,13318</text:p>
          </table:table-cell>
          <table:table-cell table:formula="of:=SUM([.E108:.G108])" office:value-type="float" office:value="0.0000311073">
            <text:p>0,00003</text:p>
          </table:table-cell>
          <table:table-cell table:formula="of:=SUM([.H108:.J108])" office:value-type="float" office:value="0.866787757">
            <text:p>0,8667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38474653">
            <text:p>0,01385</text:p>
          </table:table-cell>
          <table:table-cell office:value-type="float" office:value="0.1355835051">
            <text:p>0,13558</text:p>
          </table:table-cell>
          <table:table-cell office:value-type="float" office:value="0.0000213427">
            <text:p>0,00002</text:p>
          </table:table-cell>
          <table:table-cell office:value-type="float" office:value="0.0004411378">
            <text:p>0,00044</text:p>
          </table:table-cell>
          <table:table-cell office:value-type="float" office:value="0.0000428624">
            <text:p>0,00004</text:p>
          </table:table-cell>
          <table:table-cell office:value-type="float" office:value="0">
            <text:p>0,00000</text:p>
          </table:table-cell>
          <table:table-cell office:value-type="float" office:value="0.1135490667">
            <text:p>0,11355</text:p>
          </table:table-cell>
          <table:table-cell office:value-type="float" office:value="0.7363890338">
            <text:p>0,73639</text:p>
          </table:table-cell>
          <table:table-cell office:value-type="float" office:value="0.0001255862">
            <text:p>0,00013</text:p>
          </table:table-cell>
          <table:table-cell/>
          <table:table-cell table:formula="of:=[.B109]+[.E109]+[.H109]" office:value-type="float" office:value="0.1278376698">
            <text:p>0,12784</text:p>
          </table:table-cell>
          <table:table-cell table:formula="of:=[.C109]+[.F109]+[.I109]" office:value-type="float" office:value="0.8720154013">
            <text:p>0,87202</text:p>
          </table:table-cell>
          <table:table-cell table:formula="of:=[.D109]+[.G109]+[.J109]" office:value-type="float" office:value="0.0001469289">
            <text:p>0,00015</text:p>
          </table:table-cell>
          <table:table-cell/>
          <table:table-cell table:formula="of:=SUM([.B109:.D109])" office:value-type="float" office:value="0.1494523131">
            <text:p>0,14945</text:p>
          </table:table-cell>
          <table:table-cell table:formula="of:=SUM([.E109:.G109])" office:value-type="float" office:value="0.0004840002">
            <text:p>0,00048</text:p>
          </table:table-cell>
          <table:table-cell table:formula="of:=SUM([.H109:.J109])" office:value-type="float" office:value="0.8500636867">
            <text:p>0,8500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51231823">
            <text:p>0,01512</text:p>
          </table:table-cell>
          <table:table-cell office:value-type="float" office:value="0.0351176489">
            <text:p>0,03512</text:p>
          </table:table-cell>
          <table:table-cell office:value-type="float" office:value="0.001242822">
            <text:p>0,00124</text:p>
          </table:table-cell>
          <table:table-cell office:value-type="float" office:value="0.000007288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489764">
            <text:p>0,00005</text:p>
          </table:table-cell>
          <table:table-cell office:value-type="float" office:value="0.2962016704">
            <text:p>0,29620</text:p>
          </table:table-cell>
          <table:table-cell office:value-type="float" office:value="0.6514871947">
            <text:p>0,65149</text:p>
          </table:table-cell>
          <table:table-cell office:value-type="float" office:value="0.0007712164">
            <text:p>0,00077</text:p>
          </table:table-cell>
          <table:table-cell/>
          <table:table-cell table:formula="of:=[.B110]+[.E110]+[.H110]" office:value-type="float" office:value="0.3113321416">
            <text:p>0,31133</text:p>
          </table:table-cell>
          <table:table-cell table:formula="of:=[.C110]+[.F110]+[.I110]" office:value-type="float" office:value="0.6866048436">
            <text:p>0,68660</text:p>
          </table:table-cell>
          <table:table-cell table:formula="of:=[.D110]+[.G110]+[.J110]" office:value-type="float" office:value="0.0020630148">
            <text:p>0,00206</text:p>
          </table:table-cell>
          <table:table-cell/>
          <table:table-cell table:formula="of:=SUM([.B110:.D110])" office:value-type="float" office:value="0.0514836532">
            <text:p>0,05148</text:p>
          </table:table-cell>
          <table:table-cell table:formula="of:=SUM([.E110:.G110])" office:value-type="float" office:value="0.0000562653">
            <text:p>0,00006</text:p>
          </table:table-cell>
          <table:table-cell table:formula="of:=SUM([.H110:.J110])" office:value-type="float" office:value="0.9484600815">
            <text:p>0,9484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37862986">
            <text:p>0,01379</text:p>
          </table:table-cell>
          <table:table-cell office:value-type="float" office:value="0.0450945954">
            <text:p>0,04509</text:p>
          </table:table-cell>
          <table:table-cell office:value-type="float" office:value="0.0067497096">
            <text:p>0,00675</text:p>
          </table:table-cell>
          <table:table-cell office:value-type="float" office:value="0.0000384027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000646164">
            <text:p>0,00006</text:p>
          </table:table-cell>
          <table:table-cell office:value-type="float" office:value="0.2909623548">
            <text:p>0,29096</text:p>
          </table:table-cell>
          <table:table-cell office:value-type="float" office:value="0.63567432">
            <text:p>0,63567</text:p>
          </table:table-cell>
          <table:table-cell office:value-type="float" office:value="0.0076297024">
            <text:p>0,00763</text:p>
          </table:table-cell>
          <table:table-cell/>
          <table:table-cell table:formula="of:=[.B111]+[.E111]+[.H111]" office:value-type="float" office:value="0.3047870561">
            <text:p>0,30479</text:p>
          </table:table-cell>
          <table:table-cell table:formula="of:=[.C111]+[.F111]+[.I111]" office:value-type="float" office:value="0.6807689154">
            <text:p>0,68077</text:p>
          </table:table-cell>
          <table:table-cell table:formula="of:=[.D111]+[.G111]+[.J111]" office:value-type="float" office:value="0.0144440284">
            <text:p>0,01444</text:p>
          </table:table-cell>
          <table:table-cell/>
          <table:table-cell table:formula="of:=SUM([.B111:.D111])" office:value-type="float" office:value="0.0656306036">
            <text:p>0,06563</text:p>
          </table:table-cell>
          <table:table-cell table:formula="of:=SUM([.E111:.G111])" office:value-type="float" office:value="0.0001030191">
            <text:p>0,00010</text:p>
          </table:table-cell>
          <table:table-cell table:formula="of:=SUM([.H111:.J111])" office:value-type="float" office:value="0.9342663772">
            <text:p>0,9342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5987306">
            <text:p>0,01460</text:p>
          </table:table-cell>
          <table:table-cell office:value-type="float" office:value="0.1143416469">
            <text:p>0,11434</text:p>
          </table:table-cell>
          <table:table-cell office:value-type="float" office:value="0.0000656801">
            <text:p>0,00007</text:p>
          </table:table-cell>
          <table:table-cell office:value-type="float" office:value="0.0000172879">
            <text:p>0,00002</text:p>
          </table:table-cell>
          <table:table-cell office:value-type="float" office:value="0.000004965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905881643">
            <text:p>0,09059</text:p>
          </table:table-cell>
          <table:table-cell office:value-type="float" office:value="0.7802130515">
            <text:p>0,78021</text:p>
          </table:table-cell>
          <table:table-cell office:value-type="float" office:value="0.0001704738">
            <text:p>0,00017</text:p>
          </table:table-cell>
          <table:table-cell/>
          <table:table-cell table:formula="of:=[.B112]+[.E112]+[.H112]" office:value-type="float" office:value="0.1052041828">
            <text:p>0,10520</text:p>
          </table:table-cell>
          <table:table-cell table:formula="of:=[.C112]+[.F112]+[.I112]" office:value-type="float" office:value="0.8945596634">
            <text:p>0,89456</text:p>
          </table:table-cell>
          <table:table-cell table:formula="of:=[.D112]+[.G112]+[.J112]" office:value-type="float" office:value="0.0002361539">
            <text:p>0,00024</text:p>
          </table:table-cell>
          <table:table-cell/>
          <table:table-cell table:formula="of:=SUM([.B112:.D112])" office:value-type="float" office:value="0.1290060576">
            <text:p>0,12901</text:p>
          </table:table-cell>
          <table:table-cell table:formula="of:=SUM([.E112:.G112])" office:value-type="float" office:value="0.0000222529">
            <text:p>0,00002</text:p>
          </table:table-cell>
          <table:table-cell table:formula="of:=SUM([.H112:.J112])" office:value-type="float" office:value="0.8709716896">
            <text:p>0,8709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4369529">
            <text:p>0,01644</text:p>
          </table:table-cell>
          <table:table-cell office:value-type="float" office:value="0.1426749262">
            <text:p>0,14267</text:p>
          </table:table-cell>
          <table:table-cell office:value-type="float" office:value="0.0000271582">
            <text:p>0,00003</text:p>
          </table:table-cell>
          <table:table-cell office:value-type="float" office:value="0.0000558448">
            <text:p>0,00006</text:p>
          </table:table-cell>
          <table:table-cell office:value-type="float" office:value="0.0000475713">
            <text:p>0,00005</text:p>
          </table:table-cell>
          <table:table-cell office:value-type="float" office:value="0.0000248613">
            <text:p>0,00002</text:p>
          </table:table-cell>
          <table:table-cell office:value-type="float" office:value="0.1306513877">
            <text:p>0,13065</text:p>
          </table:table-cell>
          <table:table-cell office:value-type="float" office:value="0.7096385801">
            <text:p>0,70964</text:p>
          </table:table-cell>
          <table:table-cell office:value-type="float" office:value="0.0004427176">
            <text:p>0,00044</text:p>
          </table:table-cell>
          <table:table-cell/>
          <table:table-cell table:formula="of:=[.B113]+[.E113]+[.H113]" office:value-type="float" office:value="0.1471441854">
            <text:p>0,14714</text:p>
          </table:table-cell>
          <table:table-cell table:formula="of:=[.C113]+[.F113]+[.I113]" office:value-type="float" office:value="0.8523610776">
            <text:p>0,85236</text:p>
          </table:table-cell>
          <table:table-cell table:formula="of:=[.D113]+[.G113]+[.J113]" office:value-type="float" office:value="0.0004947371">
            <text:p>0,00049</text:p>
          </table:table-cell>
          <table:table-cell/>
          <table:table-cell table:formula="of:=SUM([.B113:.D113])" office:value-type="float" office:value="0.1591390373">
            <text:p>0,15914</text:p>
          </table:table-cell>
          <table:table-cell table:formula="of:=SUM([.E113:.G113])" office:value-type="float" office:value="0.0001282774">
            <text:p>0,00013</text:p>
          </table:table-cell>
          <table:table-cell table:formula="of:=SUM([.H113:.J113])" office:value-type="float" office:value="0.8407326854">
            <text:p>0,840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1658235">
            <text:p>0,05717</text:p>
          </table:table-cell>
          <table:table-cell office:value-type="float" office:value="0.1008866741">
            <text:p>0,10089</text:p>
          </table:table-cell>
          <table:table-cell office:value-type="float" office:value="0.0023974469">
            <text:p>0,00240</text:p>
          </table:table-cell>
          <table:table-cell office:value-type="float" office:value="0.0000002054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32655">
            <text:p>0,00000</text:p>
          </table:table-cell>
          <table:table-cell office:value-type="float" office:value="0.3066167488">
            <text:p>0,30662</text:p>
          </table:table-cell>
          <table:table-cell office:value-type="float" office:value="0.5323518682">
            <text:p>0,53235</text:p>
          </table:table-cell>
          <table:table-cell office:value-type="float" office:value="0.0005779676">
            <text:p>0,00058</text:p>
          </table:table-cell>
          <table:table-cell/>
          <table:table-cell table:formula="of:=[.B114]+[.E114]+[.H114]" office:value-type="float" office:value="0.3637827777">
            <text:p>0,36378</text:p>
          </table:table-cell>
          <table:table-cell table:formula="of:=[.C114]+[.F114]+[.I114]" office:value-type="float" office:value="0.6332385423">
            <text:p>0,63324</text:p>
          </table:table-cell>
          <table:table-cell table:formula="of:=[.D114]+[.G114]+[.J114]" office:value-type="float" office:value="0.00297868">
            <text:p>0,00298</text:p>
          </table:table-cell>
          <table:table-cell/>
          <table:table-cell table:formula="of:=SUM([.B114:.D114])" office:value-type="float" office:value="0.1604499445">
            <text:p>0,16045</text:p>
          </table:table-cell>
          <table:table-cell table:formula="of:=SUM([.E114:.G114])" office:value-type="float" office:value="0.0000034709">
            <text:p>0,00000</text:p>
          </table:table-cell>
          <table:table-cell table:formula="of:=SUM([.H114:.J114])" office:value-type="float" office:value="0.8395465846">
            <text:p>0,8395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2415169">
            <text:p>0,01424</text:p>
          </table:table-cell>
          <table:table-cell office:value-type="float" office:value="0.0404014846">
            <text:p>0,04040</text:p>
          </table:table-cell>
          <table:table-cell office:value-type="float" office:value="0.0026525351">
            <text:p>0,00265</text:p>
          </table:table-cell>
          <table:table-cell office:value-type="float" office:value="0.0000202734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982179">
            <text:p>0,00010</text:p>
          </table:table-cell>
          <table:table-cell office:value-type="float" office:value="0.2836991608">
            <text:p>0,28370</text:p>
          </table:table-cell>
          <table:table-cell office:value-type="float" office:value="0.6567037105">
            <text:p>0,65670</text:p>
          </table:table-cell>
          <table:table-cell office:value-type="float" office:value="0.0021831009">
            <text:p>0,00218</text:p>
          </table:table-cell>
          <table:table-cell/>
          <table:table-cell table:formula="of:=[.B115]+[.E115]+[.H115]" office:value-type="float" office:value="0.2979609511">
            <text:p>0,29796</text:p>
          </table:table-cell>
          <table:table-cell table:formula="of:=[.C115]+[.F115]+[.I115]" office:value-type="float" office:value="0.6971051951">
            <text:p>0,69711</text:p>
          </table:table-cell>
          <table:table-cell table:formula="of:=[.D115]+[.G115]+[.J115]" office:value-type="float" office:value="0.0049338539">
            <text:p>0,00493</text:p>
          </table:table-cell>
          <table:table-cell/>
          <table:table-cell table:formula="of:=SUM([.B115:.D115])" office:value-type="float" office:value="0.0572955366">
            <text:p>0,05730</text:p>
          </table:table-cell>
          <table:table-cell table:formula="of:=SUM([.E115:.G115])" office:value-type="float" office:value="0.0001184913">
            <text:p>0,00012</text:p>
          </table:table-cell>
          <table:table-cell table:formula="of:=SUM([.H115:.J115])" office:value-type="float" office:value="0.9425859722">
            <text:p>0,94259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93730531">
            <text:p>0,05937</text:p>
          </table:table-cell>
          <table:table-cell office:value-type="float" office:value="0.0953513136">
            <text:p>0,09535</text:p>
          </table:table-cell>
          <table:table-cell office:value-type="float" office:value="0.0009724721">
            <text:p>0,00097</text:p>
          </table:table-cell>
          <table:table-cell office:value-type="float" office:value="0.000000211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41802">
            <text:p>0,00000</text:p>
          </table:table-cell>
          <table:table-cell office:value-type="float" office:value="0.2987163837">
            <text:p>0,29872</text:p>
          </table:table-cell>
          <table:table-cell office:value-type="float" office:value="0.5454370538">
            <text:p>0,54544</text:p>
          </table:table-cell>
          <table:table-cell office:value-type="float" office:value="0.0001453317">
            <text:p>0,00015</text:p>
          </table:table-cell>
          <table:table-cell/>
          <table:table-cell table:formula="of:=[.B116]+[.E116]+[.H116]" office:value-type="float" office:value="0.3580896485">
            <text:p>0,35809</text:p>
          </table:table-cell>
          <table:table-cell table:formula="of:=[.C116]+[.F116]+[.I116]" office:value-type="float" office:value="0.6407883674">
            <text:p>0,64079</text:p>
          </table:table-cell>
          <table:table-cell table:formula="of:=[.D116]+[.G116]+[.J116]" office:value-type="float" office:value="0.001121984">
            <text:p>0,00112</text:p>
          </table:table-cell>
          <table:table-cell/>
          <table:table-cell table:formula="of:=SUM([.B116:.D116])" office:value-type="float" office:value="0.1556968388">
            <text:p>0,15570</text:p>
          </table:table-cell>
          <table:table-cell table:formula="of:=SUM([.E116:.G116])" office:value-type="float" office:value="0.0000043919">
            <text:p>0,00000</text:p>
          </table:table-cell>
          <table:table-cell table:formula="of:=SUM([.H116:.J116])" office:value-type="float" office:value="0.8442987692">
            <text:p>0,8443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1642671">
            <text:p>0,01616</text:p>
          </table:table-cell>
          <table:table-cell office:value-type="float" office:value="0.1260630505">
            <text:p>0,12606</text:p>
          </table:table-cell>
          <table:table-cell office:value-type="float" office:value="0.0000136558">
            <text:p>0,00001</text:p>
          </table:table-cell>
          <table:table-cell office:value-type="float" office:value="0.0000224522">
            <text:p>0,00002</text:p>
          </table:table-cell>
          <table:table-cell office:value-type="float" office:value="0.0000112035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95768718">
            <text:p>0,09577</text:p>
          </table:table-cell>
          <table:table-cell office:value-type="float" office:value="0.7619233568">
            <text:p>0,76192</text:p>
          </table:table-cell>
          <table:table-cell office:value-type="float" office:value="0.0000332961">
            <text:p>0,00003</text:p>
          </table:table-cell>
          <table:table-cell/>
          <table:table-cell table:formula="of:=[.B117]+[.E117]+[.H117]" office:value-type="float" office:value="0.1119554373">
            <text:p>0,11196</text:p>
          </table:table-cell>
          <table:table-cell table:formula="of:=[.C117]+[.F117]+[.I117]" office:value-type="float" office:value="0.8879976108">
            <text:p>0,88800</text:p>
          </table:table-cell>
          <table:table-cell table:formula="of:=[.D117]+[.G117]+[.J117]" office:value-type="float" office:value="0.0000469519">
            <text:p>0,00005</text:p>
          </table:table-cell>
          <table:table-cell/>
          <table:table-cell table:formula="of:=SUM([.B117:.D117])" office:value-type="float" office:value="0.1422409734">
            <text:p>0,14224</text:p>
          </table:table-cell>
          <table:table-cell table:formula="of:=SUM([.E117:.G117])" office:value-type="float" office:value="0.0000336557">
            <text:p>0,00003</text:p>
          </table:table-cell>
          <table:table-cell table:formula="of:=SUM([.H117:.J117])" office:value-type="float" office:value="0.8577253709">
            <text:p>0,857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32172723">
            <text:p>0,03217</text:p>
          </table:table-cell>
          <table:table-cell office:value-type="float" office:value="0.1490087922">
            <text:p>0,14901</text:p>
          </table:table-cell>
          <table:table-cell office:value-type="float" office:value="0.0001428286">
            <text:p>0,00014</text:p>
          </table:table-cell>
          <table:table-cell office:value-type="float" office:value="0.0002928092">
            <text:p>0,00029</text:p>
          </table:table-cell>
          <table:table-cell office:value-type="float" office:value="0.0000295479">
            <text:p>0,00003</text:p>
          </table:table-cell>
          <table:table-cell office:value-type="float" office:value="0.0000194083">
            <text:p>0,00002</text:p>
          </table:table-cell>
          <table:table-cell office:value-type="float" office:value="0.101163004">
            <text:p>0,10116</text:p>
          </table:table-cell>
          <table:table-cell office:value-type="float" office:value="0.7170271446">
            <text:p>0,71703</text:p>
          </table:table-cell>
          <table:table-cell office:value-type="float" office:value="0.0001437422">
            <text:p>0,00014</text:p>
          </table:table-cell>
          <table:table-cell/>
          <table:table-cell table:formula="of:=[.B118]+[.E118]+[.H118]" office:value-type="float" office:value="0.1336285362">
            <text:p>0,13363</text:p>
          </table:table-cell>
          <table:table-cell table:formula="of:=[.C118]+[.F118]+[.I118]" office:value-type="float" office:value="0.8660654847">
            <text:p>0,86607</text:p>
          </table:table-cell>
          <table:table-cell table:formula="of:=[.D118]+[.G118]+[.J118]" office:value-type="float" office:value="0.0003059791">
            <text:p>0,00031</text:p>
          </table:table-cell>
          <table:table-cell/>
          <table:table-cell table:formula="of:=SUM([.B118:.D118])" office:value-type="float" office:value="0.1813243438">
            <text:p>0,18132</text:p>
          </table:table-cell>
          <table:table-cell table:formula="of:=SUM([.E118:.G118])" office:value-type="float" office:value="0.0003417654">
            <text:p>0,00034</text:p>
          </table:table-cell>
          <table:table-cell table:formula="of:=SUM([.H118:.J118])" office:value-type="float" office:value="0.8183338908">
            <text:p>0,8183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01730855">
            <text:p>0,06017</text:p>
          </table:table-cell>
          <table:table-cell office:value-type="float" office:value="0.0992819519">
            <text:p>0,09928</text:p>
          </table:table-cell>
          <table:table-cell office:value-type="float" office:value="0.0004989723">
            <text:p>0,00050</text:p>
          </table:table-cell>
          <table:table-cell office:value-type="float" office:value="0.000001146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32824">
            <text:p>0,00000</text:p>
          </table:table-cell>
          <table:table-cell office:value-type="float" office:value="0.2994263019">
            <text:p>0,29943</text:p>
          </table:table-cell>
          <table:table-cell office:value-type="float" office:value="0.5398969358">
            <text:p>0,53990</text:p>
          </table:table-cell>
          <table:table-cell office:value-type="float" office:value="0.0007183234">
            <text:p>0,00072</text:p>
          </table:table-cell>
          <table:table-cell/>
          <table:table-cell table:formula="of:=[.B119]+[.E119]+[.H119]" office:value-type="float" office:value="0.3596005341">
            <text:p>0,35960</text:p>
          </table:table-cell>
          <table:table-cell table:formula="of:=[.C119]+[.F119]+[.I119]" office:value-type="float" office:value="0.6391788877">
            <text:p>0,63918</text:p>
          </table:table-cell>
          <table:table-cell table:formula="of:=[.D119]+[.G119]+[.J119]" office:value-type="float" office:value="0.0012205781">
            <text:p>0,00122</text:p>
          </table:table-cell>
          <table:table-cell/>
          <table:table-cell table:formula="of:=SUM([.B119:.D119])" office:value-type="float" office:value="0.1599540097">
            <text:p>0,15995</text:p>
          </table:table-cell>
          <table:table-cell table:formula="of:=SUM([.E119:.G119])" office:value-type="float" office:value="0.0000044291">
            <text:p>0,00000</text:p>
          </table:table-cell>
          <table:table-cell table:formula="of:=SUM([.H119:.J119])" office:value-type="float" office:value="0.8400415611">
            <text:p>0,8400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23559796">
            <text:p>0,01236</text:p>
          </table:table-cell>
          <table:table-cell office:value-type="float" office:value="0.1128336326">
            <text:p>0,11283</text:p>
          </table:table-cell>
          <table:table-cell office:value-type="float" office:value="0.0001190529">
            <text:p>0,00012</text:p>
          </table:table-cell>
          <table:table-cell office:value-type="float" office:value="0.0000047483">
            <text:p>0,00000</text:p>
          </table:table-cell>
          <table:table-cell office:value-type="float" office:value="0.0000056655">
            <text:p>0,00001</text:p>
          </table:table-cell>
          <table:table-cell office:value-type="float" office:value="0.0000002506">
            <text:p>0,00000</text:p>
          </table:table-cell>
          <table:table-cell office:value-type="float" office:value="0.0914895307">
            <text:p>0,09149</text:p>
          </table:table-cell>
          <table:table-cell office:value-type="float" office:value="0.7830617066">
            <text:p>0,78306</text:p>
          </table:table-cell>
          <table:table-cell office:value-type="float" office:value="0.0001294332">
            <text:p>0,00013</text:p>
          </table:table-cell>
          <table:table-cell/>
          <table:table-cell table:formula="of:=[.B120]+[.E120]+[.H120]" office:value-type="float" office:value="0.1038502586">
            <text:p>0,10385</text:p>
          </table:table-cell>
          <table:table-cell table:formula="of:=[.C120]+[.F120]+[.I120]" office:value-type="float" office:value="0.8959010047">
            <text:p>0,89590</text:p>
          </table:table-cell>
          <table:table-cell table:formula="of:=[.D120]+[.G120]+[.J120]" office:value-type="float" office:value="0.0002487367">
            <text:p>0,00025</text:p>
          </table:table-cell>
          <table:table-cell/>
          <table:table-cell table:formula="of:=SUM([.B120:.D120])" office:value-type="float" office:value="0.1253086651">
            <text:p>0,12531</text:p>
          </table:table-cell>
          <table:table-cell table:formula="of:=SUM([.E120:.G120])" office:value-type="float" office:value="0.0000106644">
            <text:p>0,00001</text:p>
          </table:table-cell>
          <table:table-cell table:formula="of:=SUM([.H120:.J120])" office:value-type="float" office:value="0.8746806705">
            <text:p>0,8746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73880553">
            <text:p>0,05739</text:p>
          </table:table-cell>
          <table:table-cell office:value-type="float" office:value="0.1112911982">
            <text:p>0,11129</text:p>
          </table:table-cell>
          <table:table-cell office:value-type="float" office:value="0.0006823301">
            <text:p>0,00068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0148662">
            <text:p>0,00001</text:p>
          </table:table-cell>
          <table:table-cell office:value-type="float" office:value="0.2994706217">
            <text:p>0,29947</text:p>
          </table:table-cell>
          <table:table-cell office:value-type="float" office:value="0.5304629687">
            <text:p>0,53046</text:p>
          </table:table-cell>
          <table:table-cell office:value-type="float" office:value="0.0006899598">
            <text:p>0,00069</text:p>
          </table:table-cell>
          <table:table-cell/>
          <table:table-cell table:formula="of:=[.B121]+[.E121]+[.H121]" office:value-type="float" office:value="0.356858677">
            <text:p>0,35686</text:p>
          </table:table-cell>
          <table:table-cell table:formula="of:=[.C121]+[.F121]+[.I121]" office:value-type="float" office:value="0.6417541669">
            <text:p>0,64175</text:p>
          </table:table-cell>
          <table:table-cell table:formula="of:=[.D121]+[.G121]+[.J121]" office:value-type="float" office:value="0.0013871561">
            <text:p>0,00139</text:p>
          </table:table-cell>
          <table:table-cell/>
          <table:table-cell table:formula="of:=SUM([.B121:.D121])" office:value-type="float" office:value="0.1693615836">
            <text:p>0,16936</text:p>
          </table:table-cell>
          <table:table-cell table:formula="of:=SUM([.E121:.G121])" office:value-type="float" office:value="0.0000148662">
            <text:p>0,00001</text:p>
          </table:table-cell>
          <table:table-cell table:formula="of:=SUM([.H121:.J121])" office:value-type="float" office:value="0.8306235502">
            <text:p>0,83062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75385235">
            <text:p>0,02754</text:p>
          </table:table-cell>
          <table:table-cell office:value-type="float" office:value="0.1395444975">
            <text:p>0,13954</text:p>
          </table:table-cell>
          <table:table-cell office:value-type="float" office:value="0.0000972844">
            <text:p>0,00010</text:p>
          </table:table-cell>
          <table:table-cell office:value-type="float" office:value="0.0003873632">
            <text:p>0,00039</text:p>
          </table:table-cell>
          <table:table-cell office:value-type="float" office:value="0.0001010169">
            <text:p>0,00010</text:p>
          </table:table-cell>
          <table:table-cell office:value-type="float" office:value="0">
            <text:p>0,00000</text:p>
          </table:table-cell>
          <table:table-cell office:value-type="float" office:value="0.1140475133">
            <text:p>0,11405</text:p>
          </table:table-cell>
          <table:table-cell office:value-type="float" office:value="0.7177649636">
            <text:p>0,71776</text:p>
          </table:table-cell>
          <table:table-cell office:value-type="float" office:value="0.0005188376">
            <text:p>0,00052</text:p>
          </table:table-cell>
          <table:table-cell/>
          <table:table-cell table:formula="of:=[.B122]+[.E122]+[.H122]" office:value-type="float" office:value="0.1419734">
            <text:p>0,14197</text:p>
          </table:table-cell>
          <table:table-cell table:formula="of:=[.C122]+[.F122]+[.I122]" office:value-type="float" office:value="0.857410478">
            <text:p>0,85741</text:p>
          </table:table-cell>
          <table:table-cell table:formula="of:=[.D122]+[.G122]+[.J122]" office:value-type="float" office:value="0.000616122">
            <text:p>0,00062</text:p>
          </table:table-cell>
          <table:table-cell/>
          <table:table-cell table:formula="of:=SUM([.B122:.D122])" office:value-type="float" office:value="0.1671803054">
            <text:p>0,16718</text:p>
          </table:table-cell>
          <table:table-cell table:formula="of:=SUM([.E122:.G122])" office:value-type="float" office:value="0.0004883801">
            <text:p>0,00049</text:p>
          </table:table-cell>
          <table:table-cell table:formula="of:=SUM([.H122:.J122])" office:value-type="float" office:value="0.8323313145">
            <text:p>0,8323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4485074">
            <text:p>0,01645</text:p>
          </table:table-cell>
          <table:table-cell office:value-type="float" office:value="0.1194164224">
            <text:p>0,11942</text:p>
          </table:table-cell>
          <table:table-cell office:value-type="float" office:value="0.0000474475">
            <text:p>0,00005</text:p>
          </table:table-cell>
          <table:table-cell office:value-type="float" office:value="0.000061529">
            <text:p>0,00006</text:p>
          </table:table-cell>
          <table:table-cell office:value-type="float" office:value="0.0000577374">
            <text:p>0,00006</text:p>
          </table:table-cell>
          <table:table-cell office:value-type="float" office:value="0.0000021366">
            <text:p>0,00000</text:p>
          </table:table-cell>
          <table:table-cell office:value-type="float" office:value="0.0888589722">
            <text:p>0,08886</text:p>
          </table:table-cell>
          <table:table-cell office:value-type="float" office:value="0.7749909886">
            <text:p>0,77499</text:p>
          </table:table-cell>
          <table:table-cell office:value-type="float" office:value="0.0001162588">
            <text:p>0,00012</text:p>
          </table:table-cell>
          <table:table-cell/>
          <table:table-cell table:formula="of:=[.B123]+[.E123]+[.H123]" office:value-type="float" office:value="0.1053690086">
            <text:p>0,10537</text:p>
          </table:table-cell>
          <table:table-cell table:formula="of:=[.C123]+[.F123]+[.I123]" office:value-type="float" office:value="0.8944651484">
            <text:p>0,89447</text:p>
          </table:table-cell>
          <table:table-cell table:formula="of:=[.D123]+[.G123]+[.J123]" office:value-type="float" office:value="0.0001658429">
            <text:p>0,00017</text:p>
          </table:table-cell>
          <table:table-cell/>
          <table:table-cell table:formula="of:=SUM([.B123:.D123])" office:value-type="float" office:value="0.1359123773">
            <text:p>0,13591</text:p>
          </table:table-cell>
          <table:table-cell table:formula="of:=SUM([.E123:.G123])" office:value-type="float" office:value="0.000121403">
            <text:p>0,00012</text:p>
          </table:table-cell>
          <table:table-cell table:formula="of:=SUM([.H123:.J123])" office:value-type="float" office:value="0.8639662196">
            <text:p>0,8639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05701199">
            <text:p>0,06057</text:p>
          </table:table-cell>
          <table:table-cell office:value-type="float" office:value="0.1005393065">
            <text:p>0,10054</text:p>
          </table:table-cell>
          <table:table-cell office:value-type="float" office:value="0.000592875">
            <text:p>0,00059</text:p>
          </table:table-cell>
          <table:table-cell office:value-type="float" office:value="0.0000001022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144564">
            <text:p>0,00001</text:p>
          </table:table-cell>
          <table:table-cell office:value-type="float" office:value="0.3159248688">
            <text:p>0,31592</text:p>
          </table:table-cell>
          <table:table-cell office:value-type="float" office:value="0.5215655251">
            <text:p>0,52157</text:p>
          </table:table-cell>
          <table:table-cell office:value-type="float" office:value="0.0007927461">
            <text:p>0,00079</text:p>
          </table:table-cell>
          <table:table-cell/>
          <table:table-cell table:formula="of:=[.B124]+[.E124]+[.H124]" office:value-type="float" office:value="0.3764950909">
            <text:p>0,37650</text:p>
          </table:table-cell>
          <table:table-cell table:formula="of:=[.C124]+[.F124]+[.I124]" office:value-type="float" office:value="0.6221048316">
            <text:p>0,62210</text:p>
          </table:table-cell>
          <table:table-cell table:formula="of:=[.D124]+[.G124]+[.J124]" office:value-type="float" office:value="0.0014000775">
            <text:p>0,00140</text:p>
          </table:table-cell>
          <table:table-cell/>
          <table:table-cell table:formula="of:=SUM([.B124:.D124])" office:value-type="float" office:value="0.1617023014">
            <text:p>0,16170</text:p>
          </table:table-cell>
          <table:table-cell table:formula="of:=SUM([.E124:.G124])" office:value-type="float" office:value="0.0000145586">
            <text:p>0,00001</text:p>
          </table:table-cell>
          <table:table-cell table:formula="of:=SUM([.H124:.J124])" office:value-type="float" office:value="0.83828314">
            <text:p>0,8382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4546909">
            <text:p>0,01445</text:p>
          </table:table-cell>
          <table:table-cell office:value-type="float" office:value="0.1271287041">
            <text:p>0,12713</text:p>
          </table:table-cell>
          <table:table-cell office:value-type="float" office:value="0.0001072117">
            <text:p>0,00011</text:p>
          </table:table-cell>
          <table:table-cell office:value-type="float" office:value="0.0000207219">
            <text:p>0,00002</text:p>
          </table:table-cell>
          <table:table-cell office:value-type="float" office:value="0.000006757">
            <text:p>0,00001</text:p>
          </table:table-cell>
          <table:table-cell office:value-type="float" office:value="0">
            <text:p>0,00000</text:p>
          </table:table-cell>
          <table:table-cell office:value-type="float" office:value="0.1015962074">
            <text:p>0,10160</text:p>
          </table:table-cell>
          <table:table-cell office:value-type="float" office:value="0.756529964">
            <text:p>0,75653</text:p>
          </table:table-cell>
          <table:table-cell office:value-type="float" office:value="0.000155743">
            <text:p>0,00016</text:p>
          </table:table-cell>
          <table:table-cell/>
          <table:table-cell table:formula="of:=[.B125]+[.E125]+[.H125]" office:value-type="float" office:value="0.1160716202">
            <text:p>0,11607</text:p>
          </table:table-cell>
          <table:table-cell table:formula="of:=[.C125]+[.F125]+[.I125]" office:value-type="float" office:value="0.8836654251">
            <text:p>0,88367</text:p>
          </table:table-cell>
          <table:table-cell table:formula="of:=[.D125]+[.G125]+[.J125]" office:value-type="float" office:value="0.0002629547">
            <text:p>0,00026</text:p>
          </table:table-cell>
          <table:table-cell/>
          <table:table-cell table:formula="of:=SUM([.B125:.D125])" office:value-type="float" office:value="0.1416906067">
            <text:p>0,14169</text:p>
          </table:table-cell>
          <table:table-cell table:formula="of:=SUM([.E125:.G125])" office:value-type="float" office:value="0.0000274789">
            <text:p>0,00003</text:p>
          </table:table-cell>
          <table:table-cell table:formula="of:=SUM([.H125:.J125])" office:value-type="float" office:value="0.8582819144">
            <text:p>0,8582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62941122">
            <text:p>0,01629</text:p>
          </table:table-cell>
          <table:table-cell office:value-type="float" office:value="0.1414465236">
            <text:p>0,14145</text:p>
          </table:table-cell>
          <table:table-cell office:value-type="float" office:value="0.0000251667">
            <text:p>0,00003</text:p>
          </table:table-cell>
          <table:table-cell office:value-type="float" office:value="0.0000156159">
            <text:p>0,00002</text:p>
          </table:table-cell>
          <table:table-cell office:value-type="float" office:value="0.000013623">
            <text:p>0,00001</text:p>
          </table:table-cell>
          <table:table-cell office:value-type="float" office:value="0.0000003772">
            <text:p>0,00000</text:p>
          </table:table-cell>
          <table:table-cell office:value-type="float" office:value="0.0873951848">
            <text:p>0,08740</text:p>
          </table:table-cell>
          <table:table-cell office:value-type="float" office:value="0.7547641561">
            <text:p>0,75476</text:p>
          </table:table-cell>
          <table:table-cell office:value-type="float" office:value="0.0000452406">
            <text:p>0,00005</text:p>
          </table:table-cell>
          <table:table-cell/>
          <table:table-cell table:formula="of:=[.B126]+[.E126]+[.H126]" office:value-type="float" office:value="0.1037049129">
            <text:p>0,10370</text:p>
          </table:table-cell>
          <table:table-cell table:formula="of:=[.C126]+[.F126]+[.I126]" office:value-type="float" office:value="0.8962243027">
            <text:p>0,89622</text:p>
          </table:table-cell>
          <table:table-cell table:formula="of:=[.D126]+[.G126]+[.J126]" office:value-type="float" office:value="0.0000707845">
            <text:p>0,00007</text:p>
          </table:table-cell>
          <table:table-cell/>
          <table:table-cell table:formula="of:=SUM([.B126:.D126])" office:value-type="float" office:value="0.1577658025">
            <text:p>0,15777</text:p>
          </table:table-cell>
          <table:table-cell table:formula="of:=SUM([.E126:.G126])" office:value-type="float" office:value="0.0000296161">
            <text:p>0,00003</text:p>
          </table:table-cell>
          <table:table-cell table:formula="of:=SUM([.H126:.J126])" office:value-type="float" office:value="0.8422045815">
            <text:p>0,8422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83563153">
            <text:p>0,01836</text:p>
          </table:table-cell>
          <table:table-cell office:value-type="float" office:value="0.0395785398">
            <text:p>0,03958</text:p>
          </table:table-cell>
          <table:table-cell office:value-type="float" office:value="0.0035390179">
            <text:p>0,00354</text:p>
          </table:table-cell>
          <table:table-cell office:value-type="float" office:value="0.0000601967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00598429">
            <text:p>0,00006</text:p>
          </table:table-cell>
          <table:table-cell office:value-type="float" office:value="0.2764353541">
            <text:p>0,27644</text:p>
          </table:table-cell>
          <table:table-cell office:value-type="float" office:value="0.6605844267">
            <text:p>0,66058</text:p>
          </table:table-cell>
          <table:table-cell office:value-type="float" office:value="0.0013863066">
            <text:p>0,00139</text:p>
          </table:table-cell>
          <table:table-cell/>
          <table:table-cell table:formula="of:=[.B127]+[.E127]+[.H127]" office:value-type="float" office:value="0.2948518661">
            <text:p>0,29485</text:p>
          </table:table-cell>
          <table:table-cell table:formula="of:=[.C127]+[.F127]+[.I127]" office:value-type="float" office:value="0.7001629665">
            <text:p>0,70016</text:p>
          </table:table-cell>
          <table:table-cell table:formula="of:=[.D127]+[.G127]+[.J127]" office:value-type="float" office:value="0.0049851674">
            <text:p>0,00499</text:p>
          </table:table-cell>
          <table:table-cell/>
          <table:table-cell table:formula="of:=SUM([.B127:.D127])" office:value-type="float" office:value="0.061473873">
            <text:p>0,06147</text:p>
          </table:table-cell>
          <table:table-cell table:formula="of:=SUM([.E127:.G127])" office:value-type="float" office:value="0.0001200396">
            <text:p>0,00012</text:p>
          </table:table-cell>
          <table:table-cell table:formula="of:=SUM([.H127:.J127])" office:value-type="float" office:value="0.9384060874">
            <text:p>0,9384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19073908">
            <text:p>0,02191</text:p>
          </table:table-cell>
          <table:table-cell office:value-type="float" office:value="0.1500251425">
            <text:p>0,15003</text:p>
          </table:table-cell>
          <table:table-cell office:value-type="float" office:value="0.0000060832">
            <text:p>0,00001</text:p>
          </table:table-cell>
          <table:table-cell office:value-type="float" office:value="0.0001189767">
            <text:p>0,00012</text:p>
          </table:table-cell>
          <table:table-cell office:value-type="float" office:value="0.0000355858">
            <text:p>0,00004</text:p>
          </table:table-cell>
          <table:table-cell office:value-type="float" office:value="0">
            <text:p>0,00000</text:p>
          </table:table-cell>
          <table:table-cell office:value-type="float" office:value="0.1114384716">
            <text:p>0,11144</text:p>
          </table:table-cell>
          <table:table-cell office:value-type="float" office:value="0.7164482011">
            <text:p>0,71645</text:p>
          </table:table-cell>
          <table:table-cell office:value-type="float" office:value="0.0000201483">
            <text:p>0,00002</text:p>
          </table:table-cell>
          <table:table-cell/>
          <table:table-cell table:formula="of:=[.B128]+[.E128]+[.H128]" office:value-type="float" office:value="0.1334648391">
            <text:p>0,13346</text:p>
          </table:table-cell>
          <table:table-cell table:formula="of:=[.C128]+[.F128]+[.I128]" office:value-type="float" office:value="0.8665089294">
            <text:p>0,86651</text:p>
          </table:table-cell>
          <table:table-cell table:formula="of:=[.D128]+[.G128]+[.J128]" office:value-type="float" office:value="0.0000262315">
            <text:p>0,00003</text:p>
          </table:table-cell>
          <table:table-cell/>
          <table:table-cell table:formula="of:=SUM([.B128:.D128])" office:value-type="float" office:value="0.1719386165">
            <text:p>0,17194</text:p>
          </table:table-cell>
          <table:table-cell table:formula="of:=SUM([.E128:.G128])" office:value-type="float" office:value="0.0001545625">
            <text:p>0,00015</text:p>
          </table:table-cell>
          <table:table-cell table:formula="of:=SUM([.H128:.J128])" office:value-type="float" office:value="0.827906821">
            <text:p>0,8279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07328363">
            <text:p>0,00733</text:p>
          </table:table-cell>
          <table:table-cell office:value-type="float" office:value="0.0448888447">
            <text:p>0,04489</text:p>
          </table:table-cell>
          <table:table-cell office:value-type="float" office:value="0.0035354171">
            <text:p>0,00354</text:p>
          </table:table-cell>
          <table:table-cell office:value-type="float" office:value="0.0000186997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201016">
            <text:p>0,00002</text:p>
          </table:table-cell>
          <table:table-cell office:value-type="float" office:value="0.2883766393">
            <text:p>0,28838</text:p>
          </table:table-cell>
          <table:table-cell office:value-type="float" office:value="0.6501215984">
            <text:p>0,65012</text:p>
          </table:table-cell>
          <table:table-cell office:value-type="float" office:value="0.0057103363">
            <text:p>0,00571</text:p>
          </table:table-cell>
          <table:table-cell/>
          <table:table-cell table:formula="of:=[.B129]+[.E129]+[.H129]" office:value-type="float" office:value="0.295723702">
            <text:p>0,29572</text:p>
          </table:table-cell>
          <table:table-cell table:formula="of:=[.C129]+[.F129]+[.I129]" office:value-type="float" office:value="0.6950104431">
            <text:p>0,69501</text:p>
          </table:table-cell>
          <table:table-cell table:formula="of:=[.D129]+[.G129]+[.J129]" office:value-type="float" office:value="0.009265855">
            <text:p>0,00927</text:p>
          </table:table-cell>
          <table:table-cell/>
          <table:table-cell table:formula="of:=SUM([.B129:.D129])" office:value-type="float" office:value="0.0557526248">
            <text:p>0,05575</text:p>
          </table:table-cell>
          <table:table-cell table:formula="of:=SUM([.E129:.G129])" office:value-type="float" office:value="0.0000388013">
            <text:p>0,00004</text:p>
          </table:table-cell>
          <table:table-cell table:formula="of:=SUM([.H129:.J129])" office:value-type="float" office:value="0.944208574">
            <text:p>0,9442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541552522">
            <text:p>0,05416</text:p>
          </table:table-cell>
          <table:table-cell office:value-type="float" office:value="0.1083289632">
            <text:p>0,10833</text:p>
          </table:table-cell>
          <table:table-cell office:value-type="float" office:value="0.0005514531">
            <text:p>0,00055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00003586">
            <text:p>0,00000</text:p>
          </table:table-cell>
          <table:table-cell office:value-type="float" office:value="0.3315499523">
            <text:p>0,33155</text:p>
          </table:table-cell>
          <table:table-cell office:value-type="float" office:value="0.5051929472">
            <text:p>0,50519</text:p>
          </table:table-cell>
          <table:table-cell office:value-type="float" office:value="0.0002210735">
            <text:p>0,00022</text:p>
          </table:table-cell>
          <table:table-cell/>
          <table:table-cell table:formula="of:=[.B130]+[.E130]+[.H130]" office:value-type="float" office:value="0.3857052045">
            <text:p>0,38571</text:p>
          </table:table-cell>
          <table:table-cell table:formula="of:=[.C130]+[.F130]+[.I130]" office:value-type="float" office:value="0.6135219104">
            <text:p>0,61352</text:p>
          </table:table-cell>
          <table:table-cell table:formula="of:=[.D130]+[.G130]+[.J130]" office:value-type="float" office:value="0.0007728852">
            <text:p>0,00077</text:p>
          </table:table-cell>
          <table:table-cell/>
          <table:table-cell table:formula="of:=SUM([.B130:.D130])" office:value-type="float" office:value="0.1630356685">
            <text:p>0,16304</text:p>
          </table:table-cell>
          <table:table-cell table:formula="of:=SUM([.E130:.G130])" office:value-type="float" office:value="0.0000003586">
            <text:p>0,00000</text:p>
          </table:table-cell>
          <table:table-cell table:formula="of:=SUM([.H130:.J130])" office:value-type="float" office:value="0.836963973">
            <text:p>0,8369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3718821">
            <text:p>0,01737</text:p>
          </table:table-cell>
          <table:table-cell office:value-type="float" office:value="0.1234260087">
            <text:p>0,12343</text:p>
          </table:table-cell>
          <table:table-cell office:value-type="float" office:value="0.0000516477">
            <text:p>0,00005</text:p>
          </table:table-cell>
          <table:table-cell office:value-type="float" office:value="0.0000128783">
            <text:p>0,00001</text:p>
          </table:table-cell>
          <table:table-cell office:value-type="float" office:value="0.0000007963">
            <text:p>0,00000</text:p>
          </table:table-cell>
          <table:table-cell office:value-type="float" office:value="0.0000000587">
            <text:p>0,00000</text:p>
          </table:table-cell>
          <table:table-cell office:value-type="float" office:value="0.0966130273">
            <text:p>0,09661</text:p>
          </table:table-cell>
          <table:table-cell office:value-type="float" office:value="0.7621766116">
            <text:p>0,76218</text:p>
          </table:table-cell>
          <table:table-cell office:value-type="float" office:value="0.0003470892">
            <text:p>0,00035</text:p>
          </table:table-cell>
          <table:table-cell/>
          <table:table-cell table:formula="of:=[.B131]+[.E131]+[.H131]" office:value-type="float" office:value="0.1139977877">
            <text:p>0,11400</text:p>
          </table:table-cell>
          <table:table-cell table:formula="of:=[.C131]+[.F131]+[.I131]" office:value-type="float" office:value="0.8856034166">
            <text:p>0,88560</text:p>
          </table:table-cell>
          <table:table-cell table:formula="of:=[.D131]+[.G131]+[.J131]" office:value-type="float" office:value="0.0003987956">
            <text:p>0,00040</text:p>
          </table:table-cell>
          <table:table-cell/>
          <table:table-cell table:formula="of:=SUM([.B131:.D131])" office:value-type="float" office:value="0.1408495385">
            <text:p>0,14085</text:p>
          </table:table-cell>
          <table:table-cell table:formula="of:=SUM([.E131:.G131])" office:value-type="float" office:value="0.0000137333">
            <text:p>0,00001</text:p>
          </table:table-cell>
          <table:table-cell table:formula="of:=SUM([.H131:.J131])" office:value-type="float" office:value="0.8591367281">
            <text:p>0,8591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40381915">
            <text:p>0,01404</text:p>
          </table:table-cell>
          <table:table-cell office:value-type="float" office:value="0.1300281271">
            <text:p>0,13003</text:p>
          </table:table-cell>
          <table:table-cell office:value-type="float" office:value="0.0000705279">
            <text:p>0,00007</text:p>
          </table:table-cell>
          <table:table-cell office:value-type="float" office:value="0.0000079254">
            <text:p>0,00001</text:p>
          </table:table-cell>
          <table:table-cell office:value-type="float" office:value="0.0000121183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925131634">
            <text:p>0,09251</text:p>
          </table:table-cell>
          <table:table-cell office:value-type="float" office:value="0.7631505094">
            <text:p>0,76315</text:p>
          </table:table-cell>
          <table:table-cell office:value-type="float" office:value="0.0001794369">
            <text:p>0,00018</text:p>
          </table:table-cell>
          <table:table-cell/>
          <table:table-cell table:formula="of:=[.B132]+[.E132]+[.H132]" office:value-type="float" office:value="0.1065592803">
            <text:p>0,10656</text:p>
          </table:table-cell>
          <table:table-cell table:formula="of:=[.C132]+[.F132]+[.I132]" office:value-type="float" office:value="0.8931907548">
            <text:p>0,89319</text:p>
          </table:table-cell>
          <table:table-cell table:formula="of:=[.D132]+[.G132]+[.J132]" office:value-type="float" office:value="0.0002499648">
            <text:p>0,00025</text:p>
          </table:table-cell>
          <table:table-cell/>
          <table:table-cell table:formula="of:=SUM([.B132:.D132])" office:value-type="float" office:value="0.1441368465">
            <text:p>0,14414</text:p>
          </table:table-cell>
          <table:table-cell table:formula="of:=SUM([.E132:.G132])" office:value-type="float" office:value="0.0000200437">
            <text:p>0,00002</text:p>
          </table:table-cell>
          <table:table-cell table:formula="of:=SUM([.H132:.J132])" office:value-type="float" office:value="0.8558431097">
            <text:p>0,8558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7545139">
            <text:p>0,01755</text:p>
          </table:table-cell>
          <table:table-cell office:value-type="float" office:value="0.151750791">
            <text:p>0,15175</text:p>
          </table:table-cell>
          <table:table-cell office:value-type="float" office:value="0.0003100064">
            <text:p>0,00031</text:p>
          </table:table-cell>
          <table:table-cell office:value-type="float" office:value="0.0001200339">
            <text:p>0,00012</text:p>
          </table:table-cell>
          <table:table-cell office:value-type="float" office:value="0.0000635882">
            <text:p>0,00006</text:p>
          </table:table-cell>
          <table:table-cell office:value-type="float" office:value="0.0000051284">
            <text:p>0,00001</text:p>
          </table:table-cell>
          <table:table-cell office:value-type="float" office:value="0.1145536523">
            <text:p>0,11455</text:p>
          </table:table-cell>
          <table:table-cell office:value-type="float" office:value="0.7155611297">
            <text:p>0,71556</text:p>
          </table:table-cell>
          <table:table-cell office:value-type="float" office:value="0.0000905311">
            <text:p>0,00009</text:p>
          </table:table-cell>
          <table:table-cell/>
          <table:table-cell table:formula="of:=[.B133]+[.E133]+[.H133]" office:value-type="float" office:value="0.1322188252">
            <text:p>0,13222</text:p>
          </table:table-cell>
          <table:table-cell table:formula="of:=[.C133]+[.F133]+[.I133]" office:value-type="float" office:value="0.8673755089">
            <text:p>0,86738</text:p>
          </table:table-cell>
          <table:table-cell table:formula="of:=[.D133]+[.G133]+[.J133]" office:value-type="float" office:value="0.0004056659">
            <text:p>0,00041</text:p>
          </table:table-cell>
          <table:table-cell/>
          <table:table-cell table:formula="of:=SUM([.B133:.D133])" office:value-type="float" office:value="0.1696059364">
            <text:p>0,16961</text:p>
          </table:table-cell>
          <table:table-cell table:formula="of:=SUM([.E133:.G133])" office:value-type="float" office:value="0.0001887505">
            <text:p>0,00019</text:p>
          </table:table-cell>
          <table:table-cell table:formula="of:=SUM([.H133:.J133])" office:value-type="float" office:value="0.8302053131">
            <text:p>0,8302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33680535">
            <text:p>0,02337</text:p>
          </table:table-cell>
          <table:table-cell office:value-type="float" office:value="0.1419220896">
            <text:p>0,14192</text:p>
          </table:table-cell>
          <table:table-cell office:value-type="float" office:value="0.0000232546">
            <text:p>0,00002</text:p>
          </table:table-cell>
          <table:table-cell office:value-type="float" office:value="0.000043491">
            <text:p>0,00004</text:p>
          </table:table-cell>
          <table:table-cell office:value-type="float" office:value="0.0007933462">
            <text:p>0,00079</text:p>
          </table:table-cell>
          <table:table-cell office:value-type="float" office:value="0">
            <text:p>0,00000</text:p>
          </table:table-cell>
          <table:table-cell office:value-type="float" office:value="0.1157749769">
            <text:p>0,11577</text:p>
          </table:table-cell>
          <table:table-cell office:value-type="float" office:value="0.7179457397">
            <text:p>0,71795</text:p>
          </table:table-cell>
          <table:table-cell office:value-type="float" office:value="0.0001290485">
            <text:p>0,00013</text:p>
          </table:table-cell>
          <table:table-cell/>
          <table:table-cell table:formula="of:=[.B134]+[.E134]+[.H134]" office:value-type="float" office:value="0.1391865214">
            <text:p>0,13919</text:p>
          </table:table-cell>
          <table:table-cell table:formula="of:=[.C134]+[.F134]+[.I134]" office:value-type="float" office:value="0.8606611755">
            <text:p>0,86066</text:p>
          </table:table-cell>
          <table:table-cell table:formula="of:=[.D134]+[.G134]+[.J134]" office:value-type="float" office:value="0.0001523031">
            <text:p>0,00015</text:p>
          </table:table-cell>
          <table:table-cell/>
          <table:table-cell table:formula="of:=SUM([.B134:.D134])" office:value-type="float" office:value="0.1653133977">
            <text:p>0,16531</text:p>
          </table:table-cell>
          <table:table-cell table:formula="of:=SUM([.E134:.G134])" office:value-type="float" office:value="0.0008368372">
            <text:p>0,00084</text:p>
          </table:table-cell>
          <table:table-cell table:formula="of:=SUM([.H134:.J134])" office:value-type="float" office:value="0.8338497651">
            <text:p>0,8338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00496054">
            <text:p>0,02005</text:p>
          </table:table-cell>
          <table:table-cell office:value-type="float" office:value="0.0405825777">
            <text:p>0,04058</text:p>
          </table:table-cell>
          <table:table-cell office:value-type="float" office:value="0.001475935">
            <text:p>0,00148</text:p>
          </table:table-cell>
          <table:table-cell office:value-type="float" office:value="0.0000260033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281487">
            <text:p>0,00003</text:p>
          </table:table-cell>
          <table:table-cell office:value-type="float" office:value="0.287995887">
            <text:p>0,28800</text:p>
          </table:table-cell>
          <table:table-cell office:value-type="float" office:value="0.6435354641">
            <text:p>0,64354</text:p>
          </table:table-cell>
          <table:table-cell office:value-type="float" office:value="0.0063063787">
            <text:p>0,00631</text:p>
          </table:table-cell>
          <table:table-cell/>
          <table:table-cell table:formula="of:=[.B135]+[.E135]+[.H135]" office:value-type="float" office:value="0.3080714957">
            <text:p>0,30807</text:p>
          </table:table-cell>
          <table:table-cell table:formula="of:=[.C135]+[.F135]+[.I135]" office:value-type="float" office:value="0.6841180418">
            <text:p>0,68412</text:p>
          </table:table-cell>
          <table:table-cell table:formula="of:=[.D135]+[.G135]+[.J135]" office:value-type="float" office:value="0.0078104624">
            <text:p>0,00781</text:p>
          </table:table-cell>
          <table:table-cell/>
          <table:table-cell table:formula="of:=SUM([.B135:.D135])" office:value-type="float" office:value="0.0621081181">
            <text:p>0,06211</text:p>
          </table:table-cell>
          <table:table-cell table:formula="of:=SUM([.E135:.G135])" office:value-type="float" office:value="0.000054152">
            <text:p>0,00005</text:p>
          </table:table-cell>
          <table:table-cell table:formula="of:=SUM([.H135:.J135])" office:value-type="float" office:value="0.9378377298">
            <text:p>0,9378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04241023">
            <text:p>0,01042</text:p>
          </table:table-cell>
          <table:table-cell office:value-type="float" office:value="0.113335206">
            <text:p>0,11334</text:p>
          </table:table-cell>
          <table:table-cell office:value-type="float" office:value="0.0000115341">
            <text:p>0,00001</text:p>
          </table:table-cell>
          <table:table-cell office:value-type="float" office:value="0.0000047857">
            <text:p>0,00000</text:p>
          </table:table-cell>
          <table:table-cell office:value-type="float" office:value="0.0000168156">
            <text:p>0,00002</text:p>
          </table:table-cell>
          <table:table-cell office:value-type="float" office:value="0.0000003372">
            <text:p>0,00000</text:p>
          </table:table-cell>
          <table:table-cell office:value-type="float" office:value="0.0950427348">
            <text:p>0,09504</text:p>
          </table:table-cell>
          <table:table-cell office:value-type="float" office:value="0.7810007322">
            <text:p>0,78100</text:p>
          </table:table-cell>
          <table:table-cell office:value-type="float" office:value="0.0001637522">
            <text:p>0,00016</text:p>
          </table:table-cell>
          <table:table-cell/>
          <table:table-cell table:formula="of:=[.B136]+[.E136]+[.H136]" office:value-type="float" office:value="0.1054716228">
            <text:p>0,10547</text:p>
          </table:table-cell>
          <table:table-cell table:formula="of:=[.C136]+[.F136]+[.I136]" office:value-type="float" office:value="0.8943527538">
            <text:p>0,89435</text:p>
          </table:table-cell>
          <table:table-cell table:formula="of:=[.D136]+[.G136]+[.J136]" office:value-type="float" office:value="0.0001756235">
            <text:p>0,00018</text:p>
          </table:table-cell>
          <table:table-cell/>
          <table:table-cell table:formula="of:=SUM([.B136:.D136])" office:value-type="float" office:value="0.1237708424">
            <text:p>0,12377</text:p>
          </table:table-cell>
          <table:table-cell table:formula="of:=SUM([.E136:.G136])" office:value-type="float" office:value="0.0000219385">
            <text:p>0,00002</text:p>
          </table:table-cell>
          <table:table-cell table:formula="of:=SUM([.H136:.J136])" office:value-type="float" office:value="0.8762072192">
            <text:p>0,8762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87788255">
            <text:p>0,01878</text:p>
          </table:table-cell>
          <table:table-cell office:value-type="float" office:value="0.0373413205">
            <text:p>0,03734</text:p>
          </table:table-cell>
          <table:table-cell office:value-type="float" office:value="0.0048647734">
            <text:p>0,00486</text:p>
          </table:table-cell>
          <table:table-cell office:value-type="float" office:value="0.0000565478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02332091">
            <text:p>0,00023</text:p>
          </table:table-cell>
          <table:table-cell office:value-type="float" office:value="0.2776577773">
            <text:p>0,27766</text:p>
          </table:table-cell>
          <table:table-cell office:value-type="float" office:value="0.6595250614">
            <text:p>0,65953</text:p>
          </table:table-cell>
          <table:table-cell office:value-type="float" office:value="0.001542485">
            <text:p>0,00154</text:p>
          </table:table-cell>
          <table:table-cell/>
          <table:table-cell table:formula="of:=[.B137]+[.E137]+[.H137]" office:value-type="float" office:value="0.2964931506">
            <text:p>0,29649</text:p>
          </table:table-cell>
          <table:table-cell table:formula="of:=[.C137]+[.F137]+[.I137]" office:value-type="float" office:value="0.6968663819">
            <text:p>0,69687</text:p>
          </table:table-cell>
          <table:table-cell table:formula="of:=[.D137]+[.G137]+[.J137]" office:value-type="float" office:value="0.0066404675">
            <text:p>0,00664</text:p>
          </table:table-cell>
          <table:table-cell/>
          <table:table-cell table:formula="of:=SUM([.B137:.D137])" office:value-type="float" office:value="0.0609849194">
            <text:p>0,06098</text:p>
          </table:table-cell>
          <table:table-cell table:formula="of:=SUM([.E137:.G137])" office:value-type="float" office:value="0.0002897569">
            <text:p>0,00029</text:p>
          </table:table-cell>
          <table:table-cell table:formula="of:=SUM([.H137:.J137])" office:value-type="float" office:value="0.9387253237">
            <text:p>0,93873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212454423">
            <text:p>0,02125</text:p>
          </table:table-cell>
          <table:table-cell office:value-type="float" office:value="0.1323475295">
            <text:p>0,13235</text:p>
          </table:table-cell>
          <table:table-cell office:value-type="float" office:value="0.0000320133">
            <text:p>0,00003</text:p>
          </table:table-cell>
          <table:table-cell office:value-type="float" office:value="0.0000531072">
            <text:p>0,00005</text:p>
          </table:table-cell>
          <table:table-cell office:value-type="float" office:value="0.0002062979">
            <text:p>0,00021</text:p>
          </table:table-cell>
          <table:table-cell office:value-type="float" office:value="0.0000152743">
            <text:p>0,00002</text:p>
          </table:table-cell>
          <table:table-cell office:value-type="float" office:value="0.1060722771">
            <text:p>0,10607</text:p>
          </table:table-cell>
          <table:table-cell office:value-type="float" office:value="0.7396181527">
            <text:p>0,73962</text:p>
          </table:table-cell>
          <table:table-cell office:value-type="float" office:value="0.0004099058">
            <text:p>0,00041</text:p>
          </table:table-cell>
          <table:table-cell/>
          <table:table-cell table:formula="of:=[.B138]+[.E138]+[.H138]" office:value-type="float" office:value="0.1273708266">
            <text:p>0,12737</text:p>
          </table:table-cell>
          <table:table-cell table:formula="of:=[.C138]+[.F138]+[.I138]" office:value-type="float" office:value="0.8721719801">
            <text:p>0,87217</text:p>
          </table:table-cell>
          <table:table-cell table:formula="of:=[.D138]+[.G138]+[.J138]" office:value-type="float" office:value="0.0004571934">
            <text:p>0,00046</text:p>
          </table:table-cell>
          <table:table-cell/>
          <table:table-cell table:formula="of:=SUM([.B138:.D138])" office:value-type="float" office:value="0.1536249851">
            <text:p>0,15362</text:p>
          </table:table-cell>
          <table:table-cell table:formula="of:=SUM([.E138:.G138])" office:value-type="float" office:value="0.0002746794">
            <text:p>0,00027</text:p>
          </table:table-cell>
          <table:table-cell table:formula="of:=SUM([.H138:.J138])" office:value-type="float" office:value="0.8461003356">
            <text:p>0,84610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480212265">
            <text:p>0,04802</text:p>
          </table:table-cell>
          <table:table-cell office:value-type="float" office:value="0.098411701">
            <text:p>0,09841</text:p>
          </table:table-cell>
          <table:table-cell office:value-type="float" office:value="0.0003739543">
            <text:p>0,00037</text:p>
          </table:table-cell>
          <table:table-cell office:value-type="float" office:value="0.0000007166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144818">
            <text:p>0,00014</text:p>
          </table:table-cell>
          <table:table-cell office:value-type="float" office:value="0.2984645822">
            <text:p>0,29846</text:p>
          </table:table-cell>
          <table:table-cell office:value-type="float" office:value="0.5524272291">
            <text:p>0,55243</text:p>
          </table:table-cell>
          <table:table-cell office:value-type="float" office:value="0.0021557725">
            <text:p>0,00216</text:p>
          </table:table-cell>
          <table:table-cell/>
          <table:table-cell table:formula="of:=[.B139]+[.E139]+[.H139]" office:value-type="float" office:value="0.3464865253">
            <text:p>0,34649</text:p>
          </table:table-cell>
          <table:table-cell table:formula="of:=[.C139]+[.F139]+[.I139]" office:value-type="float" office:value="0.6508389301">
            <text:p>0,65084</text:p>
          </table:table-cell>
          <table:table-cell table:formula="of:=[.D139]+[.G139]+[.J139]" office:value-type="float" office:value="0.0026745448">
            <text:p>0,00267</text:p>
          </table:table-cell>
          <table:table-cell/>
          <table:table-cell table:formula="of:=SUM([.B139:.D139])" office:value-type="float" office:value="0.1468068818">
            <text:p>0,14681</text:p>
          </table:table-cell>
          <table:table-cell table:formula="of:=SUM([.E139:.G139])" office:value-type="float" office:value="0.0001455346">
            <text:p>0,00015</text:p>
          </table:table-cell>
          <table:table-cell table:formula="of:=SUM([.H139:.J139])" office:value-type="float" office:value="0.8530475838">
            <text:p>0,85305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118242022">
            <text:p>0,01182</text:p>
          </table:table-cell>
          <table:table-cell office:value-type="float" office:value="0.043912393">
            <text:p>0,04391</text:p>
          </table:table-cell>
          <table:table-cell office:value-type="float" office:value="0.0010461616">
            <text:p>0,00105</text:p>
          </table:table-cell>
          <table:table-cell office:value-type="float" office:value="0.000012251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490201">
            <text:p>0,00005</text:p>
          </table:table-cell>
          <table:table-cell office:value-type="float" office:value="0.3025242006">
            <text:p>0,30252</text:p>
          </table:table-cell>
          <table:table-cell office:value-type="float" office:value="0.6327297702">
            <text:p>0,63273</text:p>
          </table:table-cell>
          <table:table-cell office:value-type="float" office:value="0.0079020013">
            <text:p>0,00790</text:p>
          </table:table-cell>
          <table:table-cell/>
          <table:table-cell table:formula="of:=[.B140]+[.E140]+[.H140]" office:value-type="float" office:value="0.3143606538">
            <text:p>0,31436</text:p>
          </table:table-cell>
          <table:table-cell table:formula="of:=[.C140]+[.F140]+[.I140]" office:value-type="float" office:value="0.6766421632">
            <text:p>0,67664</text:p>
          </table:table-cell>
          <table:table-cell table:formula="of:=[.D140]+[.G140]+[.J140]" office:value-type="float" office:value="0.008997183">
            <text:p>0,00900</text:p>
          </table:table-cell>
          <table:table-cell/>
          <table:table-cell table:formula="of:=SUM([.B140:.D140])" office:value-type="float" office:value="0.0567827568">
            <text:p>0,05678</text:p>
          </table:table-cell>
          <table:table-cell table:formula="of:=SUM([.E140:.G140])" office:value-type="float" office:value="0.0000612711">
            <text:p>0,00006</text:p>
          </table:table-cell>
          <table:table-cell table:formula="of:=SUM([.H140:.J140])" office:value-type="float" office:value="0.9431559721">
            <text:p>0,9431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630536327">
            <text:p>0,06305</text:p>
          </table:table-cell>
          <table:table-cell office:value-type="float" office:value="0.1047181902">
            <text:p>0,10472</text:p>
          </table:table-cell>
          <table:table-cell office:value-type="float" office:value="0.0016108236">
            <text:p>0,00161</text:p>
          </table:table-cell>
          <table:table-cell office:value-type="float" office:value="0.000000701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078">
            <text:p>0,00000</text:p>
          </table:table-cell>
          <table:table-cell office:value-type="float" office:value="0.2759651473">
            <text:p>0,27597</text:p>
          </table:table-cell>
          <table:table-cell office:value-type="float" office:value="0.5537584286">
            <text:p>0,55376</text:p>
          </table:table-cell>
          <table:table-cell office:value-type="float" office:value="0.0008922966">
            <text:p>0,00089</text:p>
          </table:table-cell>
          <table:table-cell/>
          <table:table-cell table:formula="of:=[.B141]+[.E141]+[.H141]" office:value-type="float" office:value="0.339019481">
            <text:p>0,33902</text:p>
          </table:table-cell>
          <table:table-cell table:formula="of:=[.C141]+[.F141]+[.I141]" office:value-type="float" office:value="0.6584766188">
            <text:p>0,65848</text:p>
          </table:table-cell>
          <table:table-cell table:formula="of:=[.D141]+[.G141]+[.J141]" office:value-type="float" office:value="0.0025039002">
            <text:p>0,00250</text:p>
          </table:table-cell>
          <table:table-cell/>
          <table:table-cell table:formula="of:=SUM([.B141:.D141])" office:value-type="float" office:value="0.1693826465">
            <text:p>0,16938</text:p>
          </table:table-cell>
          <table:table-cell table:formula="of:=SUM([.E141:.G141])" office:value-type="float" office:value="0.000001481">
            <text:p>0,00000</text:p>
          </table:table-cell>
          <table:table-cell table:formula="of:=SUM([.H141:.J141])" office:value-type="float" office:value="0.8306158725">
            <text:p>0,8306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93:.B141])" office:value-type="float" office:value="0.0274308213857143">
            <text:p>0,02743</text:p>
          </table:table-cell>
          <table:table-cell table:formula="of:=AVERAGE([.C93:.C141])" office:value-type="float" office:value="0.102644516030612">
            <text:p>0,10264</text:p>
          </table:table-cell>
          <table:table-cell table:formula="of:=AVERAGE([.D93:.D141])" office:value-type="float" office:value="0.000897823432653061">
            <text:p>0,00090</text:p>
          </table:table-cell>
          <table:table-cell table:formula="of:=AVERAGE([.E93:.E141])" office:value-type="float" office:value="0.0000692975612244898">
            <text:p>0,00007</text:p>
          </table:table-cell>
          <table:table-cell table:formula="of:=AVERAGE([.F93:.F141])" office:value-type="float" office:value="0.0000400393857142857">
            <text:p>0,00004</text:p>
          </table:table-cell>
          <table:table-cell table:formula="of:=AVERAGE([.G93:.G141])" office:value-type="float" office:value="0.0000263043571428571">
            <text:p>0,00003</text:p>
          </table:table-cell>
          <table:table-cell table:formula="of:=AVERAGE([.H93:.H141])" office:value-type="float" office:value="0.198195584165306">
            <text:p>0,19820</text:p>
          </table:table-cell>
          <table:table-cell table:formula="of:=AVERAGE([.I93:.I141])" office:value-type="float" office:value="0.669027323346939">
            <text:p>0,66903</text:p>
          </table:table-cell>
          <table:table-cell table:formula="of:=AVERAGE([.J93:.J141])" office:value-type="float" office:value="0.00166829034489796">
            <text:p>0,00167</text:p>
          </table:table-cell>
          <table:table-cell/>
          <table:table-cell table:formula="of:=[.B143]+[.E143]+[.H143]" office:value-type="float" office:value="0.225695703112245">
            <text:p>0,22570</text:p>
          </table:table-cell>
          <table:table-cell table:formula="of:=[.C143]+[.F143]+[.I143]" office:value-type="float" office:value="0.771711878763266">
            <text:p>0,77171</text:p>
          </table:table-cell>
          <table:table-cell table:formula="of:=[.D143]+[.G143]+[.J143]" office:value-type="float" office:value="0.00259241813469388">
            <text:p>0,00259</text:p>
          </table:table-cell>
          <table:table-cell/>
          <table:table-cell table:formula="of:=SUM([.B143:.D143])" office:value-type="float" office:value="0.13097316084898">
            <text:p>0,13097</text:p>
          </table:table-cell>
          <table:table-cell table:formula="of:=SUM([.E143:.G143])" office:value-type="float" office:value="0.000135641304081633">
            <text:p>0,00014</text:p>
          </table:table-cell>
          <table:table-cell table:formula="of:=SUM([.H143:.J143])" office:value-type="float" office:value="0.868891197857143">
            <text:p>0,86889</text:p>
          </table:table-cell>
        </table:table-row>
        <table:table-row table:style-name="ro1">
          <table:table-cell/>
          <table:table-cell table:formula="of:=[.L143]*[.P143]" office:value-type="float" office:value="0.0295600796266436">
            <text:p>0,02956</text:p>
          </table:table-cell>
          <table:table-cell table:formula="of:=[.M143]*[.P143]" office:value-type="float" office:value="0.101073544026329">
            <text:p>0,10107</text:p>
          </table:table-cell>
          <table:table-cell table:formula="of:=[.N143]*[.P143]" office:value-type="float" office:value="0.000339537197343073">
            <text:p>0,00034</text:p>
          </table:table-cell>
          <table:table-cell table:formula="of:=[.L143]*[.Q143]" office:value-type="float" office:value="0.0000306136594957659">
            <text:p>0,00003</text:p>
          </table:table-cell>
          <table:table-cell table:formula="of:=[.M143]*[.Q143]" office:value-type="float" office:value="0.000104676005610736">
            <text:p>0,00010</text:p>
          </table:table-cell>
          <table:table-cell table:formula="of:=[.N143]*[.Q143]" office:value-type="float" office:value="0.000000351638976514751">
            <text:p>0,00000</text:p>
          </table:table-cell>
          <table:table-cell table:formula="of:=[.L143]*[.R143]" office:value-type="float" office:value="0.196105009828409">
            <text:p>0,19611</text:p>
          </table:table-cell>
          <table:table-cell table:formula="of:=[.M143]*[.R143]" office:value-type="float" office:value="0.6705336587392">
            <text:p>0,67053</text:p>
          </table:table-cell>
          <table:table-cell table:formula="of:=[.N143]*[.R143]" office:value-type="float" office:value="0.00225252929840074">
            <text:p>0,0022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25">
            <text:p>0,25000</text:p>
          </table:table-cell>
          <table:table-cell office:value-type="float" office:value="0.75">
            <text:p>0,75000</text:p>
          </table:table-cell>
          <table:table-cell office:value-type="float" office:value="0">
            <text:p>0,00000</text:p>
          </table:table-cell>
          <table:table-cell/>
          <table:table-cell office:value-type="float" office:value="0.15">
            <text:p>0,15000</text:p>
          </table:table-cell>
          <table:table-cell office:value-type="float" office:value="0">
            <text:p>0,00000</text:p>
          </table:table-cell>
          <table:table-cell office:value-type="float" office:value="0.85">
            <text:p>0,85000</text:p>
          </table:table-cell>
        </table:table-row>
        <table:table-row table:style-name="ro1">
          <table:table-cell/>
          <table:table-cell table:formula="of:=[.L145]*[.P145]" office:value-type="float" office:value="0.0375">
            <text:p>0,03750</text:p>
          </table:table-cell>
          <table:table-cell table:formula="of:=[.M145]*[.P145]" office:value-type="float" office:value="0.1125">
            <text:p>0,11250</text:p>
          </table:table-cell>
          <table:table-cell table:formula="of:=[.N145]*[.P145]" office:value-type="float" office:value="0">
            <text:p>0,00000</text:p>
          </table:table-cell>
          <table:table-cell table:formula="of:=[.L145]*[.Q145]" office:value-type="float" office:value="0">
            <text:p>0,00000</text:p>
          </table:table-cell>
          <table:table-cell table:formula="of:=[.M145]*[.Q145]" office:value-type="float" office:value="0">
            <text:p>0,00000</text:p>
          </table:table-cell>
          <table:table-cell table:formula="of:=[.N145]*[.Q145]" office:value-type="float" office:value="0">
            <text:p>0,00000</text:p>
          </table:table-cell>
          <table:table-cell table:formula="of:=[.L145]*[.R145]" office:value-type="float" office:value="0.2125">
            <text:p>0,21250</text:p>
          </table:table-cell>
          <table:table-cell table:formula="of:=[.M145]*[.R145]" office:value-type="float" office:value="0.6375">
            <text:p>0,63750</text:p>
          </table:table-cell>
          <table:table-cell table:formula="of:=[.N145]*[.R145]" office:value-type="float" office:value="0">
            <text:p>0,0000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7462775">
            <text:p>0,64746</text:p>
          </table:table-cell>
          <table:table-cell office:value-type="float" office:value="0.0778545011">
            <text:p>0,07785</text:p>
          </table:table-cell>
          <table:table-cell office:value-type="float" office:value="0.0005218055">
            <text:p>0,00052</text:p>
          </table:table-cell>
          <table:table-cell office:value-type="float" office:value="0.2440006251">
            <text:p>0,24400</text:p>
          </table:table-cell>
          <table:table-cell office:value-type="float" office:value="0.0300980945">
            <text:p>0,03010</text:p>
          </table:table-cell>
          <table:table-cell office:value-type="float" office:value="0.0000013549">
            <text:p>0,00000</text:p>
          </table:table-cell>
          <table:table-cell office:value-type="float" office:value="0.000008316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525269">
            <text:p>0,00005</text:p>
          </table:table-cell>
          <table:table-cell/>
          <table:table-cell table:formula="of:=[.B151]+[.E151]+[.H151]" office:value-type="float" office:value="0.891471717">
            <text:p>0,89147</text:p>
          </table:table-cell>
          <table:table-cell table:formula="of:=[.C151]+[.F151]+[.I151]" office:value-type="float" office:value="0.1079525956">
            <text:p>0,10795</text:p>
          </table:table-cell>
          <table:table-cell table:formula="of:=[.D151]+[.G151]+[.J151]" office:value-type="float" office:value="0.0005756873">
            <text:p>0,00058</text:p>
          </table:table-cell>
          <table:table-cell/>
          <table:table-cell table:formula="of:=SUM([.B151:.D151])" office:value-type="float" office:value="0.7258390816">
            <text:p>0,72584</text:p>
          </table:table-cell>
          <table:table-cell table:formula="of:=SUM([.E151:.G151])" office:value-type="float" office:value="0.2741000745">
            <text:p>0,27410</text:p>
          </table:table-cell>
          <table:table-cell table:formula="of:=SUM([.H151:.J151])" office:value-type="float" office:value="0.0000608438">
            <text:p>0,0000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928146628">
            <text:p>0,69281</text:p>
          </table:table-cell>
          <table:table-cell office:value-type="float" office:value="0.1685967648">
            <text:p>0,16860</text:p>
          </table:table-cell>
          <table:table-cell office:value-type="float" office:value="0.0024849307">
            <text:p>0,00248</text:p>
          </table:table-cell>
          <table:table-cell office:value-type="float" office:value="0.1088781341">
            <text:p>0,10888</text:p>
          </table:table-cell>
          <table:table-cell office:value-type="float" office:value="0.0159909192">
            <text:p>0,01599</text:p>
          </table:table-cell>
          <table:table-cell office:value-type="float" office:value="0.0000061001">
            <text:p>0,00001</text:p>
          </table:table-cell>
          <table:table-cell office:value-type="float" office:value="0.0022676142">
            <text:p>0,00227</text:p>
          </table:table-cell>
          <table:table-cell office:value-type="float" office:value="0.0004352298">
            <text:p>0,00044</text:p>
          </table:table-cell>
          <table:table-cell office:value-type="float" office:value="0.0085256442">
            <text:p>0,00853</text:p>
          </table:table-cell>
          <table:table-cell/>
          <table:table-cell table:formula="of:=[.B152]+[.E152]+[.H152]" office:value-type="float" office:value="0.8039604111">
            <text:p>0,80396</text:p>
          </table:table-cell>
          <table:table-cell table:formula="of:=[.C152]+[.F152]+[.I152]" office:value-type="float" office:value="0.1850229138">
            <text:p>0,18502</text:p>
          </table:table-cell>
          <table:table-cell table:formula="of:=[.D152]+[.G152]+[.J152]" office:value-type="float" office:value="0.011016675">
            <text:p>0,01102</text:p>
          </table:table-cell>
          <table:table-cell/>
          <table:table-cell table:formula="of:=SUM([.B152:.D152])" office:value-type="float" office:value="0.8638963583">
            <text:p>0,86390</text:p>
          </table:table-cell>
          <table:table-cell table:formula="of:=SUM([.E152:.G152])" office:value-type="float" office:value="0.1248751534">
            <text:p>0,12488</text:p>
          </table:table-cell>
          <table:table-cell table:formula="of:=SUM([.H152:.J152])" office:value-type="float" office:value="0.0112284882">
            <text:p>0,0112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76057254">
            <text:p>0,64761</text:p>
          </table:table-cell>
          <table:table-cell office:value-type="float" office:value="0.0705735345">
            <text:p>0,07057</text:p>
          </table:table-cell>
          <table:table-cell office:value-type="float" office:value="0.000115411">
            <text:p>0,00012</text:p>
          </table:table-cell>
          <table:table-cell office:value-type="float" office:value="0.2436840245">
            <text:p>0,24368</text:p>
          </table:table-cell>
          <table:table-cell office:value-type="float" office:value="0.0374154911">
            <text:p>0,03742</text:p>
          </table:table-cell>
          <table:table-cell office:value-type="float" office:value="0.0000018165">
            <text:p>0,00000</text:p>
          </table:table-cell>
          <table:table-cell office:value-type="float" office:value="0.0000709079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533089">
            <text:p>0,00053</text:p>
          </table:table-cell>
          <table:table-cell/>
          <table:table-cell table:formula="of:=[.B153]+[.E153]+[.H153]" office:value-type="float" office:value="0.8913606578">
            <text:p>0,89136</text:p>
          </table:table-cell>
          <table:table-cell table:formula="of:=[.C153]+[.F153]+[.I153]" office:value-type="float" office:value="0.1079890256">
            <text:p>0,10799</text:p>
          </table:table-cell>
          <table:table-cell table:formula="of:=[.D153]+[.G153]+[.J153]" office:value-type="float" office:value="0.0006503165">
            <text:p>0,00065</text:p>
          </table:table-cell>
          <table:table-cell/>
          <table:table-cell table:formula="of:=SUM([.B153:.D153])" office:value-type="float" office:value="0.7182946709">
            <text:p>0,71829</text:p>
          </table:table-cell>
          <table:table-cell table:formula="of:=SUM([.E153:.G153])" office:value-type="float" office:value="0.2811013321">
            <text:p>0,28110</text:p>
          </table:table-cell>
          <table:table-cell table:formula="of:=SUM([.H153:.J153])" office:value-type="float" office:value="0.0006039969">
            <text:p>0,0006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50798539">
            <text:p>0,63508</text:p>
          </table:table-cell>
          <table:table-cell office:value-type="float" office:value="0.0738846974">
            <text:p>0,07388</text:p>
          </table:table-cell>
          <table:table-cell office:value-type="float" office:value="0.0000301195">
            <text:p>0,00003</text:p>
          </table:table-cell>
          <table:table-cell office:value-type="float" office:value="0.2608737045">
            <text:p>0,26087</text:p>
          </table:table-cell>
          <table:table-cell office:value-type="float" office:value="0.0300836024">
            <text:p>0,03008</text:p>
          </table:table-cell>
          <table:table-cell office:value-type="float" office:value="0.0000002259">
            <text:p>0,00000</text:p>
          </table:table-cell>
          <table:table-cell office:value-type="float" office:value="0.0000030183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447781">
            <text:p>0,00004</text:p>
          </table:table-cell>
          <table:table-cell/>
          <table:table-cell table:formula="of:=[.B154]+[.E154]+[.H154]" office:value-type="float" office:value="0.8959565767">
            <text:p>0,89596</text:p>
          </table:table-cell>
          <table:table-cell table:formula="of:=[.C154]+[.F154]+[.I154]" office:value-type="float" office:value="0.1039682998">
            <text:p>0,10397</text:p>
          </table:table-cell>
          <table:table-cell table:formula="of:=[.D154]+[.G154]+[.J154]" office:value-type="float" office:value="0.0000751235">
            <text:p>0,00008</text:p>
          </table:table-cell>
          <table:table-cell/>
          <table:table-cell table:formula="of:=SUM([.B154:.D154])" office:value-type="float" office:value="0.7089946708">
            <text:p>0,70899</text:p>
          </table:table-cell>
          <table:table-cell table:formula="of:=SUM([.E154:.G154])" office:value-type="float" office:value="0.2909575328">
            <text:p>0,29096</text:p>
          </table:table-cell>
          <table:table-cell table:formula="of:=SUM([.H154:.J154])" office:value-type="float" office:value="0.0000477964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10731186">
            <text:p>0,54107</text:p>
          </table:table-cell>
          <table:table-cell office:value-type="float" office:value="0.2053783585">
            <text:p>0,20538</text:p>
          </table:table-cell>
          <table:table-cell office:value-type="float" office:value="0.0000418456">
            <text:p>0,00004</text:p>
          </table:table-cell>
          <table:table-cell office:value-type="float" office:value="0.1930057433">
            <text:p>0,19301</text:p>
          </table:table-cell>
          <table:table-cell office:value-type="float" office:value="0.056842353">
            <text:p>0,05684</text:p>
          </table:table-cell>
          <table:table-cell office:value-type="float" office:value="0">
            <text:p>0,00000</text:p>
          </table:table-cell>
          <table:table-cell office:value-type="float" office:value="0.0023997805">
            <text:p>0,00240</text:p>
          </table:table-cell>
          <table:table-cell office:value-type="float" office:value="0.0012259825">
            <text:p>0,00123</text:p>
          </table:table-cell>
          <table:table-cell office:value-type="float" office:value="0.000032818">
            <text:p>0,00003</text:p>
          </table:table-cell>
          <table:table-cell/>
          <table:table-cell table:formula="of:=[.B155]+[.E155]+[.H155]" office:value-type="float" office:value="0.7364786424">
            <text:p>0,73648</text:p>
          </table:table-cell>
          <table:table-cell table:formula="of:=[.C155]+[.F155]+[.I155]" office:value-type="float" office:value="0.263446694">
            <text:p>0,26345</text:p>
          </table:table-cell>
          <table:table-cell table:formula="of:=[.D155]+[.G155]+[.J155]" office:value-type="float" office:value="0.0000746636">
            <text:p>0,00007</text:p>
          </table:table-cell>
          <table:table-cell/>
          <table:table-cell table:formula="of:=SUM([.B155:.D155])" office:value-type="float" office:value="0.7464933227">
            <text:p>0,74649</text:p>
          </table:table-cell>
          <table:table-cell table:formula="of:=SUM([.E155:.G155])" office:value-type="float" office:value="0.2498480963">
            <text:p>0,24985</text:p>
          </table:table-cell>
          <table:table-cell table:formula="of:=SUM([.H155:.J155])" office:value-type="float" office:value="0.003658581">
            <text:p>0,0036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48710547">
            <text:p>0,65487</text:p>
          </table:table-cell>
          <table:table-cell office:value-type="float" office:value="0.0726049752">
            <text:p>0,07260</text:p>
          </table:table-cell>
          <table:table-cell office:value-type="float" office:value="0.0000152013">
            <text:p>0,00002</text:p>
          </table:table-cell>
          <table:table-cell office:value-type="float" office:value="0.247256774">
            <text:p>0,24726</text:p>
          </table:table-cell>
          <table:table-cell office:value-type="float" office:value="0.0240012234">
            <text:p>0,02400</text:p>
          </table:table-cell>
          <table:table-cell office:value-type="float" office:value="0.0000056553">
            <text:p>0,00001</text:p>
          </table:table-cell>
          <table:table-cell office:value-type="float" office:value="0.0006310842">
            <text:p>0,00063</text:p>
          </table:table-cell>
          <table:table-cell office:value-type="float" office:value="0.0005972398">
            <text:p>0,00060</text:p>
          </table:table-cell>
          <table:table-cell office:value-type="float" office:value="0.000016792">
            <text:p>0,00002</text:p>
          </table:table-cell>
          <table:table-cell/>
          <table:table-cell table:formula="of:=[.B156]+[.E156]+[.H156]" office:value-type="float" office:value="0.9027589129">
            <text:p>0,90276</text:p>
          </table:table-cell>
          <table:table-cell table:formula="of:=[.C156]+[.F156]+[.I156]" office:value-type="float" office:value="0.0972034384">
            <text:p>0,09720</text:p>
          </table:table-cell>
          <table:table-cell table:formula="of:=[.D156]+[.G156]+[.J156]" office:value-type="float" office:value="0.0000376486">
            <text:p>0,00004</text:p>
          </table:table-cell>
          <table:table-cell/>
          <table:table-cell table:formula="of:=SUM([.B156:.D156])" office:value-type="float" office:value="0.7274912312">
            <text:p>0,72749</text:p>
          </table:table-cell>
          <table:table-cell table:formula="of:=SUM([.E156:.G156])" office:value-type="float" office:value="0.2712636527">
            <text:p>0,27126</text:p>
          </table:table-cell>
          <table:table-cell table:formula="of:=SUM([.H156:.J156])" office:value-type="float" office:value="0.001245116">
            <text:p>0,0012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27374581">
            <text:p>0,66274</text:p>
          </table:table-cell>
          <table:table-cell office:value-type="float" office:value="0.2392714635">
            <text:p>0,23927</text:p>
          </table:table-cell>
          <table:table-cell office:value-type="float" office:value="0.0003443759">
            <text:p>0,00034</text:p>
          </table:table-cell>
          <table:table-cell office:value-type="float" office:value="0.0702927271">
            <text:p>0,07029</text:p>
          </table:table-cell>
          <table:table-cell office:value-type="float" office:value="0.0215062426">
            <text:p>0,02151</text:p>
          </table:table-cell>
          <table:table-cell office:value-type="float" office:value="0">
            <text:p>0,00000</text:p>
          </table:table-cell>
          <table:table-cell office:value-type="float" office:value="0.0000777626">
            <text:p>0,00008</text:p>
          </table:table-cell>
          <table:table-cell office:value-type="float" office:value="0.0012718298">
            <text:p>0,00127</text:p>
          </table:table-cell>
          <table:table-cell office:value-type="float" office:value="0.0044981405">
            <text:p>0,00450</text:p>
          </table:table-cell>
          <table:table-cell/>
          <table:table-cell table:formula="of:=[.B157]+[.E157]+[.H157]" office:value-type="float" office:value="0.7331079478">
            <text:p>0,73311</text:p>
          </table:table-cell>
          <table:table-cell table:formula="of:=[.C157]+[.F157]+[.I157]" office:value-type="float" office:value="0.2620495359">
            <text:p>0,26205</text:p>
          </table:table-cell>
          <table:table-cell table:formula="of:=[.D157]+[.G157]+[.J157]" office:value-type="float" office:value="0.0048425164">
            <text:p>0,00484</text:p>
          </table:table-cell>
          <table:table-cell/>
          <table:table-cell table:formula="of:=SUM([.B157:.D157])" office:value-type="float" office:value="0.9023532975">
            <text:p>0,90235</text:p>
          </table:table-cell>
          <table:table-cell table:formula="of:=SUM([.E157:.G157])" office:value-type="float" office:value="0.0917989697">
            <text:p>0,09180</text:p>
          </table:table-cell>
          <table:table-cell table:formula="of:=SUM([.H157:.J157])" office:value-type="float" office:value="0.0058477329">
            <text:p>0,0058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26124912">
            <text:p>0,54261</text:p>
          </table:table-cell>
          <table:table-cell office:value-type="float" office:value="0.2103772086">
            <text:p>0,21038</text:p>
          </table:table-cell>
          <table:table-cell office:value-type="float" office:value="0.0006384548">
            <text:p>0,00064</text:p>
          </table:table-cell>
          <table:table-cell office:value-type="float" office:value="0.1746479872">
            <text:p>0,17465</text:p>
          </table:table-cell>
          <table:table-cell office:value-type="float" office:value="0.068424141">
            <text:p>0,06842</text:p>
          </table:table-cell>
          <table:table-cell office:value-type="float" office:value="0.0003844477">
            <text:p>0,00038</text:p>
          </table:table-cell>
          <table:table-cell office:value-type="float" office:value="0.0010619">
            <text:p>0,00106</text:p>
          </table:table-cell>
          <table:table-cell office:value-type="float" office:value="0.0008449261">
            <text:p>0,00084</text:p>
          </table:table-cell>
          <table:table-cell office:value-type="float" office:value="0.0010084434">
            <text:p>0,00101</text:p>
          </table:table-cell>
          <table:table-cell/>
          <table:table-cell table:formula="of:=[.B158]+[.E158]+[.H158]" office:value-type="float" office:value="0.7183223784">
            <text:p>0,71832</text:p>
          </table:table-cell>
          <table:table-cell table:formula="of:=[.C158]+[.F158]+[.I158]" office:value-type="float" office:value="0.2796462757">
            <text:p>0,27965</text:p>
          </table:table-cell>
          <table:table-cell table:formula="of:=[.D158]+[.G158]+[.J158]" office:value-type="float" office:value="0.0020313459">
            <text:p>0,00203</text:p>
          </table:table-cell>
          <table:table-cell/>
          <table:table-cell table:formula="of:=SUM([.B158:.D158])" office:value-type="float" office:value="0.7536281546">
            <text:p>0,75363</text:p>
          </table:table-cell>
          <table:table-cell table:formula="of:=SUM([.E158:.G158])" office:value-type="float" office:value="0.2434565759">
            <text:p>0,24346</text:p>
          </table:table-cell>
          <table:table-cell table:formula="of:=SUM([.H158:.J158])" office:value-type="float" office:value="0.0029152695">
            <text:p>0,0029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0547681">
            <text:p>0,65505</text:p>
          </table:table-cell>
          <table:table-cell office:value-type="float" office:value="0.078891419">
            <text:p>0,07889</text:p>
          </table:table-cell>
          <table:table-cell office:value-type="float" office:value="0.0001789567">
            <text:p>0,00018</text:p>
          </table:table-cell>
          <table:table-cell office:value-type="float" office:value="0.2390157661">
            <text:p>0,23902</text:p>
          </table:table-cell>
          <table:table-cell office:value-type="float" office:value="0.0267291954">
            <text:p>0,02673</text:p>
          </table:table-cell>
          <table:table-cell office:value-type="float" office:value="0.0000324155">
            <text:p>0,00003</text:p>
          </table:table-cell>
          <table:table-cell office:value-type="float" office:value="0.0000183241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791552">
            <text:p>0,00008</text:p>
          </table:table-cell>
          <table:table-cell/>
          <table:table-cell table:formula="of:=[.B159]+[.E159]+[.H159]" office:value-type="float" office:value="0.8940888583">
            <text:p>0,89409</text:p>
          </table:table-cell>
          <table:table-cell table:formula="of:=[.C159]+[.F159]+[.I159]" office:value-type="float" office:value="0.1056206144">
            <text:p>0,10562</text:p>
          </table:table-cell>
          <table:table-cell table:formula="of:=[.D159]+[.G159]+[.J159]" office:value-type="float" office:value="0.0002905274">
            <text:p>0,00029</text:p>
          </table:table-cell>
          <table:table-cell/>
          <table:table-cell table:formula="of:=SUM([.B159:.D159])" office:value-type="float" office:value="0.7341251438">
            <text:p>0,73413</text:p>
          </table:table-cell>
          <table:table-cell table:formula="of:=SUM([.E159:.G159])" office:value-type="float" office:value="0.265777377">
            <text:p>0,26578</text:p>
          </table:table-cell>
          <table:table-cell table:formula="of:=SUM([.H159:.J159])" office:value-type="float" office:value="0.0000974793">
            <text:p>0,000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610245">
            <text:p>0,64861</text:p>
          </table:table-cell>
          <table:table-cell office:value-type="float" office:value="0.2430446516">
            <text:p>0,24304</text:p>
          </table:table-cell>
          <table:table-cell office:value-type="float" office:value="0.0002141082">
            <text:p>0,00021</text:p>
          </table:table-cell>
          <table:table-cell office:value-type="float" office:value="0.0710064511">
            <text:p>0,07101</text:p>
          </table:table-cell>
          <table:table-cell office:value-type="float" office:value="0.0339146309">
            <text:p>0,03391</text:p>
          </table:table-cell>
          <table:table-cell office:value-type="float" office:value="0">
            <text:p>0,00000</text:p>
          </table:table-cell>
          <table:table-cell office:value-type="float" office:value="0.0002355875">
            <text:p>0,00024</text:p>
          </table:table-cell>
          <table:table-cell office:value-type="float" office:value="0.0021557163">
            <text:p>0,00216</text:p>
          </table:table-cell>
          <table:table-cell office:value-type="float" office:value="0.0008186093">
            <text:p>0,00082</text:p>
          </table:table-cell>
          <table:table-cell/>
          <table:table-cell table:formula="of:=[.B160]+[.E160]+[.H160]" office:value-type="float" office:value="0.7198522836">
            <text:p>0,71985</text:p>
          </table:table-cell>
          <table:table-cell table:formula="of:=[.C160]+[.F160]+[.I160]" office:value-type="float" office:value="0.2791149988">
            <text:p>0,27911</text:p>
          </table:table-cell>
          <table:table-cell table:formula="of:=[.D160]+[.G160]+[.J160]" office:value-type="float" office:value="0.0010327175">
            <text:p>0,00103</text:p>
          </table:table-cell>
          <table:table-cell/>
          <table:table-cell table:formula="of:=SUM([.B160:.D160])" office:value-type="float" office:value="0.8918690048">
            <text:p>0,89187</text:p>
          </table:table-cell>
          <table:table-cell table:formula="of:=SUM([.E160:.G160])" office:value-type="float" office:value="0.104921082">
            <text:p>0,10492</text:p>
          </table:table-cell>
          <table:table-cell table:formula="of:=SUM([.H160:.J160])" office:value-type="float" office:value="0.0032099131">
            <text:p>0,0032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84913073">
            <text:p>0,63849</text:p>
          </table:table-cell>
          <table:table-cell office:value-type="float" office:value="0.0801146689">
            <text:p>0,08011</text:p>
          </table:table-cell>
          <table:table-cell office:value-type="float" office:value="0.0000127707">
            <text:p>0,00001</text:p>
          </table:table-cell>
          <table:table-cell office:value-type="float" office:value="0.2491687953">
            <text:p>0,24917</text:p>
          </table:table-cell>
          <table:table-cell office:value-type="float" office:value="0.0321553668">
            <text:p>0,03216</text:p>
          </table:table-cell>
          <table:table-cell office:value-type="float" office:value="0.0000118102">
            <text:p>0,00001</text:p>
          </table:table-cell>
          <table:table-cell office:value-type="float" office:value="0.000029192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160881">
            <text:p>0,00002</text:p>
          </table:table-cell>
          <table:table-cell/>
          <table:table-cell table:formula="of:=[.B161]+[.E161]+[.H161]" office:value-type="float" office:value="0.8876892954">
            <text:p>0,88769</text:p>
          </table:table-cell>
          <table:table-cell table:formula="of:=[.C161]+[.F161]+[.I161]" office:value-type="float" office:value="0.1122700357">
            <text:p>0,11227</text:p>
          </table:table-cell>
          <table:table-cell table:formula="of:=[.D161]+[.G161]+[.J161]" office:value-type="float" office:value="0.000040669">
            <text:p>0,00004</text:p>
          </table:table-cell>
          <table:table-cell/>
          <table:table-cell table:formula="of:=SUM([.B161:.D161])" office:value-type="float" office:value="0.7186187469">
            <text:p>0,71862</text:p>
          </table:table-cell>
          <table:table-cell table:formula="of:=SUM([.E161:.G161])" office:value-type="float" office:value="0.2813359723">
            <text:p>0,28134</text:p>
          </table:table-cell>
          <table:table-cell table:formula="of:=SUM([.H161:.J161])" office:value-type="float" office:value="0.0000452809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00346954">
            <text:p>0,55003</text:p>
          </table:table-cell>
          <table:table-cell office:value-type="float" office:value="0.2247635083">
            <text:p>0,22476</text:p>
          </table:table-cell>
          <table:table-cell office:value-type="float" office:value="0.0000579769">
            <text:p>0,00006</text:p>
          </table:table-cell>
          <table:table-cell office:value-type="float" office:value="0.1568392836">
            <text:p>0,15684</text:p>
          </table:table-cell>
          <table:table-cell office:value-type="float" office:value="0.0651221319">
            <text:p>0,06512</text:p>
          </table:table-cell>
          <table:table-cell office:value-type="float" office:value="0">
            <text:p>0,00000</text:p>
          </table:table-cell>
          <table:table-cell office:value-type="float" office:value="0.0011049189">
            <text:p>0,00110</text:p>
          </table:table-cell>
          <table:table-cell office:value-type="float" office:value="0.0011840995">
            <text:p>0,00118</text:p>
          </table:table-cell>
          <table:table-cell office:value-type="float" office:value="0.0008933854">
            <text:p>0,00089</text:p>
          </table:table-cell>
          <table:table-cell/>
          <table:table-cell table:formula="of:=[.B162]+[.E162]+[.H162]" office:value-type="float" office:value="0.7079788979">
            <text:p>0,70798</text:p>
          </table:table-cell>
          <table:table-cell table:formula="of:=[.C162]+[.F162]+[.I162]" office:value-type="float" office:value="0.2910697397">
            <text:p>0,29107</text:p>
          </table:table-cell>
          <table:table-cell table:formula="of:=[.D162]+[.G162]+[.J162]" office:value-type="float" office:value="0.0009513623">
            <text:p>0,00095</text:p>
          </table:table-cell>
          <table:table-cell/>
          <table:table-cell table:formula="of:=SUM([.B162:.D162])" office:value-type="float" office:value="0.7748561806">
            <text:p>0,77486</text:p>
          </table:table-cell>
          <table:table-cell table:formula="of:=SUM([.E162:.G162])" office:value-type="float" office:value="0.2219614155">
            <text:p>0,22196</text:p>
          </table:table-cell>
          <table:table-cell table:formula="of:=SUM([.H162:.J162])" office:value-type="float" office:value="0.0031824038">
            <text:p>0,0031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86795263">
            <text:p>0,63868</text:p>
          </table:table-cell>
          <table:table-cell office:value-type="float" office:value="0.0718179532">
            <text:p>0,07182</text:p>
          </table:table-cell>
          <table:table-cell office:value-type="float" office:value="0.0001394573">
            <text:p>0,00014</text:p>
          </table:table-cell>
          <table:table-cell office:value-type="float" office:value="0.262002573">
            <text:p>0,26200</text:p>
          </table:table-cell>
          <table:table-cell office:value-type="float" office:value="0.0273493328">
            <text:p>0,02735</text:p>
          </table:table-cell>
          <table:table-cell office:value-type="float" office:value="0.0000001341">
            <text:p>0,00000</text:p>
          </table:table-cell>
          <table:table-cell office:value-type="float" office:value="0.0000098276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011957">
            <text:p>0,00000</text:p>
          </table:table-cell>
          <table:table-cell/>
          <table:table-cell table:formula="of:=[.B163]+[.E163]+[.H163]" office:value-type="float" office:value="0.9006919269">
            <text:p>0,90069</text:p>
          </table:table-cell>
          <table:table-cell table:formula="of:=[.C163]+[.F163]+[.I163]" office:value-type="float" office:value="0.099167286">
            <text:p>0,09917</text:p>
          </table:table-cell>
          <table:table-cell table:formula="of:=[.D163]+[.G163]+[.J163]" office:value-type="float" office:value="0.0001407871">
            <text:p>0,00014</text:p>
          </table:table-cell>
          <table:table-cell/>
          <table:table-cell table:formula="of:=SUM([.B163:.D163])" office:value-type="float" office:value="0.7106369368">
            <text:p>0,71064</text:p>
          </table:table-cell>
          <table:table-cell table:formula="of:=SUM([.E163:.G163])" office:value-type="float" office:value="0.2893520399">
            <text:p>0,28935</text:p>
          </table:table-cell>
          <table:table-cell table:formula="of:=SUM([.H163:.J163])" office:value-type="float" office:value="0.0000110233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623401949">
            <text:p>0,56234</text:p>
          </table:table-cell>
          <table:table-cell office:value-type="float" office:value="0.1842779851">
            <text:p>0,18428</text:p>
          </table:table-cell>
          <table:table-cell office:value-type="float" office:value="0.0001839191">
            <text:p>0,00018</text:p>
          </table:table-cell>
          <table:table-cell office:value-type="float" office:value="0.1865531423">
            <text:p>0,18655</text:p>
          </table:table-cell>
          <table:table-cell office:value-type="float" office:value="0.0645647851">
            <text:p>0,06456</text:p>
          </table:table-cell>
          <table:table-cell office:value-type="float" office:value="0.0002031522">
            <text:p>0,00020</text:p>
          </table:table-cell>
          <table:table-cell office:value-type="float" office:value="0.0006344337">
            <text:p>0,00063</text:p>
          </table:table-cell>
          <table:table-cell office:value-type="float" office:value="0.0005476217">
            <text:p>0,00055</text:p>
          </table:table-cell>
          <table:table-cell office:value-type="float" office:value="0.0006947659">
            <text:p>0,00069</text:p>
          </table:table-cell>
          <table:table-cell/>
          <table:table-cell table:formula="of:=[.B164]+[.E164]+[.H164]" office:value-type="float" office:value="0.7495277709">
            <text:p>0,74953</text:p>
          </table:table-cell>
          <table:table-cell table:formula="of:=[.C164]+[.F164]+[.I164]" office:value-type="float" office:value="0.2493903919">
            <text:p>0,24939</text:p>
          </table:table-cell>
          <table:table-cell table:formula="of:=[.D164]+[.G164]+[.J164]" office:value-type="float" office:value="0.0010818372">
            <text:p>0,00108</text:p>
          </table:table-cell>
          <table:table-cell/>
          <table:table-cell table:formula="of:=SUM([.B164:.D164])" office:value-type="float" office:value="0.7468020991">
            <text:p>0,74680</text:p>
          </table:table-cell>
          <table:table-cell table:formula="of:=SUM([.E164:.G164])" office:value-type="float" office:value="0.2513210796">
            <text:p>0,25132</text:p>
          </table:table-cell>
          <table:table-cell table:formula="of:=SUM([.H164:.J164])" office:value-type="float" office:value="0.0018768213">
            <text:p>0,0018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482918">
            <text:p>0,64048</text:p>
          </table:table-cell>
          <table:table-cell office:value-type="float" office:value="0.0847402108">
            <text:p>0,08474</text:p>
          </table:table-cell>
          <table:table-cell office:value-type="float" office:value="0.0000036749">
            <text:p>0,00000</text:p>
          </table:table-cell>
          <table:table-cell office:value-type="float" office:value="0.2488073633">
            <text:p>0,24881</text:p>
          </table:table-cell>
          <table:table-cell office:value-type="float" office:value="0.0253087357">
            <text:p>0,02531</text:p>
          </table:table-cell>
          <table:table-cell office:value-type="float" office:value="0.0000584231">
            <text:p>0,00006</text:p>
          </table:table-cell>
          <table:table-cell office:value-type="float" office:value="0.0000026101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5960642">
            <text:p>0,00060</text:p>
          </table:table-cell>
          <table:table-cell/>
          <table:table-cell table:formula="of:=[.B165]+[.E165]+[.H165]" office:value-type="float" office:value="0.8892928914">
            <text:p>0,88929</text:p>
          </table:table-cell>
          <table:table-cell table:formula="of:=[.C165]+[.F165]+[.I165]" office:value-type="float" office:value="0.1100489465">
            <text:p>0,11005</text:p>
          </table:table-cell>
          <table:table-cell table:formula="of:=[.D165]+[.G165]+[.J165]" office:value-type="float" office:value="0.0006581622">
            <text:p>0,00066</text:p>
          </table:table-cell>
          <table:table-cell/>
          <table:table-cell table:formula="of:=SUM([.B165:.D165])" office:value-type="float" office:value="0.7252268037">
            <text:p>0,72523</text:p>
          </table:table-cell>
          <table:table-cell table:formula="of:=SUM([.E165:.G165])" office:value-type="float" office:value="0.2741745221">
            <text:p>0,27417</text:p>
          </table:table-cell>
          <table:table-cell table:formula="of:=SUM([.H165:.J165])" office:value-type="float" office:value="0.0005986743">
            <text:p>0,0006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15305246">
            <text:p>0,65153</text:p>
          </table:table-cell>
          <table:table-cell office:value-type="float" office:value="0.0763853479">
            <text:p>0,07639</text:p>
          </table:table-cell>
          <table:table-cell office:value-type="float" office:value="0.0000046382">
            <text:p>0,00000</text:p>
          </table:table-cell>
          <table:table-cell office:value-type="float" office:value="0.2486929495">
            <text:p>0,24869</text:p>
          </table:table-cell>
          <table:table-cell office:value-type="float" office:value="0.0233412762">
            <text:p>0,02334</text:p>
          </table:table-cell>
          <table:table-cell office:value-type="float" office:value="0.0000150347">
            <text:p>0,00002</text:p>
          </table:table-cell>
          <table:table-cell office:value-type="float" office:value="0.0000162723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139565">
            <text:p>0,00001</text:p>
          </table:table-cell>
          <table:table-cell/>
          <table:table-cell table:formula="of:=[.B166]+[.E166]+[.H166]" office:value-type="float" office:value="0.9002397464">
            <text:p>0,90024</text:p>
          </table:table-cell>
          <table:table-cell table:formula="of:=[.C166]+[.F166]+[.I166]" office:value-type="float" office:value="0.0997266241">
            <text:p>0,09973</text:p>
          </table:table-cell>
          <table:table-cell table:formula="of:=[.D166]+[.G166]+[.J166]" office:value-type="float" office:value="0.0000336294">
            <text:p>0,00003</text:p>
          </table:table-cell>
          <table:table-cell/>
          <table:table-cell table:formula="of:=SUM([.B166:.D166])" office:value-type="float" office:value="0.7279205107">
            <text:p>0,72792</text:p>
          </table:table-cell>
          <table:table-cell table:formula="of:=SUM([.E166:.G166])" office:value-type="float" office:value="0.2720492604">
            <text:p>0,27205</text:p>
          </table:table-cell>
          <table:table-cell table:formula="of:=SUM([.H166:.J166])" office:value-type="float" office:value="0.0000302288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063305">
            <text:p>0,64006</text:p>
          </table:table-cell>
          <table:table-cell office:value-type="float" office:value="0.0829828216">
            <text:p>0,08298</text:p>
          </table:table-cell>
          <table:table-cell office:value-type="float" office:value="0.0000092459">
            <text:p>0,00001</text:p>
          </table:table-cell>
          <table:table-cell office:value-type="float" office:value="0.2463313187">
            <text:p>0,24633</text:p>
          </table:table-cell>
          <table:table-cell office:value-type="float" office:value="0.0306064013">
            <text:p>0,03061</text:p>
          </table:table-cell>
          <table:table-cell office:value-type="float" office:value="0.000001756">
            <text:p>0,00000</text:p>
          </table:table-cell>
          <table:table-cell office:value-type="float" office:value="0.000001637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35145">
            <text:p>0,00000</text:p>
          </table:table-cell>
          <table:table-cell/>
          <table:table-cell table:formula="of:=[.B167]+[.E167]+[.H167]" office:value-type="float" office:value="0.8863962607">
            <text:p>0,88640</text:p>
          </table:table-cell>
          <table:table-cell table:formula="of:=[.C167]+[.F167]+[.I167]" office:value-type="float" office:value="0.1135892229">
            <text:p>0,11359</text:p>
          </table:table-cell>
          <table:table-cell table:formula="of:=[.D167]+[.G167]+[.J167]" office:value-type="float" office:value="0.0000145164">
            <text:p>0,00001</text:p>
          </table:table-cell>
          <table:table-cell/>
          <table:table-cell table:formula="of:=SUM([.B167:.D167])" office:value-type="float" office:value="0.7230553725">
            <text:p>0,72306</text:p>
          </table:table-cell>
          <table:table-cell table:formula="of:=SUM([.E167:.G167])" office:value-type="float" office:value="0.276939476">
            <text:p>0,27694</text:p>
          </table:table-cell>
          <table:table-cell table:formula="of:=SUM([.H167:.J167])" office:value-type="float" office:value="0.0000051515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6132204">
            <text:p>0,65561</text:p>
          </table:table-cell>
          <table:table-cell office:value-type="float" office:value="0.0666228639">
            <text:p>0,06662</text:p>
          </table:table-cell>
          <table:table-cell office:value-type="float" office:value="0.0000052466">
            <text:p>0,00001</text:p>
          </table:table-cell>
          <table:table-cell office:value-type="float" office:value="0.2450453559">
            <text:p>0,24505</text:p>
          </table:table-cell>
          <table:table-cell office:value-type="float" office:value="0.031932833">
            <text:p>0,03193</text:p>
          </table:table-cell>
          <table:table-cell office:value-type="float" office:value="0.0000099959">
            <text:p>0,00001</text:p>
          </table:table-cell>
          <table:table-cell office:value-type="float" office:value="0.000023904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7465802">
            <text:p>0,00075</text:p>
          </table:table-cell>
          <table:table-cell/>
          <table:table-cell table:formula="of:=[.B168]+[.E168]+[.H168]" office:value-type="float" office:value="0.9006824803">
            <text:p>0,90068</text:p>
          </table:table-cell>
          <table:table-cell table:formula="of:=[.C168]+[.F168]+[.I168]" office:value-type="float" office:value="0.0985556969">
            <text:p>0,09856</text:p>
          </table:table-cell>
          <table:table-cell table:formula="of:=[.D168]+[.G168]+[.J168]" office:value-type="float" office:value="0.0007618227">
            <text:p>0,00076</text:p>
          </table:table-cell>
          <table:table-cell/>
          <table:table-cell table:formula="of:=SUM([.B168:.D168])" office:value-type="float" office:value="0.7222413309">
            <text:p>0,72224</text:p>
          </table:table-cell>
          <table:table-cell table:formula="of:=SUM([.E168:.G168])" office:value-type="float" office:value="0.2769881848">
            <text:p>0,27699</text:p>
          </table:table-cell>
          <table:table-cell table:formula="of:=SUM([.H168:.J168])" office:value-type="float" office:value="0.0007704842">
            <text:p>0,0007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9094595">
            <text:p>0,64891</text:p>
          </table:table-cell>
          <table:table-cell office:value-type="float" office:value="0.0771679698">
            <text:p>0,07717</text:p>
          </table:table-cell>
          <table:table-cell office:value-type="float" office:value="0.0000505509">
            <text:p>0,00005</text:p>
          </table:table-cell>
          <table:table-cell office:value-type="float" office:value="0.2450397038">
            <text:p>0,24504</text:p>
          </table:table-cell>
          <table:table-cell office:value-type="float" office:value="0.0281311484">
            <text:p>0,02813</text:p>
          </table:table-cell>
          <table:table-cell office:value-type="float" office:value="0.0006312734">
            <text:p>0,00063</text:p>
          </table:table-cell>
          <table:table-cell office:value-type="float" office:value="0.000034185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357084">
            <text:p>0,00004</text:p>
          </table:table-cell>
          <table:table-cell/>
          <table:table-cell table:formula="of:=[.B169]+[.E169]+[.H169]" office:value-type="float" office:value="0.8939833491">
            <text:p>0,89398</text:p>
          </table:table-cell>
          <table:table-cell table:formula="of:=[.C169]+[.F169]+[.I169]" office:value-type="float" office:value="0.1052991182">
            <text:p>0,10530</text:p>
          </table:table-cell>
          <table:table-cell table:formula="of:=[.D169]+[.G169]+[.J169]" office:value-type="float" office:value="0.0007175327">
            <text:p>0,00072</text:p>
          </table:table-cell>
          <table:table-cell/>
          <table:table-cell table:formula="of:=SUM([.B169:.D169])" office:value-type="float" office:value="0.7261279802">
            <text:p>0,72613</text:p>
          </table:table-cell>
          <table:table-cell table:formula="of:=SUM([.E169:.G169])" office:value-type="float" office:value="0.2738021256">
            <text:p>0,27380</text:p>
          </table:table-cell>
          <table:table-cell table:formula="of:=SUM([.H169:.J169])" office:value-type="float" office:value="0.0000698942">
            <text:p>0,0000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15104566">
            <text:p>0,65151</text:p>
          </table:table-cell>
          <table:table-cell office:value-type="float" office:value="0.2346017583">
            <text:p>0,23460</text:p>
          </table:table-cell>
          <table:table-cell office:value-type="float" office:value="0.0003034167">
            <text:p>0,00030</text:p>
          </table:table-cell>
          <table:table-cell office:value-type="float" office:value="0.0747068345">
            <text:p>0,07471</text:p>
          </table:table-cell>
          <table:table-cell office:value-type="float" office:value="0.0167668154">
            <text:p>0,01677</text:p>
          </table:table-cell>
          <table:table-cell office:value-type="float" office:value="0.0002046007">
            <text:p>0,00020</text:p>
          </table:table-cell>
          <table:table-cell office:value-type="float" office:value="0.0016819008">
            <text:p>0,00168</text:p>
          </table:table-cell>
          <table:table-cell office:value-type="float" office:value="0.0037633173">
            <text:p>0,00376</text:p>
          </table:table-cell>
          <table:table-cell office:value-type="float" office:value="0.0164608997">
            <text:p>0,01646</text:p>
          </table:table-cell>
          <table:table-cell/>
          <table:table-cell table:formula="of:=[.B170]+[.E170]+[.H170]" office:value-type="float" office:value="0.7278991919">
            <text:p>0,72790</text:p>
          </table:table-cell>
          <table:table-cell table:formula="of:=[.C170]+[.F170]+[.I170]" office:value-type="float" office:value="0.255131891">
            <text:p>0,25513</text:p>
          </table:table-cell>
          <table:table-cell table:formula="of:=[.D170]+[.G170]+[.J170]" office:value-type="float" office:value="0.0169689171">
            <text:p>0,01697</text:p>
          </table:table-cell>
          <table:table-cell/>
          <table:table-cell table:formula="of:=SUM([.B170:.D170])" office:value-type="float" office:value="0.8864156316">
            <text:p>0,88642</text:p>
          </table:table-cell>
          <table:table-cell table:formula="of:=SUM([.E170:.G170])" office:value-type="float" office:value="0.0916782506">
            <text:p>0,09168</text:p>
          </table:table-cell>
          <table:table-cell table:formula="of:=SUM([.H170:.J170])" office:value-type="float" office:value="0.0219061178">
            <text:p>0,0219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825703993">
            <text:p>0,58257</text:p>
          </table:table-cell>
          <table:table-cell office:value-type="float" office:value="0.1764021748">
            <text:p>0,17640</text:p>
          </table:table-cell>
          <table:table-cell office:value-type="float" office:value="0.000155373">
            <text:p>0,00016</text:p>
          </table:table-cell>
          <table:table-cell office:value-type="float" office:value="0.1786016948">
            <text:p>0,17860</text:p>
          </table:table-cell>
          <table:table-cell office:value-type="float" office:value="0.0591703772">
            <text:p>0,05917</text:p>
          </table:table-cell>
          <table:table-cell office:value-type="float" office:value="0">
            <text:p>0,00000</text:p>
          </table:table-cell>
          <table:table-cell office:value-type="float" office:value="0.0010504669">
            <text:p>0,00105</text:p>
          </table:table-cell>
          <table:table-cell office:value-type="float" office:value="0.001864852">
            <text:p>0,00186</text:p>
          </table:table-cell>
          <table:table-cell office:value-type="float" office:value="0.0001846621">
            <text:p>0,00018</text:p>
          </table:table-cell>
          <table:table-cell/>
          <table:table-cell table:formula="of:=[.B171]+[.E171]+[.H171]" office:value-type="float" office:value="0.762222561">
            <text:p>0,76222</text:p>
          </table:table-cell>
          <table:table-cell table:formula="of:=[.C171]+[.F171]+[.I171]" office:value-type="float" office:value="0.237437404">
            <text:p>0,23744</text:p>
          </table:table-cell>
          <table:table-cell table:formula="of:=[.D171]+[.G171]+[.J171]" office:value-type="float" office:value="0.0003400351">
            <text:p>0,00034</text:p>
          </table:table-cell>
          <table:table-cell/>
          <table:table-cell table:formula="of:=SUM([.B171:.D171])" office:value-type="float" office:value="0.7591279471">
            <text:p>0,75913</text:p>
          </table:table-cell>
          <table:table-cell table:formula="of:=SUM([.E171:.G171])" office:value-type="float" office:value="0.237772072">
            <text:p>0,23777</text:p>
          </table:table-cell>
          <table:table-cell table:formula="of:=SUM([.H171:.J171])" office:value-type="float" office:value="0.003099981">
            <text:p>0,003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83732482">
            <text:p>0,64837</text:p>
          </table:table-cell>
          <table:table-cell office:value-type="float" office:value="0.0600672946">
            <text:p>0,06007</text:p>
          </table:table-cell>
          <table:table-cell office:value-type="float" office:value="0.0000170748">
            <text:p>0,00002</text:p>
          </table:table-cell>
          <table:table-cell office:value-type="float" office:value="0.2586395979">
            <text:p>0,25864</text:p>
          </table:table-cell>
          <table:table-cell office:value-type="float" office:value="0.0328330745">
            <text:p>0,03283</text:p>
          </table:table-cell>
          <table:table-cell office:value-type="float" office:value="0.0000564128">
            <text:p>0,00006</text:p>
          </table:table-cell>
          <table:table-cell office:value-type="float" office:value="0.0000111309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021664">
            <text:p>0,00000</text:p>
          </table:table-cell>
          <table:table-cell/>
          <table:table-cell table:formula="of:=[.B172]+[.E172]+[.H172]" office:value-type="float" office:value="0.907023977">
            <text:p>0,90702</text:p>
          </table:table-cell>
          <table:table-cell table:formula="of:=[.C172]+[.F172]+[.I172]" office:value-type="float" office:value="0.0929003691">
            <text:p>0,09290</text:p>
          </table:table-cell>
          <table:table-cell table:formula="of:=[.D172]+[.G172]+[.J172]" office:value-type="float" office:value="0.000075654">
            <text:p>0,00008</text:p>
          </table:table-cell>
          <table:table-cell/>
          <table:table-cell table:formula="of:=SUM([.B172:.D172])" office:value-type="float" office:value="0.7084576176">
            <text:p>0,70846</text:p>
          </table:table-cell>
          <table:table-cell table:formula="of:=SUM([.E172:.G172])" office:value-type="float" office:value="0.2915290852">
            <text:p>0,29153</text:p>
          </table:table-cell>
          <table:table-cell table:formula="of:=SUM([.H172:.J172])" office:value-type="float" office:value="0.0000132973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82864883">
            <text:p>0,66829</text:p>
          </table:table-cell>
          <table:table-cell office:value-type="float" office:value="0.2256602475">
            <text:p>0,22566</text:p>
          </table:table-cell>
          <table:table-cell office:value-type="float" office:value="0.0008768086">
            <text:p>0,00088</text:p>
          </table:table-cell>
          <table:table-cell office:value-type="float" office:value="0.0836599223">
            <text:p>0,08366</text:p>
          </table:table-cell>
          <table:table-cell office:value-type="float" office:value="0.0196042093">
            <text:p>0,01960</text:p>
          </table:table-cell>
          <table:table-cell office:value-type="float" office:value="0">
            <text:p>0,00000</text:p>
          </table:table-cell>
          <table:table-cell office:value-type="float" office:value="0.0005221174">
            <text:p>0,00052</text:p>
          </table:table-cell>
          <table:table-cell office:value-type="float" office:value="0.0006232158">
            <text:p>0,00062</text:p>
          </table:table-cell>
          <table:table-cell office:value-type="float" office:value="0.0007669909">
            <text:p>0,00077</text:p>
          </table:table-cell>
          <table:table-cell/>
          <table:table-cell table:formula="of:=[.B173]+[.E173]+[.H173]" office:value-type="float" office:value="0.752468528">
            <text:p>0,75247</text:p>
          </table:table-cell>
          <table:table-cell table:formula="of:=[.C173]+[.F173]+[.I173]" office:value-type="float" office:value="0.2458876726">
            <text:p>0,24589</text:p>
          </table:table-cell>
          <table:table-cell table:formula="of:=[.D173]+[.G173]+[.J173]" office:value-type="float" office:value="0.0016437995">
            <text:p>0,00164</text:p>
          </table:table-cell>
          <table:table-cell/>
          <table:table-cell table:formula="of:=SUM([.B173:.D173])" office:value-type="float" office:value="0.8948235444">
            <text:p>0,89482</text:p>
          </table:table-cell>
          <table:table-cell table:formula="of:=SUM([.E173:.G173])" office:value-type="float" office:value="0.1032641316">
            <text:p>0,10326</text:p>
          </table:table-cell>
          <table:table-cell table:formula="of:=SUM([.H173:.J173])" office:value-type="float" office:value="0.0019123241">
            <text:p>0,0019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42121167">
            <text:p>0,54421</text:p>
          </table:table-cell>
          <table:table-cell office:value-type="float" office:value="0.1881822309">
            <text:p>0,18818</text:p>
          </table:table-cell>
          <table:table-cell office:value-type="float" office:value="0.000073592">
            <text:p>0,00007</text:p>
          </table:table-cell>
          <table:table-cell office:value-type="float" office:value="0.2001061285">
            <text:p>0,20011</text:p>
          </table:table-cell>
          <table:table-cell office:value-type="float" office:value="0.0664145002">
            <text:p>0,06641</text:p>
          </table:table-cell>
          <table:table-cell office:value-type="float" office:value="0.0001680416">
            <text:p>0,00017</text:p>
          </table:table-cell>
          <table:table-cell office:value-type="float" office:value="0.0001893511">
            <text:p>0,00019</text:p>
          </table:table-cell>
          <table:table-cell office:value-type="float" office:value="0.0005210315">
            <text:p>0,00052</text:p>
          </table:table-cell>
          <table:table-cell office:value-type="float" office:value="0.0001330075">
            <text:p>0,00013</text:p>
          </table:table-cell>
          <table:table-cell/>
          <table:table-cell table:formula="of:=[.B174]+[.E174]+[.H174]" office:value-type="float" office:value="0.7445075963">
            <text:p>0,74451</text:p>
          </table:table-cell>
          <table:table-cell table:formula="of:=[.C174]+[.F174]+[.I174]" office:value-type="float" office:value="0.2551177626">
            <text:p>0,25512</text:p>
          </table:table-cell>
          <table:table-cell table:formula="of:=[.D174]+[.G174]+[.J174]" office:value-type="float" office:value="0.0003746411">
            <text:p>0,00037</text:p>
          </table:table-cell>
          <table:table-cell/>
          <table:table-cell table:formula="of:=SUM([.B174:.D174])" office:value-type="float" office:value="0.7324679396">
            <text:p>0,73247</text:p>
          </table:table-cell>
          <table:table-cell table:formula="of:=SUM([.E174:.G174])" office:value-type="float" office:value="0.2666886703">
            <text:p>0,26669</text:p>
          </table:table-cell>
          <table:table-cell table:formula="of:=SUM([.H174:.J174])" office:value-type="float" office:value="0.0008433901">
            <text:p>0,0008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69067981">
            <text:p>0,65691</text:p>
          </table:table-cell>
          <table:table-cell office:value-type="float" office:value="0.0818091173">
            <text:p>0,08181</text:p>
          </table:table-cell>
          <table:table-cell office:value-type="float" office:value="0.00000883">
            <text:p>0,00001</text:p>
          </table:table-cell>
          <table:table-cell office:value-type="float" office:value="0.2326128829">
            <text:p>0,23261</text:p>
          </table:table-cell>
          <table:table-cell office:value-type="float" office:value="0.0285958046">
            <text:p>0,02860</text:p>
          </table:table-cell>
          <table:table-cell office:value-type="float" office:value="0.0000144324">
            <text:p>0,00001</text:p>
          </table:table-cell>
          <table:table-cell office:value-type="float" office:value="0.0000350532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000170815">
            <text:p>0,00002</text:p>
          </table:table-cell>
          <table:table-cell/>
          <table:table-cell table:formula="of:=[.B175]+[.E175]+[.H175]" office:value-type="float" office:value="0.8895547342">
            <text:p>0,88955</text:p>
          </table:table-cell>
          <table:table-cell table:formula="of:=[.C175]+[.F175]+[.I175]" office:value-type="float" office:value="0.1104049219">
            <text:p>0,11040</text:p>
          </table:table-cell>
          <table:table-cell table:formula="of:=[.D175]+[.G175]+[.J175]" office:value-type="float" office:value="0.0000403439">
            <text:p>0,00004</text:p>
          </table:table-cell>
          <table:table-cell/>
          <table:table-cell table:formula="of:=SUM([.B175:.D175])" office:value-type="float" office:value="0.7387247454">
            <text:p>0,73872</text:p>
          </table:table-cell>
          <table:table-cell table:formula="of:=SUM([.E175:.G175])" office:value-type="float" office:value="0.2612231199">
            <text:p>0,26122</text:p>
          </table:table-cell>
          <table:table-cell table:formula="of:=SUM([.H175:.J175])" office:value-type="float" office:value="0.0000521347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36981761">
            <text:p>0,65370</text:p>
          </table:table-cell>
          <table:table-cell office:value-type="float" office:value="0.0918614444">
            <text:p>0,09186</text:p>
          </table:table-cell>
          <table:table-cell office:value-type="float" office:value="0.0008444885">
            <text:p>0,00084</text:p>
          </table:table-cell>
          <table:table-cell office:value-type="float" office:value="0.2222462275">
            <text:p>0,22225</text:p>
          </table:table-cell>
          <table:table-cell office:value-type="float" office:value="0.0311020974">
            <text:p>0,03110</text:p>
          </table:table-cell>
          <table:table-cell office:value-type="float" office:value="0.0000090302">
            <text:p>0,00001</text:p>
          </table:table-cell>
          <table:table-cell office:value-type="float" office:value="0.0000072042">
            <text:p>0,00001</text:p>
          </table:table-cell>
          <table:table-cell office:value-type="float" office:value="0.0002236151">
            <text:p>0,00022</text:p>
          </table:table-cell>
          <table:table-cell office:value-type="float" office:value="0.0000077166">
            <text:p>0,00001</text:p>
          </table:table-cell>
          <table:table-cell/>
          <table:table-cell table:formula="of:=[.B176]+[.E176]+[.H176]" office:value-type="float" office:value="0.8759516078">
            <text:p>0,87595</text:p>
          </table:table-cell>
          <table:table-cell table:formula="of:=[.C176]+[.F176]+[.I176]" office:value-type="float" office:value="0.1231871569">
            <text:p>0,12319</text:p>
          </table:table-cell>
          <table:table-cell table:formula="of:=[.D176]+[.G176]+[.J176]" office:value-type="float" office:value="0.0008612353">
            <text:p>0,00086</text:p>
          </table:table-cell>
          <table:table-cell/>
          <table:table-cell table:formula="of:=SUM([.B176:.D176])" office:value-type="float" office:value="0.746404109">
            <text:p>0,74640</text:p>
          </table:table-cell>
          <table:table-cell table:formula="of:=SUM([.E176:.G176])" office:value-type="float" office:value="0.2533573551">
            <text:p>0,25336</text:p>
          </table:table-cell>
          <table:table-cell table:formula="of:=SUM([.H176:.J176])" office:value-type="float" office:value="0.0002385359">
            <text:p>0,0002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191599099">
            <text:p>0,61916</text:p>
          </table:table-cell>
          <table:table-cell office:value-type="float" office:value="0.0840993189">
            <text:p>0,08410</text:p>
          </table:table-cell>
          <table:table-cell office:value-type="float" office:value="0.0000564194">
            <text:p>0,00006</text:p>
          </table:table-cell>
          <table:table-cell office:value-type="float" office:value="0.2701567878">
            <text:p>0,27016</text:p>
          </table:table-cell>
          <table:table-cell office:value-type="float" office:value="0.0264702254">
            <text:p>0,02647</text:p>
          </table:table-cell>
          <table:table-cell office:value-type="float" office:value="0.0000064248">
            <text:p>0,00001</text:p>
          </table:table-cell>
          <table:table-cell office:value-type="float" office:value="0.0000289467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219672">
            <text:p>0,00002</text:p>
          </table:table-cell>
          <table:table-cell/>
          <table:table-cell table:formula="of:=[.B177]+[.E177]+[.H177]" office:value-type="float" office:value="0.8893456444">
            <text:p>0,88935</text:p>
          </table:table-cell>
          <table:table-cell table:formula="of:=[.C177]+[.F177]+[.I177]" office:value-type="float" office:value="0.1105695443">
            <text:p>0,11057</text:p>
          </table:table-cell>
          <table:table-cell table:formula="of:=[.D177]+[.G177]+[.J177]" office:value-type="float" office:value="0.0000848114">
            <text:p>0,00008</text:p>
          </table:table-cell>
          <table:table-cell/>
          <table:table-cell table:formula="of:=SUM([.B177:.D177])" office:value-type="float" office:value="0.7033156482">
            <text:p>0,70332</text:p>
          </table:table-cell>
          <table:table-cell table:formula="of:=SUM([.E177:.G177])" office:value-type="float" office:value="0.296633438">
            <text:p>0,29663</text:p>
          </table:table-cell>
          <table:table-cell table:formula="of:=SUM([.H177:.J177])" office:value-type="float" office:value="0.0000509139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73495443">
            <text:p>0,66735</text:p>
          </table:table-cell>
          <table:table-cell office:value-type="float" office:value="0.2234566997">
            <text:p>0,22346</text:p>
          </table:table-cell>
          <table:table-cell office:value-type="float" office:value="0.0001778367">
            <text:p>0,00018</text:p>
          </table:table-cell>
          <table:table-cell office:value-type="float" office:value="0.0740010439">
            <text:p>0,07400</text:p>
          </table:table-cell>
          <table:table-cell office:value-type="float" office:value="0.0255697258">
            <text:p>0,02557</text:p>
          </table:table-cell>
          <table:table-cell office:value-type="float" office:value="0">
            <text:p>0,00000</text:p>
          </table:table-cell>
          <table:table-cell office:value-type="float" office:value="0.0006612488">
            <text:p>0,00066</text:p>
          </table:table-cell>
          <table:table-cell office:value-type="float" office:value="0.000807982">
            <text:p>0,00081</text:p>
          </table:table-cell>
          <table:table-cell office:value-type="float" office:value="0.0079759188">
            <text:p>0,00798</text:p>
          </table:table-cell>
          <table:table-cell/>
          <table:table-cell table:formula="of:=[.B178]+[.E178]+[.H178]" office:value-type="float" office:value="0.742011837">
            <text:p>0,74201</text:p>
          </table:table-cell>
          <table:table-cell table:formula="of:=[.C178]+[.F178]+[.I178]" office:value-type="float" office:value="0.2498344075">
            <text:p>0,24983</text:p>
          </table:table-cell>
          <table:table-cell table:formula="of:=[.D178]+[.G178]+[.J178]" office:value-type="float" office:value="0.0081537555">
            <text:p>0,00815</text:p>
          </table:table-cell>
          <table:table-cell/>
          <table:table-cell table:formula="of:=SUM([.B178:.D178])" office:value-type="float" office:value="0.8909840807">
            <text:p>0,89098</text:p>
          </table:table-cell>
          <table:table-cell table:formula="of:=SUM([.E178:.G178])" office:value-type="float" office:value="0.0995707697">
            <text:p>0,09957</text:p>
          </table:table-cell>
          <table:table-cell table:formula="of:=SUM([.H178:.J178])" office:value-type="float" office:value="0.0094451496">
            <text:p>0,0094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91841575">
            <text:p>0,55918</text:p>
          </table:table-cell>
          <table:table-cell office:value-type="float" office:value="0.1919233375">
            <text:p>0,19192</text:p>
          </table:table-cell>
          <table:table-cell office:value-type="float" office:value="0.0000555304">
            <text:p>0,00006</text:p>
          </table:table-cell>
          <table:table-cell office:value-type="float" office:value="0.1670461671">
            <text:p>0,16705</text:p>
          </table:table-cell>
          <table:table-cell office:value-type="float" office:value="0.0778551284">
            <text:p>0,07786</text:p>
          </table:table-cell>
          <table:table-cell office:value-type="float" office:value="0.0002483947">
            <text:p>0,00025</text:p>
          </table:table-cell>
          <table:table-cell office:value-type="float" office:value="0.0008785351">
            <text:p>0,00088</text:p>
          </table:table-cell>
          <table:table-cell office:value-type="float" office:value="0.0017695804">
            <text:p>0,00177</text:p>
          </table:table-cell>
          <table:table-cell office:value-type="float" office:value="0.0010391689">
            <text:p>0,00104</text:p>
          </table:table-cell>
          <table:table-cell/>
          <table:table-cell table:formula="of:=[.B179]+[.E179]+[.H179]" office:value-type="float" office:value="0.7271088597">
            <text:p>0,72711</text:p>
          </table:table-cell>
          <table:table-cell table:formula="of:=[.C179]+[.F179]+[.I179]" office:value-type="float" office:value="0.2715480463">
            <text:p>0,27155</text:p>
          </table:table-cell>
          <table:table-cell table:formula="of:=[.D179]+[.G179]+[.J179]" office:value-type="float" office:value="0.001343094">
            <text:p>0,00134</text:p>
          </table:table-cell>
          <table:table-cell/>
          <table:table-cell table:formula="of:=SUM([.B179:.D179])" office:value-type="float" office:value="0.7511630254">
            <text:p>0,75116</text:p>
          </table:table-cell>
          <table:table-cell table:formula="of:=SUM([.E179:.G179])" office:value-type="float" office:value="0.2451496902">
            <text:p>0,24515</text:p>
          </table:table-cell>
          <table:table-cell table:formula="of:=SUM([.H179:.J179])" office:value-type="float" office:value="0.0036872844">
            <text:p>0,0036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95291522">
            <text:p>0,64953</text:p>
          </table:table-cell>
          <table:table-cell office:value-type="float" office:value="0.2387234285">
            <text:p>0,23872</text:p>
          </table:table-cell>
          <table:table-cell office:value-type="float" office:value="0.0009557112">
            <text:p>0,00096</text:p>
          </table:table-cell>
          <table:table-cell office:value-type="float" office:value="0.0800358085">
            <text:p>0,08004</text:p>
          </table:table-cell>
          <table:table-cell office:value-type="float" office:value="0.029066735">
            <text:p>0,02907</text:p>
          </table:table-cell>
          <table:table-cell office:value-type="float" office:value="0.0001624335">
            <text:p>0,00016</text:p>
          </table:table-cell>
          <table:table-cell office:value-type="float" office:value="0.0001039341">
            <text:p>0,00010</text:p>
          </table:table-cell>
          <table:table-cell office:value-type="float" office:value="0.0000701447">
            <text:p>0,00007</text:p>
          </table:table-cell>
          <table:table-cell office:value-type="float" office:value="0.0013526523">
            <text:p>0,00135</text:p>
          </table:table-cell>
          <table:table-cell/>
          <table:table-cell table:formula="of:=[.B180]+[.E180]+[.H180]" office:value-type="float" office:value="0.7296688948">
            <text:p>0,72967</text:p>
          </table:table-cell>
          <table:table-cell table:formula="of:=[.C180]+[.F180]+[.I180]" office:value-type="float" office:value="0.2678603082">
            <text:p>0,26786</text:p>
          </table:table-cell>
          <table:table-cell table:formula="of:=[.D180]+[.G180]+[.J180]" office:value-type="float" office:value="0.002470797">
            <text:p>0,00247</text:p>
          </table:table-cell>
          <table:table-cell/>
          <table:table-cell table:formula="of:=SUM([.B180:.D180])" office:value-type="float" office:value="0.8892082919">
            <text:p>0,88921</text:p>
          </table:table-cell>
          <table:table-cell table:formula="of:=SUM([.E180:.G180])" office:value-type="float" office:value="0.109264977">
            <text:p>0,10926</text:p>
          </table:table-cell>
          <table:table-cell table:formula="of:=SUM([.H180:.J180])" office:value-type="float" office:value="0.0015267311">
            <text:p>0,0015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55257415">
            <text:p>0,54553</text:p>
          </table:table-cell>
          <table:table-cell office:value-type="float" office:value="0.1964535525">
            <text:p>0,19645</text:p>
          </table:table-cell>
          <table:table-cell office:value-type="float" office:value="0.0009521217">
            <text:p>0,00095</text:p>
          </table:table-cell>
          <table:table-cell office:value-type="float" office:value="0.1771301001">
            <text:p>0,17713</text:p>
          </table:table-cell>
          <table:table-cell office:value-type="float" office:value="0.0743443951">
            <text:p>0,07434</text:p>
          </table:table-cell>
          <table:table-cell office:value-type="float" office:value="0">
            <text:p>0,00000</text:p>
          </table:table-cell>
          <table:table-cell office:value-type="float" office:value="0.0013562641">
            <text:p>0,00136</text:p>
          </table:table-cell>
          <table:table-cell office:value-type="float" office:value="0.0017557807">
            <text:p>0,00176</text:p>
          </table:table-cell>
          <table:table-cell office:value-type="float" office:value="0.0024820444">
            <text:p>0,00248</text:p>
          </table:table-cell>
          <table:table-cell/>
          <table:table-cell table:formula="of:=[.B181]+[.E181]+[.H181]" office:value-type="float" office:value="0.7240121057">
            <text:p>0,72401</text:p>
          </table:table-cell>
          <table:table-cell table:formula="of:=[.C181]+[.F181]+[.I181]" office:value-type="float" office:value="0.2725537283">
            <text:p>0,27255</text:p>
          </table:table-cell>
          <table:table-cell table:formula="of:=[.D181]+[.G181]+[.J181]" office:value-type="float" office:value="0.0034341661">
            <text:p>0,00343</text:p>
          </table:table-cell>
          <table:table-cell/>
          <table:table-cell table:formula="of:=SUM([.B181:.D181])" office:value-type="float" office:value="0.7429314157">
            <text:p>0,74293</text:p>
          </table:table-cell>
          <table:table-cell table:formula="of:=SUM([.E181:.G181])" office:value-type="float" office:value="0.2514744952">
            <text:p>0,25147</text:p>
          </table:table-cell>
          <table:table-cell table:formula="of:=SUM([.H181:.J181])" office:value-type="float" office:value="0.0055940892">
            <text:p>0,0055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03415329">
            <text:p>0,66034</text:p>
          </table:table-cell>
          <table:table-cell office:value-type="float" office:value="0.2325859297">
            <text:p>0,23259</text:p>
          </table:table-cell>
          <table:table-cell office:value-type="float" office:value="0.0002603535">
            <text:p>0,00026</text:p>
          </table:table-cell>
          <table:table-cell office:value-type="float" office:value="0.0788000229">
            <text:p>0,07880</text:p>
          </table:table-cell>
          <table:table-cell office:value-type="float" office:value="0.0226570071">
            <text:p>0,02266</text:p>
          </table:table-cell>
          <table:table-cell office:value-type="float" office:value="0.0005694761">
            <text:p>0,00057</text:p>
          </table:table-cell>
          <table:table-cell office:value-type="float" office:value="0.0001572929">
            <text:p>0,00016</text:p>
          </table:table-cell>
          <table:table-cell office:value-type="float" office:value="0.0001680723">
            <text:p>0,00017</text:p>
          </table:table-cell>
          <table:table-cell office:value-type="float" office:value="0.0044603126">
            <text:p>0,00446</text:p>
          </table:table-cell>
          <table:table-cell/>
          <table:table-cell table:formula="of:=[.B182]+[.E182]+[.H182]" office:value-type="float" office:value="0.7392988487">
            <text:p>0,73930</text:p>
          </table:table-cell>
          <table:table-cell table:formula="of:=[.C182]+[.F182]+[.I182]" office:value-type="float" office:value="0.2554110091">
            <text:p>0,25541</text:p>
          </table:table-cell>
          <table:table-cell table:formula="of:=[.D182]+[.G182]+[.J182]" office:value-type="float" office:value="0.0052901422">
            <text:p>0,00529</text:p>
          </table:table-cell>
          <table:table-cell/>
          <table:table-cell table:formula="of:=SUM([.B182:.D182])" office:value-type="float" office:value="0.8931878161">
            <text:p>0,89319</text:p>
          </table:table-cell>
          <table:table-cell table:formula="of:=SUM([.E182:.G182])" office:value-type="float" office:value="0.1020265061">
            <text:p>0,10203</text:p>
          </table:table-cell>
          <table:table-cell table:formula="of:=SUM([.H182:.J182])" office:value-type="float" office:value="0.0047856778">
            <text:p>0,0047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5445229">
            <text:p>0,66545</text:p>
          </table:table-cell>
          <table:table-cell office:value-type="float" office:value="0.0752758227">
            <text:p>0,07528</text:p>
          </table:table-cell>
          <table:table-cell office:value-type="float" office:value="0.0006614781">
            <text:p>0,00066</text:p>
          </table:table-cell>
          <table:table-cell office:value-type="float" office:value="0.2341776639">
            <text:p>0,23418</text:p>
          </table:table-cell>
          <table:table-cell office:value-type="float" office:value="0.0244126301">
            <text:p>0,02441</text:p>
          </table:table-cell>
          <table:table-cell office:value-type="float" office:value="0.0000083933">
            <text:p>0,00001</text:p>
          </table:table-cell>
          <table:table-cell office:value-type="float" office:value="0.0000099913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087916">
            <text:p>0,00001</text:p>
          </table:table-cell>
          <table:table-cell/>
          <table:table-cell table:formula="of:=[.B183]+[.E183]+[.H183]" office:value-type="float" office:value="0.8996328842">
            <text:p>0,89963</text:p>
          </table:table-cell>
          <table:table-cell table:formula="of:=[.C183]+[.F183]+[.I183]" office:value-type="float" office:value="0.0996884528">
            <text:p>0,09969</text:p>
          </table:table-cell>
          <table:table-cell table:formula="of:=[.D183]+[.G183]+[.J183]" office:value-type="float" office:value="0.000678663">
            <text:p>0,00068</text:p>
          </table:table-cell>
          <table:table-cell/>
          <table:table-cell table:formula="of:=SUM([.B183:.D183])" office:value-type="float" office:value="0.7413825298">
            <text:p>0,74138</text:p>
          </table:table-cell>
          <table:table-cell table:formula="of:=SUM([.E183:.G183])" office:value-type="float" office:value="0.2585986873">
            <text:p>0,25860</text:p>
          </table:table-cell>
          <table:table-cell table:formula="of:=SUM([.H183:.J183])" office:value-type="float" office:value="0.0000187829">
            <text:p>0,000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94360524">
            <text:p>0,69436</text:p>
          </table:table-cell>
          <table:table-cell office:value-type="float" office:value="0.2132885388">
            <text:p>0,21329</text:p>
          </table:table-cell>
          <table:table-cell office:value-type="float" office:value="0.0002445187">
            <text:p>0,00024</text:p>
          </table:table-cell>
          <table:table-cell office:value-type="float" office:value="0.0684644242">
            <text:p>0,06846</text:p>
          </table:table-cell>
          <table:table-cell office:value-type="float" office:value="0.0220061396">
            <text:p>0,02201</text:p>
          </table:table-cell>
          <table:table-cell office:value-type="float" office:value="0">
            <text:p>0,00000</text:p>
          </table:table-cell>
          <table:table-cell office:value-type="float" office:value="0.0004884566">
            <text:p>0,00049</text:p>
          </table:table-cell>
          <table:table-cell office:value-type="float" office:value="0.0002512737">
            <text:p>0,00025</text:p>
          </table:table-cell>
          <table:table-cell office:value-type="float" office:value="0.0008961246">
            <text:p>0,00090</text:p>
          </table:table-cell>
          <table:table-cell/>
          <table:table-cell table:formula="of:=[.B184]+[.E184]+[.H184]" office:value-type="float" office:value="0.7633134048">
            <text:p>0,76331</text:p>
          </table:table-cell>
          <table:table-cell table:formula="of:=[.C184]+[.F184]+[.I184]" office:value-type="float" office:value="0.2355459521">
            <text:p>0,23555</text:p>
          </table:table-cell>
          <table:table-cell table:formula="of:=[.D184]+[.G184]+[.J184]" office:value-type="float" office:value="0.0011406433">
            <text:p>0,00114</text:p>
          </table:table-cell>
          <table:table-cell/>
          <table:table-cell table:formula="of:=SUM([.B184:.D184])" office:value-type="float" office:value="0.9078935815">
            <text:p>0,90789</text:p>
          </table:table-cell>
          <table:table-cell table:formula="of:=SUM([.E184:.G184])" office:value-type="float" office:value="0.0904705638">
            <text:p>0,09047</text:p>
          </table:table-cell>
          <table:table-cell table:formula="of:=SUM([.H184:.J184])" office:value-type="float" office:value="0.0016358549">
            <text:p>0,0016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720557187">
            <text:p>0,67206</text:p>
          </table:table-cell>
          <table:table-cell office:value-type="float" office:value="0.0651371123">
            <text:p>0,06514</text:p>
          </table:table-cell>
          <table:table-cell office:value-type="float" office:value="0.0000187261">
            <text:p>0,00002</text:p>
          </table:table-cell>
          <table:table-cell office:value-type="float" office:value="0.2370380468">
            <text:p>0,23704</text:p>
          </table:table-cell>
          <table:table-cell office:value-type="float" office:value="0.0256967991">
            <text:p>0,02570</text:p>
          </table:table-cell>
          <table:table-cell office:value-type="float" office:value="0.0000031378">
            <text:p>0,00000</text:p>
          </table:table-cell>
          <table:table-cell office:value-type="float" office:value="0.0000245855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258737">
            <text:p>0,00003</text:p>
          </table:table-cell>
          <table:table-cell/>
          <table:table-cell table:formula="of:=[.B185]+[.E185]+[.H185]" office:value-type="float" office:value="0.909118351">
            <text:p>0,90912</text:p>
          </table:table-cell>
          <table:table-cell table:formula="of:=[.C185]+[.F185]+[.I185]" office:value-type="float" office:value="0.0908339114">
            <text:p>0,09083</text:p>
          </table:table-cell>
          <table:table-cell table:formula="of:=[.D185]+[.G185]+[.J185]" office:value-type="float" office:value="0.0000477376">
            <text:p>0,00005</text:p>
          </table:table-cell>
          <table:table-cell/>
          <table:table-cell table:formula="of:=SUM([.B185:.D185])" office:value-type="float" office:value="0.7372115571">
            <text:p>0,73721</text:p>
          </table:table-cell>
          <table:table-cell table:formula="of:=SUM([.E185:.G185])" office:value-type="float" office:value="0.2627379837">
            <text:p>0,26274</text:p>
          </table:table-cell>
          <table:table-cell table:formula="of:=SUM([.H185:.J185])" office:value-type="float" office:value="0.0000504592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7209007">
            <text:p>0,65072</text:p>
          </table:table-cell>
          <table:table-cell office:value-type="float" office:value="0.2414379222">
            <text:p>0,24144</text:p>
          </table:table-cell>
          <table:table-cell office:value-type="float" office:value="0.0010056202">
            <text:p>0,00101</text:p>
          </table:table-cell>
          <table:table-cell office:value-type="float" office:value="0.0810626257">
            <text:p>0,08106</text:p>
          </table:table-cell>
          <table:table-cell office:value-type="float" office:value="0.020910528">
            <text:p>0,02091</text:p>
          </table:table-cell>
          <table:table-cell office:value-type="float" office:value="0.0003471933">
            <text:p>0,00035</text:p>
          </table:table-cell>
          <table:table-cell office:value-type="float" office:value="0.0010635976">
            <text:p>0,00106</text:p>
          </table:table-cell>
          <table:table-cell office:value-type="float" office:value="0.0012694063">
            <text:p>0,00127</text:p>
          </table:table-cell>
          <table:table-cell office:value-type="float" office:value="0.002182206">
            <text:p>0,00218</text:p>
          </table:table-cell>
          <table:table-cell/>
          <table:table-cell table:formula="of:=[.B186]+[.E186]+[.H186]" office:value-type="float" office:value="0.732847124">
            <text:p>0,73285</text:p>
          </table:table-cell>
          <table:table-cell table:formula="of:=[.C186]+[.F186]+[.I186]" office:value-type="float" office:value="0.2636178565">
            <text:p>0,26362</text:p>
          </table:table-cell>
          <table:table-cell table:formula="of:=[.D186]+[.G186]+[.J186]" office:value-type="float" office:value="0.0035350195">
            <text:p>0,00354</text:p>
          </table:table-cell>
          <table:table-cell/>
          <table:table-cell table:formula="of:=SUM([.B186:.D186])" office:value-type="float" office:value="0.8931644431">
            <text:p>0,89316</text:p>
          </table:table-cell>
          <table:table-cell table:formula="of:=SUM([.E186:.G186])" office:value-type="float" office:value="0.102320347">
            <text:p>0,10232</text:p>
          </table:table-cell>
          <table:table-cell table:formula="of:=SUM([.H186:.J186])" office:value-type="float" office:value="0.0045152099">
            <text:p>0,0045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4985645">
            <text:p>0,65499</text:p>
          </table:table-cell>
          <table:table-cell office:value-type="float" office:value="0.0732032497">
            <text:p>0,07320</text:p>
          </table:table-cell>
          <table:table-cell office:value-type="float" office:value="0.0006795248">
            <text:p>0,00068</text:p>
          </table:table-cell>
          <table:table-cell office:value-type="float" office:value="0.2421627541">
            <text:p>0,24216</text:p>
          </table:table-cell>
          <table:table-cell office:value-type="float" office:value="0.0288616114">
            <text:p>0,02886</text:p>
          </table:table-cell>
          <table:table-cell office:value-type="float" office:value="0.0000422832">
            <text:p>0,00004</text:p>
          </table:table-cell>
          <table:table-cell office:value-type="float" office:value="0.0000302434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346883">
            <text:p>0,00003</text:p>
          </table:table-cell>
          <table:table-cell/>
          <table:table-cell table:formula="of:=[.B187]+[.E187]+[.H187]" office:value-type="float" office:value="0.8971786425">
            <text:p>0,89718</text:p>
          </table:table-cell>
          <table:table-cell table:formula="of:=[.C187]+[.F187]+[.I187]" office:value-type="float" office:value="0.1020648611">
            <text:p>0,10206</text:p>
          </table:table-cell>
          <table:table-cell table:formula="of:=[.D187]+[.G187]+[.J187]" office:value-type="float" office:value="0.0007564963">
            <text:p>0,00076</text:p>
          </table:table-cell>
          <table:table-cell/>
          <table:table-cell table:formula="of:=SUM([.B187:.D187])" office:value-type="float" office:value="0.7288684195">
            <text:p>0,72887</text:p>
          </table:table-cell>
          <table:table-cell table:formula="of:=SUM([.E187:.G187])" office:value-type="float" office:value="0.2710666487">
            <text:p>0,27107</text:p>
          </table:table-cell>
          <table:table-cell table:formula="of:=SUM([.H187:.J187])" office:value-type="float" office:value="0.0000649317">
            <text:p>0,0000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4846027">
            <text:p>0,65048</text:p>
          </table:table-cell>
          <table:table-cell office:value-type="float" office:value="0.0713928087">
            <text:p>0,07139</text:p>
          </table:table-cell>
          <table:table-cell office:value-type="float" office:value="0.0000160002">
            <text:p>0,00002</text:p>
          </table:table-cell>
          <table:table-cell office:value-type="float" office:value="0.2447915503">
            <text:p>0,24479</text:p>
          </table:table-cell>
          <table:table-cell office:value-type="float" office:value="0.0332704059">
            <text:p>0,03327</text:p>
          </table:table-cell>
          <table:table-cell office:value-type="float" office:value="0.0000152562">
            <text:p>0,00002</text:p>
          </table:table-cell>
          <table:table-cell office:value-type="float" office:value="0.000010548">
            <text:p>0,00001</text:p>
          </table:table-cell>
          <table:table-cell office:value-type="float" office:value="0.0000000779">
            <text:p>0,00000</text:p>
          </table:table-cell>
          <table:table-cell office:value-type="float" office:value="0.0000187502">
            <text:p>0,00002</text:p>
          </table:table-cell>
          <table:table-cell/>
          <table:table-cell table:formula="of:=[.B188]+[.E188]+[.H188]" office:value-type="float" office:value="0.895286701">
            <text:p>0,89529</text:p>
          </table:table-cell>
          <table:table-cell table:formula="of:=[.C188]+[.F188]+[.I188]" office:value-type="float" office:value="0.1046632925">
            <text:p>0,10466</text:p>
          </table:table-cell>
          <table:table-cell table:formula="of:=[.D188]+[.G188]+[.J188]" office:value-type="float" office:value="0.0000500066">
            <text:p>0,00005</text:p>
          </table:table-cell>
          <table:table-cell/>
          <table:table-cell table:formula="of:=SUM([.B188:.D188])" office:value-type="float" office:value="0.7218934116">
            <text:p>0,72189</text:p>
          </table:table-cell>
          <table:table-cell table:formula="of:=SUM([.E188:.G188])" office:value-type="float" office:value="0.2780772124">
            <text:p>0,27808</text:p>
          </table:table-cell>
          <table:table-cell table:formula="of:=SUM([.H188:.J188])" office:value-type="float" office:value="0.0000293761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660498867">
            <text:p>0,56605</text:p>
          </table:table-cell>
          <table:table-cell office:value-type="float" office:value="0.1802376494">
            <text:p>0,18024</text:p>
          </table:table-cell>
          <table:table-cell office:value-type="float" office:value="0.0004163421">
            <text:p>0,00042</text:p>
          </table:table-cell>
          <table:table-cell office:value-type="float" office:value="0.1893570061">
            <text:p>0,18936</text:p>
          </table:table-cell>
          <table:table-cell office:value-type="float" office:value="0.0585602176">
            <text:p>0,05856</text:p>
          </table:table-cell>
          <table:table-cell office:value-type="float" office:value="0">
            <text:p>0,00000</text:p>
          </table:table-cell>
          <table:table-cell office:value-type="float" office:value="0.0004350729">
            <text:p>0,00044</text:p>
          </table:table-cell>
          <table:table-cell office:value-type="float" office:value="0.0034457752">
            <text:p>0,00345</text:p>
          </table:table-cell>
          <table:table-cell office:value-type="float" office:value="0.00149805">
            <text:p>0,00150</text:p>
          </table:table-cell>
          <table:table-cell/>
          <table:table-cell table:formula="of:=[.B189]+[.E189]+[.H189]" office:value-type="float" office:value="0.7558419657">
            <text:p>0,75584</text:p>
          </table:table-cell>
          <table:table-cell table:formula="of:=[.C189]+[.F189]+[.I189]" office:value-type="float" office:value="0.2422436422">
            <text:p>0,24224</text:p>
          </table:table-cell>
          <table:table-cell table:formula="of:=[.D189]+[.G189]+[.J189]" office:value-type="float" office:value="0.0019143921">
            <text:p>0,00191</text:p>
          </table:table-cell>
          <table:table-cell/>
          <table:table-cell table:formula="of:=SUM([.B189:.D189])" office:value-type="float" office:value="0.7467038782">
            <text:p>0,74670</text:p>
          </table:table-cell>
          <table:table-cell table:formula="of:=SUM([.E189:.G189])" office:value-type="float" office:value="0.2479172237">
            <text:p>0,24792</text:p>
          </table:table-cell>
          <table:table-cell table:formula="of:=SUM([.H189:.J189])" office:value-type="float" office:value="0.0053788981">
            <text:p>0,0053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37422806">
            <text:p>0,64374</text:p>
          </table:table-cell>
          <table:table-cell office:value-type="float" office:value="0.0597296217">
            <text:p>0,05973</text:p>
          </table:table-cell>
          <table:table-cell office:value-type="float" office:value="0.0000337591">
            <text:p>0,00003</text:p>
          </table:table-cell>
          <table:table-cell office:value-type="float" office:value="0.2645147763">
            <text:p>0,26451</text:p>
          </table:table-cell>
          <table:table-cell office:value-type="float" office:value="0.0319335806">
            <text:p>0,03193</text:p>
          </table:table-cell>
          <table:table-cell office:value-type="float" office:value="0.000012582">
            <text:p>0,00001</text:p>
          </table:table-cell>
          <table:table-cell office:value-type="float" office:value="0.000027248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061516">
            <text:p>0,00001</text:p>
          </table:table-cell>
          <table:table-cell/>
          <table:table-cell table:formula="of:=[.B190]+[.E190]+[.H190]" office:value-type="float" office:value="0.9082843049">
            <text:p>0,90828</text:p>
          </table:table-cell>
          <table:table-cell table:formula="of:=[.C190]+[.F190]+[.I190]" office:value-type="float" office:value="0.0916632023">
            <text:p>0,09166</text:p>
          </table:table-cell>
          <table:table-cell table:formula="of:=[.D190]+[.G190]+[.J190]" office:value-type="float" office:value="0.0000524927">
            <text:p>0,00005</text:p>
          </table:table-cell>
          <table:table-cell/>
          <table:table-cell table:formula="of:=SUM([.B190:.D190])" office:value-type="float" office:value="0.7035056614">
            <text:p>0,70351</text:p>
          </table:table-cell>
          <table:table-cell table:formula="of:=SUM([.E190:.G190])" office:value-type="float" office:value="0.2964609389">
            <text:p>0,29646</text:p>
          </table:table-cell>
          <table:table-cell table:formula="of:=SUM([.H190:.J190])" office:value-type="float" office:value="0.0000333996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11305787">
            <text:p>0,66113</text:p>
          </table:table-cell>
          <table:table-cell office:value-type="float" office:value="0.0773251482">
            <text:p>0,07733</text:p>
          </table:table-cell>
          <table:table-cell office:value-type="float" office:value="0.0000211384">
            <text:p>0,00002</text:p>
          </table:table-cell>
          <table:table-cell office:value-type="float" office:value="0.2319536013">
            <text:p>0,23195</text:p>
          </table:table-cell>
          <table:table-cell office:value-type="float" office:value="0.0294567513">
            <text:p>0,02946</text:p>
          </table:table-cell>
          <table:table-cell office:value-type="float" office:value="0.0000138062">
            <text:p>0,00001</text:p>
          </table:table-cell>
          <table:table-cell office:value-type="float" office:value="0.0000111241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878517">
            <text:p>0,00009</text:p>
          </table:table-cell>
          <table:table-cell/>
          <table:table-cell table:formula="of:=[.B191]+[.E191]+[.H191]" office:value-type="float" office:value="0.8930953041">
            <text:p>0,89310</text:p>
          </table:table-cell>
          <table:table-cell table:formula="of:=[.C191]+[.F191]+[.I191]" office:value-type="float" office:value="0.1067818995">
            <text:p>0,10678</text:p>
          </table:table-cell>
          <table:table-cell table:formula="of:=[.D191]+[.G191]+[.J191]" office:value-type="float" office:value="0.0001227963">
            <text:p>0,00012</text:p>
          </table:table-cell>
          <table:table-cell/>
          <table:table-cell table:formula="of:=SUM([.B191:.D191])" office:value-type="float" office:value="0.7384768653">
            <text:p>0,73848</text:p>
          </table:table-cell>
          <table:table-cell table:formula="of:=SUM([.E191:.G191])" office:value-type="float" office:value="0.2614241588">
            <text:p>0,26142</text:p>
          </table:table-cell>
          <table:table-cell table:formula="of:=SUM([.H191:.J191])" office:value-type="float" office:value="0.0000989758">
            <text:p>0,000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04660729">
            <text:p>0,65047</text:p>
          </table:table-cell>
          <table:table-cell office:value-type="float" office:value="0.0813735825">
            <text:p>0,08137</text:p>
          </table:table-cell>
          <table:table-cell office:value-type="float" office:value="0.0000442554">
            <text:p>0,00004</text:p>
          </table:table-cell>
          <table:table-cell office:value-type="float" office:value="0.2356524374">
            <text:p>0,23565</text:p>
          </table:table-cell>
          <table:table-cell office:value-type="float" office:value="0.0324172936">
            <text:p>0,03242</text:p>
          </table:table-cell>
          <table:table-cell office:value-type="float" office:value="0.0000023683">
            <text:p>0,00000</text:p>
          </table:table-cell>
          <table:table-cell office:value-type="float" office:value="0.0000162451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277448">
            <text:p>0,00003</text:p>
          </table:table-cell>
          <table:table-cell/>
          <table:table-cell table:formula="of:=[.B192]+[.E192]+[.H192]" office:value-type="float" office:value="0.8861347554">
            <text:p>0,88613</text:p>
          </table:table-cell>
          <table:table-cell table:formula="of:=[.C192]+[.F192]+[.I192]" office:value-type="float" office:value="0.1137908761">
            <text:p>0,11379</text:p>
          </table:table-cell>
          <table:table-cell table:formula="of:=[.D192]+[.G192]+[.J192]" office:value-type="float" office:value="0.0000743685">
            <text:p>0,00007</text:p>
          </table:table-cell>
          <table:table-cell/>
          <table:table-cell table:formula="of:=SUM([.B192:.D192])" office:value-type="float" office:value="0.7318839108">
            <text:p>0,73188</text:p>
          </table:table-cell>
          <table:table-cell table:formula="of:=SUM([.E192:.G192])" office:value-type="float" office:value="0.2680720993">
            <text:p>0,26807</text:p>
          </table:table-cell>
          <table:table-cell table:formula="of:=SUM([.H192:.J192])" office:value-type="float" office:value="0.0000439899">
            <text:p>0,0000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90074647">
            <text:p>0,63901</text:p>
          </table:table-cell>
          <table:table-cell office:value-type="float" office:value="0.0903524286">
            <text:p>0,09035</text:p>
          </table:table-cell>
          <table:table-cell office:value-type="float" office:value="0.0000225181">
            <text:p>0,00002</text:p>
          </table:table-cell>
          <table:table-cell office:value-type="float" office:value="0.2405920347">
            <text:p>0,24059</text:p>
          </table:table-cell>
          <table:table-cell office:value-type="float" office:value="0.0299326755">
            <text:p>0,02993</text:p>
          </table:table-cell>
          <table:table-cell office:value-type="float" office:value="0.0000068875">
            <text:p>0,00001</text:p>
          </table:table-cell>
          <table:table-cell office:value-type="float" office:value="0.0000330355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529553">
            <text:p>0,00005</text:p>
          </table:table-cell>
          <table:table-cell/>
          <table:table-cell table:formula="of:=[.B193]+[.E193]+[.H193]" office:value-type="float" office:value="0.8796325349">
            <text:p>0,87963</text:p>
          </table:table-cell>
          <table:table-cell table:formula="of:=[.C193]+[.F193]+[.I193]" office:value-type="float" office:value="0.1202851041">
            <text:p>0,12029</text:p>
          </table:table-cell>
          <table:table-cell table:formula="of:=[.D193]+[.G193]+[.J193]" office:value-type="float" office:value="0.0000823609">
            <text:p>0,00008</text:p>
          </table:table-cell>
          <table:table-cell/>
          <table:table-cell table:formula="of:=SUM([.B193:.D193])" office:value-type="float" office:value="0.7293824114">
            <text:p>0,72938</text:p>
          </table:table-cell>
          <table:table-cell table:formula="of:=SUM([.E193:.G193])" office:value-type="float" office:value="0.2705315977">
            <text:p>0,27053</text:p>
          </table:table-cell>
          <table:table-cell table:formula="of:=SUM([.H193:.J193])" office:value-type="float" office:value="0.0000859908">
            <text:p>0,00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50897157">
            <text:p>0,66509</text:p>
          </table:table-cell>
          <table:table-cell office:value-type="float" office:value="0.0759843824">
            <text:p>0,07598</text:p>
          </table:table-cell>
          <table:table-cell office:value-type="float" office:value="0.0000217449">
            <text:p>0,00002</text:p>
          </table:table-cell>
          <table:table-cell office:value-type="float" office:value="0.2315390378">
            <text:p>0,23154</text:p>
          </table:table-cell>
          <table:table-cell office:value-type="float" office:value="0.0273099463">
            <text:p>0,02731</text:p>
          </table:table-cell>
          <table:table-cell office:value-type="float" office:value="0.0000021338">
            <text:p>0,00000</text:p>
          </table:table-cell>
          <table:table-cell office:value-type="float" office:value="0.0000449551">
            <text:p>0,00004</text:p>
          </table:table-cell>
          <table:table-cell office:value-type="float" office:value="0">
            <text:p>0,00000</text:p>
          </table:table-cell>
          <table:table-cell office:value-type="float" office:value="0.000008084">
            <text:p>0,00001</text:p>
          </table:table-cell>
          <table:table-cell/>
          <table:table-cell table:formula="of:=[.B194]+[.E194]+[.H194]" office:value-type="float" office:value="0.8966737086">
            <text:p>0,89667</text:p>
          </table:table-cell>
          <table:table-cell table:formula="of:=[.C194]+[.F194]+[.I194]" office:value-type="float" office:value="0.1032943287">
            <text:p>0,10329</text:p>
          </table:table-cell>
          <table:table-cell table:formula="of:=[.D194]+[.G194]+[.J194]" office:value-type="float" office:value="0.0000319627">
            <text:p>0,00003</text:p>
          </table:table-cell>
          <table:table-cell/>
          <table:table-cell table:formula="of:=SUM([.B194:.D194])" office:value-type="float" office:value="0.741095843">
            <text:p>0,74110</text:p>
          </table:table-cell>
          <table:table-cell table:formula="of:=SUM([.E194:.G194])" office:value-type="float" office:value="0.2588511179">
            <text:p>0,25885</text:p>
          </table:table-cell>
          <table:table-cell table:formula="of:=SUM([.H194:.J194])" office:value-type="float" office:value="0.0000530391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4542992">
            <text:p>0,64045</text:p>
          </table:table-cell>
          <table:table-cell office:value-type="float" office:value="0.0918873542">
            <text:p>0,09189</text:p>
          </table:table-cell>
          <table:table-cell office:value-type="float" office:value="0.0000499619">
            <text:p>0,00005</text:p>
          </table:table-cell>
          <table:table-cell office:value-type="float" office:value="0.2358352487">
            <text:p>0,23584</text:p>
          </table:table-cell>
          <table:table-cell office:value-type="float" office:value="0.0316683269">
            <text:p>0,03167</text:p>
          </table:table-cell>
          <table:table-cell office:value-type="float" office:value="0.0000113099">
            <text:p>0,00001</text:p>
          </table:table-cell>
          <table:table-cell office:value-type="float" office:value="0.0000759944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0175048">
            <text:p>0,00002</text:p>
          </table:table-cell>
          <table:table-cell/>
          <table:table-cell table:formula="of:=[.B195]+[.E195]+[.H195]" office:value-type="float" office:value="0.8763655423">
            <text:p>0,87637</text:p>
          </table:table-cell>
          <table:table-cell table:formula="of:=[.C195]+[.F195]+[.I195]" office:value-type="float" office:value="0.1235556811">
            <text:p>0,12356</text:p>
          </table:table-cell>
          <table:table-cell table:formula="of:=[.D195]+[.G195]+[.J195]" office:value-type="float" office:value="0.0000787766">
            <text:p>0,00008</text:p>
          </table:table-cell>
          <table:table-cell/>
          <table:table-cell table:formula="of:=SUM([.B195:.D195])" office:value-type="float" office:value="0.7323916153">
            <text:p>0,73239</text:p>
          </table:table-cell>
          <table:table-cell table:formula="of:=SUM([.E195:.G195])" office:value-type="float" office:value="0.2675148855">
            <text:p>0,26751</text:p>
          </table:table-cell>
          <table:table-cell table:formula="of:=SUM([.H195:.J195])" office:value-type="float" office:value="0.0000934992">
            <text:p>0,00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44438824">
            <text:p>0,64444</text:p>
          </table:table-cell>
          <table:table-cell office:value-type="float" office:value="0.0777668521">
            <text:p>0,07777</text:p>
          </table:table-cell>
          <table:table-cell office:value-type="float" office:value="0.0000066768">
            <text:p>0,00001</text:p>
          </table:table-cell>
          <table:table-cell office:value-type="float" office:value="0.2547867525">
            <text:p>0,25479</text:p>
          </table:table-cell>
          <table:table-cell office:value-type="float" office:value="0.0229380624">
            <text:p>0,02294</text:p>
          </table:table-cell>
          <table:table-cell office:value-type="float" office:value="0.0000068221">
            <text:p>0,00001</text:p>
          </table:table-cell>
          <table:table-cell office:value-type="float" office:value="0.0000303228">
            <text:p>0,00003</text:p>
          </table:table-cell>
          <table:table-cell office:value-type="float" office:value="0.0000001652">
            <text:p>0,00000</text:p>
          </table:table-cell>
          <table:table-cell office:value-type="float" office:value="0.0000204637">
            <text:p>0,00002</text:p>
          </table:table-cell>
          <table:table-cell/>
          <table:table-cell table:formula="of:=[.B196]+[.E196]+[.H196]" office:value-type="float" office:value="0.8992609577">
            <text:p>0,89926</text:p>
          </table:table-cell>
          <table:table-cell table:formula="of:=[.C196]+[.F196]+[.I196]" office:value-type="float" office:value="0.1007050797">
            <text:p>0,10071</text:p>
          </table:table-cell>
          <table:table-cell table:formula="of:=[.D196]+[.G196]+[.J196]" office:value-type="float" office:value="0.0000339626">
            <text:p>0,00003</text:p>
          </table:table-cell>
          <table:table-cell/>
          <table:table-cell table:formula="of:=SUM([.B196:.D196])" office:value-type="float" office:value="0.7222174113">
            <text:p>0,72222</text:p>
          </table:table-cell>
          <table:table-cell table:formula="of:=SUM([.E196:.G196])" office:value-type="float" office:value="0.277731637">
            <text:p>0,27773</text:p>
          </table:table-cell>
          <table:table-cell table:formula="of:=SUM([.H196:.J196])" office:value-type="float" office:value="0.0000509517">
            <text:p>0,00005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54367251">
            <text:p>0,64544</text:p>
          </table:table-cell>
          <table:table-cell office:value-type="float" office:value="0.0867756372">
            <text:p>0,08678</text:p>
          </table:table-cell>
          <table:table-cell office:value-type="float" office:value="0.0000050391">
            <text:p>0,00001</text:p>
          </table:table-cell>
          <table:table-cell office:value-type="float" office:value="0.2447901319">
            <text:p>0,24479</text:p>
          </table:table-cell>
          <table:table-cell office:value-type="float" office:value="0.0229600557">
            <text:p>0,02296</text:p>
          </table:table-cell>
          <table:table-cell office:value-type="float" office:value="0.0000063157">
            <text:p>0,00001</text:p>
          </table:table-cell>
          <table:table-cell office:value-type="float" office:value="0.0000147868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113086">
            <text:p>0,00001</text:p>
          </table:table-cell>
          <table:table-cell/>
          <table:table-cell table:formula="of:=[.B197]+[.E197]+[.H197]" office:value-type="float" office:value="0.8902416438">
            <text:p>0,89024</text:p>
          </table:table-cell>
          <table:table-cell table:formula="of:=[.C197]+[.F197]+[.I197]" office:value-type="float" office:value="0.1097356929">
            <text:p>0,10974</text:p>
          </table:table-cell>
          <table:table-cell table:formula="of:=[.D197]+[.G197]+[.J197]" office:value-type="float" office:value="0.0000226634">
            <text:p>0,00002</text:p>
          </table:table-cell>
          <table:table-cell/>
          <table:table-cell table:formula="of:=SUM([.B197:.D197])" office:value-type="float" office:value="0.7322174014">
            <text:p>0,73222</text:p>
          </table:table-cell>
          <table:table-cell table:formula="of:=SUM([.E197:.G197])" office:value-type="float" office:value="0.2677565033">
            <text:p>0,26776</text:p>
          </table:table-cell>
          <table:table-cell table:formula="of:=SUM([.H197:.J197])" office:value-type="float" office:value="0.0000260954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5129384">
            <text:p>0,64513</text:p>
          </table:table-cell>
          <table:table-cell office:value-type="float" office:value="0.0816029617">
            <text:p>0,08160</text:p>
          </table:table-cell>
          <table:table-cell office:value-type="float" office:value="0.0000063445">
            <text:p>0,00001</text:p>
          </table:table-cell>
          <table:table-cell office:value-type="float" office:value="0.2414534035">
            <text:p>0,24145</text:p>
          </table:table-cell>
          <table:table-cell office:value-type="float" office:value="0.0317978146">
            <text:p>0,03180</text:p>
          </table:table-cell>
          <table:table-cell office:value-type="float" office:value="0.0000003862">
            <text:p>0,00000</text:p>
          </table:table-cell>
          <table:table-cell office:value-type="float" office:value="0.0000043235">
            <text:p>0,00000</text:p>
          </table:table-cell>
          <table:table-cell office:value-type="float" office:value="0">
            <text:p>0,00000</text:p>
          </table:table-cell>
          <table:table-cell office:value-type="float" office:value="0.000005382">
            <text:p>0,00001</text:p>
          </table:table-cell>
          <table:table-cell/>
          <table:table-cell table:formula="of:=[.B198]+[.E198]+[.H198]" office:value-type="float" office:value="0.886587111">
            <text:p>0,88659</text:p>
          </table:table-cell>
          <table:table-cell table:formula="of:=[.C198]+[.F198]+[.I198]" office:value-type="float" office:value="0.1134007763">
            <text:p>0,11340</text:p>
          </table:table-cell>
          <table:table-cell table:formula="of:=[.D198]+[.G198]+[.J198]" office:value-type="float" office:value="0.0000121127">
            <text:p>0,00001</text:p>
          </table:table-cell>
          <table:table-cell/>
          <table:table-cell table:formula="of:=SUM([.B198:.D198])" office:value-type="float" office:value="0.7267386902">
            <text:p>0,72674</text:p>
          </table:table-cell>
          <table:table-cell table:formula="of:=SUM([.E198:.G198])" office:value-type="float" office:value="0.2732516043">
            <text:p>0,27325</text:p>
          </table:table-cell>
          <table:table-cell table:formula="of:=SUM([.H198:.J198])" office:value-type="float" office:value="0.0000097055">
            <text:p>0,000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64580374">
            <text:p>0,66458</text:p>
          </table:table-cell>
          <table:table-cell office:value-type="float" office:value="0.0651022017">
            <text:p>0,06510</text:p>
          </table:table-cell>
          <table:table-cell office:value-type="float" office:value="0.0000036891">
            <text:p>0,00000</text:p>
          </table:table-cell>
          <table:table-cell office:value-type="float" office:value="0.2430000177">
            <text:p>0,24300</text:p>
          </table:table-cell>
          <table:table-cell office:value-type="float" office:value="0.0272664776">
            <text:p>0,02727</text:p>
          </table:table-cell>
          <table:table-cell office:value-type="float" office:value="0.0000103765">
            <text:p>0,00001</text:p>
          </table:table-cell>
          <table:table-cell office:value-type="float" office:value="0.0000209308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159327">
            <text:p>0,00002</text:p>
          </table:table-cell>
          <table:table-cell/>
          <table:table-cell table:formula="of:=[.B199]+[.E199]+[.H199]" office:value-type="float" office:value="0.9076013225">
            <text:p>0,90760</text:p>
          </table:table-cell>
          <table:table-cell table:formula="of:=[.C199]+[.F199]+[.I199]" office:value-type="float" office:value="0.0923686793">
            <text:p>0,09237</text:p>
          </table:table-cell>
          <table:table-cell table:formula="of:=[.D199]+[.G199]+[.J199]" office:value-type="float" office:value="0.0000299983">
            <text:p>0,00003</text:p>
          </table:table-cell>
          <table:table-cell/>
          <table:table-cell table:formula="of:=SUM([.B199:.D199])" office:value-type="float" office:value="0.7296862648">
            <text:p>0,72969</text:p>
          </table:table-cell>
          <table:table-cell table:formula="of:=SUM([.E199:.G199])" office:value-type="float" office:value="0.2702768718">
            <text:p>0,27028</text:p>
          </table:table-cell>
          <table:table-cell table:formula="of:=SUM([.H199:.J199])" office:value-type="float" office:value="0.0000368635">
            <text:p>0,00004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32854053">
            <text:p>0,65329</text:p>
          </table:table-cell>
          <table:table-cell office:value-type="float" office:value="0.0738828859">
            <text:p>0,07388</text:p>
          </table:table-cell>
          <table:table-cell office:value-type="float" office:value="0.0001378037">
            <text:p>0,00014</text:p>
          </table:table-cell>
          <table:table-cell office:value-type="float" office:value="0.2448637305">
            <text:p>0,24486</text:p>
          </table:table-cell>
          <table:table-cell office:value-type="float" office:value="0.0276445415">
            <text:p>0,02764</text:p>
          </table:table-cell>
          <table:table-cell office:value-type="float" office:value="0.0000019298">
            <text:p>0,00000</text:p>
          </table:table-cell>
          <table:table-cell office:value-type="float" office:value="0.0000070657">
            <text:p>0,00001</text:p>
          </table:table-cell>
          <table:table-cell office:value-type="float" office:value="0.000158548">
            <text:p>0,00016</text:p>
          </table:table-cell>
          <table:table-cell office:value-type="float" office:value="0.0000180897">
            <text:p>0,00002</text:p>
          </table:table-cell>
          <table:table-cell/>
          <table:table-cell table:formula="of:=[.B200]+[.E200]+[.H200]" office:value-type="float" office:value="0.8981562015">
            <text:p>0,89816</text:p>
          </table:table-cell>
          <table:table-cell table:formula="of:=[.C200]+[.F200]+[.I200]" office:value-type="float" office:value="0.1016859754">
            <text:p>0,10169</text:p>
          </table:table-cell>
          <table:table-cell table:formula="of:=[.D200]+[.G200]+[.J200]" office:value-type="float" office:value="0.0001578232">
            <text:p>0,00016</text:p>
          </table:table-cell>
          <table:table-cell/>
          <table:table-cell table:formula="of:=SUM([.B200:.D200])" office:value-type="float" office:value="0.7273060949">
            <text:p>0,72731</text:p>
          </table:table-cell>
          <table:table-cell table:formula="of:=SUM([.E200:.G200])" office:value-type="float" office:value="0.2725102018">
            <text:p>0,27251</text:p>
          </table:table-cell>
          <table:table-cell table:formula="of:=SUM([.H200:.J200])" office:value-type="float" office:value="0.0001837034">
            <text:p>0,0001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56523212">
            <text:p>0,65565</text:p>
          </table:table-cell>
          <table:table-cell office:value-type="float" office:value="0.0702518094">
            <text:p>0,07025</text:p>
          </table:table-cell>
          <table:table-cell office:value-type="float" office:value="0.0000183761">
            <text:p>0,00002</text:p>
          </table:table-cell>
          <table:table-cell office:value-type="float" office:value="0.2481314723">
            <text:p>0,24813</text:p>
          </table:table-cell>
          <table:table-cell office:value-type="float" office:value="0.0254107753">
            <text:p>0,02541</text:p>
          </table:table-cell>
          <table:table-cell office:value-type="float" office:value="0.0004681443">
            <text:p>0,00047</text:p>
          </table:table-cell>
          <table:table-cell office:value-type="float" office:value="0.0000152459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518556">
            <text:p>0,00005</text:p>
          </table:table-cell>
          <table:table-cell/>
          <table:table-cell table:formula="of:=[.B201]+[.E201]+[.H201]" office:value-type="float" office:value="0.9037990394">
            <text:p>0,90380</text:p>
          </table:table-cell>
          <table:table-cell table:formula="of:=[.C201]+[.F201]+[.I201]" office:value-type="float" office:value="0.0956625847">
            <text:p>0,09566</text:p>
          </table:table-cell>
          <table:table-cell table:formula="of:=[.D201]+[.G201]+[.J201]" office:value-type="float" office:value="0.000538376">
            <text:p>0,00054</text:p>
          </table:table-cell>
          <table:table-cell/>
          <table:table-cell table:formula="of:=SUM([.B201:.D201])" office:value-type="float" office:value="0.7259225067">
            <text:p>0,72592</text:p>
          </table:table-cell>
          <table:table-cell table:formula="of:=SUM([.E201:.G201])" office:value-type="float" office:value="0.2740103919">
            <text:p>0,27401</text:p>
          </table:table-cell>
          <table:table-cell table:formula="of:=SUM([.H201:.J201])" office:value-type="float" office:value="0.0000671015">
            <text:p>0,00007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09233112">
            <text:p>0,64092</text:p>
          </table:table-cell>
          <table:table-cell office:value-type="float" office:value="0.2411090188">
            <text:p>0,24111</text:p>
          </table:table-cell>
          <table:table-cell office:value-type="float" office:value="0.0012712568">
            <text:p>0,00127</text:p>
          </table:table-cell>
          <table:table-cell office:value-type="float" office:value="0.0758515399">
            <text:p>0,07585</text:p>
          </table:table-cell>
          <table:table-cell office:value-type="float" office:value="0.027236292">
            <text:p>0,02724</text:p>
          </table:table-cell>
          <table:table-cell office:value-type="float" office:value="0.0006217881">
            <text:p>0,00062</text:p>
          </table:table-cell>
          <table:table-cell office:value-type="float" office:value="0.0005078204">
            <text:p>0,00051</text:p>
          </table:table-cell>
          <table:table-cell office:value-type="float" office:value="0.00366971">
            <text:p>0,00367</text:p>
          </table:table-cell>
          <table:table-cell office:value-type="float" office:value="0.0088092627">
            <text:p>0,00881</text:p>
          </table:table-cell>
          <table:table-cell/>
          <table:table-cell table:formula="of:=[.B202]+[.E202]+[.H202]" office:value-type="float" office:value="0.7172826715">
            <text:p>0,71728</text:p>
          </table:table-cell>
          <table:table-cell table:formula="of:=[.C202]+[.F202]+[.I202]" office:value-type="float" office:value="0.2720150208">
            <text:p>0,27202</text:p>
          </table:table-cell>
          <table:table-cell table:formula="of:=[.D202]+[.G202]+[.J202]" office:value-type="float" office:value="0.0107023076">
            <text:p>0,01070</text:p>
          </table:table-cell>
          <table:table-cell/>
          <table:table-cell table:formula="of:=SUM([.B202:.D202])" office:value-type="float" office:value="0.8833035868">
            <text:p>0,88330</text:p>
          </table:table-cell>
          <table:table-cell table:formula="of:=SUM([.E202:.G202])" office:value-type="float" office:value="0.10370962">
            <text:p>0,10371</text:p>
          </table:table-cell>
          <table:table-cell table:formula="of:=SUM([.H202:.J202])" office:value-type="float" office:value="0.0129867931">
            <text:p>0,0129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87650332">
            <text:p>0,65877</text:p>
          </table:table-cell>
          <table:table-cell office:value-type="float" office:value="0.2221160967">
            <text:p>0,22212</text:p>
          </table:table-cell>
          <table:table-cell office:value-type="float" office:value="0.0003113812">
            <text:p>0,00031</text:p>
          </table:table-cell>
          <table:table-cell office:value-type="float" office:value="0.0694919663">
            <text:p>0,06949</text:p>
          </table:table-cell>
          <table:table-cell office:value-type="float" office:value="0.0316343549">
            <text:p>0,03163</text:p>
          </table:table-cell>
          <table:table-cell office:value-type="float" office:value="0">
            <text:p>0,00000</text:p>
          </table:table-cell>
          <table:table-cell office:value-type="float" office:value="0.0011658875">
            <text:p>0,00117</text:p>
          </table:table-cell>
          <table:table-cell office:value-type="float" office:value="0.0008017416">
            <text:p>0,00080</text:p>
          </table:table-cell>
          <table:table-cell office:value-type="float" office:value="0.0157135385">
            <text:p>0,01571</text:p>
          </table:table-cell>
          <table:table-cell/>
          <table:table-cell table:formula="of:=[.B203]+[.E203]+[.H203]" office:value-type="float" office:value="0.729422887">
            <text:p>0,72942</text:p>
          </table:table-cell>
          <table:table-cell table:formula="of:=[.C203]+[.F203]+[.I203]" office:value-type="float" office:value="0.2545521932">
            <text:p>0,25455</text:p>
          </table:table-cell>
          <table:table-cell table:formula="of:=[.D203]+[.G203]+[.J203]" office:value-type="float" office:value="0.0160249197">
            <text:p>0,01602</text:p>
          </table:table-cell>
          <table:table-cell/>
          <table:table-cell table:formula="of:=SUM([.B203:.D203])" office:value-type="float" office:value="0.8811925111">
            <text:p>0,88119</text:p>
          </table:table-cell>
          <table:table-cell table:formula="of:=SUM([.E203:.G203])" office:value-type="float" office:value="0.1011263212">
            <text:p>0,10113</text:p>
          </table:table-cell>
          <table:table-cell table:formula="of:=SUM([.H203:.J203])" office:value-type="float" office:value="0.0176811676">
            <text:p>0,01768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5040023">
            <text:p>0,55040</text:p>
          </table:table-cell>
          <table:table-cell office:value-type="float" office:value="0.2128230108">
            <text:p>0,21282</text:p>
          </table:table-cell>
          <table:table-cell office:value-type="float" office:value="0.0000626001">
            <text:p>0,00006</text:p>
          </table:table-cell>
          <table:table-cell office:value-type="float" office:value="0.1801368736">
            <text:p>0,18014</text:p>
          </table:table-cell>
          <table:table-cell office:value-type="float" office:value="0.0538273544">
            <text:p>0,05383</text:p>
          </table:table-cell>
          <table:table-cell office:value-type="float" office:value="0.0000649125">
            <text:p>0,00006</text:p>
          </table:table-cell>
          <table:table-cell office:value-type="float" office:value="0.000854134">
            <text:p>0,00085</text:p>
          </table:table-cell>
          <table:table-cell office:value-type="float" office:value="0.0013577851">
            <text:p>0,00136</text:p>
          </table:table-cell>
          <table:table-cell office:value-type="float" office:value="0.0004730993">
            <text:p>0,00047</text:p>
          </table:table-cell>
          <table:table-cell/>
          <table:table-cell table:formula="of:=[.B204]+[.E204]+[.H204]" office:value-type="float" office:value="0.7313912376">
            <text:p>0,73139</text:p>
          </table:table-cell>
          <table:table-cell table:formula="of:=[.C204]+[.F204]+[.I204]" office:value-type="float" office:value="0.2680081503">
            <text:p>0,26801</text:p>
          </table:table-cell>
          <table:table-cell table:formula="of:=[.D204]+[.G204]+[.J204]" office:value-type="float" office:value="0.0006006119">
            <text:p>0,00060</text:p>
          </table:table-cell>
          <table:table-cell/>
          <table:table-cell table:formula="of:=SUM([.B204:.D204])" office:value-type="float" office:value="0.7632858409">
            <text:p>0,76329</text:p>
          </table:table-cell>
          <table:table-cell table:formula="of:=SUM([.E204:.G204])" office:value-type="float" office:value="0.2340291405">
            <text:p>0,23403</text:p>
          </table:table-cell>
          <table:table-cell table:formula="of:=SUM([.H204:.J204])" office:value-type="float" office:value="0.0026850184">
            <text:p>0,0026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262214703">
            <text:p>0,62622</text:p>
          </table:table-cell>
          <table:table-cell office:value-type="float" office:value="0.0815417135">
            <text:p>0,08154</text:p>
          </table:table-cell>
          <table:table-cell office:value-type="float" office:value="0.0000319381">
            <text:p>0,00003</text:p>
          </table:table-cell>
          <table:table-cell office:value-type="float" office:value="0.2557969608">
            <text:p>0,25580</text:p>
          </table:table-cell>
          <table:table-cell office:value-type="float" office:value="0.0363235486">
            <text:p>0,03632</text:p>
          </table:table-cell>
          <table:table-cell office:value-type="float" office:value="0.000057315">
            <text:p>0,00006</text:p>
          </table:table-cell>
          <table:table-cell office:value-type="float" office:value="0.0000174078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09646">
            <text:p>0,00001</text:p>
          </table:table-cell>
          <table:table-cell/>
          <table:table-cell table:formula="of:=[.B205]+[.E205]+[.H205]" office:value-type="float" office:value="0.8820358389">
            <text:p>0,88204</text:p>
          </table:table-cell>
          <table:table-cell table:formula="of:=[.C205]+[.F205]+[.I205]" office:value-type="float" office:value="0.1178652621">
            <text:p>0,11787</text:p>
          </table:table-cell>
          <table:table-cell table:formula="of:=[.D205]+[.G205]+[.J205]" office:value-type="float" office:value="0.0000988991">
            <text:p>0,00010</text:p>
          </table:table-cell>
          <table:table-cell/>
          <table:table-cell table:formula="of:=SUM([.B205:.D205])" office:value-type="float" office:value="0.7077951219">
            <text:p>0,70780</text:p>
          </table:table-cell>
          <table:table-cell table:formula="of:=SUM([.E205:.G205])" office:value-type="float" office:value="0.2921778244">
            <text:p>0,29218</text:p>
          </table:table-cell>
          <table:table-cell table:formula="of:=SUM([.H205:.J205])" office:value-type="float" office:value="0.0000270538">
            <text:p>0,000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92880238">
            <text:p>0,54929</text:p>
          </table:table-cell>
          <table:table-cell office:value-type="float" office:value="0.2062276476">
            <text:p>0,20623</text:p>
          </table:table-cell>
          <table:table-cell office:value-type="float" office:value="0.0010408074">
            <text:p>0,00104</text:p>
          </table:table-cell>
          <table:table-cell office:value-type="float" office:value="0.1728088588">
            <text:p>0,17281</text:p>
          </table:table-cell>
          <table:table-cell office:value-type="float" office:value="0.0679290458">
            <text:p>0,06793</text:p>
          </table:table-cell>
          <table:table-cell office:value-type="float" office:value="0">
            <text:p>0,00000</text:p>
          </table:table-cell>
          <table:table-cell office:value-type="float" office:value="0.0007032898">
            <text:p>0,00070</text:p>
          </table:table-cell>
          <table:table-cell office:value-type="float" office:value="0.0016870629">
            <text:p>0,00169</text:p>
          </table:table-cell>
          <table:table-cell office:value-type="float" office:value="0.000315264">
            <text:p>0,00032</text:p>
          </table:table-cell>
          <table:table-cell/>
          <table:table-cell table:formula="of:=[.B206]+[.E206]+[.H206]" office:value-type="float" office:value="0.7228001724">
            <text:p>0,72280</text:p>
          </table:table-cell>
          <table:table-cell table:formula="of:=[.C206]+[.F206]+[.I206]" office:value-type="float" office:value="0.2758437563">
            <text:p>0,27584</text:p>
          </table:table-cell>
          <table:table-cell table:formula="of:=[.D206]+[.G206]+[.J206]" office:value-type="float" office:value="0.0013560714">
            <text:p>0,00136</text:p>
          </table:table-cell>
          <table:table-cell/>
          <table:table-cell table:formula="of:=SUM([.B206:.D206])" office:value-type="float" office:value="0.7565564788">
            <text:p>0,75656</text:p>
          </table:table-cell>
          <table:table-cell table:formula="of:=SUM([.E206:.G206])" office:value-type="float" office:value="0.2407379046">
            <text:p>0,24074</text:p>
          </table:table-cell>
          <table:table-cell table:formula="of:=SUM([.H206:.J206])" office:value-type="float" office:value="0.0027056167">
            <text:p>0,0027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37678595">
            <text:p>0,63768</text:p>
          </table:table-cell>
          <table:table-cell office:value-type="float" office:value="0.0772589433">
            <text:p>0,07726</text:p>
          </table:table-cell>
          <table:table-cell office:value-type="float" office:value="0.0000147155">
            <text:p>0,00001</text:p>
          </table:table-cell>
          <table:table-cell office:value-type="float" office:value="0.2589675356">
            <text:p>0,25897</text:p>
          </table:table-cell>
          <table:table-cell office:value-type="float" office:value="0.0259747282">
            <text:p>0,02597</text:p>
          </table:table-cell>
          <table:table-cell office:value-type="float" office:value="0.0000088348">
            <text:p>0,00001</text:p>
          </table:table-cell>
          <table:table-cell office:value-type="float" office:value="0.0000467917">
            <text:p>0,00005</text:p>
          </table:table-cell>
          <table:table-cell office:value-type="float" office:value="0">
            <text:p>0,00000</text:p>
          </table:table-cell>
          <table:table-cell office:value-type="float" office:value="0.0000498559">
            <text:p>0,00005</text:p>
          </table:table-cell>
          <table:table-cell/>
          <table:table-cell table:formula="of:=[.B207]+[.E207]+[.H207]" office:value-type="float" office:value="0.8966929223">
            <text:p>0,89669</text:p>
          </table:table-cell>
          <table:table-cell table:formula="of:=[.C207]+[.F207]+[.I207]" office:value-type="float" office:value="0.1032336715">
            <text:p>0,10323</text:p>
          </table:table-cell>
          <table:table-cell table:formula="of:=[.D207]+[.G207]+[.J207]" office:value-type="float" office:value="0.0000734062">
            <text:p>0,00007</text:p>
          </table:table-cell>
          <table:table-cell/>
          <table:table-cell table:formula="of:=SUM([.B207:.D207])" office:value-type="float" office:value="0.7149522538">
            <text:p>0,71495</text:p>
          </table:table-cell>
          <table:table-cell table:formula="of:=SUM([.E207:.G207])" office:value-type="float" office:value="0.2849510986">
            <text:p>0,28495</text:p>
          </table:table-cell>
          <table:table-cell table:formula="of:=SUM([.H207:.J207])" office:value-type="float" office:value="0.0000966476">
            <text:p>0,0001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91501462">
            <text:p>0,65915</text:p>
          </table:table-cell>
          <table:table-cell office:value-type="float" office:value="0.2491112345">
            <text:p>0,24911</text:p>
          </table:table-cell>
          <table:table-cell office:value-type="float" office:value="0.0000326526">
            <text:p>0,00003</text:p>
          </table:table-cell>
          <table:table-cell office:value-type="float" office:value="0.0724780484">
            <text:p>0,07248</text:p>
          </table:table-cell>
          <table:table-cell office:value-type="float" office:value="0.0118638778">
            <text:p>0,01186</text:p>
          </table:table-cell>
          <table:table-cell office:value-type="float" office:value="0.0000003909">
            <text:p>0,00000</text:p>
          </table:table-cell>
          <table:table-cell office:value-type="float" office:value="0.0010415847">
            <text:p>0,00104</text:p>
          </table:table-cell>
          <table:table-cell office:value-type="float" office:value="0.0034786051">
            <text:p>0,00348</text:p>
          </table:table-cell>
          <table:table-cell office:value-type="float" office:value="0.0028434598">
            <text:p>0,00284</text:p>
          </table:table-cell>
          <table:table-cell/>
          <table:table-cell table:formula="of:=[.B208]+[.E208]+[.H208]" office:value-type="float" office:value="0.7326697793">
            <text:p>0,73267</text:p>
          </table:table-cell>
          <table:table-cell table:formula="of:=[.C208]+[.F208]+[.I208]" office:value-type="float" office:value="0.2644537174">
            <text:p>0,26445</text:p>
          </table:table-cell>
          <table:table-cell table:formula="of:=[.D208]+[.G208]+[.J208]" office:value-type="float" office:value="0.0028765033">
            <text:p>0,00288</text:p>
          </table:table-cell>
          <table:table-cell/>
          <table:table-cell table:formula="of:=SUM([.B208:.D208])" office:value-type="float" office:value="0.9082940333">
            <text:p>0,90829</text:p>
          </table:table-cell>
          <table:table-cell table:formula="of:=SUM([.E208:.G208])" office:value-type="float" office:value="0.0843423171">
            <text:p>0,08434</text:p>
          </table:table-cell>
          <table:table-cell table:formula="of:=SUM([.H208:.J208])" office:value-type="float" office:value="0.0073636496">
            <text:p>0,00736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598683482">
            <text:p>0,65987</text:p>
          </table:table-cell>
          <table:table-cell office:value-type="float" office:value="0.0704155645">
            <text:p>0,07042</text:p>
          </table:table-cell>
          <table:table-cell office:value-type="float" office:value="0.0001244652">
            <text:p>0,00012</text:p>
          </table:table-cell>
          <table:table-cell office:value-type="float" office:value="0.2339404249">
            <text:p>0,23394</text:p>
          </table:table-cell>
          <table:table-cell office:value-type="float" office:value="0.0355546917">
            <text:p>0,03555</text:p>
          </table:table-cell>
          <table:table-cell office:value-type="float" office:value="0.0000044984">
            <text:p>0,00000</text:p>
          </table:table-cell>
          <table:table-cell office:value-type="float" office:value="0.0000069586">
            <text:p>0,00001</text:p>
          </table:table-cell>
          <table:table-cell office:value-type="float" office:value="0">
            <text:p>0,00000</text:p>
          </table:table-cell>
          <table:table-cell office:value-type="float" office:value="0.0000850484">
            <text:p>0,00009</text:p>
          </table:table-cell>
          <table:table-cell/>
          <table:table-cell table:formula="of:=[.B209]+[.E209]+[.H209]" office:value-type="float" office:value="0.8938157317">
            <text:p>0,89382</text:p>
          </table:table-cell>
          <table:table-cell table:formula="of:=[.C209]+[.F209]+[.I209]" office:value-type="float" office:value="0.1059702562">
            <text:p>0,10597</text:p>
          </table:table-cell>
          <table:table-cell table:formula="of:=[.D209]+[.G209]+[.J209]" office:value-type="float" office:value="0.000214012">
            <text:p>0,00021</text:p>
          </table:table-cell>
          <table:table-cell/>
          <table:table-cell table:formula="of:=SUM([.B209:.D209])" office:value-type="float" office:value="0.7304083779">
            <text:p>0,73041</text:p>
          </table:table-cell>
          <table:table-cell table:formula="of:=SUM([.E209:.G209])" office:value-type="float" office:value="0.269499615">
            <text:p>0,26950</text:p>
          </table:table-cell>
          <table:table-cell table:formula="of:=SUM([.H209:.J209])" office:value-type="float" office:value="0.000092007">
            <text:p>0,00009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5490055891">
            <text:p>0,54901</text:p>
          </table:table-cell>
          <table:table-cell office:value-type="float" office:value="0.1975453946">
            <text:p>0,19755</text:p>
          </table:table-cell>
          <table:table-cell office:value-type="float" office:value="0.0008899174">
            <text:p>0,00089</text:p>
          </table:table-cell>
          <table:table-cell office:value-type="float" office:value="0.1899557538">
            <text:p>0,18996</text:p>
          </table:table-cell>
          <table:table-cell office:value-type="float" office:value="0.0608381499">
            <text:p>0,06084</text:p>
          </table:table-cell>
          <table:table-cell office:value-type="float" office:value="0.0000362392">
            <text:p>0,00004</text:p>
          </table:table-cell>
          <table:table-cell office:value-type="float" office:value="0.0007539574">
            <text:p>0,00075</text:p>
          </table:table-cell>
          <table:table-cell office:value-type="float" office:value="0.0008207357">
            <text:p>0,00082</text:p>
          </table:table-cell>
          <table:table-cell office:value-type="float" office:value="0.0001542627">
            <text:p>0,00015</text:p>
          </table:table-cell>
          <table:table-cell/>
          <table:table-cell table:formula="of:=[.B210]+[.E210]+[.H210]" office:value-type="float" office:value="0.7397153003">
            <text:p>0,73972</text:p>
          </table:table-cell>
          <table:table-cell table:formula="of:=[.C210]+[.F210]+[.I210]" office:value-type="float" office:value="0.2592042802">
            <text:p>0,25920</text:p>
          </table:table-cell>
          <table:table-cell table:formula="of:=[.D210]+[.G210]+[.J210]" office:value-type="float" office:value="0.0010804193">
            <text:p>0,00108</text:p>
          </table:table-cell>
          <table:table-cell/>
          <table:table-cell table:formula="of:=SUM([.B210:.D210])" office:value-type="float" office:value="0.7474409011">
            <text:p>0,74744</text:p>
          </table:table-cell>
          <table:table-cell table:formula="of:=SUM([.E210:.G210])" office:value-type="float" office:value="0.2508301429">
            <text:p>0,25083</text:p>
          </table:table-cell>
          <table:table-cell table:formula="of:=SUM([.H210:.J210])" office:value-type="float" office:value="0.0017289558">
            <text:p>0,0017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6449674219">
            <text:p>0,64497</text:p>
          </table:table-cell>
          <table:table-cell office:value-type="float" office:value="0.0780591925">
            <text:p>0,07806</text:p>
          </table:table-cell>
          <table:table-cell office:value-type="float" office:value="0.0000188033">
            <text:p>0,00002</text:p>
          </table:table-cell>
          <table:table-cell office:value-type="float" office:value="0.2496807205">
            <text:p>0,24968</text:p>
          </table:table-cell>
          <table:table-cell office:value-type="float" office:value="0.0272205161">
            <text:p>0,02722</text:p>
          </table:table-cell>
          <table:table-cell office:value-type="float" office:value="0.0000198089">
            <text:p>0,00002</text:p>
          </table:table-cell>
          <table:table-cell office:value-type="float" office:value="0.0000257507">
            <text:p>0,00003</text:p>
          </table:table-cell>
          <table:table-cell office:value-type="float" office:value="0">
            <text:p>0,00000</text:p>
          </table:table-cell>
          <table:table-cell office:value-type="float" office:value="0.0000077862">
            <text:p>0,00001</text:p>
          </table:table-cell>
          <table:table-cell/>
          <table:table-cell table:formula="of:=[.B211]+[.E211]+[.H211]" office:value-type="float" office:value="0.8946738931">
            <text:p>0,89467</text:p>
          </table:table-cell>
          <table:table-cell table:formula="of:=[.C211]+[.F211]+[.I211]" office:value-type="float" office:value="0.1052797086">
            <text:p>0,10528</text:p>
          </table:table-cell>
          <table:table-cell table:formula="of:=[.D211]+[.G211]+[.J211]" office:value-type="float" office:value="0.0000463984">
            <text:p>0,00005</text:p>
          </table:table-cell>
          <table:table-cell/>
          <table:table-cell table:formula="of:=SUM([.B211:.D211])" office:value-type="float" office:value="0.7230454177">
            <text:p>0,72305</text:p>
          </table:table-cell>
          <table:table-cell table:formula="of:=SUM([.E211:.G211])" office:value-type="float" office:value="0.2769210455">
            <text:p>0,27692</text:p>
          </table:table-cell>
          <table:table-cell table:formula="of:=SUM([.H211:.J211])" office:value-type="float" office:value="0.0000335369">
            <text:p>0,0000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151:.B211])" office:value-type="float" office:value="0.632778757463934">
            <text:p>0,63278</text:p>
          </table:table-cell>
          <table:table-cell table:formula="of:=AVERAGE([.C151:.C211])" office:value-type="float" office:value="0.132842511877049">
            <text:p>0,13284</text:p>
          </table:table-cell>
          <table:table-cell table:formula="of:=AVERAGE([.D151:.D211])" office:value-type="float" office:value="0.000278726247540983">
            <text:p>0,00028</text:p>
          </table:table-cell>
          <table:table-cell table:formula="of:=AVERAGE([.E151:.E211])" office:value-type="float" office:value="0.196920672777049">
            <text:p>0,19692</text:p>
          </table:table-cell>
          <table:table-cell table:formula="of:=AVERAGE([.F151:.F211])" office:value-type="float" office:value="0.0347020523360656">
            <text:p>0,03470</text:p>
          </table:table-cell>
          <table:table-cell table:formula="of:=AVERAGE([.G151:.G211])" office:value-type="float" office:value="0.0000750156754098361">
            <text:p>0,00008</text:p>
          </table:table-cell>
          <table:table-cell table:formula="of:=AVERAGE([.H151:.H211])" office:value-type="float" office:value="0.000373804593442623">
            <text:p>0,00037</text:p>
          </table:table-cell>
          <table:table-cell table:formula="of:=AVERAGE([.I151:.I211])" office:value-type="float" office:value="0.00060280531147541">
            <text:p>0,00060</text:p>
          </table:table-cell>
          <table:table-cell table:formula="of:=AVERAGE([.J151:.J211])" office:value-type="float" office:value="0.00142565371803279">
            <text:p>0,00143</text:p>
          </table:table-cell>
          <table:table-cell/>
          <table:table-cell table:formula="of:=[.B213]+[.E213]+[.H213]" office:value-type="float" office:value="0.830073234834426">
            <text:p>0,83007</text:p>
          </table:table-cell>
          <table:table-cell table:formula="of:=[.C213]+[.F213]+[.I213]" office:value-type="float" office:value="0.16814736952459">
            <text:p>0,16815</text:p>
          </table:table-cell>
          <table:table-cell table:formula="of:=[.D213]+[.G213]+[.J213]" office:value-type="float" office:value="0.00177939564098361">
            <text:p>0,00178</text:p>
          </table:table-cell>
          <table:table-cell/>
          <table:table-cell table:formula="of:=SUM([.B213:.D213])" office:value-type="float" office:value="0.765899995588525">
            <text:p>0,76590</text:p>
          </table:table-cell>
          <table:table-cell table:formula="of:=SUM([.E213:.G213])" office:value-type="float" office:value="0.231697740788525">
            <text:p>0,23170</text:p>
          </table:table-cell>
          <table:table-cell table:formula="of:=SUM([.H213:.J213])" office:value-type="float" office:value="0.00240226362295082">
            <text:p>0,00240</text:p>
          </table:table-cell>
        </table:table-row>
        <table:table-row table:style-name="ro1">
          <table:table-cell/>
          <table:table-cell table:formula="of:=[.L213]*[.P213]" office:value-type="float" office:value="0.63575308689784">
            <text:p>0,63575</text:p>
          </table:table-cell>
          <table:table-cell table:formula="of:=[.M213]*[.P213]" office:value-type="float" office:value="0.128784069577106">
            <text:p>0,12878</text:p>
          </table:table-cell>
          <table:table-cell table:formula="of:=[.N213]*[.P213]" office:value-type="float" office:value="0.00136283911357958">
            <text:p>0,00136</text:p>
          </table:table-cell>
          <table:table-cell table:formula="of:=[.L213]*[.Q213]" office:value-type="float" office:value="0.192326093200159">
            <text:p>0,19233</text:p>
          </table:table-cell>
          <table:table-cell table:formula="of:=[.M213]*[.Q213]" office:value-type="float" office:value="0.0389593656383808">
            <text:p>0,03896</text:p>
          </table:table-cell>
          <table:table-cell table:formula="of:=[.N213]*[.Q213]" office:value-type="float" office:value="0.00041228194998485">
            <text:p>0,00041</text:p>
          </table:table-cell>
          <table:table-cell table:formula="of:=[.L213]*[.R213]" office:value-type="float" office:value="0.00199405473642786">
            <text:p>0,00199</text:p>
          </table:table-cell>
          <table:table-cell table:formula="of:=[.M213]*[.R213]" office:value-type="float" office:value="0.000403934309103792">
            <text:p>0,00040</text:p>
          </table:table-cell>
          <table:table-cell table:formula="of:=[.N213]*[.R213]" office:value-type="float" office:value="0.00000427457741917218">
            <text:p>0,0000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eignDeath</text:p>
          </table:table-cell>
          <table:table-cell office:value-type="float" office:value="0.0339686745">
            <text:p>0,03397</text:p>
          </table:table-cell>
          <table:table-cell office:value-type="float" office:value="0.0000115715">
            <text:p>0,00001</text:p>
          </table:table-cell>
          <table:table-cell office:value-type="float" office:value="0.6882726547">
            <text:p>0,68827</text:p>
          </table:table-cell>
          <table:table-cell office:value-type="float" office:value="0.0142023303">
            <text:p>0,01420</text:p>
          </table:table-cell>
          <table:table-cell office:value-type="float" office:value="0.0000004853">
            <text:p>0,00000</text:p>
          </table:table-cell>
          <table:table-cell office:value-type="float" office:value="0.2631720956">
            <text:p>0,26317</text:p>
          </table:table-cell>
          <table:table-cell office:value-type="float" office:value="0.0001464023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02257858">
            <text:p>0,00023</text:p>
          </table:table-cell>
          <table:table-cell/>
          <table:table-cell table:formula="of:=[.B216]+[.E216]+[.H216]" office:value-type="float" office:value="0.0483174071">
            <text:p>0,04832</text:p>
          </table:table-cell>
          <table:table-cell table:formula="of:=[.C216]+[.F216]+[.I216]" office:value-type="float" office:value="0.0000120568">
            <text:p>0,00001</text:p>
          </table:table-cell>
          <table:table-cell table:formula="of:=[.D216]+[.G216]+[.J216]" office:value-type="float" office:value="0.9516705361">
            <text:p>0,95167</text:p>
          </table:table-cell>
          <table:table-cell/>
          <table:table-cell table:formula="of:=SUM([.B216:.D216])" office:value-type="float" office:value="0.7222529007">
            <text:p>0,72225</text:p>
          </table:table-cell>
          <table:table-cell table:formula="of:=SUM([.E216:.G216])" office:value-type="float" office:value="0.2773749112">
            <text:p>0,27737</text:p>
          </table:table-cell>
          <table:table-cell table:formula="of:=SUM([.H216:.J216])" office:value-type="float" office:value="0.0003721881">
            <text:p>0,0003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30833125">
            <text:p>0,13308</text:p>
          </table:table-cell>
          <table:table-cell office:value-type="float" office:value="0.0000651956">
            <text:p>0,00007</text:p>
          </table:table-cell>
          <table:table-cell office:value-type="float" office:value="0.60235875">
            <text:p>0,60236</text:p>
          </table:table-cell>
          <table:table-cell office:value-type="float" office:value="0.0515513921">
            <text:p>0,05155</text:p>
          </table:table-cell>
          <table:table-cell office:value-type="float" office:value="0">
            <text:p>0,00000</text:p>
          </table:table-cell>
          <table:table-cell office:value-type="float" office:value="0.2106871498">
            <text:p>0,21069</text:p>
          </table:table-cell>
          <table:table-cell office:value-type="float" office:value="0.000291056">
            <text:p>0,00029</text:p>
          </table:table-cell>
          <table:table-cell office:value-type="float" office:value="0.0000851579">
            <text:p>0,00009</text:p>
          </table:table-cell>
          <table:table-cell office:value-type="float" office:value="0.0018779861">
            <text:p>0,00188</text:p>
          </table:table-cell>
          <table:table-cell/>
          <table:table-cell table:formula="of:=[.B217]+[.E217]+[.H217]" office:value-type="float" office:value="0.1849257606">
            <text:p>0,18493</text:p>
          </table:table-cell>
          <table:table-cell table:formula="of:=[.C217]+[.F217]+[.I217]" office:value-type="float" office:value="0.0001503535">
            <text:p>0,00015</text:p>
          </table:table-cell>
          <table:table-cell table:formula="of:=[.D217]+[.G217]+[.J217]" office:value-type="float" office:value="0.8149238859">
            <text:p>0,81492</text:p>
          </table:table-cell>
          <table:table-cell/>
          <table:table-cell table:formula="of:=SUM([.B217:.D217])" office:value-type="float" office:value="0.7355072581">
            <text:p>0,73551</text:p>
          </table:table-cell>
          <table:table-cell table:formula="of:=SUM([.E217:.G217])" office:value-type="float" office:value="0.2622385419">
            <text:p>0,26224</text:p>
          </table:table-cell>
          <table:table-cell table:formula="of:=SUM([.H217:.J217])" office:value-type="float" office:value="0.0022542">
            <text:p>0,0022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794736485">
            <text:p>0,27947</text:p>
          </table:table-cell>
          <table:table-cell office:value-type="float" office:value="0.0001782835">
            <text:p>0,00018</text:p>
          </table:table-cell>
          <table:table-cell office:value-type="float" office:value="0.692098004">
            <text:p>0,69210</text:p>
          </table:table-cell>
          <table:table-cell office:value-type="float" office:value="0.0066678798">
            <text:p>0,00667</text:p>
          </table:table-cell>
          <table:table-cell office:value-type="float" office:value="0.0000039809">
            <text:p>0,00000</text:p>
          </table:table-cell>
          <table:table-cell office:value-type="float" office:value="0.0166806237">
            <text:p>0,01668</text:p>
          </table:table-cell>
          <table:table-cell office:value-type="float" office:value="0.0040533378">
            <text:p>0,00405</text:p>
          </table:table-cell>
          <table:table-cell office:value-type="float" office:value="0.0000211269">
            <text:p>0,00002</text:p>
          </table:table-cell>
          <table:table-cell office:value-type="float" office:value="0.0008231148">
            <text:p>0,00082</text:p>
          </table:table-cell>
          <table:table-cell/>
          <table:table-cell table:formula="of:=[.B218]+[.E218]+[.H218]" office:value-type="float" office:value="0.2901948661">
            <text:p>0,29019</text:p>
          </table:table-cell>
          <table:table-cell table:formula="of:=[.C218]+[.F218]+[.I218]" office:value-type="float" office:value="0.0002033913">
            <text:p>0,00020</text:p>
          </table:table-cell>
          <table:table-cell table:formula="of:=[.D218]+[.G218]+[.J218]" office:value-type="float" office:value="0.7096017425">
            <text:p>0,70960</text:p>
          </table:table-cell>
          <table:table-cell/>
          <table:table-cell table:formula="of:=SUM([.B218:.D218])" office:value-type="float" office:value="0.971749936">
            <text:p>0,97175</text:p>
          </table:table-cell>
          <table:table-cell table:formula="of:=SUM([.E218:.G218])" office:value-type="float" office:value="0.0233524844">
            <text:p>0,02335</text:p>
          </table:table-cell>
          <table:table-cell table:formula="of:=SUM([.H218:.J218])" office:value-type="float" office:value="0.0048975795">
            <text:p>0,0049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07671956">
            <text:p>0,04077</text:p>
          </table:table-cell>
          <table:table-cell office:value-type="float" office:value="0.0000158536">
            <text:p>0,00002</text:p>
          </table:table-cell>
          <table:table-cell office:value-type="float" office:value="0.6683973698">
            <text:p>0,66840</text:p>
          </table:table-cell>
          <table:table-cell office:value-type="float" office:value="0.0147199112">
            <text:p>0,01472</text:p>
          </table:table-cell>
          <table:table-cell office:value-type="float" office:value="0.0000141558">
            <text:p>0,00001</text:p>
          </table:table-cell>
          <table:table-cell office:value-type="float" office:value="0.2758637793">
            <text:p>0,27586</text:p>
          </table:table-cell>
          <table:table-cell office:value-type="float" office:value="0.0000713363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1503984">
            <text:p>0,00015</text:p>
          </table:table-cell>
          <table:table-cell/>
          <table:table-cell table:formula="of:=[.B219]+[.E219]+[.H219]" office:value-type="float" office:value="0.0555584431">
            <text:p>0,05556</text:p>
          </table:table-cell>
          <table:table-cell table:formula="of:=[.C219]+[.F219]+[.I219]" office:value-type="float" office:value="0.0000300094">
            <text:p>0,00003</text:p>
          </table:table-cell>
          <table:table-cell table:formula="of:=[.D219]+[.G219]+[.J219]" office:value-type="float" office:value="0.9444115475">
            <text:p>0,94441</text:p>
          </table:table-cell>
          <table:table-cell/>
          <table:table-cell table:formula="of:=SUM([.B219:.D219])" office:value-type="float" office:value="0.709180419">
            <text:p>0,70918</text:p>
          </table:table-cell>
          <table:table-cell table:formula="of:=SUM([.E219:.G219])" office:value-type="float" office:value="0.2905978463">
            <text:p>0,29060</text:p>
          </table:table-cell>
          <table:table-cell table:formula="of:=SUM([.H219:.J219])" office:value-type="float" office:value="0.0002217347">
            <text:p>0,0002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52748448">
            <text:p>0,07527</text:p>
          </table:table-cell>
          <table:table-cell office:value-type="float" office:value="0.0000208228">
            <text:p>0,00002</text:p>
          </table:table-cell>
          <table:table-cell office:value-type="float" office:value="0.9064928923">
            <text:p>0,90649</text:p>
          </table:table-cell>
          <table:table-cell office:value-type="float" office:value="0.0016683686">
            <text:p>0,00167</text:p>
          </table:table-cell>
          <table:table-cell office:value-type="float" office:value="0">
            <text:p>0,00000</text:p>
          </table:table-cell>
          <table:table-cell office:value-type="float" office:value="0.0140347417">
            <text:p>0,01403</text:p>
          </table:table-cell>
          <table:table-cell office:value-type="float" office:value="0.0014975029">
            <text:p>0,00150</text:p>
          </table:table-cell>
          <table:table-cell office:value-type="float" office:value="0.0001832163">
            <text:p>0,00018</text:p>
          </table:table-cell>
          <table:table-cell office:value-type="float" office:value="0.0008276107">
            <text:p>0,00083</text:p>
          </table:table-cell>
          <table:table-cell/>
          <table:table-cell table:formula="of:=[.B220]+[.E220]+[.H220]" office:value-type="float" office:value="0.0784407163">
            <text:p>0,07844</text:p>
          </table:table-cell>
          <table:table-cell table:formula="of:=[.C220]+[.F220]+[.I220]" office:value-type="float" office:value="0.0002040391">
            <text:p>0,00020</text:p>
          </table:table-cell>
          <table:table-cell table:formula="of:=[.D220]+[.G220]+[.J220]" office:value-type="float" office:value="0.9213552447">
            <text:p>0,92136</text:p>
          </table:table-cell>
          <table:table-cell/>
          <table:table-cell table:formula="of:=SUM([.B220:.D220])" office:value-type="float" office:value="0.9817885599">
            <text:p>0,98179</text:p>
          </table:table-cell>
          <table:table-cell table:formula="of:=SUM([.E220:.G220])" office:value-type="float" office:value="0.0157031103">
            <text:p>0,01570</text:p>
          </table:table-cell>
          <table:table-cell table:formula="of:=SUM([.H220:.J220])" office:value-type="float" office:value="0.0025083299">
            <text:p>0,0025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19599">
            <text:p>0,04720</text:p>
          </table:table-cell>
          <table:table-cell office:value-type="float" office:value="0.0000003471">
            <text:p>0,00000</text:p>
          </table:table-cell>
          <table:table-cell office:value-type="float" office:value="0.6720621499">
            <text:p>0,67206</text:p>
          </table:table-cell>
          <table:table-cell office:value-type="float" office:value="0.0270487425">
            <text:p>0,02705</text:p>
          </table:table-cell>
          <table:table-cell office:value-type="float" office:value="0.0000014227">
            <text:p>0,00000</text:p>
          </table:table-cell>
          <table:table-cell office:value-type="float" office:value="0.2534816071">
            <text:p>0,25348</text:p>
          </table:table-cell>
          <table:table-cell office:value-type="float" office:value="0.0001395215">
            <text:p>0,00014</text:p>
          </table:table-cell>
          <table:table-cell office:value-type="float" office:value="0">
            <text:p>0,00000</text:p>
          </table:table-cell>
          <table:table-cell office:value-type="float" office:value="0.0000702192">
            <text:p>0,00007</text:p>
          </table:table-cell>
          <table:table-cell/>
          <table:table-cell table:formula="of:=[.B221]+[.E221]+[.H221]" office:value-type="float" office:value="0.074384254">
            <text:p>0,07438</text:p>
          </table:table-cell>
          <table:table-cell table:formula="of:=[.C221]+[.F221]+[.I221]" office:value-type="float" office:value="0.0000017698">
            <text:p>0,00000</text:p>
          </table:table-cell>
          <table:table-cell table:formula="of:=[.D221]+[.G221]+[.J221]" office:value-type="float" office:value="0.9256139762">
            <text:p>0,92561</text:p>
          </table:table-cell>
          <table:table-cell/>
          <table:table-cell table:formula="of:=SUM([.B221:.D221])" office:value-type="float" office:value="0.719258487">
            <text:p>0,71926</text:p>
          </table:table-cell>
          <table:table-cell table:formula="of:=SUM([.E221:.G221])" office:value-type="float" office:value="0.2805317723">
            <text:p>0,28053</text:p>
          </table:table-cell>
          <table:table-cell table:formula="of:=SUM([.H221:.J221])" office:value-type="float" office:value="0.0002097407">
            <text:p>0,0002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80469831">
            <text:p>0,12805</text:p>
          </table:table-cell>
          <table:table-cell office:value-type="float" office:value="0.0000043697">
            <text:p>0,00000</text:p>
          </table:table-cell>
          <table:table-cell office:value-type="float" office:value="0.5984928129">
            <text:p>0,59849</text:p>
          </table:table-cell>
          <table:table-cell office:value-type="float" office:value="0.0500386716">
            <text:p>0,05004</text:p>
          </table:table-cell>
          <table:table-cell office:value-type="float" office:value="0">
            <text:p>0,00000</text:p>
          </table:table-cell>
          <table:table-cell office:value-type="float" office:value="0.2116329299">
            <text:p>0,21163</text:p>
          </table:table-cell>
          <table:table-cell office:value-type="float" office:value="0.0108981775">
            <text:p>0,01090</text:p>
          </table:table-cell>
          <table:table-cell office:value-type="float" office:value="0.0001528324">
            <text:p>0,00015</text:p>
          </table:table-cell>
          <table:table-cell office:value-type="float" office:value="0.0007332229">
            <text:p>0,00073</text:p>
          </table:table-cell>
          <table:table-cell/>
          <table:table-cell table:formula="of:=[.B222]+[.E222]+[.H222]" office:value-type="float" office:value="0.1889838322">
            <text:p>0,18898</text:p>
          </table:table-cell>
          <table:table-cell table:formula="of:=[.C222]+[.F222]+[.I222]" office:value-type="float" office:value="0.0001572021">
            <text:p>0,00016</text:p>
          </table:table-cell>
          <table:table-cell table:formula="of:=[.D222]+[.G222]+[.J222]" office:value-type="float" office:value="0.8108589657">
            <text:p>0,81086</text:p>
          </table:table-cell>
          <table:table-cell/>
          <table:table-cell table:formula="of:=SUM([.B222:.D222])" office:value-type="float" office:value="0.7265441657">
            <text:p>0,72654</text:p>
          </table:table-cell>
          <table:table-cell table:formula="of:=SUM([.E222:.G222])" office:value-type="float" office:value="0.2616716015">
            <text:p>0,26167</text:p>
          </table:table-cell>
          <table:table-cell table:formula="of:=SUM([.H222:.J222])" office:value-type="float" office:value="0.0117842328">
            <text:p>0,0117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28775007">
            <text:p>0,04288</text:p>
          </table:table-cell>
          <table:table-cell office:value-type="float" office:value="0.0000007751">
            <text:p>0,00000</text:p>
          </table:table-cell>
          <table:table-cell office:value-type="float" office:value="0.6705510075">
            <text:p>0,67055</text:p>
          </table:table-cell>
          <table:table-cell office:value-type="float" office:value="0.0191085677">
            <text:p>0,01911</text:p>
          </table:table-cell>
          <table:table-cell office:value-type="float" office:value="0.0000006032">
            <text:p>0,00000</text:p>
          </table:table-cell>
          <table:table-cell office:value-type="float" office:value="0.2667751293">
            <text:p>0,26678</text:p>
          </table:table-cell>
          <table:table-cell office:value-type="float" office:value="0.0001845331">
            <text:p>0,00018</text:p>
          </table:table-cell>
          <table:table-cell office:value-type="float" office:value="0.000000443">
            <text:p>0,00000</text:p>
          </table:table-cell>
          <table:table-cell office:value-type="float" office:value="0.0005014405">
            <text:p>0,00050</text:p>
          </table:table-cell>
          <table:table-cell/>
          <table:table-cell table:formula="of:=[.B223]+[.E223]+[.H223]" office:value-type="float" office:value="0.0621706015">
            <text:p>0,06217</text:p>
          </table:table-cell>
          <table:table-cell table:formula="of:=[.C223]+[.F223]+[.I223]" office:value-type="float" office:value="0.0000018213">
            <text:p>0,00000</text:p>
          </table:table-cell>
          <table:table-cell table:formula="of:=[.D223]+[.G223]+[.J223]" office:value-type="float" office:value="0.9378275773">
            <text:p>0,93783</text:p>
          </table:table-cell>
          <table:table-cell/>
          <table:table-cell table:formula="of:=SUM([.B223:.D223])" office:value-type="float" office:value="0.7134292833">
            <text:p>0,71343</text:p>
          </table:table-cell>
          <table:table-cell table:formula="of:=SUM([.E223:.G223])" office:value-type="float" office:value="0.2858843002">
            <text:p>0,28588</text:p>
          </table:table-cell>
          <table:table-cell table:formula="of:=SUM([.H223:.J223])" office:value-type="float" office:value="0.0006864166">
            <text:p>0,0006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7482965">
            <text:p>0,06748</text:p>
          </table:table-cell>
          <table:table-cell office:value-type="float" office:value="0.0000045446">
            <text:p>0,00000</text:p>
          </table:table-cell>
          <table:table-cell office:value-type="float" office:value="0.9055785386">
            <text:p>0,90558</text:p>
          </table:table-cell>
          <table:table-cell office:value-type="float" office:value="0.0006878477">
            <text:p>0,00069</text:p>
          </table:table-cell>
          <table:table-cell office:value-type="float" office:value="0">
            <text:p>0,00000</text:p>
          </table:table-cell>
          <table:table-cell office:value-type="float" office:value="0.0170558155">
            <text:p>0,01706</text:p>
          </table:table-cell>
          <table:table-cell office:value-type="float" office:value="0.0074245227">
            <text:p>0,00742</text:p>
          </table:table-cell>
          <table:table-cell office:value-type="float" office:value="0.0001506473">
            <text:p>0,00015</text:p>
          </table:table-cell>
          <table:table-cell office:value-type="float" office:value="0.0016151187">
            <text:p>0,00162</text:p>
          </table:table-cell>
          <table:table-cell/>
          <table:table-cell table:formula="of:=[.B224]+[.E224]+[.H224]" office:value-type="float" office:value="0.0755953354">
            <text:p>0,07560</text:p>
          </table:table-cell>
          <table:table-cell table:formula="of:=[.C224]+[.F224]+[.I224]" office:value-type="float" office:value="0.0001551919">
            <text:p>0,00016</text:p>
          </table:table-cell>
          <table:table-cell table:formula="of:=[.D224]+[.G224]+[.J224]" office:value-type="float" office:value="0.9242494728">
            <text:p>0,92425</text:p>
          </table:table-cell>
          <table:table-cell/>
          <table:table-cell table:formula="of:=SUM([.B224:.D224])" office:value-type="float" office:value="0.9730660482">
            <text:p>0,97307</text:p>
          </table:table-cell>
          <table:table-cell table:formula="of:=SUM([.E224:.G224])" office:value-type="float" office:value="0.0177436632">
            <text:p>0,01774</text:p>
          </table:table-cell>
          <table:table-cell table:formula="of:=SUM([.H224:.J224])" office:value-type="float" office:value="0.0091902887">
            <text:p>0,0091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7814051">
            <text:p>0,05778</text:p>
          </table:table-cell>
          <table:table-cell office:value-type="float" office:value="0.0000052332">
            <text:p>0,00001</text:p>
          </table:table-cell>
          <table:table-cell office:value-type="float" office:value="0.9200609225">
            <text:p>0,92006</text:p>
          </table:table-cell>
          <table:table-cell office:value-type="float" office:value="0.0006004947">
            <text:p>0,00060</text:p>
          </table:table-cell>
          <table:table-cell office:value-type="float" office:value="0">
            <text:p>0,00000</text:p>
          </table:table-cell>
          <table:table-cell office:value-type="float" office:value="0.0192655572">
            <text:p>0,01927</text:p>
          </table:table-cell>
          <table:table-cell office:value-type="float" office:value="0.0013980723">
            <text:p>0,00140</text:p>
          </table:table-cell>
          <table:table-cell office:value-type="float" office:value="0.0000648484">
            <text:p>0,00006</text:p>
          </table:table-cell>
          <table:table-cell office:value-type="float" office:value="0.0008234668">
            <text:p>0,00082</text:p>
          </table:table-cell>
          <table:table-cell/>
          <table:table-cell table:formula="of:=[.B225]+[.E225]+[.H225]" office:value-type="float" office:value="0.0597799721">
            <text:p>0,05978</text:p>
          </table:table-cell>
          <table:table-cell table:formula="of:=[.C225]+[.F225]+[.I225]" office:value-type="float" office:value="0.0000700816">
            <text:p>0,00007</text:p>
          </table:table-cell>
          <table:table-cell table:formula="of:=[.D225]+[.G225]+[.J225]" office:value-type="float" office:value="0.9401499465">
            <text:p>0,94015</text:p>
          </table:table-cell>
          <table:table-cell/>
          <table:table-cell table:formula="of:=SUM([.B225:.D225])" office:value-type="float" office:value="0.9778475608">
            <text:p>0,97785</text:p>
          </table:table-cell>
          <table:table-cell table:formula="of:=SUM([.E225:.G225])" office:value-type="float" office:value="0.0198660519">
            <text:p>0,01987</text:p>
          </table:table-cell>
          <table:table-cell table:formula="of:=SUM([.H225:.J225])" office:value-type="float" office:value="0.0022863875">
            <text:p>0,002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32337304">
            <text:p>0,05323</text:p>
          </table:table-cell>
          <table:table-cell office:value-type="float" office:value="0.0000029271">
            <text:p>0,00000</text:p>
          </table:table-cell>
          <table:table-cell office:value-type="float" office:value="0.6762778726">
            <text:p>0,67628</text:p>
          </table:table-cell>
          <table:table-cell office:value-type="float" office:value="0.0121506988">
            <text:p>0,01215</text:p>
          </table:table-cell>
          <table:table-cell office:value-type="float" office:value="0.0000025802">
            <text:p>0,00000</text:p>
          </table:table-cell>
          <table:table-cell office:value-type="float" office:value="0.2573157624">
            <text:p>0,25732</text:p>
          </table:table-cell>
          <table:table-cell office:value-type="float" office:value="0.0000619895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09544391">
            <text:p>0,00095</text:p>
          </table:table-cell>
          <table:table-cell/>
          <table:table-cell table:formula="of:=[.B226]+[.E226]+[.H226]" office:value-type="float" office:value="0.0654464187">
            <text:p>0,06545</text:p>
          </table:table-cell>
          <table:table-cell table:formula="of:=[.C226]+[.F226]+[.I226]" office:value-type="float" office:value="0.0000055073">
            <text:p>0,00001</text:p>
          </table:table-cell>
          <table:table-cell table:formula="of:=[.D226]+[.G226]+[.J226]" office:value-type="float" office:value="0.9345480741">
            <text:p>0,93455</text:p>
          </table:table-cell>
          <table:table-cell/>
          <table:table-cell table:formula="of:=SUM([.B226:.D226])" office:value-type="float" office:value="0.7295145301">
            <text:p>0,72951</text:p>
          </table:table-cell>
          <table:table-cell table:formula="of:=SUM([.E226:.G226])" office:value-type="float" office:value="0.2694690414">
            <text:p>0,26947</text:p>
          </table:table-cell>
          <table:table-cell table:formula="of:=SUM([.H226:.J226])" office:value-type="float" office:value="0.0010164286">
            <text:p>0,001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848775">
            <text:p>0,04785</text:p>
          </table:table-cell>
          <table:table-cell office:value-type="float" office:value="0.0000004383">
            <text:p>0,00000</text:p>
          </table:table-cell>
          <table:table-cell office:value-type="float" office:value="0.688079737">
            <text:p>0,68808</text:p>
          </table:table-cell>
          <table:table-cell office:value-type="float" office:value="0.0143015966">
            <text:p>0,01430</text:p>
          </table:table-cell>
          <table:table-cell office:value-type="float" office:value="0.000003728">
            <text:p>0,00000</text:p>
          </table:table-cell>
          <table:table-cell office:value-type="float" office:value="0.2494769933">
            <text:p>0,24948</text:p>
          </table:table-cell>
          <table:table-cell office:value-type="float" office:value="0.0001303865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1583454">
            <text:p>0,00016</text:p>
          </table:table-cell>
          <table:table-cell/>
          <table:table-cell table:formula="of:=[.B227]+[.E227]+[.H227]" office:value-type="float" office:value="0.0622807581">
            <text:p>0,06228</text:p>
          </table:table-cell>
          <table:table-cell table:formula="of:=[.C227]+[.F227]+[.I227]" office:value-type="float" office:value="0.0000041663">
            <text:p>0,00000</text:p>
          </table:table-cell>
          <table:table-cell table:formula="of:=[.D227]+[.G227]+[.J227]" office:value-type="float" office:value="0.9377150757">
            <text:p>0,93772</text:p>
          </table:table-cell>
          <table:table-cell/>
          <table:table-cell table:formula="of:=SUM([.B227:.D227])" office:value-type="float" office:value="0.7359289503">
            <text:p>0,73593</text:p>
          </table:table-cell>
          <table:table-cell table:formula="of:=SUM([.E227:.G227])" office:value-type="float" office:value="0.2637823179">
            <text:p>0,26378</text:p>
          </table:table-cell>
          <table:table-cell table:formula="of:=SUM([.H227:.J227])" office:value-type="float" office:value="0.0002887319">
            <text:p>0,000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5309996">
            <text:p>0,04531</text:p>
          </table:table-cell>
          <table:table-cell office:value-type="float" office:value="0.0000014721">
            <text:p>0,00000</text:p>
          </table:table-cell>
          <table:table-cell office:value-type="float" office:value="0.6658205314">
            <text:p>0,66582</text:p>
          </table:table-cell>
          <table:table-cell office:value-type="float" office:value="0.0188882995">
            <text:p>0,01889</text:p>
          </table:table-cell>
          <table:table-cell office:value-type="float" office:value="0.0000014297">
            <text:p>0,00000</text:p>
          </table:table-cell>
          <table:table-cell office:value-type="float" office:value="0.2698851427">
            <text:p>0,26989</text:p>
          </table:table-cell>
          <table:table-cell office:value-type="float" office:value="0.0000180569">
            <text:p>0,00002</text:p>
          </table:table-cell>
          <table:table-cell office:value-type="float" office:value="0">
            <text:p>0,00000</text:p>
          </table:table-cell>
          <table:table-cell office:value-type="float" office:value="0.0000750718">
            <text:p>0,00008</text:p>
          </table:table-cell>
          <table:table-cell/>
          <table:table-cell table:formula="of:=[.B228]+[.E228]+[.H228]" office:value-type="float" office:value="0.0642163524">
            <text:p>0,06422</text:p>
          </table:table-cell>
          <table:table-cell table:formula="of:=[.C228]+[.F228]+[.I228]" office:value-type="float" office:value="0.0000029018">
            <text:p>0,00000</text:p>
          </table:table-cell>
          <table:table-cell table:formula="of:=[.D228]+[.G228]+[.J228]" office:value-type="float" office:value="0.9357807459">
            <text:p>0,93578</text:p>
          </table:table-cell>
          <table:table-cell/>
          <table:table-cell table:formula="of:=SUM([.B228:.D228])" office:value-type="float" office:value="0.7111319995">
            <text:p>0,71113</text:p>
          </table:table-cell>
          <table:table-cell table:formula="of:=SUM([.E228:.G228])" office:value-type="float" office:value="0.2887748719">
            <text:p>0,28877</text:p>
          </table:table-cell>
          <table:table-cell table:formula="of:=SUM([.H228:.J228])" office:value-type="float" office:value="0.0000931287">
            <text:p>0,0000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24218803">
            <text:p>0,13242</text:p>
          </table:table-cell>
          <table:table-cell office:value-type="float" office:value="0.0001439555">
            <text:p>0,00014</text:p>
          </table:table-cell>
          <table:table-cell office:value-type="float" office:value="0.5988090212">
            <text:p>0,59881</text:p>
          </table:table-cell>
          <table:table-cell office:value-type="float" office:value="0.0429851717">
            <text:p>0,04299</text:p>
          </table:table-cell>
          <table:table-cell office:value-type="float" office:value="0">
            <text:p>0,00000</text:p>
          </table:table-cell>
          <table:table-cell office:value-type="float" office:value="0.2028996291">
            <text:p>0,20290</text:p>
          </table:table-cell>
          <table:table-cell office:value-type="float" office:value="0.0168308043">
            <text:p>0,01683</text:p>
          </table:table-cell>
          <table:table-cell office:value-type="float" office:value="0.0001103137">
            <text:p>0,00011</text:p>
          </table:table-cell>
          <table:table-cell office:value-type="float" office:value="0.0057992243">
            <text:p>0,00580</text:p>
          </table:table-cell>
          <table:table-cell/>
          <table:table-cell table:formula="of:=[.B229]+[.E229]+[.H229]" office:value-type="float" office:value="0.1922378563">
            <text:p>0,19224</text:p>
          </table:table-cell>
          <table:table-cell table:formula="of:=[.C229]+[.F229]+[.I229]" office:value-type="float" office:value="0.0002542692">
            <text:p>0,00025</text:p>
          </table:table-cell>
          <table:table-cell table:formula="of:=[.D229]+[.G229]+[.J229]" office:value-type="float" office:value="0.8075078746">
            <text:p>0,80751</text:p>
          </table:table-cell>
          <table:table-cell/>
          <table:table-cell table:formula="of:=SUM([.B229:.D229])" office:value-type="float" office:value="0.731374857">
            <text:p>0,73137</text:p>
          </table:table-cell>
          <table:table-cell table:formula="of:=SUM([.E229:.G229])" office:value-type="float" office:value="0.2458848008">
            <text:p>0,24588</text:p>
          </table:table-cell>
          <table:table-cell table:formula="of:=SUM([.H229:.J229])" office:value-type="float" office:value="0.0227403423">
            <text:p>0,0227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68759959">
            <text:p>0,05688</text:p>
          </table:table-cell>
          <table:table-cell office:value-type="float" office:value="0.0000030983">
            <text:p>0,00000</text:p>
          </table:table-cell>
          <table:table-cell office:value-type="float" office:value="0.9217364681">
            <text:p>0,92174</text:p>
          </table:table-cell>
          <table:table-cell office:value-type="float" office:value="0.0008043894">
            <text:p>0,00080</text:p>
          </table:table-cell>
          <table:table-cell office:value-type="float" office:value="0">
            <text:p>0,00000</text:p>
          </table:table-cell>
          <table:table-cell office:value-type="float" office:value="0.0161710059">
            <text:p>0,01617</text:p>
          </table:table-cell>
          <table:table-cell office:value-type="float" office:value="0.0034611449">
            <text:p>0,00346</text:p>
          </table:table-cell>
          <table:table-cell office:value-type="float" office:value="0.000086865">
            <text:p>0,00009</text:p>
          </table:table-cell>
          <table:table-cell office:value-type="float" office:value="0.0008610324">
            <text:p>0,00086</text:p>
          </table:table-cell>
          <table:table-cell/>
          <table:table-cell table:formula="of:=[.B230]+[.E230]+[.H230]" office:value-type="float" office:value="0.0611415302">
            <text:p>0,06114</text:p>
          </table:table-cell>
          <table:table-cell table:formula="of:=[.C230]+[.F230]+[.I230]" office:value-type="float" office:value="0.0000899633">
            <text:p>0,00009</text:p>
          </table:table-cell>
          <table:table-cell table:formula="of:=[.D230]+[.G230]+[.J230]" office:value-type="float" office:value="0.9387685064">
            <text:p>0,93877</text:p>
          </table:table-cell>
          <table:table-cell/>
          <table:table-cell table:formula="of:=SUM([.B230:.D230])" office:value-type="float" office:value="0.9786155623">
            <text:p>0,97862</text:p>
          </table:table-cell>
          <table:table-cell table:formula="of:=SUM([.E230:.G230])" office:value-type="float" office:value="0.0169753953">
            <text:p>0,01698</text:p>
          </table:table-cell>
          <table:table-cell table:formula="of:=SUM([.H230:.J230])" office:value-type="float" office:value="0.0044090423">
            <text:p>0,0044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08886967">
            <text:p>0,03089</text:p>
          </table:table-cell>
          <table:table-cell office:value-type="float" office:value="0.0000498018">
            <text:p>0,00005</text:p>
          </table:table-cell>
          <table:table-cell office:value-type="float" office:value="0.7047821509">
            <text:p>0,70478</text:p>
          </table:table-cell>
          <table:table-cell office:value-type="float" office:value="0.0149829845">
            <text:p>0,01498</text:p>
          </table:table-cell>
          <table:table-cell office:value-type="float" office:value="0.0000000984">
            <text:p>0,00000</text:p>
          </table:table-cell>
          <table:table-cell office:value-type="float" office:value="0.2490897888">
            <text:p>0,24909</text:p>
          </table:table-cell>
          <table:table-cell office:value-type="float" office:value="0.0001792758">
            <text:p>0,00018</text:p>
          </table:table-cell>
          <table:table-cell office:value-type="float" office:value="0">
            <text:p>0,00000</text:p>
          </table:table-cell>
          <table:table-cell office:value-type="float" office:value="0.0000272031">
            <text:p>0,00003</text:p>
          </table:table-cell>
          <table:table-cell/>
          <table:table-cell table:formula="of:=[.B231]+[.E231]+[.H231]" office:value-type="float" office:value="0.046050957">
            <text:p>0,04605</text:p>
          </table:table-cell>
          <table:table-cell table:formula="of:=[.C231]+[.F231]+[.I231]" office:value-type="float" office:value="0.0000499002">
            <text:p>0,00005</text:p>
          </table:table-cell>
          <table:table-cell table:formula="of:=[.D231]+[.G231]+[.J231]" office:value-type="float" office:value="0.9538991428">
            <text:p>0,95390</text:p>
          </table:table-cell>
          <table:table-cell/>
          <table:table-cell table:formula="of:=SUM([.B231:.D231])" office:value-type="float" office:value="0.7357206494">
            <text:p>0,73572</text:p>
          </table:table-cell>
          <table:table-cell table:formula="of:=SUM([.E231:.G231])" office:value-type="float" office:value="0.2640728717">
            <text:p>0,26407</text:p>
          </table:table-cell>
          <table:table-cell table:formula="of:=SUM([.H231:.J231])" office:value-type="float" office:value="0.0002064789">
            <text:p>0,0002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29584947">
            <text:p>0,05296</text:p>
          </table:table-cell>
          <table:table-cell office:value-type="float" office:value="0.0000044265">
            <text:p>0,00000</text:p>
          </table:table-cell>
          <table:table-cell office:value-type="float" office:value="0.6507796107">
            <text:p>0,65078</text:p>
          </table:table-cell>
          <table:table-cell office:value-type="float" office:value="0.0334893285">
            <text:p>0,03349</text:p>
          </table:table-cell>
          <table:table-cell office:value-type="float" office:value="0.000001592">
            <text:p>0,00000</text:p>
          </table:table-cell>
          <table:table-cell office:value-type="float" office:value="0.2621999249">
            <text:p>0,26220</text:p>
          </table:table-cell>
          <table:table-cell office:value-type="float" office:value="0.0001897412">
            <text:p>0,00019</text:p>
          </table:table-cell>
          <table:table-cell office:value-type="float" office:value="0">
            <text:p>0,00000</text:p>
          </table:table-cell>
          <table:table-cell office:value-type="float" office:value="0.0003768815">
            <text:p>0,00038</text:p>
          </table:table-cell>
          <table:table-cell/>
          <table:table-cell table:formula="of:=[.B232]+[.E232]+[.H232]" office:value-type="float" office:value="0.0866375644">
            <text:p>0,08664</text:p>
          </table:table-cell>
          <table:table-cell table:formula="of:=[.C232]+[.F232]+[.I232]" office:value-type="float" office:value="0.0000060185">
            <text:p>0,00001</text:p>
          </table:table-cell>
          <table:table-cell table:formula="of:=[.D232]+[.G232]+[.J232]" office:value-type="float" office:value="0.9133564171">
            <text:p>0,91336</text:p>
          </table:table-cell>
          <table:table-cell/>
          <table:table-cell table:formula="of:=SUM([.B232:.D232])" office:value-type="float" office:value="0.7037425319">
            <text:p>0,70374</text:p>
          </table:table-cell>
          <table:table-cell table:formula="of:=SUM([.E232:.G232])" office:value-type="float" office:value="0.2956908454">
            <text:p>0,29569</text:p>
          </table:table-cell>
          <table:table-cell table:formula="of:=SUM([.H232:.J232])" office:value-type="float" office:value="0.0005666227">
            <text:p>0,0005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18707147">
            <text:p>0,04187</text:p>
          </table:table-cell>
          <table:table-cell office:value-type="float" office:value="0.0000109306">
            <text:p>0,00001</text:p>
          </table:table-cell>
          <table:table-cell office:value-type="float" office:value="0.6608824222">
            <text:p>0,66088</text:p>
          </table:table-cell>
          <table:table-cell office:value-type="float" office:value="0.0115776786">
            <text:p>0,01158</text:p>
          </table:table-cell>
          <table:table-cell office:value-type="float" office:value="0.0000015962">
            <text:p>0,00000</text:p>
          </table:table-cell>
          <table:table-cell office:value-type="float" office:value="0.2853146675">
            <text:p>0,28531</text:p>
          </table:table-cell>
          <table:table-cell office:value-type="float" office:value="0.0001300409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2119494">
            <text:p>0,00021</text:p>
          </table:table-cell>
          <table:table-cell/>
          <table:table-cell table:formula="of:=[.B233]+[.E233]+[.H233]" office:value-type="float" office:value="0.0535784342">
            <text:p>0,05358</text:p>
          </table:table-cell>
          <table:table-cell table:formula="of:=[.C233]+[.F233]+[.I233]" office:value-type="float" office:value="0.0000125268">
            <text:p>0,00001</text:p>
          </table:table-cell>
          <table:table-cell table:formula="of:=[.D233]+[.G233]+[.J233]" office:value-type="float" office:value="0.9464090391">
            <text:p>0,94641</text:p>
          </table:table-cell>
          <table:table-cell/>
          <table:table-cell table:formula="of:=SUM([.B233:.D233])" office:value-type="float" office:value="0.7027640675">
            <text:p>0,70276</text:p>
          </table:table-cell>
          <table:table-cell table:formula="of:=SUM([.E233:.G233])" office:value-type="float" office:value="0.2968939423">
            <text:p>0,29689</text:p>
          </table:table-cell>
          <table:table-cell table:formula="of:=SUM([.H233:.J233])" office:value-type="float" office:value="0.0003419903">
            <text:p>0,0003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16303005">
            <text:p>0,05163</text:p>
          </table:table-cell>
          <table:table-cell office:value-type="float" office:value="0.0000073889">
            <text:p>0,00001</text:p>
          </table:table-cell>
          <table:table-cell office:value-type="float" office:value="0.6611014467">
            <text:p>0,66110</text:p>
          </table:table-cell>
          <table:table-cell office:value-type="float" office:value="0.0147977311">
            <text:p>0,01480</text:p>
          </table:table-cell>
          <table:table-cell office:value-type="float" office:value="0.0000038975">
            <text:p>0,00000</text:p>
          </table:table-cell>
          <table:table-cell office:value-type="float" office:value="0.2719796272">
            <text:p>0,27198</text:p>
          </table:table-cell>
          <table:table-cell office:value-type="float" office:value="0.000248833">
            <text:p>0,00025</text:p>
          </table:table-cell>
          <table:table-cell office:value-type="float" office:value="0">
            <text:p>0,00000</text:p>
          </table:table-cell>
          <table:table-cell office:value-type="float" office:value="0.0002307751">
            <text:p>0,00023</text:p>
          </table:table-cell>
          <table:table-cell/>
          <table:table-cell table:formula="of:=[.B234]+[.E234]+[.H234]" office:value-type="float" office:value="0.0666768646">
            <text:p>0,06668</text:p>
          </table:table-cell>
          <table:table-cell table:formula="of:=[.C234]+[.F234]+[.I234]" office:value-type="float" office:value="0.0000112864">
            <text:p>0,00001</text:p>
          </table:table-cell>
          <table:table-cell table:formula="of:=[.D234]+[.G234]+[.J234]" office:value-type="float" office:value="0.933311849">
            <text:p>0,93331</text:p>
          </table:table-cell>
          <table:table-cell/>
          <table:table-cell table:formula="of:=SUM([.B234:.D234])" office:value-type="float" office:value="0.7127391361">
            <text:p>0,71274</text:p>
          </table:table-cell>
          <table:table-cell table:formula="of:=SUM([.E234:.G234])" office:value-type="float" office:value="0.2867812558">
            <text:p>0,28678</text:p>
          </table:table-cell>
          <table:table-cell table:formula="of:=SUM([.H234:.J234])" office:value-type="float" office:value="0.0004796081">
            <text:p>0,0004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34516704">
            <text:p>0,11345</text:p>
          </table:table-cell>
          <table:table-cell office:value-type="float" office:value="0.0000228414">
            <text:p>0,00002</text:p>
          </table:table-cell>
          <table:table-cell office:value-type="float" office:value="0.6011673916">
            <text:p>0,60117</text:p>
          </table:table-cell>
          <table:table-cell office:value-type="float" office:value="0.0624324075">
            <text:p>0,06243</text:p>
          </table:table-cell>
          <table:table-cell office:value-type="float" office:value="0">
            <text:p>0,00000</text:p>
          </table:table-cell>
          <table:table-cell office:value-type="float" office:value="0.213093625">
            <text:p>0,21309</text:p>
          </table:table-cell>
          <table:table-cell office:value-type="float" office:value="0.0038531663">
            <text:p>0,00385</text:p>
          </table:table-cell>
          <table:table-cell office:value-type="float" office:value="0.0000139981">
            <text:p>0,00001</text:p>
          </table:table-cell>
          <table:table-cell office:value-type="float" office:value="0.0059648996">
            <text:p>0,00596</text:p>
          </table:table-cell>
          <table:table-cell/>
          <table:table-cell table:formula="of:=[.B235]+[.E235]+[.H235]" office:value-type="float" office:value="0.1797372442">
            <text:p>0,17974</text:p>
          </table:table-cell>
          <table:table-cell table:formula="of:=[.C235]+[.F235]+[.I235]" office:value-type="float" office:value="0.0000368395">
            <text:p>0,00004</text:p>
          </table:table-cell>
          <table:table-cell table:formula="of:=[.D235]+[.G235]+[.J235]" office:value-type="float" office:value="0.8202259162">
            <text:p>0,82023</text:p>
          </table:table-cell>
          <table:table-cell/>
          <table:table-cell table:formula="of:=SUM([.B235:.D235])" office:value-type="float" office:value="0.7146419034">
            <text:p>0,71464</text:p>
          </table:table-cell>
          <table:table-cell table:formula="of:=SUM([.E235:.G235])" office:value-type="float" office:value="0.2755260325">
            <text:p>0,27553</text:p>
          </table:table-cell>
          <table:table-cell table:formula="of:=SUM([.H235:.J235])" office:value-type="float" office:value="0.009832064">
            <text:p>0,0098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1766509">
            <text:p>0,05718</text:p>
          </table:table-cell>
          <table:table-cell office:value-type="float" office:value="0.0000012537">
            <text:p>0,00000</text:p>
          </table:table-cell>
          <table:table-cell office:value-type="float" office:value="0.6928793436">
            <text:p>0,69288</text:p>
          </table:table-cell>
          <table:table-cell office:value-type="float" office:value="0.019581531">
            <text:p>0,01958</text:p>
          </table:table-cell>
          <table:table-cell office:value-type="float" office:value="0.000039899">
            <text:p>0,00004</text:p>
          </table:table-cell>
          <table:table-cell office:value-type="float" office:value="0.2301031189">
            <text:p>0,23010</text:p>
          </table:table-cell>
          <table:table-cell office:value-type="float" office:value="0.0001546358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00635672">
            <text:p>0,00006</text:p>
          </table:table-cell>
          <table:table-cell/>
          <table:table-cell table:formula="of:=[.B236]+[.E236]+[.H236]" office:value-type="float" office:value="0.0769128177">
            <text:p>0,07691</text:p>
          </table:table-cell>
          <table:table-cell table:formula="of:=[.C236]+[.F236]+[.I236]" office:value-type="float" office:value="0.0000411527">
            <text:p>0,00004</text:p>
          </table:table-cell>
          <table:table-cell table:formula="of:=[.D236]+[.G236]+[.J236]" office:value-type="float" office:value="0.9230460297">
            <text:p>0,92305</text:p>
          </table:table-cell>
          <table:table-cell/>
          <table:table-cell table:formula="of:=SUM([.B236:.D236])" office:value-type="float" office:value="0.7500572482">
            <text:p>0,75006</text:p>
          </table:table-cell>
          <table:table-cell table:formula="of:=SUM([.E236:.G236])" office:value-type="float" office:value="0.2497245489">
            <text:p>0,24972</text:p>
          </table:table-cell>
          <table:table-cell table:formula="of:=SUM([.H236:.J236])" office:value-type="float" office:value="0.000218203">
            <text:p>0,0002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405574572">
            <text:p>0,14056</text:p>
          </table:table-cell>
          <table:table-cell office:value-type="float" office:value="0.0000005194">
            <text:p>0,00000</text:p>
          </table:table-cell>
          <table:table-cell office:value-type="float" office:value="0.5905250032">
            <text:p>0,59053</text:p>
          </table:table-cell>
          <table:table-cell office:value-type="float" office:value="0.0405769569">
            <text:p>0,04058</text:p>
          </table:table-cell>
          <table:table-cell office:value-type="float" office:value="0">
            <text:p>0,00000</text:p>
          </table:table-cell>
          <table:table-cell office:value-type="float" office:value="0.2270622893">
            <text:p>0,22706</text:p>
          </table:table-cell>
          <table:table-cell office:value-type="float" office:value="0.000545921">
            <text:p>0,00055</text:p>
          </table:table-cell>
          <table:table-cell office:value-type="float" office:value="0.0000050855">
            <text:p>0,00001</text:p>
          </table:table-cell>
          <table:table-cell office:value-type="float" office:value="0.0007267675">
            <text:p>0,00073</text:p>
          </table:table-cell>
          <table:table-cell/>
          <table:table-cell table:formula="of:=[.B237]+[.E237]+[.H237]" office:value-type="float" office:value="0.1816803351">
            <text:p>0,18168</text:p>
          </table:table-cell>
          <table:table-cell table:formula="of:=[.C237]+[.F237]+[.I237]" office:value-type="float" office:value="0.0000056049">
            <text:p>0,00001</text:p>
          </table:table-cell>
          <table:table-cell table:formula="of:=[.D237]+[.G237]+[.J237]" office:value-type="float" office:value="0.81831406">
            <text:p>0,81831</text:p>
          </table:table-cell>
          <table:table-cell/>
          <table:table-cell table:formula="of:=SUM([.B237:.D237])" office:value-type="float" office:value="0.7310829798">
            <text:p>0,73108</text:p>
          </table:table-cell>
          <table:table-cell table:formula="of:=SUM([.E237:.G237])" office:value-type="float" office:value="0.2676392462">
            <text:p>0,26764</text:p>
          </table:table-cell>
          <table:table-cell table:formula="of:=SUM([.H237:.J237])" office:value-type="float" office:value="0.001277774">
            <text:p>0,0012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87063837">
            <text:p>0,11871</text:p>
          </table:table-cell>
          <table:table-cell office:value-type="float" office:value="0.0000009187">
            <text:p>0,00000</text:p>
          </table:table-cell>
          <table:table-cell office:value-type="float" office:value="0.6088005339">
            <text:p>0,60880</text:p>
          </table:table-cell>
          <table:table-cell office:value-type="float" office:value="0.0469997971">
            <text:p>0,04700</text:p>
          </table:table-cell>
          <table:table-cell office:value-type="float" office:value="0">
            <text:p>0,00000</text:p>
          </table:table-cell>
          <table:table-cell office:value-type="float" office:value="0.2188170403">
            <text:p>0,21882</text:p>
          </table:table-cell>
          <table:table-cell office:value-type="float" office:value="0.0009221554">
            <text:p>0,00092</text:p>
          </table:table-cell>
          <table:table-cell office:value-type="float" office:value="0.0001295879">
            <text:p>0,00013</text:p>
          </table:table-cell>
          <table:table-cell office:value-type="float" office:value="0.005623583">
            <text:p>0,00562</text:p>
          </table:table-cell>
          <table:table-cell/>
          <table:table-cell table:formula="of:=[.B238]+[.E238]+[.H238]" office:value-type="float" office:value="0.1666283362">
            <text:p>0,16663</text:p>
          </table:table-cell>
          <table:table-cell table:formula="of:=[.C238]+[.F238]+[.I238]" office:value-type="float" office:value="0.0001305066">
            <text:p>0,00013</text:p>
          </table:table-cell>
          <table:table-cell table:formula="of:=[.D238]+[.G238]+[.J238]" office:value-type="float" office:value="0.8332411572">
            <text:p>0,83324</text:p>
          </table:table-cell>
          <table:table-cell/>
          <table:table-cell table:formula="of:=SUM([.B238:.D238])" office:value-type="float" office:value="0.7275078363">
            <text:p>0,72751</text:p>
          </table:table-cell>
          <table:table-cell table:formula="of:=SUM([.E238:.G238])" office:value-type="float" office:value="0.2658168374">
            <text:p>0,26582</text:p>
          </table:table-cell>
          <table:table-cell table:formula="of:=SUM([.H238:.J238])" office:value-type="float" office:value="0.0066753263">
            <text:p>0,0066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84736783">
            <text:p>0,04847</text:p>
          </table:table-cell>
          <table:table-cell office:value-type="float" office:value="0.0000004153">
            <text:p>0,00000</text:p>
          </table:table-cell>
          <table:table-cell office:value-type="float" office:value="0.6849992365">
            <text:p>0,68500</text:p>
          </table:table-cell>
          <table:table-cell office:value-type="float" office:value="0.0137699955">
            <text:p>0,01377</text:p>
          </table:table-cell>
          <table:table-cell office:value-type="float" office:value="0.0000036997">
            <text:p>0,00000</text:p>
          </table:table-cell>
          <table:table-cell office:value-type="float" office:value="0.2524887988">
            <text:p>0,25249</text:p>
          </table:table-cell>
          <table:table-cell office:value-type="float" office:value="0.0000777703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1864058">
            <text:p>0,00019</text:p>
          </table:table-cell>
          <table:table-cell/>
          <table:table-cell table:formula="of:=[.B239]+[.E239]+[.H239]" office:value-type="float" office:value="0.0623214441">
            <text:p>0,06232</text:p>
          </table:table-cell>
          <table:table-cell table:formula="of:=[.C239]+[.F239]+[.I239]" office:value-type="float" office:value="0.000004115">
            <text:p>0,00000</text:p>
          </table:table-cell>
          <table:table-cell table:formula="of:=[.D239]+[.G239]+[.J239]" office:value-type="float" office:value="0.9376744411">
            <text:p>0,93767</text:p>
          </table:table-cell>
          <table:table-cell/>
          <table:table-cell table:formula="of:=SUM([.B239:.D239])" office:value-type="float" office:value="0.7334733301">
            <text:p>0,73347</text:p>
          </table:table-cell>
          <table:table-cell table:formula="of:=SUM([.E239:.G239])" office:value-type="float" office:value="0.266262494">
            <text:p>0,26626</text:p>
          </table:table-cell>
          <table:table-cell table:formula="of:=SUM([.H239:.J239])" office:value-type="float" office:value="0.0002641761">
            <text:p>0,0002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85451655">
            <text:p>0,03855</text:p>
          </table:table-cell>
          <table:table-cell office:value-type="float" office:value="0.0000004483">
            <text:p>0,00000</text:p>
          </table:table-cell>
          <table:table-cell office:value-type="float" office:value="0.6958305215">
            <text:p>0,69583</text:p>
          </table:table-cell>
          <table:table-cell office:value-type="float" office:value="0.0180444824">
            <text:p>0,01804</text:p>
          </table:table-cell>
          <table:table-cell office:value-type="float" office:value="0.000005615">
            <text:p>0,00001</text:p>
          </table:table-cell>
          <table:table-cell office:value-type="float" office:value="0.2474250344">
            <text:p>0,24743</text:p>
          </table:table-cell>
          <table:table-cell office:value-type="float" office:value="0.0000752475">
            <text:p>0,00008</text:p>
          </table:table-cell>
          <table:table-cell office:value-type="float" office:value="0">
            <text:p>0,00000</text:p>
          </table:table-cell>
          <table:table-cell office:value-type="float" office:value="0.0000734853">
            <text:p>0,00007</text:p>
          </table:table-cell>
          <table:table-cell/>
          <table:table-cell table:formula="of:=[.B240]+[.E240]+[.H240]" office:value-type="float" office:value="0.0566648954">
            <text:p>0,05666</text:p>
          </table:table-cell>
          <table:table-cell table:formula="of:=[.C240]+[.F240]+[.I240]" office:value-type="float" office:value="0.0000060633">
            <text:p>0,00001</text:p>
          </table:table-cell>
          <table:table-cell table:formula="of:=[.D240]+[.G240]+[.J240]" office:value-type="float" office:value="0.9433290412">
            <text:p>0,94333</text:p>
          </table:table-cell>
          <table:table-cell/>
          <table:table-cell table:formula="of:=SUM([.B240:.D240])" office:value-type="float" office:value="0.7343761353">
            <text:p>0,73438</text:p>
          </table:table-cell>
          <table:table-cell table:formula="of:=SUM([.E240:.G240])" office:value-type="float" office:value="0.2654751318">
            <text:p>0,26548</text:p>
          </table:table-cell>
          <table:table-cell table:formula="of:=SUM([.H240:.J240])" office:value-type="float" office:value="0.0001487328">
            <text:p>0,0001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80196133">
            <text:p>0,06802</text:p>
          </table:table-cell>
          <table:table-cell office:value-type="float" office:value="0.0000262576">
            <text:p>0,00003</text:p>
          </table:table-cell>
          <table:table-cell office:value-type="float" office:value="0.9051864598">
            <text:p>0,90519</text:p>
          </table:table-cell>
          <table:table-cell office:value-type="float" office:value="0.0036724339">
            <text:p>0,00367</text:p>
          </table:table-cell>
          <table:table-cell office:value-type="float" office:value="0">
            <text:p>0,00000</text:p>
          </table:table-cell>
          <table:table-cell office:value-type="float" office:value="0.0153109531">
            <text:p>0,01531</text:p>
          </table:table-cell>
          <table:table-cell office:value-type="float" office:value="0.00315775">
            <text:p>0,00316</text:p>
          </table:table-cell>
          <table:table-cell office:value-type="float" office:value="0.0000240663">
            <text:p>0,00002</text:p>
          </table:table-cell>
          <table:table-cell office:value-type="float" office:value="0.004602466">
            <text:p>0,00460</text:p>
          </table:table-cell>
          <table:table-cell/>
          <table:table-cell table:formula="of:=[.B241]+[.E241]+[.H241]" office:value-type="float" office:value="0.0748497972">
            <text:p>0,07485</text:p>
          </table:table-cell>
          <table:table-cell table:formula="of:=[.C241]+[.F241]+[.I241]" office:value-type="float" office:value="0.0000503239">
            <text:p>0,00005</text:p>
          </table:table-cell>
          <table:table-cell table:formula="of:=[.D241]+[.G241]+[.J241]" office:value-type="float" office:value="0.9250998789">
            <text:p>0,92510</text:p>
          </table:table-cell>
          <table:table-cell/>
          <table:table-cell table:formula="of:=SUM([.B241:.D241])" office:value-type="float" office:value="0.9732323307">
            <text:p>0,97323</text:p>
          </table:table-cell>
          <table:table-cell table:formula="of:=SUM([.E241:.G241])" office:value-type="float" office:value="0.018983387">
            <text:p>0,01898</text:p>
          </table:table-cell>
          <table:table-cell table:formula="of:=SUM([.H241:.J241])" office:value-type="float" office:value="0.0077842823">
            <text:p>0,0077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25751816">
            <text:p>0,13258</text:p>
          </table:table-cell>
          <table:table-cell office:value-type="float" office:value="0.0000024908">
            <text:p>0,00000</text:p>
          </table:table-cell>
          <table:table-cell office:value-type="float" office:value="0.5946186813">
            <text:p>0,59462</text:p>
          </table:table-cell>
          <table:table-cell office:value-type="float" office:value="0.051988569">
            <text:p>0,05199</text:p>
          </table:table-cell>
          <table:table-cell office:value-type="float" office:value="0">
            <text:p>0,00000</text:p>
          </table:table-cell>
          <table:table-cell office:value-type="float" office:value="0.2148318161">
            <text:p>0,21483</text:p>
          </table:table-cell>
          <table:table-cell office:value-type="float" office:value="0.0036398937">
            <text:p>0,00364</text:p>
          </table:table-cell>
          <table:table-cell office:value-type="float" office:value="0.0000508301">
            <text:p>0,00005</text:p>
          </table:table-cell>
          <table:table-cell office:value-type="float" office:value="0.0022925374">
            <text:p>0,00229</text:p>
          </table:table-cell>
          <table:table-cell/>
          <table:table-cell table:formula="of:=[.B242]+[.E242]+[.H242]" office:value-type="float" office:value="0.1882036443">
            <text:p>0,18820</text:p>
          </table:table-cell>
          <table:table-cell table:formula="of:=[.C242]+[.F242]+[.I242]" office:value-type="float" office:value="0.0000533209">
            <text:p>0,00005</text:p>
          </table:table-cell>
          <table:table-cell table:formula="of:=[.D242]+[.G242]+[.J242]" office:value-type="float" office:value="0.8117430348">
            <text:p>0,81174</text:p>
          </table:table-cell>
          <table:table-cell/>
          <table:table-cell table:formula="of:=SUM([.B242:.D242])" office:value-type="float" office:value="0.7271963537">
            <text:p>0,72720</text:p>
          </table:table-cell>
          <table:table-cell table:formula="of:=SUM([.E242:.G242])" office:value-type="float" office:value="0.2668203851">
            <text:p>0,26682</text:p>
          </table:table-cell>
          <table:table-cell table:formula="of:=SUM([.H242:.J242])" office:value-type="float" office:value="0.0059832612">
            <text:p>0,0059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31768835">
            <text:p>0,06318</text:p>
          </table:table-cell>
          <table:table-cell office:value-type="float" office:value="0.0000065018">
            <text:p>0,00001</text:p>
          </table:table-cell>
          <table:table-cell office:value-type="float" office:value="0.9175916129">
            <text:p>0,91759</text:p>
          </table:table-cell>
          <table:table-cell office:value-type="float" office:value="0.0017729164">
            <text:p>0,00177</text:p>
          </table:table-cell>
          <table:table-cell office:value-type="float" office:value="0">
            <text:p>0,00000</text:p>
          </table:table-cell>
          <table:table-cell office:value-type="float" office:value="0.014913216">
            <text:p>0,01491</text:p>
          </table:table-cell>
          <table:table-cell office:value-type="float" office:value="0.0012565559">
            <text:p>0,00126</text:p>
          </table:table-cell>
          <table:table-cell office:value-type="float" office:value="0.0000474088">
            <text:p>0,00005</text:p>
          </table:table-cell>
          <table:table-cell office:value-type="float" office:value="0.0012349047">
            <text:p>0,00123</text:p>
          </table:table-cell>
          <table:table-cell/>
          <table:table-cell table:formula="of:=[.B243]+[.E243]+[.H243]" office:value-type="float" office:value="0.0662063558">
            <text:p>0,06621</text:p>
          </table:table-cell>
          <table:table-cell table:formula="of:=[.C243]+[.F243]+[.I243]" office:value-type="float" office:value="0.0000539106">
            <text:p>0,00005</text:p>
          </table:table-cell>
          <table:table-cell table:formula="of:=[.D243]+[.G243]+[.J243]" office:value-type="float" office:value="0.9337397336">
            <text:p>0,93374</text:p>
          </table:table-cell>
          <table:table-cell/>
          <table:table-cell table:formula="of:=SUM([.B243:.D243])" office:value-type="float" office:value="0.9807749982">
            <text:p>0,98077</text:p>
          </table:table-cell>
          <table:table-cell table:formula="of:=SUM([.E243:.G243])" office:value-type="float" office:value="0.0166861324">
            <text:p>0,01669</text:p>
          </table:table-cell>
          <table:table-cell table:formula="of:=SUM([.H243:.J243])" office:value-type="float" office:value="0.0025388694">
            <text:p>0,0025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46357893">
            <text:p>0,04464</text:p>
          </table:table-cell>
          <table:table-cell office:value-type="float" office:value="0.0000330271">
            <text:p>0,00003</text:p>
          </table:table-cell>
          <table:table-cell office:value-type="float" office:value="0.6813316111">
            <text:p>0,68133</text:p>
          </table:table-cell>
          <table:table-cell office:value-type="float" office:value="0.0242985965">
            <text:p>0,02430</text:p>
          </table:table-cell>
          <table:table-cell office:value-type="float" office:value="0.0000009132">
            <text:p>0,00000</text:p>
          </table:table-cell>
          <table:table-cell office:value-type="float" office:value="0.2483532041">
            <text:p>0,24835</text:p>
          </table:table-cell>
          <table:table-cell office:value-type="float" office:value="0.0011335157">
            <text:p>0,00113</text:p>
          </table:table-cell>
          <table:table-cell office:value-type="float" office:value="0.0000337211">
            <text:p>0,00003</text:p>
          </table:table-cell>
          <table:table-cell office:value-type="float" office:value="0.000179622">
            <text:p>0,00018</text:p>
          </table:table-cell>
          <table:table-cell/>
          <table:table-cell table:formula="of:=[.B244]+[.E244]+[.H244]" office:value-type="float" office:value="0.0700679015">
            <text:p>0,07007</text:p>
          </table:table-cell>
          <table:table-cell table:formula="of:=[.C244]+[.F244]+[.I244]" office:value-type="float" office:value="0.0000676614">
            <text:p>0,00007</text:p>
          </table:table-cell>
          <table:table-cell table:formula="of:=[.D244]+[.G244]+[.J244]" office:value-type="float" office:value="0.9298644372">
            <text:p>0,92986</text:p>
          </table:table-cell>
          <table:table-cell/>
          <table:table-cell table:formula="of:=SUM([.B244:.D244])" office:value-type="float" office:value="0.7260004275">
            <text:p>0,72600</text:p>
          </table:table-cell>
          <table:table-cell table:formula="of:=SUM([.E244:.G244])" office:value-type="float" office:value="0.2726527138">
            <text:p>0,27265</text:p>
          </table:table-cell>
          <table:table-cell table:formula="of:=SUM([.H244:.J244])" office:value-type="float" office:value="0.0013468588">
            <text:p>0,0013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90620744">
            <text:p>0,04906</text:p>
          </table:table-cell>
          <table:table-cell office:value-type="float" office:value="0.0000028751">
            <text:p>0,00000</text:p>
          </table:table-cell>
          <table:table-cell office:value-type="float" office:value="0.6591892842">
            <text:p>0,65919</text:p>
          </table:table-cell>
          <table:table-cell office:value-type="float" office:value="0.016710954">
            <text:p>0,01671</text:p>
          </table:table-cell>
          <table:table-cell office:value-type="float" office:value="0.0000034559">
            <text:p>0,00000</text:p>
          </table:table-cell>
          <table:table-cell office:value-type="float" office:value="0.2747195397">
            <text:p>0,27472</text:p>
          </table:table-cell>
          <table:table-cell office:value-type="float" office:value="0.000110042">
            <text:p>0,00011</text:p>
          </table:table-cell>
          <table:table-cell office:value-type="float" office:value="0">
            <text:p>0,00000</text:p>
          </table:table-cell>
          <table:table-cell office:value-type="float" office:value="0.0002017746">
            <text:p>0,00020</text:p>
          </table:table-cell>
          <table:table-cell/>
          <table:table-cell table:formula="of:=[.B245]+[.E245]+[.H245]" office:value-type="float" office:value="0.0658830704">
            <text:p>0,06588</text:p>
          </table:table-cell>
          <table:table-cell table:formula="of:=[.C245]+[.F245]+[.I245]" office:value-type="float" office:value="0.000006331">
            <text:p>0,00001</text:p>
          </table:table-cell>
          <table:table-cell table:formula="of:=[.D245]+[.G245]+[.J245]" office:value-type="float" office:value="0.9341105985">
            <text:p>0,93411</text:p>
          </table:table-cell>
          <table:table-cell/>
          <table:table-cell table:formula="of:=SUM([.B245:.D245])" office:value-type="float" office:value="0.7082542337">
            <text:p>0,70825</text:p>
          </table:table-cell>
          <table:table-cell table:formula="of:=SUM([.E245:.G245])" office:value-type="float" office:value="0.2914339496">
            <text:p>0,29143</text:p>
          </table:table-cell>
          <table:table-cell table:formula="of:=SUM([.H245:.J245])" office:value-type="float" office:value="0.0003118166">
            <text:p>0,0003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82305405">
            <text:p>0,04823</text:p>
          </table:table-cell>
          <table:table-cell office:value-type="float" office:value="0.000055344">
            <text:p>0,00006</text:p>
          </table:table-cell>
          <table:table-cell office:value-type="float" office:value="0.9281055759">
            <text:p>0,92811</text:p>
          </table:table-cell>
          <table:table-cell office:value-type="float" office:value="0.0007687555">
            <text:p>0,00077</text:p>
          </table:table-cell>
          <table:table-cell office:value-type="float" office:value="0">
            <text:p>0,00000</text:p>
          </table:table-cell>
          <table:table-cell office:value-type="float" office:value="0.0152953413">
            <text:p>0,01530</text:p>
          </table:table-cell>
          <table:table-cell office:value-type="float" office:value="0.0040986483">
            <text:p>0,00410</text:p>
          </table:table-cell>
          <table:table-cell office:value-type="float" office:value="0.0000479606">
            <text:p>0,00005</text:p>
          </table:table-cell>
          <table:table-cell office:value-type="float" office:value="0.0033978338">
            <text:p>0,00340</text:p>
          </table:table-cell>
          <table:table-cell/>
          <table:table-cell table:formula="of:=[.B246]+[.E246]+[.H246]" office:value-type="float" office:value="0.0530979443">
            <text:p>0,05310</text:p>
          </table:table-cell>
          <table:table-cell table:formula="of:=[.C246]+[.F246]+[.I246]" office:value-type="float" office:value="0.0001033046">
            <text:p>0,00010</text:p>
          </table:table-cell>
          <table:table-cell table:formula="of:=[.D246]+[.G246]+[.J246]" office:value-type="float" office:value="0.946798751">
            <text:p>0,94680</text:p>
          </table:table-cell>
          <table:table-cell/>
          <table:table-cell table:formula="of:=SUM([.B246:.D246])" office:value-type="float" office:value="0.9763914604">
            <text:p>0,97639</text:p>
          </table:table-cell>
          <table:table-cell table:formula="of:=SUM([.E246:.G246])" office:value-type="float" office:value="0.0160640968">
            <text:p>0,01606</text:p>
          </table:table-cell>
          <table:table-cell table:formula="of:=SUM([.H246:.J246])" office:value-type="float" office:value="0.0075444427">
            <text:p>0,0075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22160638">
            <text:p>0,07222</text:p>
          </table:table-cell>
          <table:table-cell office:value-type="float" office:value="0.0000294181">
            <text:p>0,00003</text:p>
          </table:table-cell>
          <table:table-cell office:value-type="float" office:value="0.9149295206">
            <text:p>0,91493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095377278">
            <text:p>0,00954</text:p>
          </table:table-cell>
          <table:table-cell office:value-type="float" office:value="0.0025532759">
            <text:p>0,00255</text:p>
          </table:table-cell>
          <table:table-cell office:value-type="float" office:value="0.0000963385">
            <text:p>0,00010</text:p>
          </table:table-cell>
          <table:table-cell office:value-type="float" office:value="0.0006376552">
            <text:p>0,00064</text:p>
          </table:table-cell>
          <table:table-cell/>
          <table:table-cell table:formula="of:=[.B247]+[.E247]+[.H247]" office:value-type="float" office:value="0.0747693397">
            <text:p>0,07477</text:p>
          </table:table-cell>
          <table:table-cell table:formula="of:=[.C247]+[.F247]+[.I247]" office:value-type="float" office:value="0.0001257566">
            <text:p>0,00013</text:p>
          </table:table-cell>
          <table:table-cell table:formula="of:=[.D247]+[.G247]+[.J247]" office:value-type="float" office:value="0.9251049036">
            <text:p>0,92510</text:p>
          </table:table-cell>
          <table:table-cell/>
          <table:table-cell table:formula="of:=SUM([.B247:.D247])" office:value-type="float" office:value="0.9871750025">
            <text:p>0,98718</text:p>
          </table:table-cell>
          <table:table-cell table:formula="of:=SUM([.E247:.G247])" office:value-type="float" office:value="0.0095377278">
            <text:p>0,00954</text:p>
          </table:table-cell>
          <table:table-cell table:formula="of:=SUM([.H247:.J247])" office:value-type="float" office:value="0.0032872696">
            <text:p>0,003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92259969">
            <text:p>0,05923</text:p>
          </table:table-cell>
          <table:table-cell office:value-type="float" office:value="0.0000027786">
            <text:p>0,00000</text:p>
          </table:table-cell>
          <table:table-cell office:value-type="float" office:value="0.6502158128">
            <text:p>0,65022</text:p>
          </table:table-cell>
          <table:table-cell office:value-type="float" office:value="0.0134468985">
            <text:p>0,01345</text:p>
          </table:table-cell>
          <table:table-cell office:value-type="float" office:value="0.0000019937">
            <text:p>0,00000</text:p>
          </table:table-cell>
          <table:table-cell office:value-type="float" office:value="0.2767323556">
            <text:p>0,27673</text:p>
          </table:table-cell>
          <table:table-cell office:value-type="float" office:value="0.0001746304">
            <text:p>0,00017</text:p>
          </table:table-cell>
          <table:table-cell office:value-type="float" office:value="0">
            <text:p>0,00000</text:p>
          </table:table-cell>
          <table:table-cell office:value-type="float" office:value="0.0001995335">
            <text:p>0,00020</text:p>
          </table:table-cell>
          <table:table-cell/>
          <table:table-cell table:formula="of:=[.B248]+[.E248]+[.H248]" office:value-type="float" office:value="0.0728475258">
            <text:p>0,07285</text:p>
          </table:table-cell>
          <table:table-cell table:formula="of:=[.C248]+[.F248]+[.I248]" office:value-type="float" office:value="0.0000047723">
            <text:p>0,00000</text:p>
          </table:table-cell>
          <table:table-cell table:formula="of:=[.D248]+[.G248]+[.J248]" office:value-type="float" office:value="0.9271477019">
            <text:p>0,92715</text:p>
          </table:table-cell>
          <table:table-cell/>
          <table:table-cell table:formula="of:=SUM([.B248:.D248])" office:value-type="float" office:value="0.7094445883">
            <text:p>0,70944</text:p>
          </table:table-cell>
          <table:table-cell table:formula="of:=SUM([.E248:.G248])" office:value-type="float" office:value="0.2901812478">
            <text:p>0,29018</text:p>
          </table:table-cell>
          <table:table-cell table:formula="of:=SUM([.H248:.J248])" office:value-type="float" office:value="0.0003741639">
            <text:p>0,0003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766459001">
            <text:p>0,07665</text:p>
          </table:table-cell>
          <table:table-cell office:value-type="float" office:value="0.0000550062">
            <text:p>0,00006</text:p>
          </table:table-cell>
          <table:table-cell office:value-type="float" office:value="0.9058466492">
            <text:p>0,90585</text:p>
          </table:table-cell>
          <table:table-cell office:value-type="float" office:value="0.0008089536">
            <text:p>0,00081</text:p>
          </table:table-cell>
          <table:table-cell office:value-type="float" office:value="0">
            <text:p>0,00000</text:p>
          </table:table-cell>
          <table:table-cell office:value-type="float" office:value="0.0122746237">
            <text:p>0,01227</text:p>
          </table:table-cell>
          <table:table-cell office:value-type="float" office:value="0.0033542828">
            <text:p>0,00335</text:p>
          </table:table-cell>
          <table:table-cell office:value-type="float" office:value="0.000046237">
            <text:p>0,00005</text:p>
          </table:table-cell>
          <table:table-cell office:value-type="float" office:value="0.0009683474">
            <text:p>0,00097</text:p>
          </table:table-cell>
          <table:table-cell/>
          <table:table-cell table:formula="of:=[.B249]+[.E249]+[.H249]" office:value-type="float" office:value="0.0808091365">
            <text:p>0,08081</text:p>
          </table:table-cell>
          <table:table-cell table:formula="of:=[.C249]+[.F249]+[.I249]" office:value-type="float" office:value="0.0001012432">
            <text:p>0,00010</text:p>
          </table:table-cell>
          <table:table-cell table:formula="of:=[.D249]+[.G249]+[.J249]" office:value-type="float" office:value="0.9190896203">
            <text:p>0,91909</text:p>
          </table:table-cell>
          <table:table-cell/>
          <table:table-cell table:formula="of:=SUM([.B249:.D249])" office:value-type="float" office:value="0.9825475555">
            <text:p>0,98255</text:p>
          </table:table-cell>
          <table:table-cell table:formula="of:=SUM([.E249:.G249])" office:value-type="float" office:value="0.0130835773">
            <text:p>0,01308</text:p>
          </table:table-cell>
          <table:table-cell table:formula="of:=SUM([.H249:.J249])" office:value-type="float" office:value="0.0043688672">
            <text:p>0,0043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86472217">
            <text:p>0,03865</text:p>
          </table:table-cell>
          <table:table-cell office:value-type="float" office:value="0.000007235">
            <text:p>0,00001</text:p>
          </table:table-cell>
          <table:table-cell office:value-type="float" office:value="0.6858680277">
            <text:p>0,68587</text:p>
          </table:table-cell>
          <table:table-cell office:value-type="float" office:value="0.0219691229">
            <text:p>0,02197</text:p>
          </table:table-cell>
          <table:table-cell office:value-type="float" office:value="0.0000014965">
            <text:p>0,00000</text:p>
          </table:table-cell>
          <table:table-cell office:value-type="float" office:value="0.2533081457">
            <text:p>0,25331</text:p>
          </table:table-cell>
          <table:table-cell office:value-type="float" office:value="0.0001223197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0764308">
            <text:p>0,00008</text:p>
          </table:table-cell>
          <table:table-cell/>
          <table:table-cell table:formula="of:=[.B250]+[.E250]+[.H250]" office:value-type="float" office:value="0.0607386643">
            <text:p>0,06074</text:p>
          </table:table-cell>
          <table:table-cell table:formula="of:=[.C250]+[.F250]+[.I250]" office:value-type="float" office:value="0.0000087315">
            <text:p>0,00001</text:p>
          </table:table-cell>
          <table:table-cell table:formula="of:=[.D250]+[.G250]+[.J250]" office:value-type="float" office:value="0.9392526042">
            <text:p>0,93925</text:p>
          </table:table-cell>
          <table:table-cell/>
          <table:table-cell table:formula="of:=SUM([.B250:.D250])" office:value-type="float" office:value="0.7245224844">
            <text:p>0,72452</text:p>
          </table:table-cell>
          <table:table-cell table:formula="of:=SUM([.E250:.G250])" office:value-type="float" office:value="0.2752787651">
            <text:p>0,27528</text:p>
          </table:table-cell>
          <table:table-cell table:formula="of:=SUM([.H250:.J250])" office:value-type="float" office:value="0.0001987505">
            <text:p>0,0002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9035932">
            <text:p>0,11904</text:p>
          </table:table-cell>
          <table:table-cell office:value-type="float" office:value="0.0000526405">
            <text:p>0,00005</text:p>
          </table:table-cell>
          <table:table-cell office:value-type="float" office:value="0.6093168211">
            <text:p>0,60932</text:p>
          </table:table-cell>
          <table:table-cell office:value-type="float" office:value="0.0606556836">
            <text:p>0,06066</text:p>
          </table:table-cell>
          <table:table-cell office:value-type="float" office:value="0">
            <text:p>0,00000</text:p>
          </table:table-cell>
          <table:table-cell office:value-type="float" office:value="0.2036483959">
            <text:p>0,20365</text:p>
          </table:table-cell>
          <table:table-cell office:value-type="float" office:value="0.0041126432">
            <text:p>0,00411</text:p>
          </table:table-cell>
          <table:table-cell office:value-type="float" office:value="0.0000541104">
            <text:p>0,00005</text:p>
          </table:table-cell>
          <table:table-cell office:value-type="float" office:value="0.0031237733">
            <text:p>0,00312</text:p>
          </table:table-cell>
          <table:table-cell/>
          <table:table-cell table:formula="of:=[.B251]+[.E251]+[.H251]" office:value-type="float" office:value="0.1838042588">
            <text:p>0,18380</text:p>
          </table:table-cell>
          <table:table-cell table:formula="of:=[.C251]+[.F251]+[.I251]" office:value-type="float" office:value="0.0001067509">
            <text:p>0,00011</text:p>
          </table:table-cell>
          <table:table-cell table:formula="of:=[.D251]+[.G251]+[.J251]" office:value-type="float" office:value="0.8160889903">
            <text:p>0,81609</text:p>
          </table:table-cell>
          <table:table-cell/>
          <table:table-cell table:formula="of:=SUM([.B251:.D251])" office:value-type="float" office:value="0.7284053936">
            <text:p>0,72841</text:p>
          </table:table-cell>
          <table:table-cell table:formula="of:=SUM([.E251:.G251])" office:value-type="float" office:value="0.2643040795">
            <text:p>0,26430</text:p>
          </table:table-cell>
          <table:table-cell table:formula="of:=SUM([.H251:.J251])" office:value-type="float" office:value="0.0072905269">
            <text:p>0,0072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16773118">
            <text:p>0,04168</text:p>
          </table:table-cell>
          <table:table-cell office:value-type="float" office:value="0.0000034182">
            <text:p>0,00000</text:p>
          </table:table-cell>
          <table:table-cell office:value-type="float" office:value="0.6733686631">
            <text:p>0,67337</text:p>
          </table:table-cell>
          <table:table-cell office:value-type="float" office:value="0.0178611929">
            <text:p>0,01786</text:p>
          </table:table-cell>
          <table:table-cell office:value-type="float" office:value="0.0000025743">
            <text:p>0,00000</text:p>
          </table:table-cell>
          <table:table-cell office:value-type="float" office:value="0.2660448072">
            <text:p>0,26604</text:p>
          </table:table-cell>
          <table:table-cell office:value-type="float" office:value="0.0000689703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9730621">
            <text:p>0,00097</text:p>
          </table:table-cell>
          <table:table-cell/>
          <table:table-cell table:formula="of:=[.B252]+[.E252]+[.H252]" office:value-type="float" office:value="0.059607475">
            <text:p>0,05961</text:p>
          </table:table-cell>
          <table:table-cell table:formula="of:=[.C252]+[.F252]+[.I252]" office:value-type="float" office:value="0.0000059925">
            <text:p>0,00001</text:p>
          </table:table-cell>
          <table:table-cell table:formula="of:=[.D252]+[.G252]+[.J252]" office:value-type="float" office:value="0.9403865324">
            <text:p>0,94039</text:p>
          </table:table-cell>
          <table:table-cell/>
          <table:table-cell table:formula="of:=SUM([.B252:.D252])" office:value-type="float" office:value="0.7150493931">
            <text:p>0,71505</text:p>
          </table:table-cell>
          <table:table-cell table:formula="of:=SUM([.E252:.G252])" office:value-type="float" office:value="0.2839085744">
            <text:p>0,28391</text:p>
          </table:table-cell>
          <table:table-cell table:formula="of:=SUM([.H252:.J252])" office:value-type="float" office:value="0.0010420324">
            <text:p>0,0010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04218888">
            <text:p>0,06042</text:p>
          </table:table-cell>
          <table:table-cell office:value-type="float" office:value="0.0000020602">
            <text:p>0,00000</text:p>
          </table:table-cell>
          <table:table-cell office:value-type="float" office:value="0.659623844">
            <text:p>0,65962</text:p>
          </table:table-cell>
          <table:table-cell office:value-type="float" office:value="0.0210416774">
            <text:p>0,02104</text:p>
          </table:table-cell>
          <table:table-cell office:value-type="float" office:value="0.0000167131">
            <text:p>0,00002</text:p>
          </table:table-cell>
          <table:table-cell office:value-type="float" office:value="0.2568871747">
            <text:p>0,25689</text:p>
          </table:table-cell>
          <table:table-cell office:value-type="float" office:value="0.0000939241">
            <text:p>0,00009</text:p>
          </table:table-cell>
          <table:table-cell office:value-type="float" office:value="0.0000005795">
            <text:p>0,00000</text:p>
          </table:table-cell>
          <table:table-cell office:value-type="float" office:value="0.0019121384">
            <text:p>0,00191</text:p>
          </table:table-cell>
          <table:table-cell/>
          <table:table-cell table:formula="of:=[.B253]+[.E253]+[.H253]" office:value-type="float" office:value="0.0815574903">
            <text:p>0,08156</text:p>
          </table:table-cell>
          <table:table-cell table:formula="of:=[.C253]+[.F253]+[.I253]" office:value-type="float" office:value="0.0000193528">
            <text:p>0,00002</text:p>
          </table:table-cell>
          <table:table-cell table:formula="of:=[.D253]+[.G253]+[.J253]" office:value-type="float" office:value="0.9184231571">
            <text:p>0,91842</text:p>
          </table:table-cell>
          <table:table-cell/>
          <table:table-cell table:formula="of:=SUM([.B253:.D253])" office:value-type="float" office:value="0.720047793">
            <text:p>0,72005</text:p>
          </table:table-cell>
          <table:table-cell table:formula="of:=SUM([.E253:.G253])" office:value-type="float" office:value="0.2779455652">
            <text:p>0,27795</text:p>
          </table:table-cell>
          <table:table-cell table:formula="of:=SUM([.H253:.J253])" office:value-type="float" office:value="0.002006642">
            <text:p>0,002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2831539">
            <text:p>0,05728</text:p>
          </table:table-cell>
          <table:table-cell office:value-type="float" office:value="0.0000018175">
            <text:p>0,00000</text:p>
          </table:table-cell>
          <table:table-cell office:value-type="float" office:value="0.6628914947">
            <text:p>0,66289</text:p>
          </table:table-cell>
          <table:table-cell office:value-type="float" office:value="0.0139646851">
            <text:p>0,01396</text:p>
          </table:table-cell>
          <table:table-cell office:value-type="float" office:value="0.0000033216">
            <text:p>0,00000</text:p>
          </table:table-cell>
          <table:table-cell office:value-type="float" office:value="0.2651894343">
            <text:p>0,26519</text:p>
          </table:table-cell>
          <table:table-cell office:value-type="float" office:value="0.0004785351">
            <text:p>0,00048</text:p>
          </table:table-cell>
          <table:table-cell office:value-type="float" office:value="0">
            <text:p>0,00000</text:p>
          </table:table-cell>
          <table:table-cell office:value-type="float" office:value="0.0001875577">
            <text:p>0,00019</text:p>
          </table:table-cell>
          <table:table-cell/>
          <table:table-cell table:formula="of:=[.B254]+[.E254]+[.H254]" office:value-type="float" office:value="0.0717263741">
            <text:p>0,07173</text:p>
          </table:table-cell>
          <table:table-cell table:formula="of:=[.C254]+[.F254]+[.I254]" office:value-type="float" office:value="0.0000051391">
            <text:p>0,00001</text:p>
          </table:table-cell>
          <table:table-cell table:formula="of:=[.D254]+[.G254]+[.J254]" office:value-type="float" office:value="0.9282684867">
            <text:p>0,92827</text:p>
          </table:table-cell>
          <table:table-cell/>
          <table:table-cell table:formula="of:=SUM([.B254:.D254])" office:value-type="float" office:value="0.7201764661">
            <text:p>0,72018</text:p>
          </table:table-cell>
          <table:table-cell table:formula="of:=SUM([.E254:.G254])" office:value-type="float" office:value="0.279157441">
            <text:p>0,27916</text:p>
          </table:table-cell>
          <table:table-cell table:formula="of:=SUM([.H254:.J254])" office:value-type="float" office:value="0.0006660928">
            <text:p>0,00067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55979828">
            <text:p>0,04560</text:p>
          </table:table-cell>
          <table:table-cell office:value-type="float" office:value="0.0000010525">
            <text:p>0,00000</text:p>
          </table:table-cell>
          <table:table-cell office:value-type="float" office:value="0.6740259848">
            <text:p>0,67403</text:p>
          </table:table-cell>
          <table:table-cell office:value-type="float" office:value="0.019577947">
            <text:p>0,01958</text:p>
          </table:table-cell>
          <table:table-cell office:value-type="float" office:value="0.0000002028">
            <text:p>0,00000</text:p>
          </table:table-cell>
          <table:table-cell office:value-type="float" office:value="0.2583590899">
            <text:p>0,25836</text:p>
          </table:table-cell>
          <table:table-cell office:value-type="float" office:value="0.0014580897">
            <text:p>0,00146</text:p>
          </table:table-cell>
          <table:table-cell office:value-type="float" office:value="0">
            <text:p>0,00000</text:p>
          </table:table-cell>
          <table:table-cell office:value-type="float" office:value="0.0009796506">
            <text:p>0,00098</text:p>
          </table:table-cell>
          <table:table-cell/>
          <table:table-cell table:formula="of:=[.B255]+[.E255]+[.H255]" office:value-type="float" office:value="0.0666340195">
            <text:p>0,06663</text:p>
          </table:table-cell>
          <table:table-cell table:formula="of:=[.C255]+[.F255]+[.I255]" office:value-type="float" office:value="0.0000012553">
            <text:p>0,00000</text:p>
          </table:table-cell>
          <table:table-cell table:formula="of:=[.D255]+[.G255]+[.J255]" office:value-type="float" office:value="0.9333647253">
            <text:p>0,93336</text:p>
          </table:table-cell>
          <table:table-cell/>
          <table:table-cell table:formula="of:=SUM([.B255:.D255])" office:value-type="float" office:value="0.7196250201">
            <text:p>0,71963</text:p>
          </table:table-cell>
          <table:table-cell table:formula="of:=SUM([.E255:.G255])" office:value-type="float" office:value="0.2779372397">
            <text:p>0,27794</text:p>
          </table:table-cell>
          <table:table-cell table:formula="of:=SUM([.H255:.J255])" office:value-type="float" office:value="0.0024377403">
            <text:p>0,0024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278055527">
            <text:p>0,02781</text:p>
          </table:table-cell>
          <table:table-cell office:value-type="float" office:value="0.0000121755">
            <text:p>0,00001</text:p>
          </table:table-cell>
          <table:table-cell office:value-type="float" office:value="0.7051821893">
            <text:p>0,70518</text:p>
          </table:table-cell>
          <table:table-cell office:value-type="float" office:value="0.016337276">
            <text:p>0,01634</text:p>
          </table:table-cell>
          <table:table-cell office:value-type="float" office:value="0.0000043845">
            <text:p>0,00000</text:p>
          </table:table-cell>
          <table:table-cell office:value-type="float" office:value="0.2501240438">
            <text:p>0,25012</text:p>
          </table:table-cell>
          <table:table-cell office:value-type="float" office:value="0.0001289828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4053954">
            <text:p>0,00041</text:p>
          </table:table-cell>
          <table:table-cell/>
          <table:table-cell table:formula="of:=[.B256]+[.E256]+[.H256]" office:value-type="float" office:value="0.0442718115">
            <text:p>0,04427</text:p>
          </table:table-cell>
          <table:table-cell table:formula="of:=[.C256]+[.F256]+[.I256]" office:value-type="float" office:value="0.00001656">
            <text:p>0,00002</text:p>
          </table:table-cell>
          <table:table-cell table:formula="of:=[.D256]+[.G256]+[.J256]" office:value-type="float" office:value="0.9557116285">
            <text:p>0,95571</text:p>
          </table:table-cell>
          <table:table-cell/>
          <table:table-cell table:formula="of:=SUM([.B256:.D256])" office:value-type="float" office:value="0.7329999175">
            <text:p>0,73300</text:p>
          </table:table-cell>
          <table:table-cell table:formula="of:=SUM([.E256:.G256])" office:value-type="float" office:value="0.2664657043">
            <text:p>0,26647</text:p>
          </table:table-cell>
          <table:table-cell table:formula="of:=SUM([.H256:.J256])" office:value-type="float" office:value="0.0005343782">
            <text:p>0,0005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28404241">
            <text:p>0,03284</text:p>
          </table:table-cell>
          <table:table-cell office:value-type="float" office:value="0.0000000922">
            <text:p>0,00000</text:p>
          </table:table-cell>
          <table:table-cell office:value-type="float" office:value="0.6896708062">
            <text:p>0,68967</text:p>
          </table:table-cell>
          <table:table-cell office:value-type="float" office:value="0.017384968">
            <text:p>0,01738</text:p>
          </table:table-cell>
          <table:table-cell office:value-type="float" office:value="0.0000027073">
            <text:p>0,00000</text:p>
          </table:table-cell>
          <table:table-cell office:value-type="float" office:value="0.2573364663">
            <text:p>0,25734</text:p>
          </table:table-cell>
          <table:table-cell office:value-type="float" office:value="0.0022514728">
            <text:p>0,00225</text:p>
          </table:table-cell>
          <table:table-cell office:value-type="float" office:value="0">
            <text:p>0,00000</text:p>
          </table:table-cell>
          <table:table-cell office:value-type="float" office:value="0.0005130631">
            <text:p>0,00051</text:p>
          </table:table-cell>
          <table:table-cell/>
          <table:table-cell table:formula="of:=[.B257]+[.E257]+[.H257]" office:value-type="float" office:value="0.0524768649">
            <text:p>0,05248</text:p>
          </table:table-cell>
          <table:table-cell table:formula="of:=[.C257]+[.F257]+[.I257]" office:value-type="float" office:value="0.0000027995">
            <text:p>0,00000</text:p>
          </table:table-cell>
          <table:table-cell table:formula="of:=[.D257]+[.G257]+[.J257]" office:value-type="float" office:value="0.9475203356">
            <text:p>0,94752</text:p>
          </table:table-cell>
          <table:table-cell/>
          <table:table-cell table:formula="of:=SUM([.B257:.D257])" office:value-type="float" office:value="0.7225113225">
            <text:p>0,72251</text:p>
          </table:table-cell>
          <table:table-cell table:formula="of:=SUM([.E257:.G257])" office:value-type="float" office:value="0.2747241416">
            <text:p>0,27472</text:p>
          </table:table-cell>
          <table:table-cell table:formula="of:=SUM([.H257:.J257])" office:value-type="float" office:value="0.0027645359">
            <text:p>0,0027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96757903">
            <text:p>0,04968</text:p>
          </table:table-cell>
          <table:table-cell office:value-type="float" office:value="0.0000015872">
            <text:p>0,00000</text:p>
          </table:table-cell>
          <table:table-cell office:value-type="float" office:value="0.6600933075">
            <text:p>0,66009</text:p>
          </table:table-cell>
          <table:table-cell office:value-type="float" office:value="0.0253784308">
            <text:p>0,02538</text:p>
          </table:table-cell>
          <table:table-cell office:value-type="float" office:value="0.0000000589">
            <text:p>0,00000</text:p>
          </table:table-cell>
          <table:table-cell office:value-type="float" office:value="0.2647752107">
            <text:p>0,26478</text:p>
          </table:table-cell>
          <table:table-cell office:value-type="float" office:value="0.0000701916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0054231">
            <text:p>0,00001</text:p>
          </table:table-cell>
          <table:table-cell/>
          <table:table-cell table:formula="of:=[.B258]+[.E258]+[.H258]" office:value-type="float" office:value="0.0751244127">
            <text:p>0,07512</text:p>
          </table:table-cell>
          <table:table-cell table:formula="of:=[.C258]+[.F258]+[.I258]" office:value-type="float" office:value="0.0000016461">
            <text:p>0,00000</text:p>
          </table:table-cell>
          <table:table-cell table:formula="of:=[.D258]+[.G258]+[.J258]" office:value-type="float" office:value="0.9248739413">
            <text:p>0,92487</text:p>
          </table:table-cell>
          <table:table-cell/>
          <table:table-cell table:formula="of:=SUM([.B258:.D258])" office:value-type="float" office:value="0.709770685">
            <text:p>0,70977</text:p>
          </table:table-cell>
          <table:table-cell table:formula="of:=SUM([.E258:.G258])" office:value-type="float" office:value="0.2901537004">
            <text:p>0,29015</text:p>
          </table:table-cell>
          <table:table-cell table:formula="of:=SUM([.H258:.J258])" office:value-type="float" office:value="0.0000756147">
            <text:p>0,0000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0952293">
            <text:p>0,04710</text:p>
          </table:table-cell>
          <table:table-cell office:value-type="float" office:value="0.0000394686">
            <text:p>0,00004</text:p>
          </table:table-cell>
          <table:table-cell office:value-type="float" office:value="0.657553064">
            <text:p>0,65755</text:p>
          </table:table-cell>
          <table:table-cell office:value-type="float" office:value="0.0181178278">
            <text:p>0,01812</text:p>
          </table:table-cell>
          <table:table-cell office:value-type="float" office:value="0.0000068259">
            <text:p>0,00001</text:p>
          </table:table-cell>
          <table:table-cell office:value-type="float" office:value="0.2750042991">
            <text:p>0,27500</text:p>
          </table:table-cell>
          <table:table-cell office:value-type="float" office:value="0.0000601506">
            <text:p>0,00006</text:p>
          </table:table-cell>
          <table:table-cell office:value-type="float" office:value="0">
            <text:p>0,00000</text:p>
          </table:table-cell>
          <table:table-cell office:value-type="float" office:value="0.0021231348">
            <text:p>0,00212</text:p>
          </table:table-cell>
          <table:table-cell/>
          <table:table-cell table:formula="of:=[.B259]+[.E259]+[.H259]" office:value-type="float" office:value="0.0652732077">
            <text:p>0,06527</text:p>
          </table:table-cell>
          <table:table-cell table:formula="of:=[.C259]+[.F259]+[.I259]" office:value-type="float" office:value="0.0000462945">
            <text:p>0,00005</text:p>
          </table:table-cell>
          <table:table-cell table:formula="of:=[.D259]+[.G259]+[.J259]" office:value-type="float" office:value="0.9346804979">
            <text:p>0,93468</text:p>
          </table:table-cell>
          <table:table-cell/>
          <table:table-cell table:formula="of:=SUM([.B259:.D259])" office:value-type="float" office:value="0.7046877619">
            <text:p>0,70469</text:p>
          </table:table-cell>
          <table:table-cell table:formula="of:=SUM([.E259:.G259])" office:value-type="float" office:value="0.2931289528">
            <text:p>0,29313</text:p>
          </table:table-cell>
          <table:table-cell table:formula="of:=SUM([.H259:.J259])" office:value-type="float" office:value="0.0021832854">
            <text:p>0,0021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404241153">
            <text:p>0,14042</text:p>
          </table:table-cell>
          <table:table-cell office:value-type="float" office:value="0.0000809467">
            <text:p>0,00008</text:p>
          </table:table-cell>
          <table:table-cell office:value-type="float" office:value="0.5787818202">
            <text:p>0,57878</text:p>
          </table:table-cell>
          <table:table-cell office:value-type="float" office:value="0.0511048226">
            <text:p>0,05110</text:p>
          </table:table-cell>
          <table:table-cell office:value-type="float" office:value="0">
            <text:p>0,00000</text:p>
          </table:table-cell>
          <table:table-cell office:value-type="float" office:value="0.2227768506">
            <text:p>0,22278</text:p>
          </table:table-cell>
          <table:table-cell office:value-type="float" office:value="0.0042210249">
            <text:p>0,00422</text:p>
          </table:table-cell>
          <table:table-cell office:value-type="float" office:value="0.0001686905">
            <text:p>0,00017</text:p>
          </table:table-cell>
          <table:table-cell office:value-type="float" office:value="0.0024417292">
            <text:p>0,00244</text:p>
          </table:table-cell>
          <table:table-cell/>
          <table:table-cell table:formula="of:=[.B260]+[.E260]+[.H260]" office:value-type="float" office:value="0.1957499628">
            <text:p>0,19575</text:p>
          </table:table-cell>
          <table:table-cell table:formula="of:=[.C260]+[.F260]+[.I260]" office:value-type="float" office:value="0.0002496372">
            <text:p>0,00025</text:p>
          </table:table-cell>
          <table:table-cell table:formula="of:=[.D260]+[.G260]+[.J260]" office:value-type="float" office:value="0.8040004">
            <text:p>0,80400</text:p>
          </table:table-cell>
          <table:table-cell/>
          <table:table-cell table:formula="of:=SUM([.B260:.D260])" office:value-type="float" office:value="0.7192868822">
            <text:p>0,71929</text:p>
          </table:table-cell>
          <table:table-cell table:formula="of:=SUM([.E260:.G260])" office:value-type="float" office:value="0.2738816732">
            <text:p>0,27388</text:p>
          </table:table-cell>
          <table:table-cell table:formula="of:=SUM([.H260:.J260])" office:value-type="float" office:value="0.0068314446">
            <text:p>0,0068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2548208">
            <text:p>0,05725</text:p>
          </table:table-cell>
          <table:table-cell office:value-type="float" office:value="0.000027215">
            <text:p>0,00003</text:p>
          </table:table-cell>
          <table:table-cell office:value-type="float" office:value="0.9202742762">
            <text:p>0,92027</text:p>
          </table:table-cell>
          <table:table-cell table:number-columns-repeated="2" office:value-type="float" office:value="0">
            <text:p>0,00000</text:p>
          </table:table-cell>
          <table:table-cell office:value-type="float" office:value="0.0147452537">
            <text:p>0,01475</text:p>
          </table:table-cell>
          <table:table-cell office:value-type="float" office:value="0.0054278789">
            <text:p>0,00543</text:p>
          </table:table-cell>
          <table:table-cell office:value-type="float" office:value="0.0001185527">
            <text:p>0,00012</text:p>
          </table:table-cell>
          <table:table-cell office:value-type="float" office:value="0.0021520026">
            <text:p>0,00215</text:p>
          </table:table-cell>
          <table:table-cell/>
          <table:table-cell table:formula="of:=[.B261]+[.E261]+[.H261]" office:value-type="float" office:value="0.0626826997">
            <text:p>0,06268</text:p>
          </table:table-cell>
          <table:table-cell table:formula="of:=[.C261]+[.F261]+[.I261]" office:value-type="float" office:value="0.0001457677">
            <text:p>0,00015</text:p>
          </table:table-cell>
          <table:table-cell table:formula="of:=[.D261]+[.G261]+[.J261]" office:value-type="float" office:value="0.9371715325">
            <text:p>0,93717</text:p>
          </table:table-cell>
          <table:table-cell/>
          <table:table-cell table:formula="of:=SUM([.B261:.D261])" office:value-type="float" office:value="0.977556312">
            <text:p>0,97756</text:p>
          </table:table-cell>
          <table:table-cell table:formula="of:=SUM([.E261:.G261])" office:value-type="float" office:value="0.0147452537">
            <text:p>0,01475</text:p>
          </table:table-cell>
          <table:table-cell table:formula="of:=SUM([.H261:.J261])" office:value-type="float" office:value="0.0076984342">
            <text:p>0,0077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64909839">
            <text:p>0,03649</text:p>
          </table:table-cell>
          <table:table-cell office:value-type="float" office:value="0.0000005387">
            <text:p>0,00000</text:p>
          </table:table-cell>
          <table:table-cell office:value-type="float" office:value="0.69666335">
            <text:p>0,69666</text:p>
          </table:table-cell>
          <table:table-cell office:value-type="float" office:value="0.0184296329">
            <text:p>0,01843</text:p>
          </table:table-cell>
          <table:table-cell office:value-type="float" office:value="0.0000000175">
            <text:p>0,00000</text:p>
          </table:table-cell>
          <table:table-cell office:value-type="float" office:value="0.2480781062">
            <text:p>0,24808</text:p>
          </table:table-cell>
          <table:table-cell office:value-type="float" office:value="0.0001261982">
            <text:p>0,00013</text:p>
          </table:table-cell>
          <table:table-cell office:value-type="float" office:value="0.0000004217">
            <text:p>0,00000</text:p>
          </table:table-cell>
          <table:table-cell office:value-type="float" office:value="0.0002107508">
            <text:p>0,00021</text:p>
          </table:table-cell>
          <table:table-cell/>
          <table:table-cell table:formula="of:=[.B262]+[.E262]+[.H262]" office:value-type="float" office:value="0.055046815">
            <text:p>0,05505</text:p>
          </table:table-cell>
          <table:table-cell table:formula="of:=[.C262]+[.F262]+[.I262]" office:value-type="float" office:value="0.0000009779">
            <text:p>0,00000</text:p>
          </table:table-cell>
          <table:table-cell table:formula="of:=[.D262]+[.G262]+[.J262]" office:value-type="float" office:value="0.944952207">
            <text:p>0,94495</text:p>
          </table:table-cell>
          <table:table-cell/>
          <table:table-cell table:formula="of:=SUM([.B262:.D262])" office:value-type="float" office:value="0.7331548726">
            <text:p>0,73315</text:p>
          </table:table-cell>
          <table:table-cell table:formula="of:=SUM([.E262:.G262])" office:value-type="float" office:value="0.2665077566">
            <text:p>0,26651</text:p>
          </table:table-cell>
          <table:table-cell table:formula="of:=SUM([.H262:.J262])" office:value-type="float" office:value="0.0003373707">
            <text:p>0,0003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6982456">
            <text:p>0,03698</text:p>
          </table:table-cell>
          <table:table-cell office:value-type="float" office:value="0.0000019244">
            <text:p>0,00000</text:p>
          </table:table-cell>
          <table:table-cell office:value-type="float" office:value="0.6927227774">
            <text:p>0,69272</text:p>
          </table:table-cell>
          <table:table-cell office:value-type="float" office:value="0.0203143706">
            <text:p>0,02031</text:p>
          </table:table-cell>
          <table:table-cell office:value-type="float" office:value="0.0000002834">
            <text:p>0,00000</text:p>
          </table:table-cell>
          <table:table-cell office:value-type="float" office:value="0.249745635">
            <text:p>0,24975</text:p>
          </table:table-cell>
          <table:table-cell office:value-type="float" office:value="0.000121568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1109852">
            <text:p>0,00011</text:p>
          </table:table-cell>
          <table:table-cell/>
          <table:table-cell table:formula="of:=[.B263]+[.E263]+[.H263]" office:value-type="float" office:value="0.0574183946">
            <text:p>0,05742</text:p>
          </table:table-cell>
          <table:table-cell table:formula="of:=[.C263]+[.F263]+[.I263]" office:value-type="float" office:value="0.0000022078">
            <text:p>0,00000</text:p>
          </table:table-cell>
          <table:table-cell table:formula="of:=[.D263]+[.G263]+[.J263]" office:value-type="float" office:value="0.9425793976">
            <text:p>0,94258</text:p>
          </table:table-cell>
          <table:table-cell/>
          <table:table-cell table:formula="of:=SUM([.B263:.D263])" office:value-type="float" office:value="0.7297071578">
            <text:p>0,72971</text:p>
          </table:table-cell>
          <table:table-cell table:formula="of:=SUM([.E263:.G263])" office:value-type="float" office:value="0.270060289">
            <text:p>0,27006</text:p>
          </table:table-cell>
          <table:table-cell table:formula="of:=SUM([.H263:.J263])" office:value-type="float" office:value="0.0002325532">
            <text:p>0,0002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08865475">
            <text:p>0,03089</text:p>
          </table:table-cell>
          <table:table-cell office:value-type="float" office:value="0.0000004365">
            <text:p>0,00000</text:p>
          </table:table-cell>
          <table:table-cell office:value-type="float" office:value="0.689075793">
            <text:p>0,68908</text:p>
          </table:table-cell>
          <table:table-cell office:value-type="float" office:value="0.0166335012">
            <text:p>0,01663</text:p>
          </table:table-cell>
          <table:table-cell office:value-type="float" office:value="0.0000252602">
            <text:p>0,00003</text:p>
          </table:table-cell>
          <table:table-cell office:value-type="float" office:value="0.2630963808">
            <text:p>0,26310</text:p>
          </table:table-cell>
          <table:table-cell office:value-type="float" office:value="0.0001181335">
            <text:p>0,00012</text:p>
          </table:table-cell>
          <table:table-cell office:value-type="float" office:value="0">
            <text:p>0,00000</text:p>
          </table:table-cell>
          <table:table-cell office:value-type="float" office:value="0.0001639474">
            <text:p>0,00016</text:p>
          </table:table-cell>
          <table:table-cell/>
          <table:table-cell table:formula="of:=[.B264]+[.E264]+[.H264]" office:value-type="float" office:value="0.0476381822">
            <text:p>0,04764</text:p>
          </table:table-cell>
          <table:table-cell table:formula="of:=[.C264]+[.F264]+[.I264]" office:value-type="float" office:value="0.0000256967">
            <text:p>0,00003</text:p>
          </table:table-cell>
          <table:table-cell table:formula="of:=[.D264]+[.G264]+[.J264]" office:value-type="float" office:value="0.9523361212">
            <text:p>0,95234</text:p>
          </table:table-cell>
          <table:table-cell/>
          <table:table-cell table:formula="of:=SUM([.B264:.D264])" office:value-type="float" office:value="0.719962777">
            <text:p>0,71996</text:p>
          </table:table-cell>
          <table:table-cell table:formula="of:=SUM([.E264:.G264])" office:value-type="float" office:value="0.2797551422">
            <text:p>0,27976</text:p>
          </table:table-cell>
          <table:table-cell table:formula="of:=SUM([.H264:.J264])" office:value-type="float" office:value="0.0002820809">
            <text:p>0,0002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79639979">
            <text:p>0,05796</text:p>
          </table:table-cell>
          <table:table-cell office:value-type="float" office:value="0.0000059576">
            <text:p>0,00001</text:p>
          </table:table-cell>
          <table:table-cell office:value-type="float" office:value="0.6631006857">
            <text:p>0,66310</text:p>
          </table:table-cell>
          <table:table-cell office:value-type="float" office:value="0.0249462971">
            <text:p>0,02495</text:p>
          </table:table-cell>
          <table:table-cell office:value-type="float" office:value="0.0000024633">
            <text:p>0,00000</text:p>
          </table:table-cell>
          <table:table-cell office:value-type="float" office:value="0.2537755591">
            <text:p>0,25378</text:p>
          </table:table-cell>
          <table:table-cell office:value-type="float" office:value="0.0001687039">
            <text:p>0,00017</text:p>
          </table:table-cell>
          <table:table-cell office:value-type="float" office:value="0">
            <text:p>0,00000</text:p>
          </table:table-cell>
          <table:table-cell office:value-type="float" office:value="0.0000363354">
            <text:p>0,00004</text:p>
          </table:table-cell>
          <table:table-cell/>
          <table:table-cell table:formula="of:=[.B265]+[.E265]+[.H265]" office:value-type="float" office:value="0.0830789989">
            <text:p>0,08308</text:p>
          </table:table-cell>
          <table:table-cell table:formula="of:=[.C265]+[.F265]+[.I265]" office:value-type="float" office:value="0.0000084209">
            <text:p>0,00001</text:p>
          </table:table-cell>
          <table:table-cell table:formula="of:=[.D265]+[.G265]+[.J265]" office:value-type="float" office:value="0.9169125802">
            <text:p>0,91691</text:p>
          </table:table-cell>
          <table:table-cell/>
          <table:table-cell table:formula="of:=SUM([.B265:.D265])" office:value-type="float" office:value="0.7210706412">
            <text:p>0,72107</text:p>
          </table:table-cell>
          <table:table-cell table:formula="of:=SUM([.E265:.G265])" office:value-type="float" office:value="0.2787243195">
            <text:p>0,27872</text:p>
          </table:table-cell>
          <table:table-cell table:formula="of:=SUM([.H265:.J265])" office:value-type="float" office:value="0.0002050393">
            <text:p>0,0002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7643363">
            <text:p>0,03764</text:p>
          </table:table-cell>
          <table:table-cell office:value-type="float" office:value="0.0000012714">
            <text:p>0,00000</text:p>
          </table:table-cell>
          <table:table-cell office:value-type="float" office:value="0.6854268923">
            <text:p>0,68543</text:p>
          </table:table-cell>
          <table:table-cell office:value-type="float" office:value="0.0208372998">
            <text:p>0,02084</text:p>
          </table:table-cell>
          <table:table-cell office:value-type="float" office:value="0.0000025759">
            <text:p>0,00000</text:p>
          </table:table-cell>
          <table:table-cell office:value-type="float" office:value="0.2536322666">
            <text:p>0,25363</text:p>
          </table:table-cell>
          <table:table-cell office:value-type="float" office:value="0.0002656393">
            <text:p>0,00027</text:p>
          </table:table-cell>
          <table:table-cell office:value-type="float" office:value="0.0000249948">
            <text:p>0,00002</text:p>
          </table:table-cell>
          <table:table-cell office:value-type="float" office:value="0.0021656968">
            <text:p>0,00217</text:p>
          </table:table-cell>
          <table:table-cell/>
          <table:table-cell table:formula="of:=[.B266]+[.E266]+[.H266]" office:value-type="float" office:value="0.0587463021">
            <text:p>0,05875</text:p>
          </table:table-cell>
          <table:table-cell table:formula="of:=[.C266]+[.F266]+[.I266]" office:value-type="float" office:value="0.0000288421">
            <text:p>0,00003</text:p>
          </table:table-cell>
          <table:table-cell table:formula="of:=[.D266]+[.G266]+[.J266]" office:value-type="float" office:value="0.9412248557">
            <text:p>0,94122</text:p>
          </table:table-cell>
          <table:table-cell/>
          <table:table-cell table:formula="of:=SUM([.B266:.D266])" office:value-type="float" office:value="0.7230715267">
            <text:p>0,72307</text:p>
          </table:table-cell>
          <table:table-cell table:formula="of:=SUM([.E266:.G266])" office:value-type="float" office:value="0.2744721423">
            <text:p>0,27447</text:p>
          </table:table-cell>
          <table:table-cell table:formula="of:=SUM([.H266:.J266])" office:value-type="float" office:value="0.0024563309">
            <text:p>0,00246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06887105">
            <text:p>0,05069</text:p>
          </table:table-cell>
          <table:table-cell office:value-type="float" office:value="0.0000016824">
            <text:p>0,00000</text:p>
          </table:table-cell>
          <table:table-cell office:value-type="float" office:value="0.6707197772">
            <text:p>0,67072</text:p>
          </table:table-cell>
          <table:table-cell office:value-type="float" office:value="0.0202043165">
            <text:p>0,02020</text:p>
          </table:table-cell>
          <table:table-cell office:value-type="float" office:value="0.0000037145">
            <text:p>0,00000</text:p>
          </table:table-cell>
          <table:table-cell office:value-type="float" office:value="0.2575586598">
            <text:p>0,25756</text:p>
          </table:table-cell>
          <table:table-cell office:value-type="float" office:value="0.0001502667">
            <text:p>0,00015</text:p>
          </table:table-cell>
          <table:table-cell office:value-type="float" office:value="0">
            <text:p>0,00000</text:p>
          </table:table-cell>
          <table:table-cell office:value-type="float" office:value="0.0006728725">
            <text:p>0,00067</text:p>
          </table:table-cell>
          <table:table-cell/>
          <table:table-cell table:formula="of:=[.B267]+[.E267]+[.H267]" office:value-type="float" office:value="0.0710432937">
            <text:p>0,07104</text:p>
          </table:table-cell>
          <table:table-cell table:formula="of:=[.C267]+[.F267]+[.I267]" office:value-type="float" office:value="0.0000053969">
            <text:p>0,00001</text:p>
          </table:table-cell>
          <table:table-cell table:formula="of:=[.D267]+[.G267]+[.J267]" office:value-type="float" office:value="0.9289513095">
            <text:p>0,92895</text:p>
          </table:table-cell>
          <table:table-cell/>
          <table:table-cell table:formula="of:=SUM([.B267:.D267])" office:value-type="float" office:value="0.7214101701">
            <text:p>0,72141</text:p>
          </table:table-cell>
          <table:table-cell table:formula="of:=SUM([.E267:.G267])" office:value-type="float" office:value="0.2777666908">
            <text:p>0,27777</text:p>
          </table:table-cell>
          <table:table-cell table:formula="of:=SUM([.H267:.J267])" office:value-type="float" office:value="0.0008231392">
            <text:p>0,0008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395376432">
            <text:p>0,03954</text:p>
          </table:table-cell>
          <table:table-cell office:value-type="float" office:value="0.0000027544">
            <text:p>0,00000</text:p>
          </table:table-cell>
          <table:table-cell office:value-type="float" office:value="0.6958529293">
            <text:p>0,69585</text:p>
          </table:table-cell>
          <table:table-cell office:value-type="float" office:value="0.0208145808">
            <text:p>0,02081</text:p>
          </table:table-cell>
          <table:table-cell office:value-type="float" office:value="0.0000000523">
            <text:p>0,00000</text:p>
          </table:table-cell>
          <table:table-cell office:value-type="float" office:value="0.2432505532">
            <text:p>0,24325</text:p>
          </table:table-cell>
          <table:table-cell office:value-type="float" office:value="0.0001263546">
            <text:p>0,00013</text:p>
          </table:table-cell>
          <table:table-cell office:value-type="float" office:value="0">
            <text:p>0,00000</text:p>
          </table:table-cell>
          <table:table-cell office:value-type="float" office:value="0.0004151322">
            <text:p>0,00042</text:p>
          </table:table-cell>
          <table:table-cell/>
          <table:table-cell table:formula="of:=[.B268]+[.E268]+[.H268]" office:value-type="float" office:value="0.0604785786">
            <text:p>0,06048</text:p>
          </table:table-cell>
          <table:table-cell table:formula="of:=[.C268]+[.F268]+[.I268]" office:value-type="float" office:value="0.0000028067">
            <text:p>0,00000</text:p>
          </table:table-cell>
          <table:table-cell table:formula="of:=[.D268]+[.G268]+[.J268]" office:value-type="float" office:value="0.9395186147">
            <text:p>0,93952</text:p>
          </table:table-cell>
          <table:table-cell/>
          <table:table-cell table:formula="of:=SUM([.B268:.D268])" office:value-type="float" office:value="0.7353933269">
            <text:p>0,73539</text:p>
          </table:table-cell>
          <table:table-cell table:formula="of:=SUM([.E268:.G268])" office:value-type="float" office:value="0.2640651863">
            <text:p>0,26407</text:p>
          </table:table-cell>
          <table:table-cell table:formula="of:=SUM([.H268:.J268])" office:value-type="float" office:value="0.0005414868">
            <text:p>0,0005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834703">
            <text:p>0,12835</text:p>
          </table:table-cell>
          <table:table-cell office:value-type="float" office:value="0.0000199129">
            <text:p>0,00002</text:p>
          </table:table-cell>
          <table:table-cell office:value-type="float" office:value="0.5785788796">
            <text:p>0,57858</text:p>
          </table:table-cell>
          <table:table-cell office:value-type="float" office:value="0.0342370098">
            <text:p>0,03424</text:p>
          </table:table-cell>
          <table:table-cell office:value-type="float" office:value="0">
            <text:p>0,00000</text:p>
          </table:table-cell>
          <table:table-cell office:value-type="float" office:value="0.2502993188">
            <text:p>0,25030</text:p>
          </table:table-cell>
          <table:table-cell office:value-type="float" office:value="0.0042580992">
            <text:p>0,00426</text:p>
          </table:table-cell>
          <table:table-cell office:value-type="float" office:value="0.0001596901">
            <text:p>0,00016</text:p>
          </table:table-cell>
          <table:table-cell office:value-type="float" office:value="0.0041000596">
            <text:p>0,00410</text:p>
          </table:table-cell>
          <table:table-cell/>
          <table:table-cell table:formula="of:=[.B269]+[.E269]+[.H269]" office:value-type="float" office:value="0.166842139">
            <text:p>0,16684</text:p>
          </table:table-cell>
          <table:table-cell table:formula="of:=[.C269]+[.F269]+[.I269]" office:value-type="float" office:value="0.000179603">
            <text:p>0,00018</text:p>
          </table:table-cell>
          <table:table-cell table:formula="of:=[.D269]+[.G269]+[.J269]" office:value-type="float" office:value="0.832978258">
            <text:p>0,83298</text:p>
          </table:table-cell>
          <table:table-cell/>
          <table:table-cell table:formula="of:=SUM([.B269:.D269])" office:value-type="float" office:value="0.7069458225">
            <text:p>0,70695</text:p>
          </table:table-cell>
          <table:table-cell table:formula="of:=SUM([.E269:.G269])" office:value-type="float" office:value="0.2845363286">
            <text:p>0,28454</text:p>
          </table:table-cell>
          <table:table-cell table:formula="of:=SUM([.H269:.J269])" office:value-type="float" office:value="0.0085178489">
            <text:p>0,0085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28526367">
            <text:p>0,05285</text:p>
          </table:table-cell>
          <table:table-cell office:value-type="float" office:value="0.0000005219">
            <text:p>0,00000</text:p>
          </table:table-cell>
          <table:table-cell office:value-type="float" office:value="0.6722725186">
            <text:p>0,67227</text:p>
          </table:table-cell>
          <table:table-cell office:value-type="float" office:value="0.0201676263">
            <text:p>0,02017</text:p>
          </table:table-cell>
          <table:table-cell office:value-type="float" office:value="0.0000012034">
            <text:p>0,00000</text:p>
          </table:table-cell>
          <table:table-cell office:value-type="float" office:value="0.2543808476">
            <text:p>0,25438</text:p>
          </table:table-cell>
          <table:table-cell office:value-type="float" office:value="0.0000724532">
            <text:p>0,00007</text:p>
          </table:table-cell>
          <table:table-cell office:value-type="float" office:value="0">
            <text:p>0,00000</text:p>
          </table:table-cell>
          <table:table-cell office:value-type="float" office:value="0.0002521923">
            <text:p>0,00025</text:p>
          </table:table-cell>
          <table:table-cell/>
          <table:table-cell table:formula="of:=[.B270]+[.E270]+[.H270]" office:value-type="float" office:value="0.0730927162">
            <text:p>0,07309</text:p>
          </table:table-cell>
          <table:table-cell table:formula="of:=[.C270]+[.F270]+[.I270]" office:value-type="float" office:value="0.0000017253">
            <text:p>0,00000</text:p>
          </table:table-cell>
          <table:table-cell table:formula="of:=[.D270]+[.G270]+[.J270]" office:value-type="float" office:value="0.9269055585">
            <text:p>0,92691</text:p>
          </table:table-cell>
          <table:table-cell/>
          <table:table-cell table:formula="of:=SUM([.B270:.D270])" office:value-type="float" office:value="0.7251256772">
            <text:p>0,72513</text:p>
          </table:table-cell>
          <table:table-cell table:formula="of:=SUM([.E270:.G270])" office:value-type="float" office:value="0.2745496773">
            <text:p>0,27455</text:p>
          </table:table-cell>
          <table:table-cell table:formula="of:=SUM([.H270:.J270])" office:value-type="float" office:value="0.0003246455">
            <text:p>0,0003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73772685">
            <text:p>0,04738</text:p>
          </table:table-cell>
          <table:table-cell office:value-type="float" office:value="0.0000010339">
            <text:p>0,00000</text:p>
          </table:table-cell>
          <table:table-cell office:value-type="float" office:value="0.6619492924">
            <text:p>0,66195</text:p>
          </table:table-cell>
          <table:table-cell office:value-type="float" office:value="0.0176198707">
            <text:p>0,01762</text:p>
          </table:table-cell>
          <table:table-cell office:value-type="float" office:value="0.0000003019">
            <text:p>0,00000</text:p>
          </table:table-cell>
          <table:table-cell office:value-type="float" office:value="0.271722809">
            <text:p>0,27172</text:p>
          </table:table-cell>
          <table:table-cell office:value-type="float" office:value="0.0010771409">
            <text:p>0,00108</text:p>
          </table:table-cell>
          <table:table-cell office:value-type="float" office:value="0">
            <text:p>0,00000</text:p>
          </table:table-cell>
          <table:table-cell office:value-type="float" office:value="0.0002522826">
            <text:p>0,00025</text:p>
          </table:table-cell>
          <table:table-cell/>
          <table:table-cell table:formula="of:=[.B271]+[.E271]+[.H271]" office:value-type="float" office:value="0.0660742801">
            <text:p>0,06607</text:p>
          </table:table-cell>
          <table:table-cell table:formula="of:=[.C271]+[.F271]+[.I271]" office:value-type="float" office:value="0.0000013358">
            <text:p>0,00000</text:p>
          </table:table-cell>
          <table:table-cell table:formula="of:=[.D271]+[.G271]+[.J271]" office:value-type="float" office:value="0.933924384">
            <text:p>0,93392</text:p>
          </table:table-cell>
          <table:table-cell/>
          <table:table-cell table:formula="of:=SUM([.B271:.D271])" office:value-type="float" office:value="0.7093275948">
            <text:p>0,70933</text:p>
          </table:table-cell>
          <table:table-cell table:formula="of:=SUM([.E271:.G271])" office:value-type="float" office:value="0.2893429816">
            <text:p>0,28934</text:p>
          </table:table-cell>
          <table:table-cell table:formula="of:=SUM([.H271:.J271])" office:value-type="float" office:value="0.0013294235">
            <text:p>0,0013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27543028">
            <text:p>0,12754</text:p>
          </table:table-cell>
          <table:table-cell office:value-type="float" office:value="0.0000299923">
            <text:p>0,00003</text:p>
          </table:table-cell>
          <table:table-cell office:value-type="float" office:value="0.6021653086">
            <text:p>0,60217</text:p>
          </table:table-cell>
          <table:table-cell office:value-type="float" office:value="0.0425929212">
            <text:p>0,04259</text:p>
          </table:table-cell>
          <table:table-cell office:value-type="float" office:value="0">
            <text:p>0,00000</text:p>
          </table:table-cell>
          <table:table-cell office:value-type="float" office:value="0.2203187473">
            <text:p>0,22032</text:p>
          </table:table-cell>
          <table:table-cell office:value-type="float" office:value="0.0050514402">
            <text:p>0,00505</text:p>
          </table:table-cell>
          <table:table-cell office:value-type="float" office:value="0.0000352534">
            <text:p>0,00004</text:p>
          </table:table-cell>
          <table:table-cell office:value-type="float" office:value="0.0022633091">
            <text:p>0,00226</text:p>
          </table:table-cell>
          <table:table-cell/>
          <table:table-cell table:formula="of:=[.B272]+[.E272]+[.H272]" office:value-type="float" office:value="0.1751873894">
            <text:p>0,17519</text:p>
          </table:table-cell>
          <table:table-cell table:formula="of:=[.C272]+[.F272]+[.I272]" office:value-type="float" office:value="0.0000652457">
            <text:p>0,00007</text:p>
          </table:table-cell>
          <table:table-cell table:formula="of:=[.D272]+[.G272]+[.J272]" office:value-type="float" office:value="0.824747365">
            <text:p>0,82475</text:p>
          </table:table-cell>
          <table:table-cell/>
          <table:table-cell table:formula="of:=SUM([.B272:.D272])" office:value-type="float" office:value="0.7297383289">
            <text:p>0,72974</text:p>
          </table:table-cell>
          <table:table-cell table:formula="of:=SUM([.E272:.G272])" office:value-type="float" office:value="0.2629116685">
            <text:p>0,26291</text:p>
          </table:table-cell>
          <table:table-cell table:formula="of:=SUM([.H272:.J272])" office:value-type="float" office:value="0.0073500027">
            <text:p>0,0073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66465561">
            <text:p>0,05665</text:p>
          </table:table-cell>
          <table:table-cell office:value-type="float" office:value="0.0000284417">
            <text:p>0,00003</text:p>
          </table:table-cell>
          <table:table-cell office:value-type="float" office:value="0.9244016592">
            <text:p>0,92440</text:p>
          </table:table-cell>
          <table:table-cell office:value-type="float" office:value="0.0006363654">
            <text:p>0,00064</text:p>
          </table:table-cell>
          <table:table-cell office:value-type="float" office:value="0">
            <text:p>0,00000</text:p>
          </table:table-cell>
          <table:table-cell office:value-type="float" office:value="0.017039619">
            <text:p>0,01704</text:p>
          </table:table-cell>
          <table:table-cell office:value-type="float" office:value="0.0007178726">
            <text:p>0,00072</text:p>
          </table:table-cell>
          <table:table-cell office:value-type="float" office:value="0.0000284381">
            <text:p>0,00003</text:p>
          </table:table-cell>
          <table:table-cell office:value-type="float" office:value="0.0005010478">
            <text:p>0,00050</text:p>
          </table:table-cell>
          <table:table-cell/>
          <table:table-cell table:formula="of:=[.B273]+[.E273]+[.H273]" office:value-type="float" office:value="0.0580007941">
            <text:p>0,05800</text:p>
          </table:table-cell>
          <table:table-cell table:formula="of:=[.C273]+[.F273]+[.I273]" office:value-type="float" office:value="0.0000568798">
            <text:p>0,00006</text:p>
          </table:table-cell>
          <table:table-cell table:formula="of:=[.D273]+[.G273]+[.J273]" office:value-type="float" office:value="0.941942326">
            <text:p>0,94194</text:p>
          </table:table-cell>
          <table:table-cell/>
          <table:table-cell table:formula="of:=SUM([.B273:.D273])" office:value-type="float" office:value="0.981076657">
            <text:p>0,98108</text:p>
          </table:table-cell>
          <table:table-cell table:formula="of:=SUM([.E273:.G273])" office:value-type="float" office:value="0.0176759844">
            <text:p>0,01768</text:p>
          </table:table-cell>
          <table:table-cell table:formula="of:=SUM([.H273:.J273])" office:value-type="float" office:value="0.0012473585">
            <text:p>0,00125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44859398">
            <text:p>0,04486</text:p>
          </table:table-cell>
          <table:table-cell office:value-type="float" office:value="0.0000029957">
            <text:p>0,00000</text:p>
          </table:table-cell>
          <table:table-cell office:value-type="float" office:value="0.6617680489">
            <text:p>0,66177</text:p>
          </table:table-cell>
          <table:table-cell office:value-type="float" office:value="0.0181301678">
            <text:p>0,01813</text:p>
          </table:table-cell>
          <table:table-cell office:value-type="float" office:value="0.0000315986">
            <text:p>0,00003</text:p>
          </table:table-cell>
          <table:table-cell office:value-type="float" office:value="0.2735262991">
            <text:p>0,27353</text:p>
          </table:table-cell>
          <table:table-cell office:value-type="float" office:value="0.0012783944">
            <text:p>0,00128</text:p>
          </table:table-cell>
          <table:table-cell office:value-type="float" office:value="0">
            <text:p>0,00000</text:p>
          </table:table-cell>
          <table:table-cell office:value-type="float" office:value="0.0004030975">
            <text:p>0,00040</text:p>
          </table:table-cell>
          <table:table-cell/>
          <table:table-cell table:formula="of:=[.B274]+[.E274]+[.H274]" office:value-type="float" office:value="0.0642679602">
            <text:p>0,06427</text:p>
          </table:table-cell>
          <table:table-cell table:formula="of:=[.C274]+[.F274]+[.I274]" office:value-type="float" office:value="0.0000345943">
            <text:p>0,00003</text:p>
          </table:table-cell>
          <table:table-cell table:formula="of:=[.D274]+[.G274]+[.J274]" office:value-type="float" office:value="0.9356974455">
            <text:p>0,93570</text:p>
          </table:table-cell>
          <table:table-cell/>
          <table:table-cell table:formula="of:=SUM([.B274:.D274])" office:value-type="float" office:value="0.7066304426">
            <text:p>0,70663</text:p>
          </table:table-cell>
          <table:table-cell table:formula="of:=SUM([.E274:.G274])" office:value-type="float" office:value="0.2916880655">
            <text:p>0,29169</text:p>
          </table:table-cell>
          <table:table-cell table:formula="of:=SUM([.H274:.J274])" office:value-type="float" office:value="0.0016814919">
            <text:p>0,00168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355615199">
            <text:p>0,13556</text:p>
          </table:table-cell>
          <table:table-cell office:value-type="float" office:value="0.0000387177">
            <text:p>0,00004</text:p>
          </table:table-cell>
          <table:table-cell office:value-type="float" office:value="0.5806425941">
            <text:p>0,58064</text:p>
          </table:table-cell>
          <table:table-cell office:value-type="float" office:value="0.0440081758">
            <text:p>0,04401</text:p>
          </table:table-cell>
          <table:table-cell office:value-type="float" office:value="0">
            <text:p>0,00000</text:p>
          </table:table-cell>
          <table:table-cell office:value-type="float" office:value="0.2352632081">
            <text:p>0,23526</text:p>
          </table:table-cell>
          <table:table-cell office:value-type="float" office:value="0.0028770414">
            <text:p>0,00288</text:p>
          </table:table-cell>
          <table:table-cell office:value-type="float" office:value="0.0000218524">
            <text:p>0,00002</text:p>
          </table:table-cell>
          <table:table-cell office:value-type="float" office:value="0.0015868906">
            <text:p>0,00159</text:p>
          </table:table-cell>
          <table:table-cell/>
          <table:table-cell table:formula="of:=[.B275]+[.E275]+[.H275]" office:value-type="float" office:value="0.1824467371">
            <text:p>0,18245</text:p>
          </table:table-cell>
          <table:table-cell table:formula="of:=[.C275]+[.F275]+[.I275]" office:value-type="float" office:value="0.0000605701">
            <text:p>0,00006</text:p>
          </table:table-cell>
          <table:table-cell table:formula="of:=[.D275]+[.G275]+[.J275]" office:value-type="float" office:value="0.8174926928">
            <text:p>0,81749</text:p>
          </table:table-cell>
          <table:table-cell/>
          <table:table-cell table:formula="of:=SUM([.B275:.D275])" office:value-type="float" office:value="0.7162428317">
            <text:p>0,71624</text:p>
          </table:table-cell>
          <table:table-cell table:formula="of:=SUM([.E275:.G275])" office:value-type="float" office:value="0.2792713839">
            <text:p>0,27927</text:p>
          </table:table-cell>
          <table:table-cell table:formula="of:=SUM([.H275:.J275])" office:value-type="float" office:value="0.0044857844">
            <text:p>0,00449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514768925">
            <text:p>0,05148</text:p>
          </table:table-cell>
          <table:table-cell office:value-type="float" office:value="0.0000152088">
            <text:p>0,00002</text:p>
          </table:table-cell>
          <table:table-cell office:value-type="float" office:value="0.9371075484">
            <text:p>0,93711</text:p>
          </table:table-cell>
          <table:table-cell office:value-type="float" office:value="0.0007020677">
            <text:p>0,00070</text:p>
          </table:table-cell>
          <table:table-cell office:value-type="float" office:value="0">
            <text:p>0,00000</text:p>
          </table:table-cell>
          <table:table-cell office:value-type="float" office:value="0.0098848615">
            <text:p>0,00988</text:p>
          </table:table-cell>
          <table:table-cell office:value-type="float" office:value="0.0005838854">
            <text:p>0,00058</text:p>
          </table:table-cell>
          <table:table-cell office:value-type="float" office:value="0.0000199976">
            <text:p>0,00002</text:p>
          </table:table-cell>
          <table:table-cell office:value-type="float" office:value="0.0002095381">
            <text:p>0,00021</text:p>
          </table:table-cell>
          <table:table-cell/>
          <table:table-cell table:formula="of:=[.B276]+[.E276]+[.H276]" office:value-type="float" office:value="0.0527628456">
            <text:p>0,05276</text:p>
          </table:table-cell>
          <table:table-cell table:formula="of:=[.C276]+[.F276]+[.I276]" office:value-type="float" office:value="0.0000352064">
            <text:p>0,00004</text:p>
          </table:table-cell>
          <table:table-cell table:formula="of:=[.D276]+[.G276]+[.J276]" office:value-type="float" office:value="0.947201948">
            <text:p>0,94720</text:p>
          </table:table-cell>
          <table:table-cell/>
          <table:table-cell table:formula="of:=SUM([.B276:.D276])" office:value-type="float" office:value="0.9885996497">
            <text:p>0,98860</text:p>
          </table:table-cell>
          <table:table-cell table:formula="of:=SUM([.E276:.G276])" office:value-type="float" office:value="0.0105869292">
            <text:p>0,01059</text:p>
          </table:table-cell>
          <table:table-cell table:formula="of:=SUM([.H276:.J276])" office:value-type="float" office:value="0.0008134211">
            <text:p>0,0008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216:.B276])" office:value-type="float" office:value="0.0688902886655737">
            <text:p>0,06889</text:p>
          </table:table-cell>
          <table:table-cell table:formula="of:=AVERAGE([.C216:.C276])" office:value-type="float" office:value="0.0000188955950819672">
            <text:p>0,00002</text:p>
          </table:table-cell>
          <table:table-cell table:formula="of:=AVERAGE([.D216:.D276])" office:value-type="float" office:value="0.707753277944262">
            <text:p>0,70775</text:p>
          </table:table-cell>
          <table:table-cell table:formula="of:=AVERAGE([.E216:.E276])" office:value-type="float" office:value="0.0208002159081967">
            <text:p>0,02080</text:p>
          </table:table-cell>
          <table:table-cell table:formula="of:=AVERAGE([.F216:.F276])" office:value-type="float" office:value="0.00000322790655737705">
            <text:p>0,00000</text:p>
          </table:table-cell>
          <table:table-cell table:formula="of:=AVERAGE([.G216:.G276])" office:value-type="float" office:value="0.199569060622951">
            <text:p>0,19957</text:p>
          </table:table-cell>
          <table:table-cell table:formula="of:=AVERAGE([.H216:.H276])" office:value-type="float" office:value="0.0017696656">
            <text:p>0,00177</text:p>
          </table:table-cell>
          <table:table-cell table:formula="of:=AVERAGE([.I216:.I276])" office:value-type="float" office:value="0.0000325125573770492">
            <text:p>0,00003</text:p>
          </table:table-cell>
          <table:table-cell table:formula="of:=AVERAGE([.J216:.J276])" office:value-type="float" office:value="0.00116285521311475">
            <text:p>0,00116</text:p>
          </table:table-cell>
          <table:table-cell/>
          <table:table-cell table:formula="of:=[.B278]+[.E278]+[.H278]" office:value-type="float" office:value="0.0914601701737705">
            <text:p>0,09146</text:p>
          </table:table-cell>
          <table:table-cell table:formula="of:=[.C278]+[.F278]+[.I278]" office:value-type="float" office:value="0.0000546360590163934">
            <text:p>0,00005</text:p>
          </table:table-cell>
          <table:table-cell table:formula="of:=[.D278]+[.G278]+[.J278]" office:value-type="float" office:value="0.908485193780328">
            <text:p>0,90849</text:p>
          </table:table-cell>
          <table:table-cell/>
          <table:table-cell table:formula="of:=SUM([.B278:.D278])" office:value-type="float" office:value="0.776662462204918">
            <text:p>0,77666</text:p>
          </table:table-cell>
          <table:table-cell table:formula="of:=SUM([.E278:.G278])" office:value-type="float" office:value="0.220372504437705">
            <text:p>0,22037</text:p>
          </table:table-cell>
          <table:table-cell table:formula="of:=SUM([.H278:.J278])" office:value-type="float" office:value="0.0029650333704918">
            <text:p>0,00297</text:p>
          </table:table-cell>
        </table:table-row>
        <table:table-row table:style-name="ro1">
          <table:table-cell/>
          <table:table-cell table:formula="of:=[.L278]*[.P278]" office:value-type="float" office:value="0.0710336809608414">
            <text:p>0,07103</text:p>
          </table:table-cell>
          <table:table-cell table:formula="of:=[.M278]*[.P278]" office:value-type="float" office:value="0.0000424337761208454">
            <text:p>0,00004</text:p>
          </table:table-cell>
          <table:table-cell table:formula="of:=[.N278]*[.P278]" office:value-type="float" office:value="0.705586347478142">
            <text:p>0,70559</text:p>
          </table:table-cell>
          <table:table-cell table:formula="of:=[.L278]*[.Q278]" office:value-type="float" office:value="0.0201553067574925">
            <text:p>0,02016</text:p>
          </table:table-cell>
          <table:table-cell table:formula="of:=[.M278]*[.Q278]" office:value-type="float" office:value="0.0000120402851580489">
            <text:p>0,00001</text:p>
          </table:table-cell>
          <table:table-cell table:formula="of:=[.N278]*[.Q278]" office:value-type="float" office:value="0.200205157397945">
            <text:p>0,20021</text:p>
          </table:table-cell>
          <table:table-cell table:formula="of:=[.L278]*[.R278]" office:value-type="float" office:value="0.000271182456636089">
            <text:p>0,00027</text:p>
          </table:table-cell>
          <table:table-cell table:formula="of:=[.M278]*[.R278]" office:value-type="float" office:value="0.000000161997738215766">
            <text:p>0,00000</text:p>
          </table:table-cell>
          <table:table-cell table:formula="of:=[.N278]*[.R278]" office:value-type="float" office:value="0.00269368891615639">
            <text:p>0,00269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1">
            <text:p>0,10000</text:p>
          </table:table-cell>
          <table:table-cell office:value-type="float" office:value="0">
            <text:p>0,00000</text:p>
          </table:table-cell>
          <table:table-cell office:value-type="float" office:value="0.9">
            <text:p>0,90000</text:p>
          </table:table-cell>
          <table:table-cell/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0">
            <text:p>0,00000</text:p>
          </table:table-cell>
        </table:table-row>
        <table:table-row table:style-name="ro1">
          <table:table-cell/>
          <table:table-cell table:formula="of:=[.L280]*[.P280]" office:value-type="float" office:value="0.075">
            <text:p>0,07500</text:p>
          </table:table-cell>
          <table:table-cell table:formula="of:=[.M280]*[.P280]" office:value-type="float" office:value="0">
            <text:p>0,00000</text:p>
          </table:table-cell>
          <table:table-cell table:formula="of:=[.N280]*[.P280]" office:value-type="float" office:value="0.675">
            <text:p>0,67500</text:p>
          </table:table-cell>
          <table:table-cell table:formula="of:=[.L280]*[.Q280]" office:value-type="float" office:value="0.025">
            <text:p>0,02500</text:p>
          </table:table-cell>
          <table:table-cell table:formula="of:=[.M280]*[.Q280]" office:value-type="float" office:value="0">
            <text:p>0,00000</text:p>
          </table:table-cell>
          <table:table-cell table:formula="of:=[.N280]*[.Q280]" office:value-type="float" office:value="0.225">
            <text:p>0,22500</text:p>
          </table:table-cell>
          <table:table-cell table:formula="of:=[.L280]*[.R280]" office:value-type="float" office:value="0">
            <text:p>0,00000</text:p>
          </table:table-cell>
          <table:table-cell table:formula="of:=[.M280]*[.R280]" office:value-type="float" office:value="0">
            <text:p>0,00000</text:p>
          </table:table-cell>
          <table:table-cell table:formula="of:=[.N280]*[.R280]" office:value-type="float" office:value="0">
            <text:p>0,00000</text:p>
          </table:table-cell>
          <table:table-cell table:number-columns-repeated="8"/>
        </table:table-row>
        <table:table-row table:style-name="ro1" table:number-rows-repeated="1048294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target-range-address="Sheet1.A1:Sheet1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08.10.2011</text:date>, <text:time>12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08T12:28:48</dc:date>
    <dc:creator>Nikolaus Demmel</dc:creator>
    <meta:generator>NeoOffice/3.1.2$Unix OpenOffice.org_project/Patch 9</meta:generator>
    <meta:editing-duration>PT00H35M25S</meta:editing-duration>
    <meta:editing-cycles>1</meta:editing-cycles>
    <meta:document-statistic meta:table-count="1" meta:cell-count="4222" meta:object-count="0"/>
  </office:meta>
</office:document-meta>
</file>